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83.96pt"/>
    </style:style>
    <style:style style:name="co3" style:family="table-column">
      <style:table-column-properties fo:break-before="auto" style:column-width="102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5.84pt"/>
    </style:style>
    <style:style style:name="co6" style:family="table-column">
      <style:table-column-properties fo:break-before="auto" style:column-width="111.49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1"/>
  </office:automatic-styles>
  <office:body>
    <office:spreadsheet>
      <table:table table:name="mftqcd_60_0_00137.MATH.C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GHT_SPEED_SQUARED</text:p>
          </table:table-cell>
          <table:table-cell office:value-type="float" office:value="8.988004E+026" calcext:value-type="float">
            <text:p>8.988004E+0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_0</text:p>
          </table:table-cell>
          <table:table-cell table:style-name="ce1" office:value-type="string" calcext:value-type="string">
            <text:p>epsilon_0</text:p>
          </table:table-cell>
          <table:table-cell table:number-columns-repeated="6"/>
        </table:table-row>
        <table:table-row table:style-name="ro1">
          <table:table-cell table:style-name="ce2" office:value-type="float" office:value="1.627069E+016" calcext:value-type="float">
            <text:p>1.627069E+016</text:p>
          </table:table-cell>
          <table:table-cell table:style-name="ce2" table:formula="of:=[.A3]*[.B1]" office:value-type="float" office:value="1.4624102680276E+043" calcext:value-type="float">
            <text:p>1.462410E+043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d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nsidade MASSA</text:p>
          </table:table-cell>
          <table:table-cell office:value-type="string" calcext:value-type="string">
            <text:p><text:s/>pressao</text:p>
          </table:table-cell>
          <table:table-cell office:value-type="string" calcext:value-type="string">
            <text:p><text:s/>densidade numerica</text:p>
          </table:table-cell>
          <table:table-cell office:value-type="string" calcext:value-type="string">
            <text:p>densidade energia</text:p>
          </table:table-cell>
          <table:table-cell/>
          <table:table-cell office:value-type="string" calcext:value-type="string">
            <text:p>#densidade energia</text:p>
          </table:table-cell>
          <table:table-cell office:value-type="string" calcext:value-type="string">
            <text:p><text:s/>pressao</text:p>
          </table:table-cell>
          <table:table-cell/>
        </table:table-row>
        <table:table-row table:style-name="ro1">
          <table:table-cell office:value-type="float" office:value="1.627069E+016" calcext:value-type="float">
            <text:p>1.627069E+016</text:p>
          </table:table-cell>
          <table:table-cell office:value-type="float" office:value="1.934829E+036" calcext:value-type="float">
            <text:p>1.934829E+036</text:p>
          </table:table-cell>
          <table:table-cell office:value-type="float" office:value="0.000007209798" calcext:value-type="float">
            <text:p>7.209798E-006</text:p>
          </table:table-cell>
          <table:table-cell table:formula="of:=[.A8]*[.$B$1]" office:value-type="float" office:value="1.4624102680276E+043" calcext:value-type="float">
            <text:p>1.4624102680276E+043</text:p>
          </table:table-cell>
          <table:table-cell/>
          <table:table-cell table:formula="of:=[.A8]*[.$B$1]/[.$B$3]" office:value-type="float" office:value="1" calcext:value-type="float">
            <text:p>1</text:p>
          </table:table-cell>
          <table:table-cell table:formula="of:=[.B8]/[.$B$3]" office:value-type="float" office:value="0.000000132304117544905" calcext:value-type="float">
            <text:p>1.32304117544905E-007</text:p>
          </table:table-cell>
          <table:table-cell/>
        </table:table-row>
        <table:table-row table:style-name="ro1">
          <table:table-cell office:value-type="float" office:value="1.621973E+016" calcext:value-type="float">
            <text:p>1.621973E+016</text:p>
          </table:table-cell>
          <table:table-cell office:value-type="float" office:value="1.927627E+036" calcext:value-type="float">
            <text:p>1.927627E+036</text:p>
          </table:table-cell>
          <table:table-cell office:value-type="float" office:value="0.000007193776" calcext:value-type="float">
            <text:p>7.193776E-006</text:p>
          </table:table-cell>
          <table:table-cell table:formula="of:=[.A9]*[.$B$1]" office:value-type="float" office:value="1.4578299811892E+043" calcext:value-type="float">
            <text:p>1.4578299811892E+043</text:p>
          </table:table-cell>
          <table:table-cell/>
          <table:table-cell table:formula="of:=[.A9]*[.$B$1]/[.$B$3]" office:value-type="float" office:value="0.996867987774336" calcext:value-type="float">
            <text:p>0.9968679878</text:p>
          </table:table-cell>
          <table:table-cell table:formula="of:=[.B9]/[.$B$3]" office:value-type="float" office:value="0.000000131811642884582" calcext:value-type="float">
            <text:p>1.31811642884582E-007</text:p>
          </table:table-cell>
          <table:table-cell/>
        </table:table-row>
        <table:table-row table:style-name="ro1">
          <table:table-cell office:value-type="float" office:value="1.616882E+016" calcext:value-type="float">
            <text:p>1.616882E+016</text:p>
          </table:table-cell>
          <table:table-cell office:value-type="float" office:value="1.920436E+036" calcext:value-type="float">
            <text:p>1.920436E+036</text:p>
          </table:table-cell>
          <table:table-cell office:value-type="float" office:value="0.000007177754" calcext:value-type="float">
            <text:p>7.177754E-006</text:p>
          </table:table-cell>
          <table:table-cell table:formula="of:=[.A10]*[.$B$1]" office:value-type="float" office:value="1.4532541883528E+043" calcext:value-type="float">
            <text:p>1.4532541883528E+043</text:p>
          </table:table-cell>
          <table:table-cell/>
          <table:table-cell table:formula="of:=[.A10]*[.$B$1]/[.$B$3]" office:value-type="float" office:value="0.993739048559096" calcext:value-type="float">
            <text:p>0.9937390486</text:p>
          </table:table-cell>
          <table:table-cell table:formula="of:=[.B10]/[.$B$3]" office:value-type="float" office:value="0.000000131319920407161" calcext:value-type="float">
            <text:p>1.31319920407161E-007</text:p>
          </table:table-cell>
          <table:table-cell/>
        </table:table-row>
        <table:table-row table:style-name="ro1">
          <table:table-cell office:value-type="float" office:value="1.611797E+016" calcext:value-type="float">
            <text:p>1.611797E+016</text:p>
          </table:table-cell>
          <table:table-cell office:value-type="float" office:value="1.913256E+036" calcext:value-type="float">
            <text:p>1.913256E+036</text:p>
          </table:table-cell>
          <table:table-cell office:value-type="float" office:value="0.000007161733" calcext:value-type="float">
            <text:p>7.161733E-006</text:p>
          </table:table-cell>
          <table:table-cell table:formula="of:=[.A11]*[.$B$1]" office:value-type="float" office:value="1.4486837883188E+043" calcext:value-type="float">
            <text:p>1.4486837883188E+043</text:p>
          </table:table-cell>
          <table:table-cell/>
          <table:table-cell table:formula="of:=[.A11]*[.$B$1]/[.$B$3]" office:value-type="float" office:value="0.990613796956368" calcext:value-type="float">
            <text:p>0.990613797</text:p>
          </table:table-cell>
          <table:table-cell table:formula="of:=[.B11]/[.$B$3]" office:value-type="float" office:value="0.000000130828950112643" calcext:value-type="float">
            <text:p>1.30828950112643E-007</text:p>
          </table:table-cell>
          <table:table-cell/>
        </table:table-row>
        <table:table-row table:style-name="ro1">
          <table:table-cell office:value-type="float" office:value="1.606717E+016" calcext:value-type="float">
            <text:p>1.606717E+016</text:p>
          </table:table-cell>
          <table:table-cell office:value-type="float" office:value="1.906086E+036" calcext:value-type="float">
            <text:p>1.906086E+036</text:p>
          </table:table-cell>
          <table:table-cell office:value-type="float" office:value="0.000007145711" calcext:value-type="float">
            <text:p>7.145711E-006</text:p>
          </table:table-cell>
          <table:table-cell table:formula="of:=[.A12]*[.$B$1]" office:value-type="float" office:value="1.4441178822868E+043" calcext:value-type="float">
            <text:p>1.4441178822868E+043</text:p>
          </table:table-cell>
          <table:table-cell/>
          <table:table-cell table:formula="of:=[.A12]*[.$B$1]/[.$B$3]" office:value-type="float" office:value="0.987491618364064" calcext:value-type="float">
            <text:p>0.9874916184</text:p>
          </table:table-cell>
          <table:table-cell table:formula="of:=[.B12]/[.$B$3]" office:value-type="float" office:value="0.000000130338663620764" calcext:value-type="float">
            <text:p>1.30338663620764E-007</text:p>
          </table:table-cell>
          <table:table-cell/>
        </table:table-row>
        <table:table-row table:style-name="ro1">
          <table:table-cell office:value-type="float" office:value="1.601643E+016" calcext:value-type="float">
            <text:p>1.601643E+016</text:p>
          </table:table-cell>
          <table:table-cell office:value-type="float" office:value="1.898926E+036" calcext:value-type="float">
            <text:p>1.898926E+036</text:p>
          </table:table-cell>
          <table:table-cell office:value-type="float" office:value="0.000007129689" calcext:value-type="float">
            <text:p>7.129689E-006</text:p>
          </table:table-cell>
          <table:table-cell table:formula="of:=[.A13]*[.$B$1]" office:value-type="float" office:value="1.4395573690572E+043" calcext:value-type="float">
            <text:p>1.4395573690572E+043</text:p>
          </table:table-cell>
          <table:table-cell/>
          <table:table-cell table:formula="of:=[.A13]*[.$B$1]/[.$B$3]" office:value-type="float" office:value="0.984373127384272" calcext:value-type="float">
            <text:p>0.9843731274</text:p>
          </table:table-cell>
          <table:table-cell table:formula="of:=[.B13]/[.$B$3]" office:value-type="float" office:value="0.000000129849060931523" calcext:value-type="float">
            <text:p>1.29849060931523E-007</text:p>
          </table:table-cell>
          <table:table-cell/>
        </table:table-row>
        <table:table-row table:style-name="ro1">
          <table:table-cell office:value-type="float" office:value="1.596575E+016" calcext:value-type="float">
            <text:p>1.596575E+016</text:p>
          </table:table-cell>
          <table:table-cell office:value-type="float" office:value="1.891778E+036" calcext:value-type="float">
            <text:p>1.891778E+036</text:p>
          </table:table-cell>
          <table:table-cell office:value-type="float" office:value="0.000007113667" calcext:value-type="float">
            <text:p>7.113667E-006</text:p>
          </table:table-cell>
          <table:table-cell table:formula="of:=[.A14]*[.$B$1]" office:value-type="float" office:value="1.43500224863E+043" calcext:value-type="float">
            <text:p>1.43500224863E+043</text:p>
          </table:table-cell>
          <table:table-cell/>
          <table:table-cell table:formula="of:=[.A14]*[.$B$1]/[.$B$3]" office:value-type="float" office:value="0.98125832401699" calcext:value-type="float">
            <text:p>0.981258324</text:p>
          </table:table-cell>
          <table:table-cell table:formula="of:=[.B14]/[.$B$3]" office:value-type="float" office:value="0.000000129360278805448" calcext:value-type="float">
            <text:p>1.29360278805448E-007</text:p>
          </table:table-cell>
          <table:table-cell/>
        </table:table-row>
        <table:table-row table:style-name="ro1">
          <table:table-cell office:value-type="float" office:value="1.591512E+016" calcext:value-type="float">
            <text:p>1.591512E+016</text:p>
          </table:table-cell>
          <table:table-cell office:value-type="float" office:value="1.884639E+036" calcext:value-type="float">
            <text:p>1.884639E+036</text:p>
          </table:table-cell>
          <table:table-cell office:value-type="float" office:value="0.000007097645" calcext:value-type="float">
            <text:p>7.097645E-006</text:p>
          </table:table-cell>
          <table:table-cell table:formula="of:=[.A15]*[.$B$1]" office:value-type="float" office:value="1.4304516222048E+043" calcext:value-type="float">
            <text:p>1.4304516222048E+043</text:p>
          </table:table-cell>
          <table:table-cell/>
          <table:table-cell table:formula="of:=[.A15]*[.$B$1]/[.$B$3]" office:value-type="float" office:value="0.978146593660133" calcext:value-type="float">
            <text:p>0.9781465937</text:p>
          </table:table-cell>
          <table:table-cell table:formula="of:=[.B15]/[.$B$3]" office:value-type="float" office:value="0.000000128872112101748" calcext:value-type="float">
            <text:p>1.28872112101748E-007</text:p>
          </table:table-cell>
          <table:table-cell/>
        </table:table-row>
        <table:table-row table:style-name="ro1">
          <table:table-cell office:value-type="float" office:value="1.586455E+016" calcext:value-type="float">
            <text:p>1.586455E+016</text:p>
          </table:table-cell>
          <table:table-cell office:value-type="float" office:value="1.877512E+036" calcext:value-type="float">
            <text:p>1.877512E+036</text:p>
          </table:table-cell>
          <table:table-cell office:value-type="float" office:value="0.000007081624" calcext:value-type="float">
            <text:p>7.081624E-006</text:p>
          </table:table-cell>
          <table:table-cell table:formula="of:=[.A16]*[.$B$1]" office:value-type="float" office:value="1.425906388582E+043" calcext:value-type="float">
            <text:p>1.425906388582E+043</text:p>
          </table:table-cell>
          <table:table-cell/>
          <table:table-cell table:formula="of:=[.A16]*[.$B$1]/[.$B$3]" office:value-type="float" office:value="0.975038550915788" calcext:value-type="float">
            <text:p>0.9750385509</text:p>
          </table:table-cell>
          <table:table-cell table:formula="of:=[.B16]/[.$B$3]" office:value-type="float" office:value="0.000000128384765961214" calcext:value-type="float">
            <text:p>1.28384765961214E-007</text:p>
          </table:table-cell>
          <table:table-cell/>
        </table:table-row>
        <table:table-row table:style-name="ro1">
          <table:table-cell office:value-type="float" office:value="1.581403E+016" calcext:value-type="float">
            <text:p>1.581403E+016</text:p>
          </table:table-cell>
          <table:table-cell office:value-type="float" office:value="1.870395E+036" calcext:value-type="float">
            <text:p>1.870395E+036</text:p>
          </table:table-cell>
          <table:table-cell office:value-type="float" office:value="0.000007065602" calcext:value-type="float">
            <text:p>7.065602E-006</text:p>
          </table:table-cell>
          <table:table-cell table:formula="of:=[.A17]*[.$B$1]" office:value-type="float" office:value="1.4213656489612E+043" calcext:value-type="float">
            <text:p>1.4213656489612E+043</text:p>
          </table:table-cell>
          <table:table-cell/>
          <table:table-cell table:formula="of:=[.A17]*[.$B$1]/[.$B$3]" office:value-type="float" office:value="0.971933581181867" calcext:value-type="float">
            <text:p>0.9719335812</text:p>
          </table:table-cell>
          <table:table-cell table:formula="of:=[.B17]/[.$B$3]" office:value-type="float" office:value="0.000000127898103623319" calcext:value-type="float">
            <text:p>1.27898103623319E-007</text:p>
          </table:table-cell>
          <table:table-cell/>
        </table:table-row>
        <table:table-row table:style-name="ro1">
          <table:table-cell office:value-type="float" office:value="1.576356E+016" calcext:value-type="float">
            <text:p>1.576356E+016</text:p>
          </table:table-cell>
          <table:table-cell office:value-type="float" office:value="1.863288E+036" calcext:value-type="float">
            <text:p>1.863288E+036</text:p>
          </table:table-cell>
          <table:table-cell office:value-type="float" office:value="0.00000704958" calcext:value-type="float">
            <text:p>7.04958E-006</text:p>
          </table:table-cell>
          <table:table-cell table:formula="of:=[.A18]*[.$B$1]" office:value-type="float" office:value="1.4168294033424E+043" calcext:value-type="float">
            <text:p>1.4168294033424E+043</text:p>
          </table:table-cell>
          <table:table-cell/>
          <table:table-cell table:formula="of:=[.A18]*[.$B$1]/[.$B$3]" office:value-type="float" office:value="0.968831684458373" calcext:value-type="float">
            <text:p>0.9688316845</text:p>
          </table:table-cell>
          <table:table-cell table:formula="of:=[.B18]/[.$B$3]" office:value-type="float" office:value="0.000000127412125088063" calcext:value-type="float">
            <text:p>1.27412125088063E-007</text:p>
          </table:table-cell>
          <table:table-cell/>
        </table:table-row>
        <table:table-row table:style-name="ro1">
          <table:table-cell office:value-type="float" office:value="1.571316E+016" calcext:value-type="float">
            <text:p>1.571316E+016</text:p>
          </table:table-cell>
          <table:table-cell office:value-type="float" office:value="1.856193E+036" calcext:value-type="float">
            <text:p>1.856193E+036</text:p>
          </table:table-cell>
          <table:table-cell office:value-type="float" office:value="0.000007033558" calcext:value-type="float">
            <text:p>7.033558E-006</text:p>
          </table:table-cell>
          <table:table-cell table:formula="of:=[.A19]*[.$B$1]" office:value-type="float" office:value="1.4122994493264E+043" calcext:value-type="float">
            <text:p>1.4122994493264E+043</text:p>
          </table:table-cell>
          <table:table-cell/>
          <table:table-cell table:formula="of:=[.A19]*[.$B$1]/[.$B$3]" office:value-type="float" office:value="0.965734089949473" calcext:value-type="float">
            <text:p>0.9657340899</text:p>
          </table:table-cell>
          <table:table-cell table:formula="of:=[.B19]/[.$B$3]" office:value-type="float" office:value="0.000000126926967115973" calcext:value-type="float">
            <text:p>1.26926967115973E-007</text:p>
          </table:table-cell>
          <table:table-cell/>
        </table:table-row>
        <table:table-row table:style-name="ro1">
          <table:table-cell office:value-type="float" office:value="1.566281E+016" calcext:value-type="float">
            <text:p>1.566281E+016</text:p>
          </table:table-cell>
          <table:table-cell office:value-type="float" office:value="1.849108E+036" calcext:value-type="float">
            <text:p>1.849108E+036</text:p>
          </table:table-cell>
          <table:table-cell office:value-type="float" office:value="0.000007017537" calcext:value-type="float">
            <text:p>7.017537E-006</text:p>
          </table:table-cell>
          <table:table-cell table:formula="of:=[.A20]*[.$B$1]" office:value-type="float" office:value="1.4077739893124E+043" calcext:value-type="float">
            <text:p>1.4077739893124E+043</text:p>
          </table:table-cell>
          <table:table-cell/>
          <table:table-cell table:formula="of:=[.A20]*[.$B$1]/[.$B$3]" office:value-type="float" office:value="0.962639568451" calcext:value-type="float">
            <text:p>0.9626395685</text:p>
          </table:table-cell>
          <table:table-cell table:formula="of:=[.B20]/[.$B$3]" office:value-type="float" office:value="0.000000126442492946521" calcext:value-type="float">
            <text:p>1.26442492946521E-007</text:p>
          </table:table-cell>
          <table:table-cell/>
        </table:table-row>
        <table:table-row table:style-name="ro1">
          <table:table-cell office:value-type="float" office:value="1.561251E+016" calcext:value-type="float">
            <text:p>1.561251E+016</text:p>
          </table:table-cell>
          <table:table-cell office:value-type="float" office:value="1.842033E+036" calcext:value-type="float">
            <text:p>1.842033E+036</text:p>
          </table:table-cell>
          <table:table-cell office:value-type="float" office:value="0.000007001515" calcext:value-type="float">
            <text:p>7.001515E-006</text:p>
          </table:table-cell>
          <table:table-cell table:formula="of:=[.A21]*[.$B$1]" office:value-type="float" office:value="1.4032530233004E+043" calcext:value-type="float">
            <text:p>1.4032530233004E+043</text:p>
          </table:table-cell>
          <table:table-cell/>
          <table:table-cell table:formula="of:=[.A21]*[.$B$1]/[.$B$3]" office:value-type="float" office:value="0.959548119962952" calcext:value-type="float">
            <text:p>0.95954812</text:p>
          </table:table-cell>
          <table:table-cell table:formula="of:=[.B21]/[.$B$3]" office:value-type="float" office:value="0.000000125958702579708" calcext:value-type="float">
            <text:p>0.000000126</text:p>
          </table:table-cell>
          <table:table-cell/>
        </table:table-row>
        <table:table-row table:style-name="ro1">
          <table:table-cell office:value-type="float" office:value="1.556227E+016" calcext:value-type="float">
            <text:p>1.556227E+016</text:p>
          </table:table-cell>
          <table:table-cell office:value-type="float" office:value="1.834969E+036" calcext:value-type="float">
            <text:p>1.834969E+036</text:p>
          </table:table-cell>
          <table:table-cell office:value-type="float" office:value="0.000006985493" calcext:value-type="float">
            <text:p>6.985493E-006</text:p>
          </table:table-cell>
          <table:table-cell table:formula="of:=[.A22]*[.$B$1]" office:value-type="float" office:value="1.3987374500908E+043" calcext:value-type="float">
            <text:p>1.3987374500908E+043</text:p>
          </table:table-cell>
          <table:table-cell/>
          <table:table-cell table:formula="of:=[.A22]*[.$B$1]/[.$B$3]" office:value-type="float" office:value="0.956460359087414" calcext:value-type="float">
            <text:p>0.9564603591</text:p>
          </table:table-cell>
          <table:table-cell table:formula="of:=[.B22]/[.$B$3]" office:value-type="float" office:value="0.000000125475664395798" calcext:value-type="float">
            <text:p>1.25475664395798E-007</text:p>
          </table:table-cell>
          <table:table-cell/>
        </table:table-row>
        <table:table-row table:style-name="ro1">
          <table:table-cell office:value-type="float" office:value="1.551209E+016" calcext:value-type="float">
            <text:p>1.551209E+016</text:p>
          </table:table-cell>
          <table:table-cell office:value-type="float" office:value="1.827916E+036" calcext:value-type="float">
            <text:p>1.827916E+036</text:p>
          </table:table-cell>
          <table:table-cell office:value-type="float" office:value="0.000006969471" calcext:value-type="float">
            <text:p>6.969471E-006</text:p>
          </table:table-cell>
          <table:table-cell table:formula="of:=[.A23]*[.$B$1]" office:value-type="float" office:value="1.3942272696836E+043" calcext:value-type="float">
            <text:p>1.3942272696836E+043</text:p>
          </table:table-cell>
          <table:table-cell/>
          <table:table-cell table:formula="of:=[.A23]*[.$B$1]/[.$B$3]" office:value-type="float" office:value="0.953376285824387" calcext:value-type="float">
            <text:p>0.9533762858</text:p>
          </table:table-cell>
          <table:table-cell table:formula="of:=[.B23]/[.$B$3]" office:value-type="float" office:value="0.00000012499337839479" calcext:value-type="float">
            <text:p>0.000000125</text:p>
          </table:table-cell>
          <table:table-cell/>
        </table:table-row>
        <table:table-row table:style-name="ro1">
          <table:table-cell office:value-type="float" office:value="1.546196E+016" calcext:value-type="float">
            <text:p>1.546196E+016</text:p>
          </table:table-cell>
          <table:table-cell office:value-type="float" office:value="1.820873E+036" calcext:value-type="float">
            <text:p>1.820873E+036</text:p>
          </table:table-cell>
          <table:table-cell office:value-type="float" office:value="0.000006953449" calcext:value-type="float">
            <text:p>6.953449E-006</text:p>
          </table:table-cell>
          <table:table-cell table:formula="of:=[.A24]*[.$B$1]" office:value-type="float" office:value="1.3897215832784E+043" calcext:value-type="float">
            <text:p>1.3897215832784E+043</text:p>
          </table:table-cell>
          <table:table-cell/>
          <table:table-cell table:formula="of:=[.A24]*[.$B$1]/[.$B$3]" office:value-type="float" office:value="0.950295285571786" calcext:value-type="float">
            <text:p>0.9502952856</text:p>
          </table:table-cell>
          <table:table-cell table:formula="of:=[.B24]/[.$B$3]" office:value-type="float" office:value="0.000000124511776196421" calcext:value-type="float">
            <text:p>1.24511776196421E-007</text:p>
          </table:table-cell>
          <table:table-cell/>
        </table:table-row>
        <table:table-row table:style-name="ro1">
          <table:table-cell office:value-type="float" office:value="1.541189E+016" calcext:value-type="float">
            <text:p>1.541189E+016</text:p>
          </table:table-cell>
          <table:table-cell office:value-type="float" office:value="1.813841E+036" calcext:value-type="float">
            <text:p>1.813841E+036</text:p>
          </table:table-cell>
          <table:table-cell office:value-type="float" office:value="0.000006937428" calcext:value-type="float">
            <text:p>6.937428E-006</text:p>
          </table:table-cell>
          <table:table-cell table:formula="of:=[.A25]*[.$B$1]" office:value-type="float" office:value="1.3852212896756E+043" calcext:value-type="float">
            <text:p>1.3852212896756E+043</text:p>
          </table:table-cell>
          <table:table-cell/>
          <table:table-cell table:formula="of:=[.A25]*[.$B$1]/[.$B$3]" office:value-type="float" office:value="0.947217972931695" calcext:value-type="float">
            <text:p>0.9472179729</text:p>
          </table:table-cell>
          <table:table-cell table:formula="of:=[.B25]/[.$B$3]" office:value-type="float" office:value="0.000000124030926180954" calcext:value-type="float">
            <text:p>0.000000124</text:p>
          </table:table-cell>
          <table:table-cell/>
        </table:table-row>
        <table:table-row table:style-name="ro1">
          <table:table-cell office:value-type="float" office:value="1.536187E+016" calcext:value-type="float">
            <text:p>1.536187E+016</text:p>
          </table:table-cell>
          <table:table-cell office:value-type="float" office:value="1.80682E+036" calcext:value-type="float">
            <text:p>1.80682E+036</text:p>
          </table:table-cell>
          <table:table-cell office:value-type="float" office:value="0.000006921406" calcext:value-type="float">
            <text:p>6.921406E-006</text:p>
          </table:table-cell>
          <table:table-cell table:formula="of:=[.A26]*[.$B$1]" office:value-type="float" office:value="1.3807254900748E+043" calcext:value-type="float">
            <text:p>1.3807254900748E+043</text:p>
          </table:table-cell>
          <table:table-cell/>
          <table:table-cell table:formula="of:=[.A26]*[.$B$1]/[.$B$3]" office:value-type="float" office:value="0.944143733302029" calcext:value-type="float">
            <text:p>0.9441437333</text:p>
          </table:table-cell>
          <table:table-cell table:formula="of:=[.B26]/[.$B$3]" office:value-type="float" office:value="0.000000123550828348389" calcext:value-type="float">
            <text:p>1.23550828348389E-007</text:p>
          </table:table-cell>
          <table:table-cell/>
        </table:table-row>
        <table:table-row table:style-name="ro1">
          <table:table-cell office:value-type="float" office:value="1.531191E+016" calcext:value-type="float">
            <text:p>1.531191E+016</text:p>
          </table:table-cell>
          <table:table-cell office:value-type="float" office:value="1.799809E+036" calcext:value-type="float">
            <text:p>1.799809E+036</text:p>
          </table:table-cell>
          <table:table-cell office:value-type="float" office:value="0.000006905384" calcext:value-type="float">
            <text:p>6.905384E-006</text:p>
          </table:table-cell>
          <table:table-cell table:formula="of:=[.A27]*[.$B$1]" office:value-type="float" office:value="1.3762350832764E+043" calcext:value-type="float">
            <text:p>1.3762350832764E+043</text:p>
          </table:table-cell>
          <table:table-cell/>
          <table:table-cell table:formula="of:=[.A27]*[.$B$1]/[.$B$3]" office:value-type="float" office:value="0.941073181284875" calcext:value-type="float">
            <text:p>0.9410731813</text:p>
          </table:table-cell>
          <table:table-cell table:formula="of:=[.B27]/[.$B$3]" office:value-type="float" office:value="0.000000123071414318464" calcext:value-type="float">
            <text:p>1.23071414318464E-007</text:p>
          </table:table-cell>
          <table:table-cell/>
        </table:table-row>
        <table:table-row table:style-name="ro1">
          <table:table-cell office:value-type="float" office:value="1.526201E+016" calcext:value-type="float">
            <text:p>1.526201E+016</text:p>
          </table:table-cell>
          <table:table-cell office:value-type="float" office:value="1.792809E+036" calcext:value-type="float">
            <text:p>1.792809E+036</text:p>
          </table:table-cell>
          <table:table-cell office:value-type="float" office:value="0.000006889362" calcext:value-type="float">
            <text:p>6.889362E-006</text:p>
          </table:table-cell>
          <table:table-cell table:formula="of:=[.A28]*[.$B$1]" office:value-type="float" office:value="1.3717500692804E+043" calcext:value-type="float">
            <text:p>1.3717500692804E+043</text:p>
          </table:table-cell>
          <table:table-cell/>
          <table:table-cell table:formula="of:=[.A28]*[.$B$1]/[.$B$3]" office:value-type="float" office:value="0.938006316880231" calcext:value-type="float">
            <text:p>0.9380063169</text:p>
          </table:table-cell>
          <table:table-cell table:formula="of:=[.B28]/[.$B$3]" office:value-type="float" office:value="0.00000012259275247144" calcext:value-type="float">
            <text:p>1.2259275247144E-007</text:p>
          </table:table-cell>
          <table:table-cell/>
        </table:table-row>
        <table:table-row table:style-name="ro1">
          <table:table-cell office:value-type="float" office:value="1.521216E+016" calcext:value-type="float">
            <text:p>1.521216E+016</text:p>
          </table:table-cell>
          <table:table-cell office:value-type="float" office:value="1.78582E+036" calcext:value-type="float">
            <text:p>1.78582E+036</text:p>
          </table:table-cell>
          <table:table-cell office:value-type="float" office:value="0.000006873341" calcext:value-type="float">
            <text:p>6.873341E-006</text:p>
          </table:table-cell>
          <table:table-cell table:formula="of:=[.A29]*[.$B$1]" office:value-type="float" office:value="1.3672695492864E+043" calcext:value-type="float">
            <text:p>1.3672695492864E+043</text:p>
          </table:table-cell>
          <table:table-cell/>
          <table:table-cell table:formula="of:=[.A29]*[.$B$1]/[.$B$3]" office:value-type="float" office:value="0.934942525486012" calcext:value-type="float">
            <text:p>0.9349425255</text:p>
          </table:table-cell>
          <table:table-cell table:formula="of:=[.B29]/[.$B$3]" office:value-type="float" office:value="0.000000122114842807319" calcext:value-type="float">
            <text:p>1.22114842807319E-007</text:p>
          </table:table-cell>
          <table:table-cell/>
        </table:table-row>
        <table:table-row table:style-name="ro1">
          <table:table-cell office:value-type="float" office:value="1.516237E+016" calcext:value-type="float">
            <text:p>1.516237E+016</text:p>
          </table:table-cell>
          <table:table-cell office:value-type="float" office:value="1.778841E+036" calcext:value-type="float">
            <text:p>1.778841E+036</text:p>
          </table:table-cell>
          <table:table-cell office:value-type="float" office:value="0.000006857319" calcext:value-type="float">
            <text:p>6.857319E-006</text:p>
          </table:table-cell>
          <table:table-cell table:formula="of:=[.A30]*[.$B$1]" office:value-type="float" office:value="1.3627944220948E+043" calcext:value-type="float">
            <text:p>1.3627944220948E+043</text:p>
          </table:table-cell>
          <table:table-cell/>
          <table:table-cell table:formula="of:=[.A30]*[.$B$1]/[.$B$3]" office:value-type="float" office:value="0.931882421704304" calcext:value-type="float">
            <text:p>0.9318824217</text:p>
          </table:table-cell>
          <table:table-cell table:formula="of:=[.B30]/[.$B$3]" office:value-type="float" office:value="0.000000121637616945837" calcext:value-type="float">
            <text:p>1.21637616945837E-007</text:p>
          </table:table-cell>
          <table:table-cell/>
        </table:table-row>
        <table:table-row table:style-name="ro1">
          <table:table-cell office:value-type="float" office:value="1.511263E+016" calcext:value-type="float">
            <text:p>1.511263E+016</text:p>
          </table:table-cell>
          <table:table-cell office:value-type="float" office:value="1.771873E+036" calcext:value-type="float">
            <text:p>1.771873E+036</text:p>
          </table:table-cell>
          <table:table-cell office:value-type="float" office:value="0.000006841297" calcext:value-type="float">
            <text:p>6.841297E-006</text:p>
          </table:table-cell>
          <table:table-cell table:formula="of:=[.A31]*[.$B$1]" office:value-type="float" office:value="1.3583237889052E+043" calcext:value-type="float">
            <text:p>1.3583237889052E+043</text:p>
          </table:table-cell>
          <table:table-cell/>
          <table:table-cell table:formula="of:=[.A31]*[.$B$1]/[.$B$3]" office:value-type="float" office:value="0.928825390933021" calcext:value-type="float">
            <text:p>0.9288253909</text:p>
          </table:table-cell>
          <table:table-cell table:formula="of:=[.B31]/[.$B$3]" office:value-type="float" office:value="0.000000121161143267257" calcext:value-type="float">
            <text:p>1.21161143267257E-007</text:p>
          </table:table-cell>
          <table:table-cell/>
        </table:table-row>
        <table:table-row table:style-name="ro1">
          <table:table-cell office:value-type="float" office:value="1.506295E+016" calcext:value-type="float">
            <text:p>1.506295E+016</text:p>
          </table:table-cell>
          <table:table-cell office:value-type="float" office:value="1.764915E+036" calcext:value-type="float">
            <text:p>1.764915E+036</text:p>
          </table:table-cell>
          <table:table-cell office:value-type="float" office:value="0.000006825275" calcext:value-type="float">
            <text:p>6.825275E-006</text:p>
          </table:table-cell>
          <table:table-cell table:formula="of:=[.A32]*[.$B$1]" office:value-type="float" office:value="1.353858548518E+043" calcext:value-type="float">
            <text:p>1.353858548518E+043</text:p>
          </table:table-cell>
          <table:table-cell/>
          <table:table-cell table:formula="of:=[.A32]*[.$B$1]/[.$B$3]" office:value-type="float" office:value="0.925772047774249" calcext:value-type="float">
            <text:p>0.9257720478</text:p>
          </table:table-cell>
          <table:table-cell table:formula="of:=[.B32]/[.$B$3]" office:value-type="float" office:value="0.000000120685353391316" calcext:value-type="float">
            <text:p>1.20685353391316E-007</text:p>
          </table:table-cell>
          <table:table-cell/>
        </table:table-row>
        <table:table-row table:style-name="ro1">
          <table:table-cell office:value-type="float" office:value="1.501333E+016" calcext:value-type="float">
            <text:p>1.501333E+016</text:p>
          </table:table-cell>
          <table:table-cell office:value-type="float" office:value="1.757969E+036" calcext:value-type="float">
            <text:p>1.757969E+036</text:p>
          </table:table-cell>
          <table:table-cell office:value-type="float" office:value="0.000006809254" calcext:value-type="float">
            <text:p>6.809254E-006</text:p>
          </table:table-cell>
          <table:table-cell table:formula="of:=[.A33]*[.$B$1]" office:value-type="float" office:value="1.3493987009332E+043" calcext:value-type="float">
            <text:p>1.3493987009332E+043</text:p>
          </table:table-cell>
          <table:table-cell/>
          <table:table-cell table:formula="of:=[.A33]*[.$B$1]/[.$B$3]" office:value-type="float" office:value="0.922722392227988" calcext:value-type="float">
            <text:p>0.9227223922</text:p>
          </table:table-cell>
          <table:table-cell table:formula="of:=[.B33]/[.$B$3]" office:value-type="float" office:value="0.000000120210384078541" calcext:value-type="float">
            <text:p>1.20210384078541E-007</text:p>
          </table:table-cell>
          <table:table-cell/>
        </table:table-row>
        <table:table-row table:style-name="ro1">
          <table:table-cell office:value-type="float" office:value="1.496376E+016" calcext:value-type="float">
            <text:p>1.496376E+016</text:p>
          </table:table-cell>
          <table:table-cell office:value-type="float" office:value="1.751033E+036" calcext:value-type="float">
            <text:p>1.751033E+036</text:p>
          </table:table-cell>
          <table:table-cell office:value-type="float" office:value="0.000006793232" calcext:value-type="float">
            <text:p>6.793232E-006</text:p>
          </table:table-cell>
          <table:table-cell table:formula="of:=[.A34]*[.$B$1]" office:value-type="float" office:value="1.3449433473504E+043" calcext:value-type="float">
            <text:p>1.3449433473504E+043</text:p>
          </table:table-cell>
          <table:table-cell/>
          <table:table-cell table:formula="of:=[.A34]*[.$B$1]/[.$B$3]" office:value-type="float" office:value="0.919675809692152" calcext:value-type="float">
            <text:p>0.9196758097</text:p>
          </table:table-cell>
          <table:table-cell table:formula="of:=[.B34]/[.$B$3]" office:value-type="float" office:value="0.000000119736098568405" calcext:value-type="float">
            <text:p>1.19736098568405E-007</text:p>
          </table:table-cell>
          <table:table-cell/>
        </table:table-row>
        <table:table-row table:style-name="ro1">
          <table:table-cell office:value-type="float" office:value="1.491425E+016" calcext:value-type="float">
            <text:p>1.491425E+016</text:p>
          </table:table-cell>
          <table:table-cell office:value-type="float" office:value="1.744107E+036" calcext:value-type="float">
            <text:p>1.744107E+036</text:p>
          </table:table-cell>
          <table:table-cell office:value-type="float" office:value="0.00000677721" calcext:value-type="float">
            <text:p>6.77721E-006</text:p>
          </table:table-cell>
          <table:table-cell table:formula="of:=[.A35]*[.$B$1]" office:value-type="float" office:value="1.34049338657E+043" calcext:value-type="float">
            <text:p>1.34049338657E+043</text:p>
          </table:table-cell>
          <table:table-cell/>
          <table:table-cell table:formula="of:=[.A35]*[.$B$1]/[.$B$3]" office:value-type="float" office:value="0.916632914768826" calcext:value-type="float">
            <text:p>0.9166329148</text:p>
          </table:table-cell>
          <table:table-cell table:formula="of:=[.B35]/[.$B$3]" office:value-type="float" office:value="0.000000119262496860907" calcext:value-type="float">
            <text:p>1.19262496860907E-007</text:p>
          </table:table-cell>
          <table:table-cell/>
        </table:table-row>
        <table:table-row table:style-name="ro1">
          <table:table-cell office:value-type="float" office:value="1.48648E+016" calcext:value-type="float">
            <text:p>1.48648E+016</text:p>
          </table:table-cell>
          <table:table-cell office:value-type="float" office:value="1.737193E+036" calcext:value-type="float">
            <text:p>1.737193E+036</text:p>
          </table:table-cell>
          <table:table-cell office:value-type="float" office:value="0.000006761188" calcext:value-type="float">
            <text:p>6.761188E-006</text:p>
          </table:table-cell>
          <table:table-cell table:formula="of:=[.A36]*[.$B$1]" office:value-type="float" office:value="1.336048818592E+043" calcext:value-type="float">
            <text:p>1.336048818592E+043</text:p>
          </table:table-cell>
          <table:table-cell/>
          <table:table-cell table:formula="of:=[.A36]*[.$B$1]/[.$B$3]" office:value-type="float" office:value="0.913593707458012" calcext:value-type="float">
            <text:p>0.9135937075</text:p>
          </table:table-cell>
          <table:table-cell table:formula="of:=[.B36]/[.$B$3]" office:value-type="float" office:value="0.000000118789715716576" calcext:value-type="float">
            <text:p>1.18789715716576E-007</text:p>
          </table:table-cell>
          <table:table-cell/>
        </table:table-row>
        <table:table-row table:style-name="ro1">
          <table:table-cell office:value-type="float" office:value="1.48154E+016" calcext:value-type="float">
            <text:p>1.48154E+016</text:p>
          </table:table-cell>
          <table:table-cell office:value-type="float" office:value="1.730289E+036" calcext:value-type="float">
            <text:p>1.730289E+036</text:p>
          </table:table-cell>
          <table:table-cell office:value-type="float" office:value="0.000006745166" calcext:value-type="float">
            <text:p>6.745166E-006</text:p>
          </table:table-cell>
          <table:table-cell table:formula="of:=[.A37]*[.$B$1]" office:value-type="float" office:value="1.331608744616E+043" calcext:value-type="float">
            <text:p>1.331608744616E+043</text:p>
          </table:table-cell>
          <table:table-cell/>
          <table:table-cell table:formula="of:=[.A37]*[.$B$1]/[.$B$3]" office:value-type="float" office:value="0.910557573157623" calcext:value-type="float">
            <text:p>0.9105575732</text:p>
          </table:table-cell>
          <table:table-cell table:formula="of:=[.B37]/[.$B$3]" office:value-type="float" office:value="0.000000118317618374883" calcext:value-type="float">
            <text:p>1.18317618374883E-007</text:p>
          </table:table-cell>
          <table:table-cell/>
        </table:table-row>
        <table:table-row table:style-name="ro1">
          <table:table-cell office:value-type="float" office:value="1.476606E+016" calcext:value-type="float">
            <text:p>1.476606E+016</text:p>
          </table:table-cell>
          <table:table-cell office:value-type="float" office:value="1.723395E+036" calcext:value-type="float">
            <text:p>1.723395E+036</text:p>
          </table:table-cell>
          <table:table-cell office:value-type="float" office:value="0.000006729145" calcext:value-type="float">
            <text:p>6.729145E-006</text:p>
          </table:table-cell>
          <table:table-cell table:formula="of:=[.A38]*[.$B$1]" office:value-type="float" office:value="1.3271740634424E+043" calcext:value-type="float">
            <text:p>1.3271740634424E+043</text:p>
          </table:table-cell>
          <table:table-cell/>
          <table:table-cell table:formula="of:=[.A38]*[.$B$1]/[.$B$3]" office:value-type="float" office:value="0.907525126469744" calcext:value-type="float">
            <text:p>0.9075251265</text:p>
          </table:table-cell>
          <table:table-cell table:formula="of:=[.B38]/[.$B$3]" office:value-type="float" office:value="0.000000117846204835829" calcext:value-type="float">
            <text:p>1.17846204835829E-007</text:p>
          </table:table-cell>
          <table:table-cell/>
        </table:table-row>
        <table:table-row table:style-name="ro1">
          <table:table-cell office:value-type="float" office:value="1.471678E+016" calcext:value-type="float">
            <text:p>1.471678E+016</text:p>
          </table:table-cell>
          <table:table-cell office:value-type="float" office:value="1.716513E+036" calcext:value-type="float">
            <text:p>1.716513E+036</text:p>
          </table:table-cell>
          <table:table-cell office:value-type="float" office:value="0.000006713123" calcext:value-type="float">
            <text:p>6.713123E-006</text:p>
          </table:table-cell>
          <table:table-cell table:formula="of:=[.A39]*[.$B$1]" office:value-type="float" office:value="1.3227447750712E+043" calcext:value-type="float">
            <text:p>1.3227447750712E+043</text:p>
          </table:table-cell>
          <table:table-cell/>
          <table:table-cell table:formula="of:=[.A39]*[.$B$1]/[.$B$3]" office:value-type="float" office:value="0.904496367394376" calcext:value-type="float">
            <text:p>0.9044963674</text:p>
          </table:table-cell>
          <table:table-cell table:formula="of:=[.B39]/[.$B$3]" office:value-type="float" office:value="0.000000117375611859941" calcext:value-type="float">
            <text:p>1.17375611859941E-007</text:p>
          </table:table-cell>
          <table:table-cell/>
        </table:table-row>
        <table:table-row table:style-name="ro1">
          <table:table-cell office:value-type="float" office:value="1.466755E+016" calcext:value-type="float">
            <text:p>1.466755E+016</text:p>
          </table:table-cell>
          <table:table-cell office:value-type="float" office:value="1.709641E+036" calcext:value-type="float">
            <text:p>1.709641E+036</text:p>
          </table:table-cell>
          <table:table-cell office:value-type="float" office:value="0.000006697101" calcext:value-type="float">
            <text:p>6.697101E-006</text:p>
          </table:table-cell>
          <table:table-cell table:formula="of:=[.A40]*[.$B$1]" office:value-type="float" office:value="1.318319980702E+043" calcext:value-type="float">
            <text:p>1.318319980702E+043</text:p>
          </table:table-cell>
          <table:table-cell/>
          <table:table-cell table:formula="of:=[.A40]*[.$B$1]/[.$B$3]" office:value-type="float" office:value="0.901470681329433" calcext:value-type="float">
            <text:p>0.9014706813</text:p>
          </table:table-cell>
          <table:table-cell table:formula="of:=[.B40]/[.$B$3]" office:value-type="float" office:value="0.000000116905702686692" calcext:value-type="float">
            <text:p>1.16905702686692E-007</text:p>
          </table:table-cell>
          <table:table-cell/>
        </table:table-row>
        <table:table-row table:style-name="ro1">
          <table:table-cell office:value-type="float" office:value="1.461838E+016" calcext:value-type="float">
            <text:p>1.461838E+016</text:p>
          </table:table-cell>
          <table:table-cell office:value-type="float" office:value="1.70278E+036" calcext:value-type="float">
            <text:p>1.70278E+036</text:p>
          </table:table-cell>
          <table:table-cell office:value-type="float" office:value="0.000006681079" calcext:value-type="float">
            <text:p>6.681079E-006</text:p>
          </table:table-cell>
          <table:table-cell table:formula="of:=[.A41]*[.$B$1]" office:value-type="float" office:value="1.3139005791352E+043" calcext:value-type="float">
            <text:p>1.3139005791352E+043</text:p>
          </table:table-cell>
          <table:table-cell/>
          <table:table-cell table:formula="of:=[.A41]*[.$B$1]/[.$B$3]" office:value-type="float" office:value="0.898448682877001" calcext:value-type="float">
            <text:p>0.8984486829</text:p>
          </table:table-cell>
          <table:table-cell table:formula="of:=[.B41]/[.$B$3]" office:value-type="float" office:value="0.000000116436545696345" calcext:value-type="float">
            <text:p>1.16436545696345E-007</text:p>
          </table:table-cell>
          <table:table-cell/>
        </table:table-row>
        <table:table-row table:style-name="ro1">
          <table:table-cell office:value-type="float" office:value="1.456926E+016" calcext:value-type="float">
            <text:p>1.456926E+016</text:p>
          </table:table-cell>
          <table:table-cell office:value-type="float" office:value="1.695929E+036" calcext:value-type="float">
            <text:p>1.695929E+036</text:p>
          </table:table-cell>
          <table:table-cell office:value-type="float" office:value="0.000006665058" calcext:value-type="float">
            <text:p>6.665058E-006</text:p>
          </table:table-cell>
          <table:table-cell table:formula="of:=[.A42]*[.$B$1]" office:value-type="float" office:value="1.3094856715704E+043" calcext:value-type="float">
            <text:p>1.3094856715704E+043</text:p>
          </table:table-cell>
          <table:table-cell/>
          <table:table-cell table:formula="of:=[.A42]*[.$B$1]/[.$B$3]" office:value-type="float" office:value="0.895429757434995" calcext:value-type="float">
            <text:p>0.8954297574</text:p>
          </table:table-cell>
          <table:table-cell table:formula="of:=[.B42]/[.$B$3]" office:value-type="float" office:value="0.000000115968072508637" calcext:value-type="float">
            <text:p>0.000000116</text:p>
          </table:table-cell>
          <table:table-cell/>
        </table:table-row>
        <table:table-row table:style-name="ro1">
          <table:table-cell office:value-type="float" office:value="1.452021E+016" calcext:value-type="float">
            <text:p>1.452021E+016</text:p>
          </table:table-cell>
          <table:table-cell office:value-type="float" office:value="1.689089E+036" calcext:value-type="float">
            <text:p>1.689089E+036</text:p>
          </table:table-cell>
          <table:table-cell office:value-type="float" office:value="0.000006649036" calcext:value-type="float">
            <text:p>0.000006649</text:p>
          </table:table-cell>
          <table:table-cell table:formula="of:=[.A43]*[.$B$1]" office:value-type="float" office:value="1.3050770556084E+043" calcext:value-type="float">
            <text:p>1.3050770556084E+043</text:p>
          </table:table-cell>
          <table:table-cell/>
          <table:table-cell table:formula="of:=[.A43]*[.$B$1]/[.$B$3]" office:value-type="float" office:value="0.892415134207584" calcext:value-type="float">
            <text:p>0.8924151342</text:p>
          </table:table-cell>
          <table:table-cell table:formula="of:=[.B43]/[.$B$3]" office:value-type="float" office:value="0.000000115500351503831" calcext:value-type="float">
            <text:p>1.15500351503831E-007</text:p>
          </table:table-cell>
          <table:table-cell/>
        </table:table-row>
        <table:table-row table:style-name="ro1">
          <table:table-cell office:value-type="float" office:value="1.447121E+016" calcext:value-type="float">
            <text:p>1.447121E+016</text:p>
          </table:table-cell>
          <table:table-cell office:value-type="float" office:value="1.68226E+036" calcext:value-type="float">
            <text:p>1.68226E+036</text:p>
          </table:table-cell>
          <table:table-cell office:value-type="float" office:value="0.000006633014" calcext:value-type="float">
            <text:p>0.000006633</text:p>
          </table:table-cell>
          <table:table-cell table:formula="of:=[.A44]*[.$B$1]" office:value-type="float" office:value="1.3006729336484E+043" calcext:value-type="float">
            <text:p>1.3006729336484E+043</text:p>
          </table:table-cell>
          <table:table-cell/>
          <table:table-cell table:formula="of:=[.A44]*[.$B$1]/[.$B$3]" office:value-type="float" office:value="0.889403583990599" calcext:value-type="float">
            <text:p>0.889403584</text:p>
          </table:table-cell>
          <table:table-cell table:formula="of:=[.B44]/[.$B$3]" office:value-type="float" office:value="0.000000115033382681928" calcext:value-type="float">
            <text:p>0.000000115</text:p>
          </table:table-cell>
          <table:table-cell/>
        </table:table-row>
        <table:table-row table:style-name="ro1">
          <table:table-cell office:value-type="float" office:value="1.442226E+016" calcext:value-type="float">
            <text:p>1.442226E+016</text:p>
          </table:table-cell>
          <table:table-cell office:value-type="float" office:value="1.675442E+036" calcext:value-type="float">
            <text:p>1.675442E+036</text:p>
          </table:table-cell>
          <table:table-cell office:value-type="float" office:value="0.000006616992" calcext:value-type="float">
            <text:p>0.000006617</text:p>
          </table:table-cell>
          <table:table-cell table:formula="of:=[.A45]*[.$B$1]" office:value-type="float" office:value="1.2962733056904E+043" calcext:value-type="float">
            <text:p>1.2962733056904E+043</text:p>
          </table:table-cell>
          <table:table-cell/>
          <table:table-cell table:formula="of:=[.A45]*[.$B$1]/[.$B$3]" office:value-type="float" office:value="0.886395106784039" calcext:value-type="float">
            <text:p>0.8863951068</text:p>
          </table:table-cell>
          <table:table-cell table:formula="of:=[.B45]/[.$B$3]" office:value-type="float" office:value="0.000000114567166042927" calcext:value-type="float">
            <text:p>1.14567166042927E-007</text:p>
          </table:table-cell>
          <table:table-cell/>
        </table:table-row>
        <table:table-row table:style-name="ro1">
          <table:table-cell office:value-type="float" office:value="1.437337E+016" calcext:value-type="float">
            <text:p>1.437337E+016</text:p>
          </table:table-cell>
          <table:table-cell office:value-type="float" office:value="1.668635E+036" calcext:value-type="float">
            <text:p>1.668635E+036</text:p>
          </table:table-cell>
          <table:table-cell office:value-type="float" office:value="0.00000660097" calcext:value-type="float">
            <text:p>0.000006601</text:p>
          </table:table-cell>
          <table:table-cell table:formula="of:=[.A46]*[.$B$1]" office:value-type="float" office:value="1.2918790705348E+043" calcext:value-type="float">
            <text:p>1.2918790705348E+043</text:p>
          </table:table-cell>
          <table:table-cell/>
          <table:table-cell table:formula="of:=[.A46]*[.$B$1]/[.$B$3]" office:value-type="float" office:value="0.88339031718999" calcext:value-type="float">
            <text:p>0.8833903172</text:p>
          </table:table-cell>
          <table:table-cell table:formula="of:=[.B46]/[.$B$3]" office:value-type="float" office:value="0.000000114101701586829" calcext:value-type="float">
            <text:p>1.14101701586829E-007</text:p>
          </table:table-cell>
          <table:table-cell/>
        </table:table-row>
        <table:table-row table:style-name="ro1">
          <table:table-cell office:value-type="float" office:value="1.432454E+016" calcext:value-type="float">
            <text:p>1.432454E+016</text:p>
          </table:table-cell>
          <table:table-cell office:value-type="float" office:value="1.661838E+036" calcext:value-type="float">
            <text:p>1.661838E+036</text:p>
          </table:table-cell>
          <table:table-cell office:value-type="float" office:value="0.000006584949" calcext:value-type="float">
            <text:p>6.584949E-006</text:p>
          </table:table-cell>
          <table:table-cell table:formula="of:=[.A47]*[.$B$1]" office:value-type="float" office:value="1.2874902281816E+043" calcext:value-type="float">
            <text:p>1.2874902281816E+043</text:p>
          </table:table-cell>
          <table:table-cell/>
          <table:table-cell table:formula="of:=[.A47]*[.$B$1]/[.$B$3]" office:value-type="float" office:value="0.880389215208451" calcext:value-type="float">
            <text:p>0.8803892152</text:p>
          </table:table-cell>
          <table:table-cell table:formula="of:=[.B47]/[.$B$3]" office:value-type="float" office:value="0.000000113636920933369" calcext:value-type="float">
            <text:p>1.13636920933369E-007</text:p>
          </table:table-cell>
          <table:table-cell/>
        </table:table-row>
        <table:table-row table:style-name="ro1">
          <table:table-cell office:value-type="float" office:value="1.427577E+016" calcext:value-type="float">
            <text:p>1.427577E+016</text:p>
          </table:table-cell>
          <table:table-cell office:value-type="float" office:value="1.655052E+036" calcext:value-type="float">
            <text:p>1.655052E+036</text:p>
          </table:table-cell>
          <table:table-cell office:value-type="float" office:value="0.000006568927" calcext:value-type="float">
            <text:p>6.568927E-006</text:p>
          </table:table-cell>
          <table:table-cell table:formula="of:=[.A48]*[.$B$1]" office:value-type="float" office:value="1.2831067786308E+043" calcext:value-type="float">
            <text:p>1.2831067786308E+043</text:p>
          </table:table-cell>
          <table:table-cell/>
          <table:table-cell table:formula="of:=[.A48]*[.$B$1]/[.$B$3]" office:value-type="float" office:value="0.877391800839423" calcext:value-type="float">
            <text:p>0.8773918008</text:p>
          </table:table-cell>
          <table:table-cell table:formula="of:=[.B48]/[.$B$3]" office:value-type="float" office:value="0.000000113172892462812" calcext:value-type="float">
            <text:p>1.13172892462812E-007</text:p>
          </table:table-cell>
          <table:table-cell/>
        </table:table-row>
        <table:table-row table:style-name="ro1">
          <table:table-cell office:value-type="float" office:value="1.422706E+016" calcext:value-type="float">
            <text:p>1.422706E+016</text:p>
          </table:table-cell>
          <table:table-cell office:value-type="float" office:value="1.648276E+036" calcext:value-type="float">
            <text:p>1.648276E+036</text:p>
          </table:table-cell>
          <table:table-cell office:value-type="float" office:value="0.000006552905" calcext:value-type="float">
            <text:p>6.552905E-006</text:p>
          </table:table-cell>
          <table:table-cell table:formula="of:=[.A49]*[.$B$1]" office:value-type="float" office:value="1.2787287218824E+043" calcext:value-type="float">
            <text:p>1.2787287218824E+043</text:p>
          </table:table-cell>
          <table:table-cell/>
          <table:table-cell table:formula="of:=[.A49]*[.$B$1]/[.$B$3]" office:value-type="float" office:value="0.874398074082906" calcext:value-type="float">
            <text:p>0.8743980741</text:p>
          </table:table-cell>
          <table:table-cell table:formula="of:=[.B49]/[.$B$3]" office:value-type="float" office:value="0.000000112709547794894" calcext:value-type="float">
            <text:p>1.12709547794894E-007</text:p>
          </table:table-cell>
          <table:table-cell/>
        </table:table-row>
        <table:table-row table:style-name="ro1">
          <table:table-cell office:value-type="float" office:value="1.41784E+016" calcext:value-type="float">
            <text:p>1.41784E+016</text:p>
          </table:table-cell>
          <table:table-cell office:value-type="float" office:value="1.641512E+036" calcext:value-type="float">
            <text:p>1.641512E+036</text:p>
          </table:table-cell>
          <table:table-cell office:value-type="float" office:value="0.000006536883" calcext:value-type="float">
            <text:p>6.536883E-006</text:p>
          </table:table-cell>
          <table:table-cell table:formula="of:=[.A50]*[.$B$1]" office:value-type="float" office:value="1.274355159136E+043" calcext:value-type="float">
            <text:p>1.274355159136E+043</text:p>
          </table:table-cell>
          <table:table-cell/>
          <table:table-cell table:formula="of:=[.A50]*[.$B$1]/[.$B$3]" office:value-type="float" office:value="0.871407420336814" calcext:value-type="float">
            <text:p>0.8714074203</text:p>
          </table:table-cell>
          <table:table-cell table:formula="of:=[.B50]/[.$B$3]" office:value-type="float" office:value="0.000000112247023690141" calcext:value-type="float">
            <text:p>1.12247023690141E-007</text:p>
          </table:table-cell>
          <table:table-cell/>
        </table:table-row>
        <table:table-row table:style-name="ro1">
          <table:table-cell office:value-type="float" office:value="1.41298E+016" calcext:value-type="float">
            <text:p>1.41298E+016</text:p>
          </table:table-cell>
          <table:table-cell office:value-type="float" office:value="1.634758E+036" calcext:value-type="float">
            <text:p>1.634758E+036</text:p>
          </table:table-cell>
          <table:table-cell office:value-type="float" office:value="0.000006520862" calcext:value-type="float">
            <text:p>6.520862E-006</text:p>
          </table:table-cell>
          <table:table-cell table:formula="of:=[.A51]*[.$B$1]" office:value-type="float" office:value="1.269986989192E+043" calcext:value-type="float">
            <text:p>1.269986989192E+043</text:p>
          </table:table-cell>
          <table:table-cell/>
          <table:table-cell table:formula="of:=[.A51]*[.$B$1]/[.$B$3]" office:value-type="float" office:value="0.868420454203233" calcext:value-type="float">
            <text:p>0.8684204542</text:p>
          </table:table-cell>
          <table:table-cell table:formula="of:=[.B51]/[.$B$3]" office:value-type="float" office:value="0.000000111785183388028" calcext:value-type="float">
            <text:p>1.11785183388028E-007</text:p>
          </table:table-cell>
          <table:table-cell/>
        </table:table-row>
        <table:table-row table:style-name="ro1">
          <table:table-cell office:value-type="float" office:value="1.408125E+016" calcext:value-type="float">
            <text:p>1.408125E+016</text:p>
          </table:table-cell>
          <table:table-cell office:value-type="float" office:value="1.628015E+036" calcext:value-type="float">
            <text:p>1.628015E+036</text:p>
          </table:table-cell>
          <table:table-cell office:value-type="float" office:value="0.00000650484" calcext:value-type="float">
            <text:p>6.50484E-006</text:p>
          </table:table-cell>
          <table:table-cell table:formula="of:=[.A52]*[.$B$1]" office:value-type="float" office:value="1.26562331325E+043" calcext:value-type="float">
            <text:p>1.26562331325E+043</text:p>
          </table:table-cell>
          <table:table-cell/>
          <table:table-cell table:formula="of:=[.A52]*[.$B$1]/[.$B$3]" office:value-type="float" office:value="0.865436561080077" calcext:value-type="float">
            <text:p>0.8654365611</text:p>
          </table:table-cell>
          <table:table-cell table:formula="of:=[.B52]/[.$B$3]" office:value-type="float" office:value="0.000000111324095268816" calcext:value-type="float">
            <text:p>1.11324095268816E-007</text:p>
          </table:table-cell>
          <table:table-cell/>
        </table:table-row>
        <table:table-row table:style-name="ro1">
          <table:table-cell office:value-type="float" office:value="1.403276E+016" calcext:value-type="float">
            <text:p>1.403276E+016</text:p>
          </table:table-cell>
          <table:table-cell office:value-type="float" office:value="1.621283E+036" calcext:value-type="float">
            <text:p>1.621283E+036</text:p>
          </table:table-cell>
          <table:table-cell office:value-type="float" office:value="0.000006488818" calcext:value-type="float">
            <text:p>6.488818E-006</text:p>
          </table:table-cell>
          <table:table-cell table:formula="of:=[.A53]*[.$B$1]" office:value-type="float" office:value="1.2612650301104E+043" calcext:value-type="float">
            <text:p>1.2612650301104E+043</text:p>
          </table:table-cell>
          <table:table-cell/>
          <table:table-cell table:formula="of:=[.A53]*[.$B$1]/[.$B$3]" office:value-type="float" office:value="0.862456355569432" calcext:value-type="float">
            <text:p>0.8624563556</text:p>
          </table:table-cell>
          <table:table-cell table:formula="of:=[.B53]/[.$B$3]" office:value-type="float" office:value="0.000000110863759332508" calcext:value-type="float">
            <text:p>1.10863759332508E-007</text:p>
          </table:table-cell>
          <table:table-cell/>
        </table:table-row>
        <table:table-row table:style-name="ro1">
          <table:table-cell office:value-type="float" office:value="1.398433E+016" calcext:value-type="float">
            <text:p>1.398433E+016</text:p>
          </table:table-cell>
          <table:table-cell office:value-type="float" office:value="1.614561E+036" calcext:value-type="float">
            <text:p>1.614561E+036</text:p>
          </table:table-cell>
          <table:table-cell office:value-type="float" office:value="0.000006472796" calcext:value-type="float">
            <text:p>6.472796E-006</text:p>
          </table:table-cell>
          <table:table-cell table:formula="of:=[.A54]*[.$B$1]" office:value-type="float" office:value="1.2569121397732E+043" calcext:value-type="float">
            <text:p>1.2569121397732E+043</text:p>
          </table:table-cell>
          <table:table-cell/>
          <table:table-cell table:formula="of:=[.A54]*[.$B$1]/[.$B$3]" office:value-type="float" office:value="0.859479837671297" calcext:value-type="float">
            <text:p>0.8594798377</text:p>
          </table:table-cell>
          <table:table-cell table:formula="of:=[.B54]/[.$B$3]" office:value-type="float" office:value="0.000000110404107198838" calcext:value-type="float">
            <text:p>1.10404107198838E-007</text:p>
          </table:table-cell>
          <table:table-cell/>
        </table:table-row>
        <table:table-row table:style-name="ro1">
          <table:table-cell office:value-type="float" office:value="1.393596E+016" calcext:value-type="float">
            <text:p>1.393596E+016</text:p>
          </table:table-cell>
          <table:table-cell office:value-type="float" office:value="1.607851E+036" calcext:value-type="float">
            <text:p>1.607851E+036</text:p>
          </table:table-cell>
          <table:table-cell office:value-type="float" office:value="0.000006456775" calcext:value-type="float">
            <text:p>6.456775E-006</text:p>
          </table:table-cell>
          <table:table-cell table:formula="of:=[.A55]*[.$B$1]" office:value-type="float" office:value="1.2525646422384E+043" calcext:value-type="float">
            <text:p>1.2525646422384E+043</text:p>
          </table:table-cell>
          <table:table-cell/>
          <table:table-cell table:formula="of:=[.A55]*[.$B$1]/[.$B$3]" office:value-type="float" office:value="0.856507007385673" calcext:value-type="float">
            <text:p>0.8565070074</text:p>
          </table:table-cell>
          <table:table-cell table:formula="of:=[.B55]/[.$B$3]" office:value-type="float" office:value="0.000000109945275628334" calcext:value-type="float">
            <text:p>1.09945275628334E-007</text:p>
          </table:table-cell>
          <table:table-cell/>
        </table:table-row>
        <table:table-row table:style-name="ro1">
          <table:table-cell office:value-type="float" office:value="1.388765E+016" calcext:value-type="float">
            <text:p>1.388765E+016</text:p>
          </table:table-cell>
          <table:table-cell office:value-type="float" office:value="1.601151E+036" calcext:value-type="float">
            <text:p>1.601151E+036</text:p>
          </table:table-cell>
          <table:table-cell office:value-type="float" office:value="0.000006440753" calcext:value-type="float">
            <text:p>6.440753E-006</text:p>
          </table:table-cell>
          <table:table-cell table:formula="of:=[.A56]*[.$B$1]" office:value-type="float" office:value="1.248222537506E+043" calcext:value-type="float">
            <text:p>1.248222537506E+043</text:p>
          </table:table-cell>
          <table:table-cell/>
          <table:table-cell table:formula="of:=[.A56]*[.$B$1]/[.$B$3]" office:value-type="float" office:value="0.85353786471256" calcext:value-type="float">
            <text:p>0.8535378647</text:p>
          </table:table-cell>
          <table:table-cell table:formula="of:=[.B56]/[.$B$3]" office:value-type="float" office:value="0.000000109487127860469" calcext:value-type="float">
            <text:p>1.09487127860469E-007</text:p>
          </table:table-cell>
          <table:table-cell/>
        </table:table-row>
        <table:table-row table:style-name="ro1">
          <table:table-cell office:value-type="float" office:value="1.383939E+016" calcext:value-type="float">
            <text:p>1.383939E+016</text:p>
          </table:table-cell>
          <table:table-cell office:value-type="float" office:value="1.594461E+036" calcext:value-type="float">
            <text:p>1.594461E+036</text:p>
          </table:table-cell>
          <table:table-cell office:value-type="float" office:value="0.000006424731" calcext:value-type="float">
            <text:p>6.424731E-006</text:p>
          </table:table-cell>
          <table:table-cell table:formula="of:=[.A57]*[.$B$1]" office:value-type="float" office:value="1.2438849267756E+043" calcext:value-type="float">
            <text:p>1.2438849267756E+043</text:p>
          </table:table-cell>
          <table:table-cell/>
          <table:table-cell table:formula="of:=[.A57]*[.$B$1]/[.$B$3]" office:value-type="float" office:value="0.850571795049872" calcext:value-type="float">
            <text:p>0.850571795</text:p>
          </table:table-cell>
          <table:table-cell table:formula="of:=[.B57]/[.$B$3]" office:value-type="float" office:value="0.000000109029663895242" calcext:value-type="float">
            <text:p>0.000000109</text:p>
          </table:table-cell>
          <table:table-cell/>
        </table:table-row>
        <table:table-row table:style-name="ro1">
          <table:table-cell office:value-type="float" office:value="1.379119E+016" calcext:value-type="float">
            <text:p>1.379119E+016</text:p>
          </table:table-cell>
          <table:table-cell office:value-type="float" office:value="1.587783E+036" calcext:value-type="float">
            <text:p>1.587783E+036</text:p>
          </table:table-cell>
          <table:table-cell office:value-type="float" office:value="0.000006408709" calcext:value-type="float">
            <text:p>6.408709E-006</text:p>
          </table:table-cell>
          <table:table-cell table:formula="of:=[.A58]*[.$B$1]" office:value-type="float" office:value="1.2395527088476E+043" calcext:value-type="float">
            <text:p>1.2395527088476E+043</text:p>
          </table:table-cell>
          <table:table-cell/>
          <table:table-cell table:formula="of:=[.A58]*[.$B$1]/[.$B$3]" office:value-type="float" office:value="0.847609412999694" calcext:value-type="float">
            <text:p>0.847609413</text:p>
          </table:table-cell>
          <table:table-cell table:formula="of:=[.B58]/[.$B$3]" office:value-type="float" office:value="0.000000108573020493182" calcext:value-type="float">
            <text:p>1.08573020493182E-007</text:p>
          </table:table-cell>
          <table:table-cell/>
        </table:table-row>
        <table:table-row table:style-name="ro1">
          <table:table-cell office:value-type="float" office:value="1.374305E+016" calcext:value-type="float">
            <text:p>1.374305E+016</text:p>
          </table:table-cell>
          <table:table-cell office:value-type="float" office:value="1.581116E+036" calcext:value-type="float">
            <text:p>1.581116E+036</text:p>
          </table:table-cell>
          <table:table-cell office:value-type="float" office:value="0.000006392687" calcext:value-type="float">
            <text:p>6.392687E-006</text:p>
          </table:table-cell>
          <table:table-cell table:formula="of:=[.A59]*[.$B$1]" office:value-type="float" office:value="1.235225883722E+043" calcext:value-type="float">
            <text:p>1.235225883722E+043</text:p>
          </table:table-cell>
          <table:table-cell/>
          <table:table-cell table:formula="of:=[.A59]*[.$B$1]/[.$B$3]" office:value-type="float" office:value="0.844650718562028" calcext:value-type="float">
            <text:p>0.8446507186</text:p>
          </table:table-cell>
          <table:table-cell table:formula="of:=[.B59]/[.$B$3]" office:value-type="float" office:value="0.000000108117129274024" calcext:value-type="float">
            <text:p>1.08117129274024E-007</text:p>
          </table:table-cell>
          <table:table-cell/>
        </table:table-row>
        <table:table-row table:style-name="ro1">
          <table:table-cell office:value-type="float" office:value="1.369496E+016" calcext:value-type="float">
            <text:p>1.369496E+016</text:p>
          </table:table-cell>
          <table:table-cell office:value-type="float" office:value="1.574459E+036" calcext:value-type="float">
            <text:p>1.574459E+036</text:p>
          </table:table-cell>
          <table:table-cell office:value-type="float" office:value="0.000006376666" calcext:value-type="float">
            <text:p>6.376666E-006</text:p>
          </table:table-cell>
          <table:table-cell table:formula="of:=[.A60]*[.$B$1]" office:value-type="float" office:value="1.2309035525984E+043" calcext:value-type="float">
            <text:p>1.2309035525984E+043</text:p>
          </table:table-cell>
          <table:table-cell/>
          <table:table-cell table:formula="of:=[.A60]*[.$B$1]/[.$B$3]" office:value-type="float" office:value="0.841695097134786" calcext:value-type="float">
            <text:p>0.8416950971</text:p>
          </table:table-cell>
          <table:table-cell table:formula="of:=[.B60]/[.$B$3]" office:value-type="float" office:value="0.000000107661921857505" calcext:value-type="float">
            <text:p>1.07661921857505E-007</text:p>
          </table:table-cell>
          <table:table-cell/>
        </table:table-row>
        <table:table-row table:style-name="ro1">
          <table:table-cell office:value-type="float" office:value="1.364693E+016" calcext:value-type="float">
            <text:p>1.364693E+016</text:p>
          </table:table-cell>
          <table:table-cell office:value-type="float" office:value="1.567813E+036" calcext:value-type="float">
            <text:p>1.567813E+036</text:p>
          </table:table-cell>
          <table:table-cell office:value-type="float" office:value="0.000006360644" calcext:value-type="float">
            <text:p>6.360644E-006</text:p>
          </table:table-cell>
          <table:table-cell table:formula="of:=[.A61]*[.$B$1]" office:value-type="float" office:value="1.2265866142772E+043" calcext:value-type="float">
            <text:p>1.2265866142772E+043</text:p>
          </table:table-cell>
          <table:table-cell/>
          <table:table-cell table:formula="of:=[.A61]*[.$B$1]/[.$B$3]" office:value-type="float" office:value="0.838743163320056" calcext:value-type="float">
            <text:p>0.8387431633</text:p>
          </table:table-cell>
          <table:table-cell table:formula="of:=[.B61]/[.$B$3]" office:value-type="float" office:value="0.000000107207466623888" calcext:value-type="float">
            <text:p>1.07207466623888E-007</text:p>
          </table:table-cell>
          <table:table-cell/>
        </table:table-row>
        <table:table-row table:style-name="ro1">
          <table:table-cell office:value-type="float" office:value="1.359896E+016" calcext:value-type="float">
            <text:p>1.359896E+016</text:p>
          </table:table-cell>
          <table:table-cell office:value-type="float" office:value="1.561178E+036" calcext:value-type="float">
            <text:p>1.561178E+036</text:p>
          </table:table-cell>
          <table:table-cell office:value-type="float" office:value="0.000006344622" calcext:value-type="float">
            <text:p>6.344622E-006</text:p>
          </table:table-cell>
          <table:table-cell table:formula="of:=[.A62]*[.$B$1]" office:value-type="float" office:value="1.2222750687584E+043" calcext:value-type="float">
            <text:p>1.2222750687584E+043</text:p>
          </table:table-cell>
          <table:table-cell/>
          <table:table-cell table:formula="of:=[.A62]*[.$B$1]/[.$B$3]" office:value-type="float" office:value="0.835794917117836" calcext:value-type="float">
            <text:p>0.8357949171</text:p>
          </table:table-cell>
          <table:table-cell table:formula="of:=[.B62]/[.$B$3]" office:value-type="float" office:value="0.000000106753763573174" calcext:value-type="float">
            <text:p>1.06753763573174E-007</text:p>
          </table:table-cell>
          <table:table-cell/>
        </table:table-row>
        <table:table-row table:style-name="ro1">
          <table:table-cell office:value-type="float" office:value="1.355105E+016" calcext:value-type="float">
            <text:p>1.355105E+016</text:p>
          </table:table-cell>
          <table:table-cell office:value-type="float" office:value="1.554553E+036" calcext:value-type="float">
            <text:p>1.554553E+036</text:p>
          </table:table-cell>
          <table:table-cell office:value-type="float" office:value="0.0000063286" calcext:value-type="float">
            <text:p>6.3286E-006</text:p>
          </table:table-cell>
          <table:table-cell table:formula="of:=[.A63]*[.$B$1]" office:value-type="float" office:value="1.217968916042E+043" calcext:value-type="float">
            <text:p>1.217968916042E+043</text:p>
          </table:table-cell>
          <table:table-cell/>
          <table:table-cell table:formula="of:=[.A63]*[.$B$1]/[.$B$3]" office:value-type="float" office:value="0.832850358528126" calcext:value-type="float">
            <text:p>0.8328503585</text:p>
          </table:table-cell>
          <table:table-cell table:formula="of:=[.B63]/[.$B$3]" office:value-type="float" office:value="0.000000106300744325098" calcext:value-type="float">
            <text:p>1.06300744325098E-007</text:p>
          </table:table-cell>
          <table:table-cell/>
        </table:table-row>
        <table:table-row table:style-name="ro1">
          <table:table-cell office:value-type="float" office:value="1.35032E+016" calcext:value-type="float">
            <text:p>1.35032E+016</text:p>
          </table:table-cell>
          <table:table-cell office:value-type="float" office:value="1.54794E+036" calcext:value-type="float">
            <text:p>1.54794E+036</text:p>
          </table:table-cell>
          <table:table-cell office:value-type="float" office:value="0.000006312579" calcext:value-type="float">
            <text:p>6.312579E-006</text:p>
          </table:table-cell>
          <table:table-cell table:formula="of:=[.A64]*[.$B$1]" office:value-type="float" office:value="1.213668156128E+043" calcext:value-type="float">
            <text:p>1.213668156128E+043</text:p>
          </table:table-cell>
          <table:table-cell/>
          <table:table-cell table:formula="of:=[.A64]*[.$B$1]/[.$B$3]" office:value-type="float" office:value="0.829909487550927" calcext:value-type="float">
            <text:p>0.8299094876</text:p>
          </table:table-cell>
          <table:table-cell table:formula="of:=[.B64]/[.$B$3]" office:value-type="float" office:value="0.000000105848545640189" calcext:value-type="float">
            <text:p>1.05848545640189E-007</text:p>
          </table:table-cell>
          <table:table-cell/>
        </table:table-row>
        <table:table-row table:style-name="ro1">
          <table:table-cell office:value-type="float" office:value="1.34554E+016" calcext:value-type="float">
            <text:p>1.34554E+016</text:p>
          </table:table-cell>
          <table:table-cell office:value-type="float" office:value="1.541337E+036" calcext:value-type="float">
            <text:p>1.541337E+036</text:p>
          </table:table-cell>
          <table:table-cell office:value-type="float" office:value="0.000006296557" calcext:value-type="float">
            <text:p>6.296557E-006</text:p>
          </table:table-cell>
          <table:table-cell table:formula="of:=[.A65]*[.$B$1]" office:value-type="float" office:value="1.209371890216E+043" calcext:value-type="float">
            <text:p>1.209371890216E+043</text:p>
          </table:table-cell>
          <table:table-cell/>
          <table:table-cell table:formula="of:=[.A65]*[.$B$1]/[.$B$3]" office:value-type="float" office:value="0.826971689584154" calcext:value-type="float">
            <text:p>0.8269716896</text:p>
          </table:table-cell>
          <table:table-cell table:formula="of:=[.B65]/[.$B$3]" office:value-type="float" office:value="0.000000105397030757918" calcext:value-type="float">
            <text:p>1.05397030757918E-007</text:p>
          </table:table-cell>
          <table:table-cell/>
        </table:table-row>
        <table:table-row table:style-name="ro1">
          <table:table-cell office:value-type="float" office:value="1.340766E+016" calcext:value-type="float">
            <text:p>1.340766E+016</text:p>
          </table:table-cell>
          <table:table-cell office:value-type="float" office:value="1.534745E+036" calcext:value-type="float">
            <text:p>1.534745E+036</text:p>
          </table:table-cell>
          <table:table-cell office:value-type="float" office:value="0.000006280535" calcext:value-type="float">
            <text:p>6.280535E-006</text:p>
          </table:table-cell>
          <table:table-cell table:formula="of:=[.A66]*[.$B$1]" office:value-type="float" office:value="1.2050810171064E+043" calcext:value-type="float">
            <text:p>1.2050810171064E+043</text:p>
          </table:table-cell>
          <table:table-cell/>
          <table:table-cell table:formula="of:=[.A66]*[.$B$1]/[.$B$3]" office:value-type="float" office:value="0.824037579229891" calcext:value-type="float">
            <text:p>0.8240375792</text:p>
          </table:table-cell>
          <table:table-cell table:formula="of:=[.B66]/[.$B$3]" office:value-type="float" office:value="0.00000010494626805855" calcext:value-type="float">
            <text:p>1.0494626805855E-007</text:p>
          </table:table-cell>
          <table:table-cell/>
        </table:table-row>
        <table:table-row table:style-name="ro1">
          <table:table-cell office:value-type="float" office:value="1.335998E+016" calcext:value-type="float">
            <text:p>1.335998E+016</text:p>
          </table:table-cell>
          <table:table-cell office:value-type="float" office:value="1.528165E+036" calcext:value-type="float">
            <text:p>1.528165E+036</text:p>
          </table:table-cell>
          <table:table-cell office:value-type="float" office:value="0.000006264513" calcext:value-type="float">
            <text:p>6.264513E-006</text:p>
          </table:table-cell>
          <table:table-cell table:formula="of:=[.A67]*[.$B$1]" office:value-type="float" office:value="1.2007955367992E+043" calcext:value-type="float">
            <text:p>1.2007955367992E+043</text:p>
          </table:table-cell>
          <table:table-cell/>
          <table:table-cell table:formula="of:=[.A67]*[.$B$1]/[.$B$3]" office:value-type="float" office:value="0.821107156488139" calcext:value-type="float">
            <text:p>0.8211071565</text:p>
          </table:table-cell>
          <table:table-cell table:formula="of:=[.B67]/[.$B$3]" office:value-type="float" office:value="0.000000104496325922348" calcext:value-type="float">
            <text:p>1.04496325922348E-007</text:p>
          </table:table-cell>
          <table:table-cell/>
        </table:table-row>
        <table:table-row table:style-name="ro1">
          <table:table-cell office:value-type="float" office:value="1.331236E+016" calcext:value-type="float">
            <text:p>1.331236E+016</text:p>
          </table:table-cell>
          <table:table-cell office:value-type="float" office:value="1.521594E+036" calcext:value-type="float">
            <text:p>1.521594E+036</text:p>
          </table:table-cell>
          <table:table-cell office:value-type="float" office:value="0.000006248491" calcext:value-type="float">
            <text:p>6.248491E-006</text:p>
          </table:table-cell>
          <table:table-cell table:formula="of:=[.A68]*[.$B$1]" office:value-type="float" office:value="1.1965154492944E+043" calcext:value-type="float">
            <text:p>1.1965154492944E+043</text:p>
          </table:table-cell>
          <table:table-cell/>
          <table:table-cell table:formula="of:=[.A68]*[.$B$1]/[.$B$3]" office:value-type="float" office:value="0.818180421358897" calcext:value-type="float">
            <text:p>0.8181804214</text:p>
          </table:table-cell>
          <table:table-cell table:formula="of:=[.B68]/[.$B$3]" office:value-type="float" office:value="0.000000104046999208521" calcext:value-type="float">
            <text:p>0.000000104</text:p>
          </table:table-cell>
          <table:table-cell/>
        </table:table-row>
        <table:table-row table:style-name="ro1">
          <table:table-cell office:value-type="float" office:value="1.32648E+016" calcext:value-type="float">
            <text:p>1.32648E+016</text:p>
          </table:table-cell>
          <table:table-cell office:value-type="float" office:value="1.515035E+036" calcext:value-type="float">
            <text:p>1.515035E+036</text:p>
          </table:table-cell>
          <table:table-cell office:value-type="float" office:value="0.00000623247" calcext:value-type="float">
            <text:p>6.23247E-006</text:p>
          </table:table-cell>
          <table:table-cell table:formula="of:=[.A69]*[.$B$1]" office:value-type="float" office:value="1.192240754592E+043" calcext:value-type="float">
            <text:p>1.192240754592E+043</text:p>
          </table:table-cell>
          <table:table-cell/>
          <table:table-cell table:formula="of:=[.A69]*[.$B$1]/[.$B$3]" office:value-type="float" office:value="0.815257373842167" calcext:value-type="float">
            <text:p>0.8152573738</text:p>
          </table:table-cell>
          <table:table-cell table:formula="of:=[.B69]/[.$B$3]" office:value-type="float" office:value="0.00000010359849305786" calcext:value-type="float">
            <text:p>1.0359849305786E-007</text:p>
          </table:table-cell>
          <table:table-cell/>
        </table:table-row>
        <table:table-row table:style-name="ro1">
          <table:table-cell office:value-type="float" office:value="1.321729E+016" calcext:value-type="float">
            <text:p>1.321729E+016</text:p>
          </table:table-cell>
          <table:table-cell office:value-type="float" office:value="1.508487E+036" calcext:value-type="float">
            <text:p>1.508487E+036</text:p>
          </table:table-cell>
          <table:table-cell office:value-type="float" office:value="0.000006216448" calcext:value-type="float">
            <text:p>6.216448E-006</text:p>
          </table:table-cell>
          <table:table-cell table:formula="of:=[.A70]*[.$B$1]" office:value-type="float" office:value="1.1879705538916E+043" calcext:value-type="float">
            <text:p>1.1879705538916E+043</text:p>
          </table:table-cell>
          <table:table-cell/>
          <table:table-cell table:formula="of:=[.A70]*[.$B$1]/[.$B$3]" office:value-type="float" office:value="0.812337399335861" calcext:value-type="float">
            <text:p>0.8123373993</text:p>
          </table:table-cell>
          <table:table-cell table:formula="of:=[.B70]/[.$B$3]" office:value-type="float" office:value="0.000000103150739090101" calcext:value-type="float">
            <text:p>1.03150739090101E-007</text:p>
          </table:table-cell>
          <table:table-cell/>
        </table:table-row>
        <table:table-row table:style-name="ro1">
          <table:table-cell office:value-type="float" office:value="1.316984E+016" calcext:value-type="float">
            <text:p>1.316984E+016</text:p>
          </table:table-cell>
          <table:table-cell office:value-type="float" office:value="1.501949E+036" calcext:value-type="float">
            <text:p>1.501949E+036</text:p>
          </table:table-cell>
          <table:table-cell office:value-type="float" office:value="0.000006200426" calcext:value-type="float">
            <text:p>6.200426E-006</text:p>
          </table:table-cell>
          <table:table-cell table:formula="of:=[.A71]*[.$B$1]" office:value-type="float" office:value="1.1837057459936E+043" calcext:value-type="float">
            <text:p>1.1837057459936E+043</text:p>
          </table:table-cell>
          <table:table-cell/>
          <table:table-cell table:formula="of:=[.A71]*[.$B$1]/[.$B$3]" office:value-type="float" office:value="0.809421112442066" calcext:value-type="float">
            <text:p>0.8094211124</text:p>
          </table:table-cell>
          <table:table-cell table:formula="of:=[.B71]/[.$B$3]" office:value-type="float" office:value="0.000000102703668924981" calcext:value-type="float">
            <text:p>1.02703668924981E-007</text:p>
          </table:table-cell>
          <table:table-cell/>
        </table:table-row>
        <table:table-row table:style-name="ro1">
          <table:table-cell office:value-type="float" office:value="1.312245E+016" calcext:value-type="float">
            <text:p>1.312245E+016</text:p>
          </table:table-cell>
          <table:table-cell office:value-type="float" office:value="1.495422E+036" calcext:value-type="float">
            <text:p>1.495422E+036</text:p>
          </table:table-cell>
          <table:table-cell office:value-type="float" office:value="0.000006184404" calcext:value-type="float">
            <text:p>6.184404E-006</text:p>
          </table:table-cell>
          <table:table-cell table:formula="of:=[.A72]*[.$B$1]" office:value-type="float" office:value="1.179446330898E+043" calcext:value-type="float">
            <text:p>1.179446330898E+043</text:p>
          </table:table-cell>
          <table:table-cell/>
          <table:table-cell table:formula="of:=[.A72]*[.$B$1]/[.$B$3]" office:value-type="float" office:value="0.806508513160782" calcext:value-type="float">
            <text:p>0.8065085132</text:p>
          </table:table-cell>
          <table:table-cell table:formula="of:=[.B72]/[.$B$3]" office:value-type="float" office:value="0.000000102257350942764" calcext:value-type="float">
            <text:p>1.02257350942764E-007</text:p>
          </table:table-cell>
          <table:table-cell/>
        </table:table-row>
        <table:table-row table:style-name="ro1">
          <table:table-cell office:value-type="float" office:value="1.307512E+016" calcext:value-type="float">
            <text:p>1.307512E+016</text:p>
          </table:table-cell>
          <table:table-cell office:value-type="float" office:value="1.488907E+036" calcext:value-type="float">
            <text:p>1.488907E+036</text:p>
          </table:table-cell>
          <table:table-cell office:value-type="float" office:value="0.000006168383" calcext:value-type="float">
            <text:p>6.168383E-006</text:p>
          </table:table-cell>
          <table:table-cell table:formula="of:=[.A73]*[.$B$1]" office:value-type="float" office:value="1.1751923086048E+043" calcext:value-type="float">
            <text:p>1.1751923086048E+043</text:p>
          </table:table-cell>
          <table:table-cell/>
          <table:table-cell table:formula="of:=[.A73]*[.$B$1]/[.$B$3]" office:value-type="float" office:value="0.803599601492008" calcext:value-type="float">
            <text:p>0.8035996015</text:p>
          </table:table-cell>
          <table:table-cell table:formula="of:=[.B73]/[.$B$3]" office:value-type="float" office:value="0.000000101811853523713" calcext:value-type="float">
            <text:p>1.01811853523713E-007</text:p>
          </table:table-cell>
          <table:table-cell/>
        </table:table-row>
        <table:table-row table:style-name="ro1">
          <table:table-cell office:value-type="float" office:value="1.302785E+016" calcext:value-type="float">
            <text:p>1.302785E+016</text:p>
          </table:table-cell>
          <table:table-cell office:value-type="float" office:value="1.482402E+036" calcext:value-type="float">
            <text:p>1.482402E+036</text:p>
          </table:table-cell>
          <table:table-cell office:value-type="float" office:value="0.000006152361" calcext:value-type="float">
            <text:p>6.152361E-006</text:p>
          </table:table-cell>
          <table:table-cell table:formula="of:=[.A74]*[.$B$1]" office:value-type="float" office:value="1.170943679114E+043" calcext:value-type="float">
            <text:p>1.170943679114E+043</text:p>
          </table:table-cell>
          <table:table-cell/>
          <table:table-cell table:formula="of:=[.A74]*[.$B$1]/[.$B$3]" office:value-type="float" office:value="0.800694377435745" calcext:value-type="float">
            <text:p>0.8006943774</text:p>
          </table:table-cell>
          <table:table-cell table:formula="of:=[.B74]/[.$B$3]" office:value-type="float" office:value="0.000000101367039907301" calcext:value-type="float">
            <text:p>1.01367039907301E-007</text:p>
          </table:table-cell>
          <table:table-cell/>
        </table:table-row>
        <table:table-row table:style-name="ro1">
          <table:table-cell office:value-type="float" office:value="1.298063E+016" calcext:value-type="float">
            <text:p>1.298063E+016</text:p>
          </table:table-cell>
          <table:table-cell office:value-type="float" office:value="1.475908E+036" calcext:value-type="float">
            <text:p>1.475908E+036</text:p>
          </table:table-cell>
          <table:table-cell office:value-type="float" office:value="0.000006136339" calcext:value-type="float">
            <text:p>6.136339E-006</text:p>
          </table:table-cell>
          <table:table-cell table:formula="of:=[.A75]*[.$B$1]" office:value-type="float" office:value="1.1666995436252E+043" calcext:value-type="float">
            <text:p>1.1666995436252E+043</text:p>
          </table:table-cell>
          <table:table-cell/>
          <table:table-cell table:formula="of:=[.A75]*[.$B$1]/[.$B$3]" office:value-type="float" office:value="0.797792226389907" calcext:value-type="float">
            <text:p>0.7977922264</text:p>
          </table:table-cell>
          <table:table-cell table:formula="of:=[.B75]/[.$B$3]" office:value-type="float" office:value="0.000000100922978473791" calcext:value-type="float">
            <text:p>1.00922978473791E-007</text:p>
          </table:table-cell>
          <table:table-cell/>
        </table:table-row>
        <table:table-row table:style-name="ro1">
          <table:table-cell office:value-type="float" office:value="1.293348E+016" calcext:value-type="float">
            <text:p>1.293348E+016</text:p>
          </table:table-cell>
          <table:table-cell office:value-type="float" office:value="1.469424E+036" calcext:value-type="float">
            <text:p>1.469424E+036</text:p>
          </table:table-cell>
          <table:table-cell office:value-type="float" office:value="0.000006120317" calcext:value-type="float">
            <text:p>6.120317E-006</text:p>
          </table:table-cell>
          <table:table-cell table:formula="of:=[.A76]*[.$B$1]" office:value-type="float" office:value="1.1624616997392E+043" calcext:value-type="float">
            <text:p>1.1624616997392E+043</text:p>
          </table:table-cell>
          <table:table-cell/>
          <table:table-cell table:formula="of:=[.A76]*[.$B$1]/[.$B$3]" office:value-type="float" office:value="0.794894377558665" calcext:value-type="float">
            <text:p>0.7948943776</text:p>
          </table:table-cell>
          <table:table-cell table:formula="of:=[.B76]/[.$B$3]" office:value-type="float" office:value="0.000000100479600842919" calcext:value-type="float">
            <text:p>1.00479600842919E-007</text:p>
          </table:table-cell>
          <table:table-cell/>
        </table:table-row>
        <table:table-row table:style-name="ro1">
          <table:table-cell office:value-type="float" office:value="1.288638E+016" calcext:value-type="float">
            <text:p>1.288638E+016</text:p>
          </table:table-cell>
          <table:table-cell office:value-type="float" office:value="1.462952E+036" calcext:value-type="float">
            <text:p>1.462952E+036</text:p>
          </table:table-cell>
          <table:table-cell office:value-type="float" office:value="0.000006104296" calcext:value-type="float">
            <text:p>6.104296E-006</text:p>
          </table:table-cell>
          <table:table-cell table:formula="of:=[.A77]*[.$B$1]" office:value-type="float" office:value="1.1582283498552E+043" calcext:value-type="float">
            <text:p>1.1582283498552E+043</text:p>
          </table:table-cell>
          <table:table-cell/>
          <table:table-cell table:formula="of:=[.A77]*[.$B$1]/[.$B$3]" office:value-type="float" office:value="0.791999601737849" calcext:value-type="float">
            <text:p>0.7919996017</text:p>
          </table:table-cell>
          <table:table-cell table:formula="of:=[.B77]/[.$B$3]" office:value-type="float" office:value="0.000000100037043775214" calcext:value-type="float">
            <text:p>0.0000001</text:p>
          </table:table-cell>
          <table:table-cell/>
        </table:table-row>
        <table:table-row table:style-name="ro1">
          <table:table-cell office:value-type="float" office:value="1.283934E+016" calcext:value-type="float">
            <text:p>1.283934E+016</text:p>
          </table:table-cell>
          <table:table-cell office:value-type="float" office:value="1.456491E+036" calcext:value-type="float">
            <text:p>1.456491E+036</text:p>
          </table:table-cell>
          <table:table-cell office:value-type="float" office:value="0.000006088274" calcext:value-type="float">
            <text:p>6.088274E-006</text:p>
          </table:table-cell>
          <table:table-cell table:formula="of:=[.A78]*[.$B$1]" office:value-type="float" office:value="1.1540003927736E+043" calcext:value-type="float">
            <text:p>1.1540003927736E+043</text:p>
          </table:table-cell>
          <table:table-cell/>
          <table:table-cell table:formula="of:=[.A78]*[.$B$1]/[.$B$3]" office:value-type="float" office:value="0.789108513529543" calcext:value-type="float">
            <text:p>0.7891085135</text:p>
          </table:table-cell>
          <table:table-cell table:formula="of:=[.B78]/[.$B$3]" office:value-type="float" office:value="0.0000000995952388904118" calcext:value-type="float">
            <text:p>9.95952388904118E-008</text:p>
          </table:table-cell>
          <table:table-cell/>
        </table:table-row>
        <table:table-row table:style-name="ro1">
          <table:table-cell office:value-type="float" office:value="1.279236E+016" calcext:value-type="float">
            <text:p>1.279236E+016</text:p>
          </table:table-cell>
          <table:table-cell office:value-type="float" office:value="1.45004E+036" calcext:value-type="float">
            <text:p>1.45004E+036</text:p>
          </table:table-cell>
          <table:table-cell office:value-type="float" office:value="0.000006072252" calcext:value-type="float">
            <text:p>6.072252E-006</text:p>
          </table:table-cell>
          <table:table-cell table:formula="of:=[.A79]*[.$B$1]" office:value-type="float" office:value="1.1497778284944E+043" calcext:value-type="float">
            <text:p>1.1497778284944E+043</text:p>
          </table:table-cell>
          <table:table-cell/>
          <table:table-cell table:formula="of:=[.A79]*[.$B$1]/[.$B$3]" office:value-type="float" office:value="0.786221112933748" calcext:value-type="float">
            <text:p>0.7862211129</text:p>
          </table:table-cell>
          <table:table-cell table:formula="of:=[.B79]/[.$B$3]" office:value-type="float" office:value="0.0000000991541178082479" calcext:value-type="float">
            <text:p>9.91541178082479E-008</text:p>
          </table:table-cell>
          <table:table-cell/>
        </table:table-row>
        <table:table-row table:style-name="ro1">
          <table:table-cell office:value-type="float" office:value="1.274544E+016" calcext:value-type="float">
            <text:p>1.274544E+016</text:p>
          </table:table-cell>
          <table:table-cell office:value-type="float" office:value="1.443601E+036" calcext:value-type="float">
            <text:p>1.443601E+036</text:p>
          </table:table-cell>
          <table:table-cell office:value-type="float" office:value="0.00000605623" calcext:value-type="float">
            <text:p>6.05623E-006</text:p>
          </table:table-cell>
          <table:table-cell table:formula="of:=[.A80]*[.$B$1]" office:value-type="float" office:value="1.1455606570176E+043" calcext:value-type="float">
            <text:p>1.1455606570176E+043</text:p>
          </table:table-cell>
          <table:table-cell/>
          <table:table-cell table:formula="of:=[.A80]*[.$B$1]/[.$B$3]" office:value-type="float" office:value="0.783337399950463" calcext:value-type="float">
            <text:p>0.7833374</text:p>
          </table:table-cell>
          <table:table-cell table:formula="of:=[.B80]/[.$B$3]" office:value-type="float" office:value="0.0000000987138172892503" calcext:value-type="float">
            <text:p>9.87138172892503E-008</text:p>
          </table:table-cell>
          <table:table-cell/>
        </table:table-row>
        <table:table-row table:style-name="ro1">
          <table:table-cell office:value-type="float" office:value="1.269857E+016" calcext:value-type="float">
            <text:p>1.269857E+016</text:p>
          </table:table-cell>
          <table:table-cell office:value-type="float" office:value="1.437172E+036" calcext:value-type="float">
            <text:p>1.437172E+036</text:p>
          </table:table-cell>
          <table:table-cell office:value-type="float" office:value="0.000006040208" calcext:value-type="float">
            <text:p>6.040208E-006</text:p>
          </table:table-cell>
          <table:table-cell table:formula="of:=[.A81]*[.$B$1]" office:value-type="float" office:value="1.1413479795428E+043" calcext:value-type="float">
            <text:p>1.1413479795428E+043</text:p>
          </table:table-cell>
          <table:table-cell/>
          <table:table-cell table:formula="of:=[.A81]*[.$B$1]/[.$B$3]" office:value-type="float" office:value="0.780456759977604" calcext:value-type="float">
            <text:p>0.78045676</text:p>
          </table:table-cell>
          <table:table-cell table:formula="of:=[.B81]/[.$B$3]" office:value-type="float" office:value="0.0000000982742005728912" calcext:value-type="float">
            <text:p>9.82742005728912E-008</text:p>
          </table:table-cell>
          <table:table-cell/>
        </table:table-row>
        <table:table-row table:style-name="ro1">
          <table:table-cell office:value-type="float" office:value="1.265177E+016" calcext:value-type="float">
            <text:p>1.265177E+016</text:p>
          </table:table-cell>
          <table:table-cell office:value-type="float" office:value="1.430754E+036" calcext:value-type="float">
            <text:p>1.430754E+036</text:p>
          </table:table-cell>
          <table:table-cell office:value-type="float" office:value="0.000006024187" calcext:value-type="float">
            <text:p>6.024187E-006</text:p>
          </table:table-cell>
          <table:table-cell table:formula="of:=[.A82]*[.$B$1]" office:value-type="float" office:value="1.1371415936708E+043" calcext:value-type="float">
            <text:p>1.1371415936708E+043</text:p>
          </table:table-cell>
          <table:table-cell/>
          <table:table-cell table:formula="of:=[.A82]*[.$B$1]/[.$B$3]" office:value-type="float" office:value="0.77758042221934" calcext:value-type="float">
            <text:p>0.7775804222</text:p>
          </table:table-cell>
          <table:table-cell table:formula="of:=[.B82]/[.$B$3]" office:value-type="float" office:value="0.0000000978353360394347" calcext:value-type="float">
            <text:p>9.78353360394347E-008</text:p>
          </table:table-cell>
          <table:table-cell/>
        </table:table-row>
        <table:table-row table:style-name="ro1">
          <table:table-cell office:value-type="float" office:value="1.260502E+016" calcext:value-type="float">
            <text:p>1.260502E+016</text:p>
          </table:table-cell>
          <table:table-cell office:value-type="float" office:value="1.424347E+036" calcext:value-type="float">
            <text:p>1.424347E+036</text:p>
          </table:table-cell>
          <table:table-cell office:value-type="float" office:value="0.000006008165" calcext:value-type="float">
            <text:p>6.008165E-006</text:p>
          </table:table-cell>
          <table:table-cell table:formula="of:=[.A83]*[.$B$1]" office:value-type="float" office:value="1.1329397018008E+043" calcext:value-type="float">
            <text:p>1.1329397018008E+043</text:p>
          </table:table-cell>
          <table:table-cell/>
          <table:table-cell table:formula="of:=[.A83]*[.$B$1]/[.$B$3]" office:value-type="float" office:value="0.774707157471502" calcext:value-type="float">
            <text:p>0.7747071575</text:p>
          </table:table-cell>
          <table:table-cell table:formula="of:=[.B83]/[.$B$3]" office:value-type="float" office:value="0.0000000973972236888806" calcext:value-type="float">
            <text:p>9.73972236888806E-008</text:p>
          </table:table-cell>
          <table:table-cell/>
        </table:table-row>
        <table:table-row table:style-name="ro1">
          <table:table-cell office:value-type="float" office:value="1.255834E+016" calcext:value-type="float">
            <text:p>1.255834E+016</text:p>
          </table:table-cell>
          <table:table-cell office:value-type="float" office:value="1.417952E+036" calcext:value-type="float">
            <text:p>1.417952E+036</text:p>
          </table:table-cell>
          <table:table-cell office:value-type="float" office:value="0.000005992143" calcext:value-type="float">
            <text:p>5.992143E-006</text:p>
          </table:table-cell>
          <table:table-cell table:formula="of:=[.A84]*[.$B$1]" office:value-type="float" office:value="1.1287441015336E+043" calcext:value-type="float">
            <text:p>1.1287441015336E+043</text:p>
          </table:table-cell>
          <table:table-cell/>
          <table:table-cell table:formula="of:=[.A84]*[.$B$1]/[.$B$3]" office:value-type="float" office:value="0.77183819493826" calcext:value-type="float">
            <text:p>0.7718381949</text:p>
          </table:table-cell>
          <table:table-cell table:formula="of:=[.B84]/[.$B$3]" office:value-type="float" office:value="0.0000000969599319014929" calcext:value-type="float">
            <text:p>0.000000097</text:p>
          </table:table-cell>
          <table:table-cell/>
        </table:table-row>
        <table:table-row table:style-name="ro1">
          <table:table-cell office:value-type="float" office:value="1.251171E+016" calcext:value-type="float">
            <text:p>1.251171E+016</text:p>
          </table:table-cell>
          <table:table-cell office:value-type="float" office:value="1.411567E+036" calcext:value-type="float">
            <text:p>1.411567E+036</text:p>
          </table:table-cell>
          <table:table-cell office:value-type="float" office:value="0.000005976121" calcext:value-type="float">
            <text:p>5.976121E-006</text:p>
          </table:table-cell>
          <table:table-cell table:formula="of:=[.A85]*[.$B$1]" office:value-type="float" office:value="1.1245529952684E+043" calcext:value-type="float">
            <text:p>1.1245529952684E+043</text:p>
          </table:table-cell>
          <table:table-cell/>
          <table:table-cell table:formula="of:=[.A85]*[.$B$1]/[.$B$3]" office:value-type="float" office:value="0.768972305415443" calcext:value-type="float">
            <text:p>0.7689723054</text:p>
          </table:table-cell>
          <table:table-cell table:formula="of:=[.B85]/[.$B$3]" office:value-type="float" office:value="0.0000000965233239167437" calcext:value-type="float">
            <text:p>9.65233239167437E-008</text:p>
          </table:table-cell>
          <table:table-cell/>
        </table:table-row>
        <table:table-row table:style-name="ro1">
          <table:table-cell office:value-type="float" office:value="1.246514E+016" calcext:value-type="float">
            <text:p>1.246514E+016</text:p>
          </table:table-cell>
          <table:table-cell office:value-type="float" office:value="1.405193E+036" calcext:value-type="float">
            <text:p>1.405193E+036</text:p>
          </table:table-cell>
          <table:table-cell office:value-type="float" office:value="0.0000059601" calcext:value-type="float">
            <text:p>5.9601E-006</text:p>
          </table:table-cell>
          <table:table-cell table:formula="of:=[.A86]*[.$B$1]" office:value-type="float" office:value="1.1203672818056E+043" calcext:value-type="float">
            <text:p>1.1203672818056E+043</text:p>
          </table:table-cell>
          <table:table-cell/>
          <table:table-cell table:formula="of:=[.A86]*[.$B$1]/[.$B$3]" office:value-type="float" office:value="0.766110103505137" calcext:value-type="float">
            <text:p>0.7661101035</text:p>
          </table:table-cell>
          <table:table-cell table:formula="of:=[.B86]/[.$B$3]" office:value-type="float" office:value="0.000000096087468114897" calcext:value-type="float">
            <text:p>9.6087468114897E-008</text:p>
          </table:table-cell>
          <table:table-cell/>
        </table:table-row>
        <table:table-row table:style-name="ro1">
          <table:table-cell office:value-type="float" office:value="1.241863E+016" calcext:value-type="float">
            <text:p>1.241863E+016</text:p>
          </table:table-cell>
          <table:table-cell office:value-type="float" office:value="1.39883E+036" calcext:value-type="float">
            <text:p>1.39883E+036</text:p>
          </table:table-cell>
          <table:table-cell office:value-type="float" office:value="0.000005944078" calcext:value-type="float">
            <text:p>5.944078E-006</text:p>
          </table:table-cell>
          <table:table-cell table:formula="of:=[.A87]*[.$B$1]" office:value-type="float" office:value="1.1161869611452E+043" calcext:value-type="float">
            <text:p>1.1161869611452E+043</text:p>
          </table:table-cell>
          <table:table-cell/>
          <table:table-cell table:formula="of:=[.A87]*[.$B$1]/[.$B$3]" office:value-type="float" office:value="0.763251589207342" calcext:value-type="float">
            <text:p>0.7632515892</text:p>
          </table:table-cell>
          <table:table-cell table:formula="of:=[.B87]/[.$B$3]" office:value-type="float" office:value="0.0000000956523644959528" calcext:value-type="float">
            <text:p>9.56523644959528E-008</text:p>
          </table:table-cell>
          <table:table-cell/>
        </table:table-row>
        <table:table-row table:style-name="ro1">
          <table:table-cell office:value-type="float" office:value="1.237218E+016" calcext:value-type="float">
            <text:p>1.237218E+016</text:p>
          </table:table-cell>
          <table:table-cell office:value-type="float" office:value="1.392477E+036" calcext:value-type="float">
            <text:p>1.392477E+036</text:p>
          </table:table-cell>
          <table:table-cell office:value-type="float" office:value="0.000005928056" calcext:value-type="float">
            <text:p>5.928056E-006</text:p>
          </table:table-cell>
          <table:table-cell table:formula="of:=[.A88]*[.$B$1]" office:value-type="float" office:value="1.1120120332872E+043" calcext:value-type="float">
            <text:p>1.1120120332872E+043</text:p>
          </table:table-cell>
          <table:table-cell/>
          <table:table-cell table:formula="of:=[.A88]*[.$B$1]/[.$B$3]" office:value-type="float" office:value="0.760396762522057" calcext:value-type="float">
            <text:p>0.7603967625</text:p>
          </table:table-cell>
          <table:table-cell table:formula="of:=[.B88]/[.$B$3]" office:value-type="float" office:value="0.0000000952179446796472" calcext:value-type="float">
            <text:p>9.52179446796472E-008</text:p>
          </table:table-cell>
          <table:table-cell/>
        </table:table-row>
        <table:table-row table:style-name="ro1">
          <table:table-cell office:value-type="float" office:value="1.232579E+016" calcext:value-type="float">
            <text:p>1.232579E+016</text:p>
          </table:table-cell>
          <table:table-cell office:value-type="float" office:value="1.386136E+036" calcext:value-type="float">
            <text:p>1.386136E+036</text:p>
          </table:table-cell>
          <table:table-cell office:value-type="float" office:value="0.000005912034" calcext:value-type="float">
            <text:p>0.000005912</text:p>
          </table:table-cell>
          <table:table-cell table:formula="of:=[.A89]*[.$B$1]" office:value-type="float" office:value="1.1078424982316E+043" calcext:value-type="float">
            <text:p>1.1078424982316E+043</text:p>
          </table:table-cell>
          <table:table-cell/>
          <table:table-cell table:formula="of:=[.A89]*[.$B$1]/[.$B$3]" office:value-type="float" office:value="0.757545623449282" calcext:value-type="float">
            <text:p>0.7575456234</text:p>
          </table:table-cell>
          <table:table-cell table:formula="of:=[.B89]/[.$B$3]" office:value-type="float" office:value="0.0000000947843454265079" calcext:value-type="float">
            <text:p>9.47843454265079E-008</text:p>
          </table:table-cell>
          <table:table-cell/>
        </table:table-row>
        <table:table-row table:style-name="ro1">
          <table:table-cell office:value-type="float" office:value="1.227945E+016" calcext:value-type="float">
            <text:p>1.227945E+016</text:p>
          </table:table-cell>
          <table:table-cell office:value-type="float" office:value="1.379806E+036" calcext:value-type="float">
            <text:p>1.379806E+036</text:p>
          </table:table-cell>
          <table:table-cell office:value-type="float" office:value="0.000005896012" calcext:value-type="float">
            <text:p>0.000005896</text:p>
          </table:table-cell>
          <table:table-cell table:formula="of:=[.A90]*[.$B$1]" office:value-type="float" office:value="1.103677457178E+043" calcext:value-type="float">
            <text:p>1.103677457178E+043</text:p>
          </table:table-cell>
          <table:table-cell/>
          <table:table-cell table:formula="of:=[.A90]*[.$B$1]/[.$B$3]" office:value-type="float" office:value="0.754697557386933" calcext:value-type="float">
            <text:p>0.7546975574</text:p>
          </table:table-cell>
          <table:table-cell table:formula="of:=[.B90]/[.$B$3]" office:value-type="float" office:value="0.000000094351498356271" calcext:value-type="float">
            <text:p>9.4351498356271E-008</text:p>
          </table:table-cell>
          <table:table-cell/>
        </table:table-row>
        <table:table-row table:style-name="ro1">
          <table:table-cell office:value-type="float" office:value="1.223318E+016" calcext:value-type="float">
            <text:p>1.223318E+016</text:p>
          </table:table-cell>
          <table:table-cell office:value-type="float" office:value="1.373487E+036" calcext:value-type="float">
            <text:p>1.373487E+036</text:p>
          </table:table-cell>
          <table:table-cell office:value-type="float" office:value="0.000005879991" calcext:value-type="float">
            <text:p>0.00000588</text:p>
          </table:table-cell>
          <table:table-cell table:formula="of:=[.A91]*[.$B$1]" office:value-type="float" office:value="1.0995187077272E+043" calcext:value-type="float">
            <text:p>1.0995187077272E+043</text:p>
          </table:table-cell>
          <table:table-cell/>
          <table:table-cell table:formula="of:=[.A91]*[.$B$1]/[.$B$3]" office:value-type="float" office:value="0.75185379353918" calcext:value-type="float">
            <text:p>0.7518537935</text:p>
          </table:table-cell>
          <table:table-cell table:formula="of:=[.B91]/[.$B$3]" office:value-type="float" office:value="0.0000000939194034689367" calcext:value-type="float">
            <text:p>9.39194034689367E-008</text:p>
          </table:table-cell>
          <table:table-cell/>
        </table:table-row>
        <table:table-row table:style-name="ro1">
          <table:table-cell office:value-type="float" office:value="1.218697E+016" calcext:value-type="float">
            <text:p>1.218697E+016</text:p>
          </table:table-cell>
          <table:table-cell office:value-type="float" office:value="1.367179E+036" calcext:value-type="float">
            <text:p>1.367179E+036</text:p>
          </table:table-cell>
          <table:table-cell office:value-type="float" office:value="0.000005863969" calcext:value-type="float">
            <text:p>0.000005864</text:p>
          </table:table-cell>
          <table:table-cell table:formula="of:=[.A92]*[.$B$1]" office:value-type="float" office:value="1.0953653510788E+043" calcext:value-type="float">
            <text:p>1.0953653510788E+043</text:p>
          </table:table-cell>
          <table:table-cell/>
          <table:table-cell table:formula="of:=[.A92]*[.$B$1]/[.$B$3]" office:value-type="float" office:value="0.749013717303937" calcext:value-type="float">
            <text:p>0.7490137173</text:p>
          </table:table-cell>
          <table:table-cell table:formula="of:=[.B92]/[.$B$3]" office:value-type="float" office:value="0.0000000934880607645048" calcext:value-type="float">
            <text:p>9.34880607645048E-008</text:p>
          </table:table-cell>
          <table:table-cell/>
        </table:table-row>
        <table:table-row table:style-name="ro1">
          <table:table-cell office:value-type="float" office:value="1.214081E+016" calcext:value-type="float">
            <text:p>1.214081E+016</text:p>
          </table:table-cell>
          <table:table-cell office:value-type="float" office:value="1.360882E+036" calcext:value-type="float">
            <text:p>1.360882E+036</text:p>
          </table:table-cell>
          <table:table-cell office:value-type="float" office:value="0.000005847947" calcext:value-type="float">
            <text:p>5.847947E-006</text:p>
          </table:table-cell>
          <table:table-cell table:formula="of:=[.A93]*[.$B$1]" office:value-type="float" office:value="1.0912164884324E+043" calcext:value-type="float">
            <text:p>1.0912164884324E+043</text:p>
          </table:table-cell>
          <table:table-cell/>
          <table:table-cell table:formula="of:=[.A93]*[.$B$1]/[.$B$3]" office:value-type="float" office:value="0.74617671407912" calcext:value-type="float">
            <text:p>0.7461767141</text:p>
          </table:table-cell>
          <table:table-cell table:formula="of:=[.B93]/[.$B$3]" office:value-type="float" office:value="0.0000000930574702429754" calcext:value-type="float">
            <text:p>9.30574702429754E-008</text:p>
          </table:table-cell>
          <table:table-cell/>
        </table:table-row>
        <table:table-row table:style-name="ro1">
          <table:table-cell office:value-type="float" office:value="1.209472E+016" calcext:value-type="float">
            <text:p>1.209472E+016</text:p>
          </table:table-cell>
          <table:table-cell office:value-type="float" office:value="1.354595E+036" calcext:value-type="float">
            <text:p>1.354595E+036</text:p>
          </table:table-cell>
          <table:table-cell office:value-type="float" office:value="0.000005831925" calcext:value-type="float">
            <text:p>5.831925E-006</text:p>
          </table:table-cell>
          <table:table-cell table:formula="of:=[.A94]*[.$B$1]" office:value-type="float" office:value="1.0870739173888E+043" calcext:value-type="float">
            <text:p>1.0870739173888E+043</text:p>
          </table:table-cell>
          <table:table-cell/>
          <table:table-cell table:formula="of:=[.A94]*[.$B$1]/[.$B$3]" office:value-type="float" office:value="0.743344013068899" calcext:value-type="float">
            <text:p>0.7433440131</text:p>
          </table:table-cell>
          <table:table-cell table:formula="of:=[.B94]/[.$B$3]" office:value-type="float" office:value="0.0000000926275635240845" calcext:value-type="float">
            <text:p>9.26275635240845E-008</text:p>
          </table:table-cell>
          <table:table-cell/>
        </table:table-row>
        <table:table-row table:style-name="ro1">
          <table:table-cell office:value-type="float" office:value="1.204868E+016" calcext:value-type="float">
            <text:p>1.204868E+016</text:p>
          </table:table-cell>
          <table:table-cell office:value-type="float" office:value="1.34832E+036" calcext:value-type="float">
            <text:p>1.34832E+036</text:p>
          </table:table-cell>
          <table:table-cell office:value-type="float" office:value="0.000005815904" calcext:value-type="float">
            <text:p>5.815904E-006</text:p>
          </table:table-cell>
          <table:table-cell table:formula="of:=[.A95]*[.$B$1]" office:value-type="float" office:value="1.0829358403472E+043" calcext:value-type="float">
            <text:p>1.0829358403472E+043</text:p>
          </table:table-cell>
          <table:table-cell/>
          <table:table-cell table:formula="of:=[.A95]*[.$B$1]/[.$B$3]" office:value-type="float" office:value="0.740514385069103" calcext:value-type="float">
            <text:p>0.7405143851</text:p>
          </table:table-cell>
          <table:table-cell table:formula="of:=[.B95]/[.$B$3]" office:value-type="float" office:value="0.00000009219847736836" calcext:value-type="float">
            <text:p>9.219847736836E-008</text:p>
          </table:table-cell>
          <table:table-cell/>
        </table:table-row>
        <table:table-row table:style-name="ro1">
          <table:table-cell office:value-type="float" office:value="1.200271E+016" calcext:value-type="float">
            <text:p>1.200271E+016</text:p>
          </table:table-cell>
          <table:table-cell office:value-type="float" office:value="1.342056E+036" calcext:value-type="float">
            <text:p>1.342056E+036</text:p>
          </table:table-cell>
          <table:table-cell office:value-type="float" office:value="0.000005799882" calcext:value-type="float">
            <text:p>5.799882E-006</text:p>
          </table:table-cell>
          <table:table-cell table:formula="of:=[.A96]*[.$B$1]" office:value-type="float" office:value="1.0788040549084E+043" calcext:value-type="float">
            <text:p>1.0788040549084E+043</text:p>
          </table:table-cell>
          <table:table-cell/>
          <table:table-cell table:formula="of:=[.A96]*[.$B$1]/[.$B$3]" office:value-type="float" office:value="0.737689059283902" calcext:value-type="float">
            <text:p>0.7376890593</text:p>
          </table:table-cell>
          <table:table-cell table:formula="of:=[.B96]/[.$B$3]" office:value-type="float" office:value="0.000000091770143395538" calcext:value-type="float">
            <text:p>9.1770143395538E-008</text:p>
          </table:table-cell>
          <table:table-cell/>
        </table:table-row>
        <table:table-row table:style-name="ro1">
          <table:table-cell office:value-type="float" office:value="1.195679E+016" calcext:value-type="float">
            <text:p>1.195679E+016</text:p>
          </table:table-cell>
          <table:table-cell office:value-type="float" office:value="1.335803E+036" calcext:value-type="float">
            <text:p>1.335803E+036</text:p>
          </table:table-cell>
          <table:table-cell office:value-type="float" office:value="0.00000578386" calcext:value-type="float">
            <text:p>5.78386E-006</text:p>
          </table:table-cell>
          <table:table-cell table:formula="of:=[.A97]*[.$B$1]" office:value-type="float" office:value="1.0746767634716E+043" calcext:value-type="float">
            <text:p>1.0746767634716E+043</text:p>
          </table:table-cell>
          <table:table-cell/>
          <table:table-cell table:formula="of:=[.A97]*[.$B$1]/[.$B$3]" office:value-type="float" office:value="0.734866806509128" calcext:value-type="float">
            <text:p>0.7348668065</text:p>
          </table:table-cell>
          <table:table-cell table:formula="of:=[.B97]/[.$B$3]" office:value-type="float" office:value="0.0000000913425616056184" calcext:value-type="float">
            <text:p>9.13425616056184E-008</text:p>
          </table:table-cell>
          <table:table-cell/>
        </table:table-row>
        <table:table-row table:style-name="ro1">
          <table:table-cell office:value-type="float" office:value="1.191094E+016" calcext:value-type="float">
            <text:p>1.191094E+016</text:p>
          </table:table-cell>
          <table:table-cell office:value-type="float" office:value="1.32956E+036" calcext:value-type="float">
            <text:p>1.32956E+036</text:p>
          </table:table-cell>
          <table:table-cell office:value-type="float" office:value="0.000005767838" calcext:value-type="float">
            <text:p>5.767838E-006</text:p>
          </table:table-cell>
          <table:table-cell table:formula="of:=[.A98]*[.$B$1]" office:value-type="float" office:value="1.0705557636376E+043" calcext:value-type="float">
            <text:p>1.0705557636376E+043</text:p>
          </table:table-cell>
          <table:table-cell/>
          <table:table-cell table:formula="of:=[.A98]*[.$B$1]/[.$B$3]" office:value-type="float" office:value="0.732048855948949" calcext:value-type="float">
            <text:p>0.7320488559</text:p>
          </table:table-cell>
          <table:table-cell table:formula="of:=[.B98]/[.$B$3]" office:value-type="float" office:value="0.0000000909156636183375" calcext:value-type="float">
            <text:p>9.09156636183375E-008</text:p>
          </table:table-cell>
          <table:table-cell/>
        </table:table-row>
        <table:table-row table:style-name="ro1">
          <table:table-cell office:value-type="float" office:value="1.186514E+016" calcext:value-type="float">
            <text:p>1.186514E+016</text:p>
          </table:table-cell>
          <table:table-cell office:value-type="float" office:value="1.323329E+036" calcext:value-type="float">
            <text:p>1.323329E+036</text:p>
          </table:table-cell>
          <table:table-cell office:value-type="float" office:value="0.000005751817" calcext:value-type="float">
            <text:p>5.751817E-006</text:p>
          </table:table-cell>
          <table:table-cell table:formula="of:=[.A99]*[.$B$1]" office:value-type="float" office:value="1.0664392578056E+043" calcext:value-type="float">
            <text:p>1.0664392578056E+043</text:p>
          </table:table-cell>
          <table:table-cell/>
          <table:table-cell table:formula="of:=[.A99]*[.$B$1]/[.$B$3]" office:value-type="float" office:value="0.729233978399195" calcext:value-type="float">
            <text:p>0.7292339784</text:p>
          </table:table-cell>
          <table:table-cell table:formula="of:=[.B99]/[.$B$3]" office:value-type="float" office:value="0.0000000904895861942228" calcext:value-type="float">
            <text:p>9.04895861942228E-008</text:p>
          </table:table-cell>
          <table:table-cell/>
        </table:table-row>
        <table:table-row table:style-name="ro1">
          <table:table-cell office:value-type="float" office:value="1.18194E+016" calcext:value-type="float">
            <text:p>1.18194E+016</text:p>
          </table:table-cell>
          <table:table-cell office:value-type="float" office:value="1.317109E+036" calcext:value-type="float">
            <text:p>1.317109E+036</text:p>
          </table:table-cell>
          <table:table-cell office:value-type="float" office:value="0.000005735795" calcext:value-type="float">
            <text:p>5.735795E-006</text:p>
          </table:table-cell>
          <table:table-cell table:formula="of:=[.A100]*[.$B$1]" office:value-type="float" office:value="1.062328144776E+043" calcext:value-type="float">
            <text:p>1.062328144776E+043</text:p>
          </table:table-cell>
          <table:table-cell/>
          <table:table-cell table:formula="of:=[.A100]*[.$B$1]/[.$B$3]" office:value-type="float" office:value="0.726422788461952" calcext:value-type="float">
            <text:p>0.7264227885</text:p>
          </table:table-cell>
          <table:table-cell table:formula="of:=[.B100]/[.$B$3]" office:value-type="float" office:value="0.0000000900642609530106" calcext:value-type="float">
            <text:p>9.00642609530106E-008</text:p>
          </table:table-cell>
          <table:table-cell/>
        </table:table-row>
        <table:table-row table:style-name="ro1">
          <table:table-cell office:value-type="float" office:value="1.177373E+016" calcext:value-type="float">
            <text:p>1.177373E+016</text:p>
          </table:table-cell>
          <table:table-cell office:value-type="float" office:value="1.3109E+036" calcext:value-type="float">
            <text:p>1.3109E+036</text:p>
          </table:table-cell>
          <table:table-cell office:value-type="float" office:value="0.000005719773" calcext:value-type="float">
            <text:p>5.719773E-006</text:p>
          </table:table-cell>
          <table:table-cell table:formula="of:=[.A101]*[.$B$1]" office:value-type="float" office:value="1.0582233233492E+043" calcext:value-type="float">
            <text:p>1.0582233233492E+043</text:p>
          </table:table-cell>
          <table:table-cell/>
          <table:table-cell table:formula="of:=[.A101]*[.$B$1]/[.$B$3]" office:value-type="float" office:value="0.723615900739305" calcext:value-type="float">
            <text:p>0.7236159007</text:p>
          </table:table-cell>
          <table:table-cell table:formula="of:=[.B101]/[.$B$3]" office:value-type="float" office:value="0.0000000896396878947009" calcext:value-type="float">
            <text:p>8.96396878947009E-008</text:p>
          </table:table-cell>
          <table:table-cell/>
        </table:table-row>
        <table:table-row table:style-name="ro1">
          <table:table-cell office:value-type="float" office:value="1.172811E+016" calcext:value-type="float">
            <text:p>1.172811E+016</text:p>
          </table:table-cell>
          <table:table-cell office:value-type="float" office:value="1.304702E+036" calcext:value-type="float">
            <text:p>1.304702E+036</text:p>
          </table:table-cell>
          <table:table-cell office:value-type="float" office:value="0.000005703751" calcext:value-type="float">
            <text:p>5.703751E-006</text:p>
          </table:table-cell>
          <table:table-cell table:formula="of:=[.A102]*[.$B$1]" office:value-type="float" office:value="1.0541229959244E+043" calcext:value-type="float">
            <text:p>1.0541229959244E+043</text:p>
          </table:table-cell>
          <table:table-cell/>
          <table:table-cell table:formula="of:=[.A102]*[.$B$1]/[.$B$3]" office:value-type="float" office:value="0.720812086027083" calcext:value-type="float">
            <text:p>0.720812086</text:p>
          </table:table-cell>
          <table:table-cell table:formula="of:=[.B102]/[.$B$3]" office:value-type="float" office:value="0.0000000892158670192937" calcext:value-type="float">
            <text:p>8.92158670192937E-008</text:p>
          </table:table-cell>
          <table:table-cell/>
        </table:table-row>
        <table:table-row table:style-name="ro1">
          <table:table-cell office:value-type="float" office:value="1.168255E+016" calcext:value-type="float">
            <text:p>1.168255E+016</text:p>
          </table:table-cell>
          <table:table-cell office:value-type="float" office:value="1.298515E+036" calcext:value-type="float">
            <text:p>1.298515E+036</text:p>
          </table:table-cell>
          <table:table-cell office:value-type="float" office:value="0.000005687729" calcext:value-type="float">
            <text:p>5.687729E-006</text:p>
          </table:table-cell>
          <table:table-cell table:formula="of:=[.A103]*[.$B$1]" office:value-type="float" office:value="1.050028061302E+043" calcext:value-type="float">
            <text:p>1.050028061302E+043</text:p>
          </table:table-cell>
          <table:table-cell/>
          <table:table-cell table:formula="of:=[.A103]*[.$B$1]/[.$B$3]" office:value-type="float" office:value="0.718011958927372" calcext:value-type="float">
            <text:p>0.7180119589</text:p>
          </table:table-cell>
          <table:table-cell table:formula="of:=[.B103]/[.$B$3]" office:value-type="float" office:value="0.0000000887927983267889" calcext:value-type="float">
            <text:p>8.87927983267889E-008</text:p>
          </table:table-cell>
          <table:table-cell/>
        </table:table-row>
        <table:table-row table:style-name="ro1">
          <table:table-cell office:value-type="float" office:value="1.163706E+016" calcext:value-type="float">
            <text:p>1.163706E+016</text:p>
          </table:table-cell>
          <table:table-cell office:value-type="float" office:value="1.292339E+036" calcext:value-type="float">
            <text:p>1.292339E+036</text:p>
          </table:table-cell>
          <table:table-cell office:value-type="float" office:value="0.000005671708" calcext:value-type="float">
            <text:p>5.671708E-006</text:p>
          </table:table-cell>
          <table:table-cell table:formula="of:=[.A104]*[.$B$1]" office:value-type="float" office:value="1.0459394182824E+043" calcext:value-type="float">
            <text:p>1.0459394182824E+043</text:p>
          </table:table-cell>
          <table:table-cell/>
          <table:table-cell table:formula="of:=[.A104]*[.$B$1]/[.$B$3]" office:value-type="float" office:value="0.715216134042256" calcext:value-type="float">
            <text:p>0.715216134</text:p>
          </table:table-cell>
          <table:table-cell table:formula="of:=[.B104]/[.$B$3]" office:value-type="float" office:value="0.0000000883704818171866" calcext:value-type="float">
            <text:p>8.83704818171866E-008</text:p>
          </table:table-cell>
          <table:table-cell/>
        </table:table-row>
        <table:table-row table:style-name="ro1">
          <table:table-cell office:value-type="float" office:value="1.159162E+016" calcext:value-type="float">
            <text:p>1.159162E+016</text:p>
          </table:table-cell>
          <table:table-cell office:value-type="float" office:value="1.286174E+036" calcext:value-type="float">
            <text:p>1.286174E+036</text:p>
          </table:table-cell>
          <table:table-cell office:value-type="float" office:value="0.000005655686" calcext:value-type="float">
            <text:p>5.655686E-006</text:p>
          </table:table-cell>
          <table:table-cell table:formula="of:=[.A105]*[.$B$1]" office:value-type="float" office:value="1.0418552692648E+043" calcext:value-type="float">
            <text:p>1.0418552692648E+043</text:p>
          </table:table-cell>
          <table:table-cell/>
          <table:table-cell table:formula="of:=[.A105]*[.$B$1]/[.$B$3]" office:value-type="float" office:value="0.712423382167566" calcext:value-type="float">
            <text:p>0.7124233822</text:p>
          </table:table-cell>
          <table:table-cell table:formula="of:=[.B105]/[.$B$3]" office:value-type="float" office:value="0.0000000879489174904867" calcext:value-type="float">
            <text:p>8.79489174904867E-008</text:p>
          </table:table-cell>
          <table:table-cell/>
        </table:table-row>
        <table:table-row table:style-name="ro1">
          <table:table-cell office:value-type="float" office:value="1.154624E+016" calcext:value-type="float">
            <text:p>1.154624E+016</text:p>
          </table:table-cell>
          <table:table-cell office:value-type="float" office:value="1.28002E+036" calcext:value-type="float">
            <text:p>1.28002E+036</text:p>
          </table:table-cell>
          <table:table-cell office:value-type="float" office:value="0.000005639664" calcext:value-type="float">
            <text:p>5.639664E-006</text:p>
          </table:table-cell>
          <table:table-cell table:formula="of:=[.A106]*[.$B$1]" office:value-type="float" office:value="1.0377765130496E+043" calcext:value-type="float">
            <text:p>1.0377765130496E+043</text:p>
          </table:table-cell>
          <table:table-cell/>
          <table:table-cell table:formula="of:=[.A106]*[.$B$1]/[.$B$3]" office:value-type="float" office:value="0.709634317905387" calcext:value-type="float">
            <text:p>0.7096343179</text:p>
          </table:table-cell>
          <table:table-cell table:formula="of:=[.B106]/[.$B$3]" office:value-type="float" office:value="0.0000000875281053466894" calcext:value-type="float">
            <text:p>8.75281053466894E-008</text:p>
          </table:table-cell>
          <table:table-cell/>
        </table:table-row>
        <table:table-row table:style-name="ro1">
          <table:table-cell office:value-type="float" office:value="1.150093E+016" calcext:value-type="float">
            <text:p>1.150093E+016</text:p>
          </table:table-cell>
          <table:table-cell office:value-type="float" office:value="1.273877E+036" calcext:value-type="float">
            <text:p>1.273877E+036</text:p>
          </table:table-cell>
          <table:table-cell office:value-type="float" office:value="0.000005623642" calcext:value-type="float">
            <text:p>5.623642E-006</text:p>
          </table:table-cell>
          <table:table-cell table:formula="of:=[.A107]*[.$B$1]" office:value-type="float" office:value="1.0337040484372E+043" calcext:value-type="float">
            <text:p>1.0337040484372E+043</text:p>
          </table:table-cell>
          <table:table-cell/>
          <table:table-cell table:formula="of:=[.A107]*[.$B$1]/[.$B$3]" office:value-type="float" office:value="0.706849555857803" calcext:value-type="float">
            <text:p>0.7068495559</text:p>
          </table:table-cell>
          <table:table-cell table:formula="of:=[.B107]/[.$B$3]" office:value-type="float" office:value="0.0000000871080453857945" calcext:value-type="float">
            <text:p>8.71080453857945E-008</text:p>
          </table:table-cell>
          <table:table-cell/>
        </table:table-row>
        <table:table-row table:style-name="ro1">
          <table:table-cell office:value-type="float" office:value="1.145567E+016" calcext:value-type="float">
            <text:p>1.145567E+016</text:p>
          </table:table-cell>
          <table:table-cell office:value-type="float" office:value="1.267745E+036" calcext:value-type="float">
            <text:p>1.267745E+036</text:p>
          </table:table-cell>
          <table:table-cell office:value-type="float" office:value="0.000005607621" calcext:value-type="float">
            <text:p>5.607621E-006</text:p>
          </table:table-cell>
          <table:table-cell table:formula="of:=[.A108]*[.$B$1]" office:value-type="float" office:value="1.0296360778268E+043" calcext:value-type="float">
            <text:p>1.0296360778268E+043</text:p>
          </table:table-cell>
          <table:table-cell/>
          <table:table-cell table:formula="of:=[.A108]*[.$B$1]/[.$B$3]" office:value-type="float" office:value="0.704067866820645" calcext:value-type="float">
            <text:p>0.7040678668</text:p>
          </table:table-cell>
          <table:table-cell table:formula="of:=[.B108]/[.$B$3]" office:value-type="float" office:value="0.000000086688737607802" calcext:value-type="float">
            <text:p>8.6688737607802E-008</text:p>
          </table:table-cell>
          <table:table-cell/>
        </table:table-row>
        <table:table-row table:style-name="ro1">
          <table:table-cell office:value-type="float" office:value="1.141047E+016" calcext:value-type="float">
            <text:p>1.141047E+016</text:p>
          </table:table-cell>
          <table:table-cell office:value-type="float" office:value="1.261624E+036" calcext:value-type="float">
            <text:p>1.261624E+036</text:p>
          </table:table-cell>
          <table:table-cell office:value-type="float" office:value="0.000005591599" calcext:value-type="float">
            <text:p>5.591599E-006</text:p>
          </table:table-cell>
          <table:table-cell table:formula="of:=[.A109]*[.$B$1]" office:value-type="float" office:value="1.0255735000188E+043" calcext:value-type="float">
            <text:p>1.0255735000188E+043</text:p>
          </table:table-cell>
          <table:table-cell/>
          <table:table-cell table:formula="of:=[.A109]*[.$B$1]/[.$B$3]" office:value-type="float" office:value="0.701289865395997" calcext:value-type="float">
            <text:p>0.7012898654</text:p>
          </table:table-cell>
          <table:table-cell table:formula="of:=[.B109]/[.$B$3]" office:value-type="float" office:value="0.000000086270182012712" calcext:value-type="float">
            <text:p>8.6270182012712E-008</text:p>
          </table:table-cell>
          <table:table-cell/>
        </table:table-row>
        <table:table-row table:style-name="ro1">
          <table:table-cell office:value-type="float" office:value="1.136534E+016" calcext:value-type="float">
            <text:p>1.136534E+016</text:p>
          </table:table-cell>
          <table:table-cell office:value-type="float" office:value="1.255515E+036" calcext:value-type="float">
            <text:p>1.255515E+036</text:p>
          </table:table-cell>
          <table:table-cell office:value-type="float" office:value="0.000005575577" calcext:value-type="float">
            <text:p>5.575577E-006</text:p>
          </table:table-cell>
          <table:table-cell table:formula="of:=[.A110]*[.$B$1]" office:value-type="float" office:value="1.0215172138136E+043" calcext:value-type="float">
            <text:p>1.0215172138136E+043</text:p>
          </table:table-cell>
          <table:table-cell/>
          <table:table-cell table:formula="of:=[.A110]*[.$B$1]/[.$B$3]" office:value-type="float" office:value="0.698516166185945" calcext:value-type="float">
            <text:p>0.6985161662</text:p>
          </table:table-cell>
          <table:table-cell table:formula="of:=[.B110]/[.$B$3]" office:value-type="float" office:value="0.0000000858524469807883" calcext:value-type="float">
            <text:p>8.58524469807883E-008</text:p>
          </table:table-cell>
          <table:table-cell/>
        </table:table-row>
        <table:table-row table:style-name="ro1">
          <table:table-cell office:value-type="float" office:value="1.132026E+016" calcext:value-type="float">
            <text:p>1.132026E+016</text:p>
          </table:table-cell>
          <table:table-cell office:value-type="float" office:value="1.249416E+036" calcext:value-type="float">
            <text:p>1.249416E+036</text:p>
          </table:table-cell>
          <table:table-cell office:value-type="float" office:value="0.000005559555" calcext:value-type="float">
            <text:p>5.559555E-006</text:p>
          </table:table-cell>
          <table:table-cell table:formula="of:=[.A111]*[.$B$1]" office:value-type="float" office:value="1.0174654216104E+043" calcext:value-type="float">
            <text:p>1.0174654216104E+043</text:p>
          </table:table-cell>
          <table:table-cell/>
          <table:table-cell table:formula="of:=[.A111]*[.$B$1]/[.$B$3]" office:value-type="float" office:value="0.695745539986319" calcext:value-type="float">
            <text:p>0.69574554</text:p>
          </table:table-cell>
          <table:table-cell table:formula="of:=[.B111]/[.$B$3]" office:value-type="float" office:value="0.0000000854353957515033" calcext:value-type="float">
            <text:p>8.54353957515033E-008</text:p>
          </table:table-cell>
          <table:table-cell/>
        </table:table-row>
        <table:table-row table:style-name="ro1">
          <table:table-cell office:value-type="float" office:value="1.127525E+016" calcext:value-type="float">
            <text:p>1.127525E+016</text:p>
          </table:table-cell>
          <table:table-cell office:value-type="float" office:value="1.243329E+036" calcext:value-type="float">
            <text:p>1.243329E+036</text:p>
          </table:table-cell>
          <table:table-cell office:value-type="float" office:value="0.000005543533" calcext:value-type="float">
            <text:p>5.543533E-006</text:p>
          </table:table-cell>
          <table:table-cell table:formula="of:=[.A112]*[.$B$1]" office:value-type="float" office:value="1.01341992101E+043" calcext:value-type="float">
            <text:p>1.01341992101E+043</text:p>
          </table:table-cell>
          <table:table-cell/>
          <table:table-cell table:formula="of:=[.A112]*[.$B$1]/[.$B$3]" office:value-type="float" office:value="0.692979216001288" calcext:value-type="float">
            <text:p>0.692979216</text:p>
          </table:table-cell>
          <table:table-cell table:formula="of:=[.B112]/[.$B$3]" office:value-type="float" office:value="0.0000000850191650853846" calcext:value-type="float">
            <text:p>0.000000085</text:p>
          </table:table-cell>
          <table:table-cell/>
        </table:table-row>
        <table:table-row table:style-name="ro1">
          <table:table-cell office:value-type="float" office:value="1.12303E+016" calcext:value-type="float">
            <text:p>1.12303E+016</text:p>
          </table:table-cell>
          <table:table-cell office:value-type="float" office:value="1.237253E+036" calcext:value-type="float">
            <text:p>1.237253E+036</text:p>
          </table:table-cell>
          <table:table-cell office:value-type="float" office:value="0.000005527512" calcext:value-type="float">
            <text:p>5.527512E-006</text:p>
          </table:table-cell>
          <table:table-cell table:formula="of:=[.A113]*[.$B$1]" office:value-type="float" office:value="1.009379813212E+043" calcext:value-type="float">
            <text:p>1.009379813212E+043</text:p>
          </table:table-cell>
          <table:table-cell/>
          <table:table-cell table:formula="of:=[.A113]*[.$B$1]/[.$B$3]" office:value-type="float" office:value="0.690216579628768" calcext:value-type="float">
            <text:p>0.6902165796</text:p>
          </table:table-cell>
          <table:table-cell table:formula="of:=[.B113]/[.$B$3]" office:value-type="float" office:value="0.0000000846036866021683" calcext:value-type="float">
            <text:p>8.46036866021683E-008</text:p>
          </table:table-cell>
          <table:table-cell/>
        </table:table-row>
        <table:table-row table:style-name="ro1">
          <table:table-cell office:value-type="float" office:value="1.11854E+016" calcext:value-type="float">
            <text:p>1.11854E+016</text:p>
          </table:table-cell>
          <table:table-cell office:value-type="float" office:value="1.231187E+036" calcext:value-type="float">
            <text:p>1.231187E+036</text:p>
          </table:table-cell>
          <table:table-cell office:value-type="float" office:value="0.00000551149" calcext:value-type="float">
            <text:p>5.51149E-006</text:p>
          </table:table-cell>
          <table:table-cell table:formula="of:=[.A114]*[.$B$1]" office:value-type="float" office:value="1.005344199416E+043" calcext:value-type="float">
            <text:p>1.005344199416E+043</text:p>
          </table:table-cell>
          <table:table-cell/>
          <table:table-cell table:formula="of:=[.A114]*[.$B$1]/[.$B$3]" office:value-type="float" office:value="0.687457016266673" calcext:value-type="float">
            <text:p>0.6874570163</text:p>
          </table:table-cell>
          <table:table-cell table:formula="of:=[.B114]/[.$B$3]" office:value-type="float" office:value="0.0000000841888919215906" calcext:value-type="float">
            <text:p>8.41888919215906E-008</text:p>
          </table:table-cell>
          <table:table-cell/>
        </table:table-row>
        <table:table-row table:style-name="ro1">
          <table:table-cell office:value-type="float" office:value="1.114057E+016" calcext:value-type="float">
            <text:p>1.114057E+016</text:p>
          </table:table-cell>
          <table:table-cell office:value-type="float" office:value="1.225133E+036" calcext:value-type="float">
            <text:p>1.225133E+036</text:p>
          </table:table-cell>
          <table:table-cell office:value-type="float" office:value="0.000005495468" calcext:value-type="float">
            <text:p>5.495468E-006</text:p>
          </table:table-cell>
          <table:table-cell table:formula="of:=[.A115]*[.$B$1]" office:value-type="float" office:value="1.0013148772228E+043" calcext:value-type="float">
            <text:p>1.0013148772228E+043</text:p>
          </table:table-cell>
          <table:table-cell/>
          <table:table-cell table:formula="of:=[.A115]*[.$B$1]/[.$B$3]" office:value-type="float" office:value="0.684701755119174" calcext:value-type="float">
            <text:p>0.6847017551</text:p>
          </table:table-cell>
          <table:table-cell table:formula="of:=[.B115]/[.$B$3]" office:value-type="float" office:value="0.0000000837749178041793" calcext:value-type="float">
            <text:p>8.37749178041793E-008</text:p>
          </table:table-cell>
          <table:table-cell/>
        </table:table-row>
        <table:table-row table:style-name="ro1">
          <table:table-cell office:value-type="float" office:value="1.10958E+016" calcext:value-type="float">
            <text:p>1.10958E+016</text:p>
          </table:table-cell>
          <table:table-cell office:value-type="float" office:value="1.219091E+036" calcext:value-type="float">
            <text:p>1.219091E+036</text:p>
          </table:table-cell>
          <table:table-cell office:value-type="float" office:value="0.000005479446" calcext:value-type="float">
            <text:p>5.479446E-006</text:p>
          </table:table-cell>
          <table:table-cell table:formula="of:=[.A116]*[.$B$1]" office:value-type="float" office:value="9.97290947832E+042" calcext:value-type="float">
            <text:p>9.97290947832E+042</text:p>
          </table:table-cell>
          <table:table-cell/>
          <table:table-cell table:formula="of:=[.A116]*[.$B$1]/[.$B$3]" office:value-type="float" office:value="0.681950181584186" calcext:value-type="float">
            <text:p>0.6819501816</text:p>
          </table:table-cell>
          <table:table-cell table:formula="of:=[.B116]/[.$B$3]" office:value-type="float" office:value="0.0000000833617642499343" calcext:value-type="float">
            <text:p>8.33617642499343E-008</text:p>
          </table:table-cell>
          <table:table-cell/>
        </table:table-row>
        <table:table-row table:style-name="ro1">
          <table:table-cell office:value-type="float" office:value="1.105109E+016" calcext:value-type="float">
            <text:p>1.105109E+016</text:p>
          </table:table-cell>
          <table:table-cell office:value-type="float" office:value="1.213059E+036" calcext:value-type="float">
            <text:p>1.213059E+036</text:p>
          </table:table-cell>
          <table:table-cell office:value-type="float" office:value="0.000005463425" calcext:value-type="float">
            <text:p>5.463425E-006</text:p>
          </table:table-cell>
          <table:table-cell table:formula="of:=[.A117]*[.$B$1]" office:value-type="float" office:value="9.932724112436E+042" calcext:value-type="float">
            <text:p>9.932724112436E+042</text:p>
          </table:table-cell>
          <table:table-cell/>
          <table:table-cell table:formula="of:=[.A117]*[.$B$1]/[.$B$3]" office:value-type="float" office:value="0.679202295661708" calcext:value-type="float">
            <text:p>0.6792022957</text:p>
          </table:table-cell>
          <table:table-cell table:formula="of:=[.B117]/[.$B$3]" office:value-type="float" office:value="0.0000000829492944983279" calcext:value-type="float">
            <text:p>8.29492944983279E-008</text:p>
          </table:table-cell>
          <table:table-cell/>
        </table:table-row>
        <table:table-row table:style-name="ro1">
          <table:table-cell office:value-type="float" office:value="1.100644E+016" calcext:value-type="float">
            <text:p>1.100644E+016</text:p>
          </table:table-cell>
          <table:table-cell office:value-type="float" office:value="1.207038E+036" calcext:value-type="float">
            <text:p>1.207038E+036</text:p>
          </table:table-cell>
          <table:table-cell office:value-type="float" office:value="0.000005447403" calcext:value-type="float">
            <text:p>5.447403E-006</text:p>
          </table:table-cell>
          <table:table-cell table:formula="of:=[.A118]*[.$B$1]" office:value-type="float" office:value="9.892592674576E+042" calcext:value-type="float">
            <text:p>9.892592674576E+042</text:p>
          </table:table-cell>
          <table:table-cell/>
          <table:table-cell table:formula="of:=[.A118]*[.$B$1]/[.$B$3]" office:value-type="float" office:value="0.676458097351741" calcext:value-type="float">
            <text:p>0.6764580974</text:p>
          </table:table-cell>
          <table:table-cell table:formula="of:=[.B118]/[.$B$3]" office:value-type="float" office:value="0.0000000825375769296239" calcext:value-type="float">
            <text:p>8.25375769296239E-008</text:p>
          </table:table-cell>
          <table:table-cell/>
        </table:table-row>
        <table:table-row table:style-name="ro1">
          <table:table-cell office:value-type="float" office:value="1.096185E+016" calcext:value-type="float">
            <text:p>1.096185E+016</text:p>
          </table:table-cell>
          <table:table-cell office:value-type="float" office:value="1.201029E+036" calcext:value-type="float">
            <text:p>1.201029E+036</text:p>
          </table:table-cell>
          <table:table-cell office:value-type="float" office:value="0.000005431381" calcext:value-type="float">
            <text:p>5.431381E-006</text:p>
          </table:table-cell>
          <table:table-cell table:formula="of:=[.A119]*[.$B$1]" office:value-type="float" office:value="9.85251516474E+042" calcext:value-type="float">
            <text:p>9.85251516474E+042</text:p>
          </table:table-cell>
          <table:table-cell/>
          <table:table-cell table:formula="of:=[.A119]*[.$B$1]/[.$B$3]" office:value-type="float" office:value="0.673717586654284" calcext:value-type="float">
            <text:p>0.6737175867</text:p>
          </table:table-cell>
          <table:table-cell table:formula="of:=[.B119]/[.$B$3]" office:value-type="float" office:value="0.0000000821266799240863" calcext:value-type="float">
            <text:p>8.21266799240863E-008</text:p>
          </table:table-cell>
          <table:table-cell/>
        </table:table-row>
        <table:table-row table:style-name="ro1">
          <table:table-cell office:value-type="float" office:value="1.091733E+016" calcext:value-type="float">
            <text:p>1.091733E+016</text:p>
          </table:table-cell>
          <table:table-cell office:value-type="float" office:value="1.19503E+036" calcext:value-type="float">
            <text:p>1.19503E+036</text:p>
          </table:table-cell>
          <table:table-cell office:value-type="float" office:value="0.000005415359" calcext:value-type="float">
            <text:p>5.415359E-006</text:p>
          </table:table-cell>
          <table:table-cell table:formula="of:=[.A120]*[.$B$1]" office:value-type="float" office:value="9.812500570932E+042" calcext:value-type="float">
            <text:p>9.812500570932E+042</text:p>
          </table:table-cell>
          <table:table-cell/>
          <table:table-cell table:formula="of:=[.A120]*[.$B$1]/[.$B$3]" office:value-type="float" office:value="0.670981378171424" calcext:value-type="float">
            <text:p>0.6709813782</text:p>
          </table:table-cell>
          <table:table-cell table:formula="of:=[.B120]/[.$B$3]" office:value-type="float" office:value="0.0000000817164667211873" calcext:value-type="float">
            <text:p>8.17164667211873E-008</text:p>
          </table:table-cell>
          <table:table-cell/>
        </table:table-row>
        <table:table-row table:style-name="ro1">
          <table:table-cell office:value-type="float" office:value="1.087286E+016" calcext:value-type="float">
            <text:p>1.087286E+016</text:p>
          </table:table-cell>
          <table:table-cell office:value-type="float" office:value="1.189043E+036" calcext:value-type="float">
            <text:p>1.189043E+036</text:p>
          </table:table-cell>
          <table:table-cell office:value-type="float" office:value="0.000005399338" calcext:value-type="float">
            <text:p>5.399338E-006</text:p>
          </table:table-cell>
          <table:table-cell table:formula="of:=[.A121]*[.$B$1]" office:value-type="float" office:value="9.772530917144E+042" calcext:value-type="float">
            <text:p>9.772530917144E+042</text:p>
          </table:table-cell>
          <table:table-cell/>
          <table:table-cell table:formula="of:=[.A121]*[.$B$1]/[.$B$3]" office:value-type="float" office:value="0.668248242698988" calcext:value-type="float">
            <text:p>0.6682482427</text:p>
          </table:table-cell>
          <table:table-cell table:formula="of:=[.B121]/[.$B$3]" office:value-type="float" office:value="0.0000000813070740814546" calcext:value-type="float">
            <text:p>8.13070740814546E-008</text:p>
          </table:table-cell>
          <table:table-cell/>
        </table:table-row>
        <table:table-row table:style-name="ro1">
          <table:table-cell office:value-type="float" office:value="1.082846E+016" calcext:value-type="float">
            <text:p>1.082846E+016</text:p>
          </table:table-cell>
          <table:table-cell office:value-type="float" office:value="1.183067E+036" calcext:value-type="float">
            <text:p>1.183067E+036</text:p>
          </table:table-cell>
          <table:table-cell office:value-type="float" office:value="0.000005383316" calcext:value-type="float">
            <text:p>5.383316E-006</text:p>
          </table:table-cell>
          <table:table-cell table:formula="of:=[.A122]*[.$B$1]" office:value-type="float" office:value="9.732624179384E+042" calcext:value-type="float">
            <text:p>9.732624179384E+042</text:p>
          </table:table-cell>
          <table:table-cell/>
          <table:table-cell table:formula="of:=[.A122]*[.$B$1]/[.$B$3]" office:value-type="float" office:value="0.665519409441148" calcext:value-type="float">
            <text:p>0.6655194094</text:p>
          </table:table-cell>
          <table:table-cell table:formula="of:=[.B122]/[.$B$3]" office:value-type="float" office:value="0.0000000808984336246244" calcext:value-type="float">
            <text:p>8.08984336246244E-008</text:p>
          </table:table-cell>
          <table:table-cell/>
        </table:table-row>
        <table:table-row table:style-name="ro1">
          <table:table-cell office:value-type="float" office:value="1.078411E+016" calcext:value-type="float">
            <text:p>1.078411E+016</text:p>
          </table:table-cell>
          <table:table-cell office:value-type="float" office:value="1.177102E+036" calcext:value-type="float">
            <text:p>1.177102E+036</text:p>
          </table:table-cell>
          <table:table-cell office:value-type="float" office:value="0.000005367294" calcext:value-type="float">
            <text:p>5.367294E-006</text:p>
          </table:table-cell>
          <table:table-cell table:formula="of:=[.A123]*[.$B$1]" office:value-type="float" office:value="9.692762381644E+042" calcext:value-type="float">
            <text:p>9.692762381644E+042</text:p>
          </table:table-cell>
          <table:table-cell/>
          <table:table-cell table:formula="of:=[.A123]*[.$B$1]/[.$B$3]" office:value-type="float" office:value="0.662793649193734" calcext:value-type="float">
            <text:p>0.6627936492</text:p>
          </table:table-cell>
          <table:table-cell table:formula="of:=[.B123]/[.$B$3]" office:value-type="float" office:value="0.0000000804905453506967" calcext:value-type="float">
            <text:p>8.04905453506967E-008</text:p>
          </table:table-cell>
          <table:table-cell/>
        </table:table-row>
        <table:table-row table:style-name="ro1">
          <table:table-cell office:value-type="float" office:value="1.073983E+016" calcext:value-type="float">
            <text:p>1.073983E+016</text:p>
          </table:table-cell>
          <table:table-cell office:value-type="float" office:value="1.171148E+036" calcext:value-type="float">
            <text:p>1.171148E+036</text:p>
          </table:table-cell>
          <table:table-cell office:value-type="float" office:value="0.000005351272" calcext:value-type="float">
            <text:p>5.351272E-006</text:p>
          </table:table-cell>
          <table:table-cell table:formula="of:=[.A124]*[.$B$1]" office:value-type="float" office:value="9.652963499932E+042" calcext:value-type="float">
            <text:p>9.652963499932E+042</text:p>
          </table:table-cell>
          <table:table-cell/>
          <table:table-cell table:formula="of:=[.A124]*[.$B$1]/[.$B$3]" office:value-type="float" office:value="0.660072191160916" calcext:value-type="float">
            <text:p>0.6600721912</text:p>
          </table:table-cell>
          <table:table-cell table:formula="of:=[.B124]/[.$B$3]" office:value-type="float" office:value="0.0000000800834092596714" calcext:value-type="float">
            <text:p>8.00834092596714E-008</text:p>
          </table:table-cell>
          <table:table-cell/>
        </table:table-row>
        <table:table-row table:style-name="ro1">
          <table:table-cell office:value-type="float" office:value="1.069561E+016" calcext:value-type="float">
            <text:p>1.069561E+016</text:p>
          </table:table-cell>
          <table:table-cell office:value-type="float" office:value="1.165206E+036" calcext:value-type="float">
            <text:p>1.165206E+036</text:p>
          </table:table-cell>
          <table:table-cell office:value-type="float" office:value="0.00000533525" calcext:value-type="float">
            <text:p>5.33525E-006</text:p>
          </table:table-cell>
          <table:table-cell table:formula="of:=[.A125]*[.$B$1]" office:value-type="float" office:value="9.613218546244E+042" calcext:value-type="float">
            <text:p>9.613218546244E+042</text:p>
          </table:table-cell>
          <table:table-cell/>
          <table:table-cell table:formula="of:=[.A125]*[.$B$1]/[.$B$3]" office:value-type="float" office:value="0.657354420740608" calcext:value-type="float">
            <text:p>0.6573544207</text:p>
          </table:table-cell>
          <table:table-cell table:formula="of:=[.B125]/[.$B$3]" office:value-type="float" office:value="0.0000000796770937318124" calcext:value-type="float">
            <text:p>7.96770937318124E-008</text:p>
          </table:table-cell>
          <table:table-cell/>
        </table:table-row>
        <table:table-row table:style-name="ro1">
          <table:table-cell office:value-type="float" office:value="1.065145E+016" calcext:value-type="float">
            <text:p>1.065145E+016</text:p>
          </table:table-cell>
          <table:table-cell office:value-type="float" office:value="1.159275E+036" calcext:value-type="float">
            <text:p>1.159275E+036</text:p>
          </table:table-cell>
          <table:table-cell office:value-type="float" office:value="0.000005319229" calcext:value-type="float">
            <text:p>5.319229E-006</text:p>
          </table:table-cell>
          <table:table-cell table:formula="of:=[.A126]*[.$B$1]" office:value-type="float" office:value="9.57352752058E+042" calcext:value-type="float">
            <text:p>9.57352752058E+042</text:p>
          </table:table-cell>
          <table:table-cell/>
          <table:table-cell table:formula="of:=[.A126]*[.$B$1]/[.$B$3]" office:value-type="float" office:value="0.654640337932811" calcext:value-type="float">
            <text:p>0.6546403379</text:p>
          </table:table-cell>
          <table:table-cell table:formula="of:=[.B126]/[.$B$3]" office:value-type="float" office:value="0.0000000792715303868559" calcext:value-type="float">
            <text:p>7.92715303868559E-008</text:p>
          </table:table-cell>
          <table:table-cell/>
        </table:table-row>
        <table:table-row table:style-name="ro1">
          <table:table-cell office:value-type="float" office:value="1.060735E+016" calcext:value-type="float">
            <text:p>1.060735E+016</text:p>
          </table:table-cell>
          <table:table-cell office:value-type="float" office:value="1.153354E+036" calcext:value-type="float">
            <text:p>1.153354E+036</text:p>
          </table:table-cell>
          <table:table-cell office:value-type="float" office:value="0.000005303207" calcext:value-type="float">
            <text:p>5.303207E-006</text:p>
          </table:table-cell>
          <table:table-cell table:formula="of:=[.A127]*[.$B$1]" office:value-type="float" office:value="9.53389042294E+042" calcext:value-type="float">
            <text:p>9.53389042294E+042</text:p>
          </table:table-cell>
          <table:table-cell/>
          <table:table-cell table:formula="of:=[.A127]*[.$B$1]/[.$B$3]" office:value-type="float" office:value="0.651929942737524" calcext:value-type="float">
            <text:p>0.6519299427</text:p>
          </table:table-cell>
          <table:table-cell table:formula="of:=[.B127]/[.$B$3]" office:value-type="float" office:value="0.000000078866650844538" calcext:value-type="float">
            <text:p>7.8866650844538E-008</text:p>
          </table:table-cell>
          <table:table-cell/>
        </table:table-row>
        <table:table-row table:style-name="ro1">
          <table:table-cell office:value-type="float" office:value="1.056332E+016" calcext:value-type="float">
            <text:p>1.056332E+016</text:p>
          </table:table-cell>
          <table:table-cell office:value-type="float" office:value="1.147446E+036" calcext:value-type="float">
            <text:p>1.147446E+036</text:p>
          </table:table-cell>
          <table:table-cell office:value-type="float" office:value="0.000005287185" calcext:value-type="float">
            <text:p>5.287185E-006</text:p>
          </table:table-cell>
          <table:table-cell table:formula="of:=[.A128]*[.$B$1]" office:value-type="float" office:value="9.494316241328E+042" calcext:value-type="float">
            <text:p>9.494316241328E+042</text:p>
          </table:table-cell>
          <table:table-cell/>
          <table:table-cell table:formula="of:=[.A128]*[.$B$1]/[.$B$3]" office:value-type="float" office:value="0.649223849756833" calcext:value-type="float">
            <text:p>0.6492238498</text:p>
          </table:table-cell>
          <table:table-cell table:formula="of:=[.B128]/[.$B$3]" office:value-type="float" office:value="0.0000000784626602456503" calcext:value-type="float">
            <text:p>7.84626602456503E-008</text:p>
          </table:table-cell>
          <table:table-cell/>
        </table:table-row>
        <table:table-row table:style-name="ro1">
          <table:table-cell office:value-type="float" office:value="1.051934E+016" calcext:value-type="float">
            <text:p>1.051934E+016</text:p>
          </table:table-cell>
          <table:table-cell office:value-type="float" office:value="1.141548E+036" calcext:value-type="float">
            <text:p>1.141548E+036</text:p>
          </table:table-cell>
          <table:table-cell office:value-type="float" office:value="0.000005271163" calcext:value-type="float">
            <text:p>5.271163E-006</text:p>
          </table:table-cell>
          <table:table-cell table:formula="of:=[.A129]*[.$B$1]" office:value-type="float" office:value="9.454786999736E+042" calcext:value-type="float">
            <text:p>9.454786999736E+042</text:p>
          </table:table-cell>
          <table:table-cell/>
          <table:table-cell table:formula="of:=[.A129]*[.$B$1]/[.$B$3]" office:value-type="float" office:value="0.646520829786567" calcext:value-type="float">
            <text:p>0.6465208298</text:p>
          </table:table-cell>
          <table:table-cell table:formula="of:=[.B129]/[.$B$3]" office:value-type="float" office:value="0.0000000780593534494012" calcext:value-type="float">
            <text:p>7.80593534494012E-008</text:p>
          </table:table-cell>
          <table:table-cell/>
        </table:table-row>
        <table:table-row table:style-name="ro1">
          <table:table-cell office:value-type="float" office:value="1.047543E+016" calcext:value-type="float">
            <text:p>1.047543E+016</text:p>
          </table:table-cell>
          <table:table-cell office:value-type="float" office:value="1.135661E+036" calcext:value-type="float">
            <text:p>1.135661E+036</text:p>
          </table:table-cell>
          <table:table-cell office:value-type="float" office:value="0.000005255142" calcext:value-type="float">
            <text:p>5.255142E-006</text:p>
          </table:table-cell>
          <table:table-cell table:formula="of:=[.A130]*[.$B$1]" office:value-type="float" office:value="9.415320674172E+042" calcext:value-type="float">
            <text:p>9.415320674172E+042</text:p>
          </table:table-cell>
          <table:table-cell/>
          <table:table-cell table:formula="of:=[.A130]*[.$B$1]/[.$B$3]" office:value-type="float" office:value="0.643822112030897" calcext:value-type="float">
            <text:p>0.643822112</text:p>
          </table:table-cell>
          <table:table-cell table:formula="of:=[.B130]/[.$B$3]" office:value-type="float" office:value="0.0000000776567988360546" calcext:value-type="float">
            <text:p>7.76567988360546E-008</text:p>
          </table:table-cell>
          <table:table-cell/>
        </table:table-row>
        <table:table-row table:style-name="ro1">
          <table:table-cell office:value-type="float" office:value="1.043158E+016" calcext:value-type="float">
            <text:p>1.043158E+016</text:p>
          </table:table-cell>
          <table:table-cell office:value-type="float" office:value="1.129786E+036" calcext:value-type="float">
            <text:p>1.129786E+036</text:p>
          </table:table-cell>
          <table:table-cell office:value-type="float" office:value="0.00000523912" calcext:value-type="float">
            <text:p>5.23912E-006</text:p>
          </table:table-cell>
          <table:table-cell table:formula="of:=[.A131]*[.$B$1]" office:value-type="float" office:value="9.375908276632E+042" calcext:value-type="float">
            <text:p>9.375908276632E+042</text:p>
          </table:table-cell>
          <table:table-cell/>
          <table:table-cell table:formula="of:=[.A131]*[.$B$1]/[.$B$3]" office:value-type="float" office:value="0.641127081887738" calcext:value-type="float">
            <text:p>0.6411270819</text:p>
          </table:table-cell>
          <table:table-cell table:formula="of:=[.B131]/[.$B$3]" office:value-type="float" office:value="0.0000000772550647858743" calcext:value-type="float">
            <text:p>7.72550647858743E-008</text:p>
          </table:table-cell>
          <table:table-cell/>
        </table:table-row>
        <table:table-row table:style-name="ro1">
          <table:table-cell office:value-type="float" office:value="1.038779E+016" calcext:value-type="float">
            <text:p>1.038779E+016</text:p>
          </table:table-cell>
          <table:table-cell office:value-type="float" office:value="1.123922E+036" calcext:value-type="float">
            <text:p>1.123922E+036</text:p>
          </table:table-cell>
          <table:table-cell office:value-type="float" office:value="0.000005223098" calcext:value-type="float">
            <text:p>5.223098E-006</text:p>
          </table:table-cell>
          <table:table-cell table:formula="of:=[.A132]*[.$B$1]" office:value-type="float" office:value="9.336549807116E+042" calcext:value-type="float">
            <text:p>9.336549807116E+042</text:p>
          </table:table-cell>
          <table:table-cell/>
          <table:table-cell table:formula="of:=[.A132]*[.$B$1]/[.$B$3]" office:value-type="float" office:value="0.638435739357089" calcext:value-type="float">
            <text:p>0.6384357394</text:p>
          </table:table-cell>
          <table:table-cell table:formula="of:=[.B132]/[.$B$3]" office:value-type="float" office:value="0.0000000768540829185964" calcext:value-type="float">
            <text:p>7.68540829185964E-008</text:p>
          </table:table-cell>
          <table:table-cell/>
        </table:table-row>
        <table:table-row table:style-name="ro1">
          <table:table-cell office:value-type="float" office:value="1.034407E+016" calcext:value-type="float">
            <text:p>1.034407E+016</text:p>
          </table:table-cell>
          <table:table-cell office:value-type="float" office:value="1.118069E+036" calcext:value-type="float">
            <text:p>1.118069E+036</text:p>
          </table:table-cell>
          <table:table-cell office:value-type="float" office:value="0.000005207076" calcext:value-type="float">
            <text:p>5.207076E-006</text:p>
          </table:table-cell>
          <table:table-cell table:formula="of:=[.A133]*[.$B$1]" office:value-type="float" office:value="9.297254253628E+042" calcext:value-type="float">
            <text:p>9.297254253628E+042</text:p>
          </table:table-cell>
          <table:table-cell/>
          <table:table-cell table:formula="of:=[.A133]*[.$B$1]/[.$B$3]" office:value-type="float" office:value="0.635748699041036" calcext:value-type="float">
            <text:p>0.635748699</text:p>
          </table:table-cell>
          <table:table-cell table:formula="of:=[.B133]/[.$B$3]" office:value-type="float" office:value="0.000000076453853234221" calcext:value-type="float">
            <text:p>7.6453853234221E-008</text:p>
          </table:table-cell>
          <table:table-cell/>
        </table:table-row>
        <table:table-row table:style-name="ro1">
          <table:table-cell office:value-type="float" office:value="1.03004E+016" calcext:value-type="float">
            <text:p>1.03004E+016</text:p>
          </table:table-cell>
          <table:table-cell office:value-type="float" office:value="1.112228E+036" calcext:value-type="float">
            <text:p>1.112228E+036</text:p>
          </table:table-cell>
          <table:table-cell office:value-type="float" office:value="0.000005191054" calcext:value-type="float">
            <text:p>5.191054E-006</text:p>
          </table:table-cell>
          <table:table-cell table:formula="of:=[.A134]*[.$B$1]" office:value-type="float" office:value="9.25800364016E+042" calcext:value-type="float">
            <text:p>9.25800364016E+042</text:p>
          </table:table-cell>
          <table:table-cell/>
          <table:table-cell table:formula="of:=[.A134]*[.$B$1]/[.$B$3]" office:value-type="float" office:value="0.633064731735409" calcext:value-type="float">
            <text:p>0.6330647317</text:p>
          </table:table-cell>
          <table:table-cell table:formula="of:=[.B134]/[.$B$3]" office:value-type="float" office:value="0.000000076054444113012" calcext:value-type="float">
            <text:p>7.6054444113012E-008</text:p>
          </table:table-cell>
          <table:table-cell/>
        </table:table-row>
        <table:table-row table:style-name="ro1">
          <table:table-cell office:value-type="float" office:value="1.02568E+016" calcext:value-type="float">
            <text:p>1.02568E+016</text:p>
          </table:table-cell>
          <table:table-cell office:value-type="float" office:value="1.106398E+036" calcext:value-type="float">
            <text:p>1.106398E+036</text:p>
          </table:table-cell>
          <table:table-cell office:value-type="float" office:value="0.000005175033" calcext:value-type="float">
            <text:p>0.000005175</text:p>
          </table:table-cell>
          <table:table-cell table:formula="of:=[.A135]*[.$B$1]" office:value-type="float" office:value="9.21881594272E+042" calcext:value-type="float">
            <text:p>9.21881594272E+042</text:p>
          </table:table-cell>
          <table:table-cell/>
          <table:table-cell table:formula="of:=[.A135]*[.$B$1]/[.$B$3]" office:value-type="float" office:value="0.630385066644377" calcext:value-type="float">
            <text:p>0.6303850666</text:p>
          </table:table-cell>
          <table:table-cell table:formula="of:=[.B135]/[.$B$3]" office:value-type="float" office:value="0.0000000756557871747054" calcext:value-type="float">
            <text:p>7.56557871747054E-008</text:p>
          </table:table-cell>
          <table:table-cell/>
        </table:table-row>
        <table:table-row table:style-name="ro1">
          <table:table-cell office:value-type="float" office:value="1.021326E+016" calcext:value-type="float">
            <text:p>1.021326E+016</text:p>
          </table:table-cell>
          <table:table-cell office:value-type="float" office:value="1.100579E+036" calcext:value-type="float">
            <text:p>1.100579E+036</text:p>
          </table:table-cell>
          <table:table-cell office:value-type="float" office:value="0.000005159011" calcext:value-type="float">
            <text:p>0.000005159</text:p>
          </table:table-cell>
          <table:table-cell table:formula="of:=[.A136]*[.$B$1]" office:value-type="float" office:value="9.179682173304E+042" calcext:value-type="float">
            <text:p>9.179682173304E+042</text:p>
          </table:table-cell>
          <table:table-cell/>
          <table:table-cell table:formula="of:=[.A136]*[.$B$1]/[.$B$3]" office:value-type="float" office:value="0.627709089165856" calcext:value-type="float">
            <text:p>0.6277090892</text:p>
          </table:table-cell>
          <table:table-cell table:formula="of:=[.B136]/[.$B$3]" office:value-type="float" office:value="0.0000000752578824193013" calcext:value-type="float">
            <text:p>7.52578824193013E-008</text:p>
          </table:table-cell>
          <table:table-cell/>
        </table:table-row>
        <table:table-row table:style-name="ro1">
          <table:table-cell office:value-type="float" office:value="1.016978E+016" calcext:value-type="float">
            <text:p>1.016978E+016</text:p>
          </table:table-cell>
          <table:table-cell office:value-type="float" office:value="1.094771E+036" calcext:value-type="float">
            <text:p>1.094771E+036</text:p>
          </table:table-cell>
          <table:table-cell office:value-type="float" office:value="0.000005142989" calcext:value-type="float">
            <text:p>0.000005143</text:p>
          </table:table-cell>
          <table:table-cell table:formula="of:=[.A137]*[.$B$1]" office:value-type="float" office:value="9.140602331912E+042" calcext:value-type="float">
            <text:p>9.140602331912E+042</text:p>
          </table:table-cell>
          <table:table-cell/>
          <table:table-cell table:formula="of:=[.A137]*[.$B$1]/[.$B$3]" office:value-type="float" office:value="0.625036799299845" calcext:value-type="float">
            <text:p>0.6250367993</text:p>
          </table:table-cell>
          <table:table-cell table:formula="of:=[.B137]/[.$B$3]" office:value-type="float" office:value="0.0000000748607298467996" calcext:value-type="float">
            <text:p>7.48607298467996E-008</text:p>
          </table:table-cell>
          <table:table-cell/>
        </table:table-row>
        <table:table-row table:style-name="ro1">
          <table:table-cell office:value-type="float" office:value="1.012636E+016" calcext:value-type="float">
            <text:p>1.012636E+016</text:p>
          </table:table-cell>
          <table:table-cell office:value-type="float" office:value="1.088975E+036" calcext:value-type="float">
            <text:p>1.088975E+036</text:p>
          </table:table-cell>
          <table:table-cell office:value-type="float" office:value="0.000005126967" calcext:value-type="float">
            <text:p>0.000005127</text:p>
          </table:table-cell>
          <table:table-cell table:formula="of:=[.A138]*[.$B$1]" office:value-type="float" office:value="9.101576418544E+042" calcext:value-type="float">
            <text:p>9.101576418544E+042</text:p>
          </table:table-cell>
          <table:table-cell/>
          <table:table-cell table:formula="of:=[.A138]*[.$B$1]/[.$B$3]" office:value-type="float" office:value="0.622368197046345" calcext:value-type="float">
            <text:p>0.622368197</text:p>
          </table:table-cell>
          <table:table-cell table:formula="of:=[.B138]/[.$B$3]" office:value-type="float" office:value="0.0000000744643978374643" calcext:value-type="float">
            <text:p>7.44643978374643E-008</text:p>
          </table:table-cell>
          <table:table-cell/>
        </table:table-row>
        <table:table-row table:style-name="ro1">
          <table:table-cell office:value-type="float" office:value="1.008301E+016" calcext:value-type="float">
            <text:p>1.008301E+016</text:p>
          </table:table-cell>
          <table:table-cell office:value-type="float" office:value="1.083189E+036" calcext:value-type="float">
            <text:p>1.083189E+036</text:p>
          </table:table-cell>
          <table:table-cell office:value-type="float" office:value="0.000005110946" calcext:value-type="float">
            <text:p>5.110946E-006</text:p>
          </table:table-cell>
          <table:table-cell table:formula="of:=[.A139]*[.$B$1]" office:value-type="float" office:value="9.062613421204E+042" calcext:value-type="float">
            <text:p>9.062613421204E+042</text:p>
          </table:table-cell>
          <table:table-cell/>
          <table:table-cell table:formula="of:=[.A139]*[.$B$1]/[.$B$3]" office:value-type="float" office:value="0.619703897007441" calcext:value-type="float">
            <text:p>0.619703897</text:p>
          </table:table-cell>
          <table:table-cell table:formula="of:=[.B139]/[.$B$3]" office:value-type="float" office:value="0.0000000740687496307676" calcext:value-type="float">
            <text:p>7.40687496307676E-008</text:p>
          </table:table-cell>
          <table:table-cell/>
        </table:table-row>
        <table:table-row table:style-name="ro1">
          <table:table-cell office:value-type="float" office:value="1.003972E+016" calcext:value-type="float">
            <text:p>1.003972E+016</text:p>
          </table:table-cell>
          <table:table-cell office:value-type="float" office:value="1.077416E+036" calcext:value-type="float">
            <text:p>1.077416E+036</text:p>
          </table:table-cell>
          <table:table-cell office:value-type="float" office:value="0.000005094924" calcext:value-type="float">
            <text:p>5.094924E-006</text:p>
          </table:table-cell>
          <table:table-cell table:formula="of:=[.A140]*[.$B$1]" office:value-type="float" office:value="9.023704351888E+042" calcext:value-type="float">
            <text:p>9.023704351888E+042</text:p>
          </table:table-cell>
          <table:table-cell/>
          <table:table-cell table:formula="of:=[.A140]*[.$B$1]/[.$B$3]" office:value-type="float" office:value="0.617043284581047" calcext:value-type="float">
            <text:p>0.6170432846</text:p>
          </table:table-cell>
          <table:table-cell table:formula="of:=[.B140]/[.$B$3]" office:value-type="float" office:value="0.000000073673990367501" calcext:value-type="float">
            <text:p>7.3673990367501E-008</text:p>
          </table:table-cell>
          <table:table-cell/>
        </table:table-row>
        <table:table-row table:style-name="ro1">
          <table:table-cell office:value-type="float" office:value="9.996492E+015" calcext:value-type="float">
            <text:p>9.996492E+015</text:p>
          </table:table-cell>
          <table:table-cell office:value-type="float" office:value="1.071653E+036" calcext:value-type="float">
            <text:p>1.071653E+036</text:p>
          </table:table-cell>
          <table:table-cell office:value-type="float" office:value="0.000005078902" calcext:value-type="float">
            <text:p>5.078902E-006</text:p>
          </table:table-cell>
          <table:table-cell table:formula="of:=[.A141]*[.$B$1]" office:value-type="float" office:value="8.9848510081968E+042" calcext:value-type="float">
            <text:p>8.9848510081968E+042</text:p>
          </table:table-cell>
          <table:table-cell/>
          <table:table-cell table:formula="of:=[.A141]*[.$B$1]/[.$B$3]" office:value-type="float" office:value="0.614386482687581" calcext:value-type="float">
            <text:p>0.6143864827</text:p>
          </table:table-cell>
          <table:table-cell table:formula="of:=[.B141]/[.$B$3]" office:value-type="float" office:value="0.0000000732799149068731" calcext:value-type="float">
            <text:p>7.32799149068731E-008</text:p>
          </table:table-cell>
          <table:table-cell/>
        </table:table-row>
        <table:table-row table:style-name="ro1">
          <table:table-cell office:value-type="float" office:value="9.953327E+015" calcext:value-type="float">
            <text:p>9.953327E+015</text:p>
          </table:table-cell>
          <table:table-cell office:value-type="float" office:value="1.065902E+036" calcext:value-type="float">
            <text:p>1.065902E+036</text:p>
          </table:table-cell>
          <table:table-cell office:value-type="float" office:value="0.00000506288" calcext:value-type="float">
            <text:p>5.06288E-006</text:p>
          </table:table-cell>
          <table:table-cell table:formula="of:=[.A142]*[.$B$1]" office:value-type="float" office:value="8.9460542889308E+042" calcext:value-type="float">
            <text:p>8.9460542889308E+042</text:p>
          </table:table-cell>
          <table:table-cell/>
          <table:table-cell table:formula="of:=[.A142]*[.$B$1]/[.$B$3]" office:value-type="float" office:value="0.611733552787251" calcext:value-type="float">
            <text:p>0.6117335528</text:p>
          </table:table-cell>
          <table:table-cell table:formula="of:=[.B142]/[.$B$3]" office:value-type="float" office:value="0.0000000728866600094115" calcext:value-type="float">
            <text:p>7.28866600094115E-008</text:p>
          </table:table-cell>
          <table:table-cell/>
        </table:table-row>
        <table:table-row table:style-name="ro1">
          <table:table-cell office:value-type="float" office:value="9.910224E+015" calcext:value-type="float">
            <text:p>9.910224E+015</text:p>
          </table:table-cell>
          <table:table-cell office:value-type="float" office:value="1.060162E+036" calcext:value-type="float">
            <text:p>1.060162E+036</text:p>
          </table:table-cell>
          <table:table-cell office:value-type="float" office:value="0.000005046858" calcext:value-type="float">
            <text:p>5.046858E-006</text:p>
          </table:table-cell>
          <table:table-cell table:formula="of:=[.A143]*[.$B$1]" office:value-type="float" office:value="8.9073132952896E+042" calcext:value-type="float">
            <text:p>8.9073132952896E+042</text:p>
          </table:table-cell>
          <table:table-cell/>
          <table:table-cell table:formula="of:=[.A143]*[.$B$1]/[.$B$3]" office:value-type="float" office:value="0.609084433419849" calcext:value-type="float">
            <text:p>0.6090844334</text:p>
          </table:table-cell>
          <table:table-cell table:formula="of:=[.B143]/[.$B$3]" office:value-type="float" office:value="0.0000000724941572948523" calcext:value-type="float">
            <text:p>7.24941572948523E-008</text:p>
          </table:table-cell>
          <table:table-cell/>
        </table:table-row>
        <table:table-row table:style-name="ro1">
          <table:table-cell office:value-type="float" office:value="9.867184E+015" calcext:value-type="float">
            <text:p>9.867184E+015</text:p>
          </table:table-cell>
          <table:table-cell office:value-type="float" office:value="1.054433E+036" calcext:value-type="float">
            <text:p>1.054433E+036</text:p>
          </table:table-cell>
          <table:table-cell office:value-type="float" office:value="0.000005030837" calcext:value-type="float">
            <text:p>5.030837E-006</text:p>
          </table:table-cell>
          <table:table-cell table:formula="of:=[.A144]*[.$B$1]" office:value-type="float" office:value="8.8686289260736E+042" calcext:value-type="float">
            <text:p>8.8686289260736E+042</text:p>
          </table:table-cell>
          <table:table-cell/>
          <table:table-cell table:formula="of:=[.A144]*[.$B$1]/[.$B$3]" office:value-type="float" office:value="0.606439186045583" calcext:value-type="float">
            <text:p>0.606439186</text:p>
          </table:table-cell>
          <table:table-cell table:formula="of:=[.B144]/[.$B$3]" office:value-type="float" office:value="0.0000000721024067631956" calcext:value-type="float">
            <text:p>7.21024067631956E-008</text:p>
          </table:table-cell>
          <table:table-cell/>
        </table:table-row>
        <table:table-row table:style-name="ro1">
          <table:table-cell office:value-type="float" office:value="9.824207E+015" calcext:value-type="float">
            <text:p>9.824207E+015</text:p>
          </table:table-cell>
          <table:table-cell office:value-type="float" office:value="1.048716E+036" calcext:value-type="float">
            <text:p>1.048716E+036</text:p>
          </table:table-cell>
          <table:table-cell office:value-type="float" office:value="0.000005014815" calcext:value-type="float">
            <text:p>5.014815E-006</text:p>
          </table:table-cell>
          <table:table-cell table:formula="of:=[.A145]*[.$B$1]" office:value-type="float" office:value="8.8300011812828E+042" calcext:value-type="float">
            <text:p>8.8300011812828E+042</text:p>
          </table:table-cell>
          <table:table-cell/>
          <table:table-cell table:formula="of:=[.A145]*[.$B$1]/[.$B$3]" office:value-type="float" office:value="0.603797810664452" calcext:value-type="float">
            <text:p>0.6037978107</text:p>
          </table:table-cell>
          <table:table-cell table:formula="of:=[.B145]/[.$B$3]" office:value-type="float" office:value="0.0000000717114767947053" calcext:value-type="float">
            <text:p>7.17114767947053E-008</text:p>
          </table:table-cell>
          <table:table-cell/>
        </table:table-row>
        <table:table-row table:style-name="ro1">
          <table:table-cell office:value-type="float" office:value="9.781293E+015" calcext:value-type="float">
            <text:p>9.781293E+015</text:p>
          </table:table-cell>
          <table:table-cell office:value-type="float" office:value="1.04301E+036" calcext:value-type="float">
            <text:p>1.04301E+036</text:p>
          </table:table-cell>
          <table:table-cell office:value-type="float" office:value="0.000004998793" calcext:value-type="float">
            <text:p>4.998793E-006</text:p>
          </table:table-cell>
          <table:table-cell table:formula="of:=[.A146]*[.$B$1]" office:value-type="float" office:value="8.7914300609172E+042" calcext:value-type="float">
            <text:p>8.7914300609172E+042</text:p>
          </table:table-cell>
          <table:table-cell/>
          <table:table-cell table:formula="of:=[.A146]*[.$B$1]/[.$B$3]" office:value-type="float" office:value="0.601160307276458" calcext:value-type="float">
            <text:p>0.6011603073</text:p>
          </table:table-cell>
          <table:table-cell table:formula="of:=[.B146]/[.$B$3]" office:value-type="float" office:value="0.0000000713212990091174" calcext:value-type="float">
            <text:p>7.13212990091174E-008</text:p>
          </table:table-cell>
          <table:table-cell/>
        </table:table-row>
        <table:table-row table:style-name="ro1">
          <table:table-cell office:value-type="float" office:value="9.738442E+015" calcext:value-type="float">
            <text:p>9.738442E+015</text:p>
          </table:table-cell>
          <table:table-cell office:value-type="float" office:value="1.037315E+036" calcext:value-type="float">
            <text:p>1.037315E+036</text:p>
          </table:table-cell>
          <table:table-cell office:value-type="float" office:value="0.000004982771" calcext:value-type="float">
            <text:p>4.982771E-006</text:p>
          </table:table-cell>
          <table:table-cell table:formula="of:=[.A147]*[.$B$1]" office:value-type="float" office:value="8.7529155649768E+042" calcext:value-type="float">
            <text:p>8.7529155649768E+042</text:p>
          </table:table-cell>
          <table:table-cell/>
          <table:table-cell table:formula="of:=[.A147]*[.$B$1]/[.$B$3]" office:value-type="float" office:value="0.598526675881601" calcext:value-type="float">
            <text:p>0.5985266759</text:p>
          </table:table-cell>
          <table:table-cell table:formula="of:=[.B147]/[.$B$3]" office:value-type="float" office:value="0.000000070931873406432" calcext:value-type="float">
            <text:p>7.0931873406432E-008</text:p>
          </table:table-cell>
          <table:table-cell/>
        </table:table-row>
        <table:table-row table:style-name="ro1">
          <table:table-cell office:value-type="float" office:value="9.695654E+015" calcext:value-type="float">
            <text:p>9.695654E+015</text:p>
          </table:table-cell>
          <table:table-cell office:value-type="float" office:value="1.031632E+036" calcext:value-type="float">
            <text:p>1.031632E+036</text:p>
          </table:table-cell>
          <table:table-cell office:value-type="float" office:value="0.00000496675" calcext:value-type="float">
            <text:p>4.96675E-006</text:p>
          </table:table-cell>
          <table:table-cell table:formula="of:=[.A148]*[.$B$1]" office:value-type="float" office:value="8.7144576934616E+042" calcext:value-type="float">
            <text:p>8.7144576934616E+042</text:p>
          </table:table-cell>
          <table:table-cell/>
          <table:table-cell table:formula="of:=[.A148]*[.$B$1]/[.$B$3]" office:value-type="float" office:value="0.595896916479879" calcext:value-type="float">
            <text:p>0.5958969165</text:p>
          </table:table-cell>
          <table:table-cell table:formula="of:=[.B148]/[.$B$3]" office:value-type="float" office:value="0.0000000705432683669129" calcext:value-type="float">
            <text:p>7.05432683669129E-008</text:p>
          </table:table-cell>
          <table:table-cell/>
        </table:table-row>
        <table:table-row table:style-name="ro1">
          <table:table-cell office:value-type="float" office:value="9.652929E+015" calcext:value-type="float">
            <text:p>9.652929E+015</text:p>
          </table:table-cell>
          <table:table-cell office:value-type="float" office:value="1.02596E+036" calcext:value-type="float">
            <text:p>1.02596E+036</text:p>
          </table:table-cell>
          <table:table-cell office:value-type="float" office:value="0.000004950728" calcext:value-type="float">
            <text:p>4.950728E-006</text:p>
          </table:table-cell>
          <table:table-cell table:formula="of:=[.A149]*[.$B$1]" office:value-type="float" office:value="8.6760564463716E+042" calcext:value-type="float">
            <text:p>8.6760564463716E+042</text:p>
          </table:table-cell>
          <table:table-cell/>
          <table:table-cell table:formula="of:=[.A149]*[.$B$1]/[.$B$3]" office:value-type="float" office:value="0.593271029071293" calcext:value-type="float">
            <text:p>0.5932710291</text:p>
          </table:table-cell>
          <table:table-cell table:formula="of:=[.B149]/[.$B$3]" office:value-type="float" office:value="0.0000000701554155102963" calcext:value-type="float">
            <text:p>7.01554155102963E-008</text:p>
          </table:table-cell>
          <table:table-cell/>
        </table:table-row>
        <table:table-row table:style-name="ro1">
          <table:table-cell office:value-type="float" office:value="9.610268E+015" calcext:value-type="float">
            <text:p>9.610268E+015</text:p>
          </table:table-cell>
          <table:table-cell office:value-type="float" office:value="1.0203E+036" calcext:value-type="float">
            <text:p>1.0203E+036</text:p>
          </table:table-cell>
          <table:table-cell office:value-type="float" office:value="0.000004934706" calcext:value-type="float">
            <text:p>4.934706E-006</text:p>
          </table:table-cell>
          <table:table-cell table:formula="of:=[.A150]*[.$B$1]" office:value-type="float" office:value="8.6377127225072E+042" calcext:value-type="float">
            <text:p>8.6377127225072E+042</text:p>
          </table:table-cell>
          <table:table-cell/>
          <table:table-cell table:formula="of:=[.A150]*[.$B$1]/[.$B$3]" office:value-type="float" office:value="0.590649075116052" calcext:value-type="float">
            <text:p>0.5906490751</text:p>
          </table:table-cell>
          <table:table-cell table:formula="of:=[.B150]/[.$B$3]" office:value-type="float" office:value="0.0000000697683832168459" calcext:value-type="float">
            <text:p>6.97683832168459E-008</text:p>
          </table:table-cell>
          <table:table-cell/>
        </table:table-row>
        <table:table-row table:style-name="ro1">
          <table:table-cell office:value-type="float" office:value="9.56767E+015" calcext:value-type="float">
            <text:p>9.56767E+015</text:p>
          </table:table-cell>
          <table:table-cell office:value-type="float" office:value="1.01465E+036" calcext:value-type="float">
            <text:p>1.01465E+036</text:p>
          </table:table-cell>
          <table:table-cell office:value-type="float" office:value="0.000004918684" calcext:value-type="float">
            <text:p>4.918684E-006</text:p>
          </table:table-cell>
          <table:table-cell table:formula="of:=[.A151]*[.$B$1]" office:value-type="float" office:value="8.599425623068E+042" calcext:value-type="float">
            <text:p>8.599425623068E+042</text:p>
          </table:table-cell>
          <table:table-cell/>
          <table:table-cell table:formula="of:=[.A151]*[.$B$1]/[.$B$3]" office:value-type="float" office:value="0.588030993153947" calcext:value-type="float">
            <text:p>0.5880309932</text:p>
          </table:table-cell>
          <table:table-cell table:formula="of:=[.B151]/[.$B$3]" office:value-type="float" office:value="0.0000000693820347260342" calcext:value-type="float">
            <text:p>6.93820347260342E-008</text:p>
          </table:table-cell>
          <table:table-cell/>
        </table:table-row>
        <table:table-row table:style-name="ro1">
          <table:table-cell office:value-type="float" office:value="9.525135E+015" calcext:value-type="float">
            <text:p>9.525135E+015</text:p>
          </table:table-cell>
          <table:table-cell office:value-type="float" office:value="1.009013E+036" calcext:value-type="float">
            <text:p>1.009013E+036</text:p>
          </table:table-cell>
          <table:table-cell office:value-type="float" office:value="0.000004902663" calcext:value-type="float">
            <text:p>4.902663E-006</text:p>
          </table:table-cell>
          <table:table-cell table:formula="of:=[.A152]*[.$B$1]" office:value-type="float" office:value="8.561195148054E+042" calcext:value-type="float">
            <text:p>8.561195148054E+042</text:p>
          </table:table-cell>
          <table:table-cell/>
          <table:table-cell table:formula="of:=[.A152]*[.$B$1]/[.$B$3]" office:value-type="float" office:value="0.585416783184979" calcext:value-type="float">
            <text:p>0.5854167832</text:p>
          </table:table-cell>
          <table:table-cell table:formula="of:=[.B152]/[.$B$3]" office:value-type="float" office:value="0.0000000689965751786527" calcext:value-type="float">
            <text:p>0.000000069</text:p>
          </table:table-cell>
          <table:table-cell/>
        </table:table-row>
        <table:table-row table:style-name="ro1">
          <table:table-cell office:value-type="float" office:value="9.482664E+015" calcext:value-type="float">
            <text:p>9.482664E+015</text:p>
          </table:table-cell>
          <table:table-cell office:value-type="float" office:value="1.003386E+036" calcext:value-type="float">
            <text:p>1.003386E+036</text:p>
          </table:table-cell>
          <table:table-cell office:value-type="float" office:value="0.000004886641" calcext:value-type="float">
            <text:p>4.886641E-006</text:p>
          </table:table-cell>
          <table:table-cell table:formula="of:=[.A153]*[.$B$1]" office:value-type="float" office:value="8.5230221962656E+042" calcext:value-type="float">
            <text:p>8.5230221962656E+042</text:p>
          </table:table-cell>
          <table:table-cell/>
          <table:table-cell table:formula="of:=[.A153]*[.$B$1]/[.$B$3]" office:value-type="float" office:value="0.582806506669354" calcext:value-type="float">
            <text:p>0.5828065067</text:p>
          </table:table-cell>
          <table:table-cell table:formula="of:=[.B153]/[.$B$3]" office:value-type="float" office:value="0.0000000686117994339098" calcext:value-type="float">
            <text:p>6.86117994339098E-008</text:p>
          </table:table-cell>
          <table:table-cell/>
        </table:table-row>
        <table:table-row table:style-name="ro1">
          <table:table-cell office:value-type="float" office:value="9.440256E+015" calcext:value-type="float">
            <text:p>9.440256E+015</text:p>
          </table:table-cell>
          <table:table-cell office:value-type="float" office:value="9.977714E+035" calcext:value-type="float">
            <text:p>9.977714E+035</text:p>
          </table:table-cell>
          <table:table-cell office:value-type="float" office:value="0.000004870619" calcext:value-type="float">
            <text:p>4.870619E-006</text:p>
          </table:table-cell>
          <table:table-cell table:formula="of:=[.A154]*[.$B$1]" office:value-type="float" office:value="8.4849058689024E+042" calcext:value-type="float">
            <text:p>8.4849058689024E+042</text:p>
          </table:table-cell>
          <table:table-cell/>
          <table:table-cell table:formula="of:=[.A154]*[.$B$1]/[.$B$3]" office:value-type="float" office:value="0.580200102146866" calcext:value-type="float">
            <text:p>0.5802001021</text:p>
          </table:table-cell>
          <table:table-cell table:formula="of:=[.B154]/[.$B$3]" office:value-type="float" office:value="0.0000000682278716044388" calcext:value-type="float">
            <text:p>6.82278716044388E-008</text:p>
          </table:table-cell>
          <table:table-cell/>
        </table:table-row>
        <table:table-row table:style-name="ro1">
          <table:table-cell office:value-type="float" office:value="9.397912E+015" calcext:value-type="float">
            <text:p>9.397912E+015</text:p>
          </table:table-cell>
          <table:table-cell office:value-type="float" office:value="9.921678E+035" calcext:value-type="float">
            <text:p>9.921678E+035</text:p>
          </table:table-cell>
          <table:table-cell office:value-type="float" office:value="0.000004854597" calcext:value-type="float">
            <text:p>4.854597E-006</text:p>
          </table:table-cell>
          <table:table-cell table:formula="of:=[.A155]*[.$B$1]" office:value-type="float" office:value="8.4468470647648E+042" calcext:value-type="float">
            <text:p>8.4468470647648E+042</text:p>
          </table:table-cell>
          <table:table-cell/>
          <table:table-cell table:formula="of:=[.A155]*[.$B$1]/[.$B$3]" office:value-type="float" office:value="0.577597631077723" calcext:value-type="float">
            <text:p>0.5775976311</text:p>
          </table:table-cell>
          <table:table-cell table:formula="of:=[.B155]/[.$B$3]" office:value-type="float" office:value="0.0000000678446959578702" calcext:value-type="float">
            <text:p>6.78446959578702E-008</text:p>
          </table:table-cell>
          <table:table-cell/>
        </table:table-row>
        <table:table-row table:style-name="ro1">
          <table:table-cell office:value-type="float" office:value="9.355632E+015" calcext:value-type="float">
            <text:p>9.355632E+015</text:p>
          </table:table-cell>
          <table:table-cell office:value-type="float" office:value="9.865757E+035" calcext:value-type="float">
            <text:p>9.865757E+035</text:p>
          </table:table-cell>
          <table:table-cell office:value-type="float" office:value="0.000004838575" calcext:value-type="float">
            <text:p>4.838575E-006</text:p>
          </table:table-cell>
          <table:table-cell table:formula="of:=[.A156]*[.$B$1]" office:value-type="float" office:value="8.4088457838528E+042" calcext:value-type="float">
            <text:p>8.4088457838528E+042</text:p>
          </table:table-cell>
          <table:table-cell/>
          <table:table-cell table:formula="of:=[.A156]*[.$B$1]/[.$B$3]" office:value-type="float" office:value="0.574999093461924" calcext:value-type="float">
            <text:p>0.5749990935</text:p>
          </table:table-cell>
          <table:table-cell table:formula="of:=[.B156]/[.$B$3]" office:value-type="float" office:value="0.000000067462306684336" calcext:value-type="float">
            <text:p>6.7462306684336E-008</text:p>
          </table:table-cell>
          <table:table-cell/>
        </table:table-row>
        <table:table-row table:style-name="ro1">
          <table:table-cell office:value-type="float" office:value="9.313415E+015" calcext:value-type="float">
            <text:p>9.313415E+015</text:p>
          </table:table-cell>
          <table:table-cell office:value-type="float" office:value="9.80995E+035" calcext:value-type="float">
            <text:p>9.80995E+035</text:p>
          </table:table-cell>
          <table:table-cell office:value-type="float" office:value="0.000004822554" calcext:value-type="float">
            <text:p>4.822554E-006</text:p>
          </table:table-cell>
          <table:table-cell table:formula="of:=[.A157]*[.$B$1]" office:value-type="float" office:value="8.370901127366E+042" calcext:value-type="float">
            <text:p>8.370901127366E+042</text:p>
          </table:table-cell>
          <table:table-cell/>
          <table:table-cell table:formula="of:=[.A157]*[.$B$1]/[.$B$3]" office:value-type="float" office:value="0.572404427839262" calcext:value-type="float">
            <text:p>0.5724044278</text:p>
          </table:table-cell>
          <table:table-cell table:formula="of:=[.B157]/[.$B$3]" office:value-type="float" office:value="0.0000000670806969458099" calcext:value-type="float">
            <text:p>6.70806969458099E-008</text:p>
          </table:table-cell>
          <table:table-cell/>
        </table:table-row>
        <table:table-row table:style-name="ro1">
          <table:table-cell office:value-type="float" office:value="9.271262E+015" calcext:value-type="float">
            <text:p>9.271262E+015</text:p>
          </table:table-cell>
          <table:table-cell office:value-type="float" office:value="9.754257E+035" calcext:value-type="float">
            <text:p>9.754257E+035</text:p>
          </table:table-cell>
          <table:table-cell office:value-type="float" office:value="0.000004806532" calcext:value-type="float">
            <text:p>4.806532E-006</text:p>
          </table:table-cell>
          <table:table-cell table:formula="of:=[.A158]*[.$B$1]" office:value-type="float" office:value="8.3330139941048E+042" calcext:value-type="float">
            <text:p>8.3330139941048E+042</text:p>
          </table:table-cell>
          <table:table-cell/>
          <table:table-cell table:formula="of:=[.A158]*[.$B$1]/[.$B$3]" office:value-type="float" office:value="0.569813695669944" calcext:value-type="float">
            <text:p>0.5698136957</text:p>
          </table:table-cell>
          <table:table-cell table:formula="of:=[.B158]/[.$B$3]" office:value-type="float" office:value="0.0000000666998667422917" calcext:value-type="float">
            <text:p>6.66998667422917E-008</text:p>
          </table:table-cell>
          <table:table-cell/>
        </table:table-row>
        <table:table-row table:style-name="ro1">
          <table:table-cell office:value-type="float" office:value="9.229174E+015" calcext:value-type="float">
            <text:p>9.229174E+015</text:p>
          </table:table-cell>
          <table:table-cell office:value-type="float" office:value="9.698678E+035" calcext:value-type="float">
            <text:p>9.698678E+035</text:p>
          </table:table-cell>
          <table:table-cell office:value-type="float" office:value="0.00000479051" calcext:value-type="float">
            <text:p>4.79051E-006</text:p>
          </table:table-cell>
          <table:table-cell table:formula="of:=[.A159]*[.$B$1]" office:value-type="float" office:value="8.2951852828696E+042" calcext:value-type="float">
            <text:p>8.2951852828696E+042</text:p>
          </table:table-cell>
          <table:table-cell/>
          <table:table-cell table:formula="of:=[.A159]*[.$B$1]/[.$B$3]" office:value-type="float" office:value="0.567226958414179" calcext:value-type="float">
            <text:p>0.5672269584</text:p>
          </table:table-cell>
          <table:table-cell table:formula="of:=[.B159]/[.$B$3]" office:value-type="float" office:value="0.0000000663198160737815" calcext:value-type="float">
            <text:p>6.63198160737815E-008</text:p>
          </table:table-cell>
          <table:table-cell/>
        </table:table-row>
        <table:table-row table:style-name="ro1">
          <table:table-cell office:value-type="float" office:value="9.187149E+015" calcext:value-type="float">
            <text:p>9.187149E+015</text:p>
          </table:table-cell>
          <table:table-cell office:value-type="float" office:value="9.643214E+035" calcext:value-type="float">
            <text:p>9.643214E+035</text:p>
          </table:table-cell>
          <table:table-cell office:value-type="float" office:value="0.000004774488" calcext:value-type="float">
            <text:p>4.774488E-006</text:p>
          </table:table-cell>
          <table:table-cell table:formula="of:=[.A160]*[.$B$1]" office:value-type="float" office:value="8.2574131960596E+042" calcext:value-type="float">
            <text:p>8.2574131960596E+042</text:p>
          </table:table-cell>
          <table:table-cell/>
          <table:table-cell table:formula="of:=[.A160]*[.$B$1]/[.$B$3]" office:value-type="float" office:value="0.564644093151551" calcext:value-type="float">
            <text:p>0.5646440932</text:p>
          </table:table-cell>
          <table:table-cell table:formula="of:=[.B160]/[.$B$3]" office:value-type="float" office:value="0.0000000659405517783058" calcext:value-type="float">
            <text:p>6.59405517783058E-008</text:p>
          </table:table-cell>
          <table:table-cell/>
        </table:table-row>
        <table:table-row table:style-name="ro1">
          <table:table-cell office:value-type="float" office:value="9.145189E+015" calcext:value-type="float">
            <text:p>9.145189E+015</text:p>
          </table:table-cell>
          <table:table-cell office:value-type="float" office:value="9.587865E+035" calcext:value-type="float">
            <text:p>9.587865E+035</text:p>
          </table:table-cell>
          <table:table-cell office:value-type="float" office:value="0.000004758467" calcext:value-type="float">
            <text:p>4.758467E-006</text:p>
          </table:table-cell>
          <table:table-cell table:formula="of:=[.A161]*[.$B$1]" office:value-type="float" office:value="8.2196995312756E+042" calcext:value-type="float">
            <text:p>8.2196995312756E+042</text:p>
          </table:table-cell>
          <table:table-cell/>
          <table:table-cell table:formula="of:=[.A161]*[.$B$1]/[.$B$3]" office:value-type="float" office:value="0.562065222802475" calcext:value-type="float">
            <text:p>0.5620652228</text:p>
          </table:table-cell>
          <table:table-cell table:formula="of:=[.B161]/[.$B$3]" office:value-type="float" office:value="0.0000000655620738558644" calcext:value-type="float">
            <text:p>6.55620738558644E-008</text:p>
          </table:table-cell>
          <table:table-cell/>
        </table:table-row>
        <table:table-row table:style-name="ro1">
          <table:table-cell office:value-type="float" office:value="9.103293E+015" calcext:value-type="float">
            <text:p>9.103293E+015</text:p>
          </table:table-cell>
          <table:table-cell office:value-type="float" office:value="9.53263E+035" calcext:value-type="float">
            <text:p>9.53263E+035</text:p>
          </table:table-cell>
          <table:table-cell office:value-type="float" office:value="0.000004742445" calcext:value-type="float">
            <text:p>4.742445E-006</text:p>
          </table:table-cell>
          <table:table-cell table:formula="of:=[.A162]*[.$B$1]" office:value-type="float" office:value="8.1820433897172E+042" calcext:value-type="float">
            <text:p>8.1820433897172E+042</text:p>
          </table:table-cell>
          <table:table-cell/>
          <table:table-cell table:formula="of:=[.A162]*[.$B$1]/[.$B$3]" office:value-type="float" office:value="0.559490285906744" calcext:value-type="float">
            <text:p>0.5594902859</text:p>
          </table:table-cell>
          <table:table-cell table:formula="of:=[.B162]/[.$B$3]" office:value-type="float" office:value="0.0000000651843754684311" calcext:value-type="float">
            <text:p>6.51843754684311E-008</text:p>
          </table:table-cell>
          <table:table-cell/>
        </table:table-row>
        <table:table-row table:style-name="ro1">
          <table:table-cell office:value-type="float" office:value="9.061461E+015" calcext:value-type="float">
            <text:p>9.061461E+015</text:p>
          </table:table-cell>
          <table:table-cell office:value-type="float" office:value="9.47751E+035" calcext:value-type="float">
            <text:p>9.47751E+035</text:p>
          </table:table-cell>
          <table:table-cell office:value-type="float" office:value="0.000004726423" calcext:value-type="float">
            <text:p>4.726423E-006</text:p>
          </table:table-cell>
          <table:table-cell table:formula="of:=[.A163]*[.$B$1]" office:value-type="float" office:value="8.1444447713844E+042" calcext:value-type="float">
            <text:p>8.1444447713844E+042</text:p>
          </table:table-cell>
          <table:table-cell/>
          <table:table-cell table:formula="of:=[.A163]*[.$B$1]/[.$B$3]" office:value-type="float" office:value="0.556919282464358" calcext:value-type="float">
            <text:p>0.5569192825</text:p>
          </table:table-cell>
          <table:table-cell table:formula="of:=[.B163]/[.$B$3]" office:value-type="float" office:value="0.0000000648074634540321" calcext:value-type="float">
            <text:p>6.48074634540321E-008</text:p>
          </table:table-cell>
          <table:table-cell/>
        </table:table-row>
        <table:table-row table:style-name="ro1">
          <table:table-cell office:value-type="float" office:value="9.019693E+015" calcext:value-type="float">
            <text:p>9.019693E+015</text:p>
          </table:table-cell>
          <table:table-cell office:value-type="float" office:value="9.422505E+035" calcext:value-type="float">
            <text:p>9.422505E+035</text:p>
          </table:table-cell>
          <table:table-cell office:value-type="float" office:value="0.000004710401" calcext:value-type="float">
            <text:p>4.710401E-006</text:p>
          </table:table-cell>
          <table:table-cell table:formula="of:=[.A164]*[.$B$1]" office:value-type="float" office:value="8.1069036762772E+042" calcext:value-type="float">
            <text:p>8.1069036762772E+042</text:p>
          </table:table-cell>
          <table:table-cell/>
          <table:table-cell table:formula="of:=[.A164]*[.$B$1]/[.$B$3]" office:value-type="float" office:value="0.554352212475316" calcext:value-type="float">
            <text:p>0.5543522125</text:p>
          </table:table-cell>
          <table:table-cell table:formula="of:=[.B164]/[.$B$3]" office:value-type="float" office:value="0.0000000644313378126675" calcext:value-type="float">
            <text:p>6.44313378126675E-008</text:p>
          </table:table-cell>
          <table:table-cell/>
        </table:table-row>
        <table:table-row table:style-name="ro1">
          <table:table-cell office:value-type="float" office:value="8.97799E+015" calcext:value-type="float">
            <text:p>8.97799E+015</text:p>
          </table:table-cell>
          <table:table-cell office:value-type="float" office:value="9.367614E+035" calcext:value-type="float">
            <text:p>9.367614E+035</text:p>
          </table:table-cell>
          <table:table-cell office:value-type="float" office:value="0.000004694379" calcext:value-type="float">
            <text:p>4.694379E-006</text:p>
          </table:table-cell>
          <table:table-cell table:formula="of:=[.A165]*[.$B$1]" office:value-type="float" office:value="8.069421003196E+042" calcext:value-type="float">
            <text:p>8.069421003196E+042</text:p>
          </table:table-cell>
          <table:table-cell/>
          <table:table-cell table:formula="of:=[.A165]*[.$B$1]/[.$B$3]" office:value-type="float" office:value="0.551789137399828" calcext:value-type="float">
            <text:p>0.5517891374</text:p>
          </table:table-cell>
          <table:table-cell table:formula="of:=[.B165]/[.$B$3]" office:value-type="float" office:value="0.000000064055991706311" calcext:value-type="float">
            <text:p>6.4055991706311E-008</text:p>
          </table:table-cell>
          <table:table-cell/>
        </table:table-row>
        <table:table-row table:style-name="ro1">
          <table:table-cell office:value-type="float" office:value="8.936352E+015" calcext:value-type="float">
            <text:p>8.936352E+015</text:p>
          </table:table-cell>
          <table:table-cell office:value-type="float" office:value="9.312839E+035" calcext:value-type="float">
            <text:p>9.312839E+035</text:p>
          </table:table-cell>
          <table:table-cell office:value-type="float" office:value="0.000004678358" calcext:value-type="float">
            <text:p>4.678358E-006</text:p>
          </table:table-cell>
          <table:table-cell table:formula="of:=[.A166]*[.$B$1]" office:value-type="float" office:value="8.0319967521408E+042" calcext:value-type="float">
            <text:p>8.0319967521408E+042</text:p>
          </table:table-cell>
          <table:table-cell/>
          <table:table-cell table:formula="of:=[.A166]*[.$B$1]/[.$B$3]" office:value-type="float" office:value="0.549230057237892" calcext:value-type="float">
            <text:p>0.5492300572</text:p>
          </table:table-cell>
          <table:table-cell table:formula="of:=[.B166]/[.$B$3]" office:value-type="float" office:value="0.0000000636814388110152" calcext:value-type="float">
            <text:p>6.36814388110152E-008</text:p>
          </table:table-cell>
          <table:table-cell/>
        </table:table-row>
        <table:table-row table:style-name="ro1">
          <table:table-cell office:value-type="float" office:value="8.894778E+015" calcext:value-type="float">
            <text:p>8.894778E+015</text:p>
          </table:table-cell>
          <table:table-cell office:value-type="float" office:value="9.258179E+035" calcext:value-type="float">
            <text:p>9.258179E+035</text:p>
          </table:table-cell>
          <table:table-cell office:value-type="float" office:value="0.000004662336" calcext:value-type="float">
            <text:p>4.662336E-006</text:p>
          </table:table-cell>
          <table:table-cell table:formula="of:=[.A167]*[.$B$1]" office:value-type="float" office:value="7.9946300243112E+042" calcext:value-type="float">
            <text:p>7.9946300243112E+042</text:p>
          </table:table-cell>
          <table:table-cell/>
          <table:table-cell table:formula="of:=[.A167]*[.$B$1]/[.$B$3]" office:value-type="float" office:value="0.546674910529301" calcext:value-type="float">
            <text:p>0.5466749105</text:p>
          </table:table-cell>
          <table:table-cell table:formula="of:=[.B167]/[.$B$3]" office:value-type="float" office:value="0.0000000633076722887539" calcext:value-type="float">
            <text:p>6.33076722887539E-008</text:p>
          </table:table-cell>
          <table:table-cell/>
        </table:table-row>
        <table:table-row table:style-name="ro1">
          <table:table-cell office:value-type="float" office:value="8.853269E+015" calcext:value-type="float">
            <text:p>8.853269E+015</text:p>
          </table:table-cell>
          <table:table-cell office:value-type="float" office:value="9.203634E+035" calcext:value-type="float">
            <text:p>9.203634E+035</text:p>
          </table:table-cell>
          <table:table-cell office:value-type="float" office:value="0.000004646314" calcext:value-type="float">
            <text:p>4.646314E-006</text:p>
          </table:table-cell>
          <table:table-cell table:formula="of:=[.A168]*[.$B$1]" office:value-type="float" office:value="7.9573217185076E+042" calcext:value-type="float">
            <text:p>7.9573217185076E+042</text:p>
          </table:table-cell>
          <table:table-cell/>
          <table:table-cell table:formula="of:=[.A168]*[.$B$1]/[.$B$3]" office:value-type="float" office:value="0.544123758734264" calcext:value-type="float">
            <text:p>0.5441237587</text:p>
          </table:table-cell>
          <table:table-cell table:formula="of:=[.B168]/[.$B$3]" office:value-type="float" office:value="0.0000000629346921395269" calcext:value-type="float">
            <text:p>6.29346921395269E-008</text:p>
          </table:table-cell>
          <table:table-cell/>
        </table:table-row>
        <table:table-row table:style-name="ro1">
          <table:table-cell office:value-type="float" office:value="8.811824E+015" calcext:value-type="float">
            <text:p>8.811824E+015</text:p>
          </table:table-cell>
          <table:table-cell office:value-type="float" office:value="9.149204E+035" calcext:value-type="float">
            <text:p>9.149204E+035</text:p>
          </table:table-cell>
          <table:table-cell office:value-type="float" office:value="0.000004630292" calcext:value-type="float">
            <text:p>4.630292E-006</text:p>
          </table:table-cell>
          <table:table-cell table:formula="of:=[.A169]*[.$B$1]" office:value-type="float" office:value="7.9200709359296E+042" calcext:value-type="float">
            <text:p>7.9200709359296E+042</text:p>
          </table:table-cell>
          <table:table-cell/>
          <table:table-cell table:formula="of:=[.A169]*[.$B$1]/[.$B$3]" office:value-type="float" office:value="0.541576540392571" calcext:value-type="float">
            <text:p>0.5415765404</text:p>
          </table:table-cell>
          <table:table-cell table:formula="of:=[.B169]/[.$B$3]" office:value-type="float" office:value="0.0000000625624983633343" calcext:value-type="float">
            <text:p>6.25624983633343E-008</text:p>
          </table:table-cell>
          <table:table-cell/>
        </table:table-row>
        <table:table-row table:style-name="ro1">
          <table:table-cell office:value-type="float" office:value="8.770445E+015" calcext:value-type="float">
            <text:p>8.770445E+015</text:p>
          </table:table-cell>
          <table:table-cell office:value-type="float" office:value="9.094889E+035" calcext:value-type="float">
            <text:p>9.094889E+035</text:p>
          </table:table-cell>
          <table:table-cell office:value-type="float" office:value="0.000004614271" calcext:value-type="float">
            <text:p>4.614271E-006</text:p>
          </table:table-cell>
          <table:table-cell table:formula="of:=[.A170]*[.$B$1]" office:value-type="float" office:value="7.882879474178E+042" calcext:value-type="float">
            <text:p>7.882879474178E+042</text:p>
          </table:table-cell>
          <table:table-cell/>
          <table:table-cell table:formula="of:=[.A170]*[.$B$1]/[.$B$3]" office:value-type="float" office:value="0.53903337842464" calcext:value-type="float">
            <text:p>0.5390333784</text:p>
          </table:table-cell>
          <table:table-cell table:formula="of:=[.B170]/[.$B$3]" office:value-type="float" office:value="0.0000000621910909601761" calcext:value-type="float">
            <text:p>6.21910909601761E-008</text:p>
          </table:table-cell>
          <table:table-cell/>
        </table:table-row>
        <table:table-row table:style-name="ro1">
          <table:table-cell office:value-type="float" office:value="8.729131E+015" calcext:value-type="float">
            <text:p>8.729131E+015</text:p>
          </table:table-cell>
          <table:table-cell office:value-type="float" office:value="9.04069E+035" calcext:value-type="float">
            <text:p>9.04069E+035</text:p>
          </table:table-cell>
          <table:table-cell office:value-type="float" office:value="0.000004598249" calcext:value-type="float">
            <text:p>4.598249E-006</text:p>
          </table:table-cell>
          <table:table-cell table:formula="of:=[.A171]*[.$B$1]" office:value-type="float" office:value="7.8457464344524E+042" calcext:value-type="float">
            <text:p>7.8457464344524E+042</text:p>
          </table:table-cell>
          <table:table-cell/>
          <table:table-cell table:formula="of:=[.A171]*[.$B$1]/[.$B$3]" office:value-type="float" office:value="0.536494211370262" calcext:value-type="float">
            <text:p>0.5364942114</text:p>
          </table:table-cell>
          <table:table-cell table:formula="of:=[.B171]/[.$B$3]" office:value-type="float" office:value="0.0000000618204767680787" calcext:value-type="float">
            <text:p>6.18204767680787E-008</text:p>
          </table:table-cell>
          <table:table-cell/>
        </table:table-row>
        <table:table-row table:style-name="ro1">
          <table:table-cell office:value-type="float" office:value="8.687881E+015" calcext:value-type="float">
            <text:p>8.687881E+015</text:p>
          </table:table-cell>
          <table:table-cell office:value-type="float" office:value="8.986606E+035" calcext:value-type="float">
            <text:p>8.986606E+035</text:p>
          </table:table-cell>
          <table:table-cell office:value-type="float" office:value="0.000004582227" calcext:value-type="float">
            <text:p>4.582227E-006</text:p>
          </table:table-cell>
          <table:table-cell table:formula="of:=[.A172]*[.$B$1]" office:value-type="float" office:value="7.8086709179524E+042" calcext:value-type="float">
            <text:p>7.8086709179524E+042</text:p>
          </table:table-cell>
          <table:table-cell/>
          <table:table-cell table:formula="of:=[.A172]*[.$B$1]/[.$B$3]" office:value-type="float" office:value="0.533958977769228" calcext:value-type="float">
            <text:p>0.5339589778</text:p>
          </table:table-cell>
          <table:table-cell table:formula="of:=[.B172]/[.$B$3]" office:value-type="float" office:value="0.0000000614506489490157" calcext:value-type="float">
            <text:p>6.14506489490157E-008</text:p>
          </table:table-cell>
          <table:table-cell/>
        </table:table-row>
        <table:table-row table:style-name="ro1">
          <table:table-cell office:value-type="float" office:value="8.646697E+015" calcext:value-type="float">
            <text:p>8.646697E+015</text:p>
          </table:table-cell>
          <table:table-cell office:value-type="float" office:value="8.932638E+035" calcext:value-type="float">
            <text:p>8.932638E+035</text:p>
          </table:table-cell>
          <table:table-cell office:value-type="float" office:value="0.000004566205" calcext:value-type="float">
            <text:p>4.566205E-006</text:p>
          </table:table-cell>
          <table:table-cell table:formula="of:=[.A173]*[.$B$1]" office:value-type="float" office:value="7.7716547222788E+042" calcext:value-type="float">
            <text:p>7.7716547222788E+042</text:p>
          </table:table-cell>
          <table:table-cell/>
          <table:table-cell table:formula="of:=[.A173]*[.$B$1]/[.$B$3]" office:value-type="float" office:value="0.531427800541956" calcext:value-type="float">
            <text:p>0.5314278005</text:p>
          </table:table-cell>
          <table:table-cell table:formula="of:=[.B173]/[.$B$3]" office:value-type="float" office:value="0.0000000610816143410135" calcext:value-type="float">
            <text:p>6.10816143410135E-008</text:p>
          </table:table-cell>
          <table:table-cell/>
        </table:table-row>
        <table:table-row table:style-name="ro1">
          <table:table-cell office:value-type="float" office:value="8.605578E+015" calcext:value-type="float">
            <text:p>8.605578E+015</text:p>
          </table:table-cell>
          <table:table-cell office:value-type="float" office:value="8.878786E+035" calcext:value-type="float">
            <text:p>8.878786E+035</text:p>
          </table:table-cell>
          <table:table-cell office:value-type="float" office:value="0.000004550184" calcext:value-type="float">
            <text:p>4.550184E-006</text:p>
          </table:table-cell>
          <table:table-cell table:formula="of:=[.A174]*[.$B$1]" office:value-type="float" office:value="7.7346969486312E+042" calcext:value-type="float">
            <text:p>7.7346969486312E+042</text:p>
          </table:table-cell>
          <table:table-cell/>
          <table:table-cell table:formula="of:=[.A174]*[.$B$1]/[.$B$3]" office:value-type="float" office:value="0.528900618228237" calcext:value-type="float">
            <text:p>0.5289006182</text:p>
          </table:table-cell>
          <table:table-cell table:formula="of:=[.B174]/[.$B$3]" office:value-type="float" office:value="0.000000060713372944072" calcext:value-type="float">
            <text:p>6.0713372944072E-008</text:p>
          </table:table-cell>
          <table:table-cell/>
        </table:table-row>
        <table:table-row table:style-name="ro1">
          <table:table-cell office:value-type="float" office:value="8.564525E+015" calcext:value-type="float">
            <text:p>8.564525E+015</text:p>
          </table:table-cell>
          <table:table-cell office:value-type="float" office:value="8.825049E+035" calcext:value-type="float">
            <text:p>8.825049E+035</text:p>
          </table:table-cell>
          <table:table-cell office:value-type="float" office:value="0.000004534162" calcext:value-type="float">
            <text:p>4.534162E-006</text:p>
          </table:table-cell>
          <table:table-cell table:formula="of:=[.A175]*[.$B$1]" office:value-type="float" office:value="7.69779849581E+042" calcext:value-type="float">
            <text:p>7.69779849581E+042</text:p>
          </table:table-cell>
          <table:table-cell/>
          <table:table-cell table:formula="of:=[.A175]*[.$B$1]/[.$B$3]" office:value-type="float" office:value="0.52637749228828" calcext:value-type="float">
            <text:p>0.5263774923</text:p>
          </table:table-cell>
          <table:table-cell table:formula="of:=[.B175]/[.$B$3]" office:value-type="float" office:value="0.000000060345917920165" calcext:value-type="float">
            <text:p>6.0345917920165E-008</text:p>
          </table:table-cell>
          <table:table-cell/>
        </table:table-row>
        <table:table-row table:style-name="ro1">
          <table:table-cell office:value-type="float" office:value="8.523536E+015" calcext:value-type="float">
            <text:p>8.523536E+015</text:p>
          </table:table-cell>
          <table:table-cell office:value-type="float" office:value="8.771429E+035" calcext:value-type="float">
            <text:p>8.771429E+035</text:p>
          </table:table-cell>
          <table:table-cell office:value-type="float" office:value="0.00000451814" calcext:value-type="float">
            <text:p>4.51814E-006</text:p>
          </table:table-cell>
          <table:table-cell table:formula="of:=[.A176]*[.$B$1]" office:value-type="float" office:value="7.6609575662144E+042" calcext:value-type="float">
            <text:p>7.6609575662144E+042</text:p>
          </table:table-cell>
          <table:table-cell/>
          <table:table-cell table:formula="of:=[.A176]*[.$B$1]/[.$B$3]" office:value-type="float" office:value="0.523858299801668" calcext:value-type="float">
            <text:p>0.5238582998</text:p>
          </table:table-cell>
          <table:table-cell table:formula="of:=[.B176]/[.$B$3]" office:value-type="float" office:value="0.0000000599792629453451" calcext:value-type="float">
            <text:p>0.00000006</text:p>
          </table:table-cell>
          <table:table-cell/>
        </table:table-row>
        <table:table-row table:style-name="ro1">
          <table:table-cell office:value-type="float" office:value="8.482614E+015" calcext:value-type="float">
            <text:p>8.482614E+015</text:p>
          </table:table-cell>
          <table:table-cell office:value-type="float" office:value="8.717924E+035" calcext:value-type="float">
            <text:p>8.717924E+035</text:p>
          </table:table-cell>
          <table:table-cell office:value-type="float" office:value="0.000004502118" calcext:value-type="float">
            <text:p>4.502118E-006</text:p>
          </table:table-cell>
          <table:table-cell table:formula="of:=[.A177]*[.$B$1]" office:value-type="float" office:value="7.6241768562456E+042" calcext:value-type="float">
            <text:p>7.6241768562456E+042</text:p>
          </table:table-cell>
          <table:table-cell/>
          <table:table-cell table:formula="of:=[.A177]*[.$B$1]/[.$B$3]" office:value-type="float" office:value="0.521343225149026" calcext:value-type="float">
            <text:p>0.5213432251</text:p>
          </table:table-cell>
          <table:table-cell table:formula="of:=[.B177]/[.$B$3]" office:value-type="float" office:value="0.0000000596133943435596" calcext:value-type="float">
            <text:p>5.96133943435596E-008</text:p>
          </table:table-cell>
          <table:table-cell/>
        </table:table-row>
        <table:table-row table:style-name="ro1">
          <table:table-cell office:value-type="float" office:value="8.441757E+015" calcext:value-type="float">
            <text:p>8.441757E+015</text:p>
          </table:table-cell>
          <table:table-cell office:value-type="float" office:value="8.664535E+035" calcext:value-type="float">
            <text:p>8.664535E+035</text:p>
          </table:table-cell>
          <table:table-cell office:value-type="float" office:value="0.000004486096" calcext:value-type="float">
            <text:p>4.486096E-006</text:p>
          </table:table-cell>
          <table:table-cell table:formula="of:=[.A178]*[.$B$1]" office:value-type="float" office:value="7.5874545683028E+042" calcext:value-type="float">
            <text:p>7.5874545683028E+042</text:p>
          </table:table-cell>
          <table:table-cell/>
          <table:table-cell table:formula="of:=[.A178]*[.$B$1]/[.$B$3]" office:value-type="float" office:value="0.518832145409936" calcext:value-type="float">
            <text:p>0.5188321454</text:p>
          </table:table-cell>
          <table:table-cell table:formula="of:=[.B178]/[.$B$3]" office:value-type="float" office:value="0.0000000592483189528349" calcext:value-type="float">
            <text:p>5.92483189528349E-008</text:p>
          </table:table-cell>
          <table:table-cell/>
        </table:table-row>
        <table:table-row table:style-name="ro1">
          <table:table-cell office:value-type="float" office:value="8.400966E+015" calcext:value-type="float">
            <text:p>8.400966E+015</text:p>
          </table:table-cell>
          <table:table-cell office:value-type="float" office:value="8.611263E+035" calcext:value-type="float">
            <text:p>8.611263E+035</text:p>
          </table:table-cell>
          <table:table-cell office:value-type="float" office:value="0.000004470075" calcext:value-type="float">
            <text:p>4.470075E-006</text:p>
          </table:table-cell>
          <table:table-cell table:formula="of:=[.A179]*[.$B$1]" office:value-type="float" office:value="7.5507916011864E+042" calcext:value-type="float">
            <text:p>7.5507916011864E+042</text:p>
          </table:table-cell>
          <table:table-cell/>
          <table:table-cell table:formula="of:=[.A179]*[.$B$1]/[.$B$3]" office:value-type="float" office:value="0.516325122044609" calcext:value-type="float">
            <text:p>0.516325122</text:p>
          </table:table-cell>
          <table:table-cell table:formula="of:=[.B179]/[.$B$3]" office:value-type="float" office:value="0.0000000588840436111973" calcext:value-type="float">
            <text:p>5.88840436111973E-008</text:p>
          </table:table-cell>
          <table:table-cell/>
        </table:table-row>
        <table:table-row table:style-name="ro1">
          <table:table-cell office:value-type="float" office:value="8.36024E+015" calcext:value-type="float">
            <text:p>8.36024E+015</text:p>
          </table:table-cell>
          <table:table-cell office:value-type="float" office:value="8.558106E+035" calcext:value-type="float">
            <text:p>8.558106E+035</text:p>
          </table:table-cell>
          <table:table-cell office:value-type="float" office:value="0.000004454053" calcext:value-type="float">
            <text:p>4.454053E-006</text:p>
          </table:table-cell>
          <table:table-cell table:formula="of:=[.A180]*[.$B$1]" office:value-type="float" office:value="7.514187056096E+042" calcext:value-type="float">
            <text:p>7.514187056096E+042</text:p>
          </table:table-cell>
          <table:table-cell/>
          <table:table-cell table:formula="of:=[.A180]*[.$B$1]/[.$B$3]" office:value-type="float" office:value="0.513822093592835" calcext:value-type="float">
            <text:p>0.5138220936</text:p>
          </table:table-cell>
          <table:table-cell table:formula="of:=[.B180]/[.$B$3]" office:value-type="float" office:value="0.0000000585205546425942" calcext:value-type="float">
            <text:p>5.85205546425942E-008</text:p>
          </table:table-cell>
          <table:table-cell/>
        </table:table-row>
        <table:table-row table:style-name="ro1">
          <table:table-cell office:value-type="float" office:value="8.31958E+015" calcext:value-type="float">
            <text:p>8.31958E+015</text:p>
          </table:table-cell>
          <table:table-cell office:value-type="float" office:value="8.505066E+035" calcext:value-type="float">
            <text:p>8.505066E+035</text:p>
          </table:table-cell>
          <table:table-cell office:value-type="float" office:value="0.000004438031" calcext:value-type="float">
            <text:p>0.000004438</text:p>
          </table:table-cell>
          <table:table-cell table:formula="of:=[.A181]*[.$B$1]" office:value-type="float" office:value="7.477641831832E+042" calcext:value-type="float">
            <text:p>7.477641831832E+042</text:p>
          </table:table-cell>
          <table:table-cell/>
          <table:table-cell table:formula="of:=[.A181]*[.$B$1]/[.$B$3]" office:value-type="float" office:value="0.511323121514822" calcext:value-type="float">
            <text:p>0.5113231215</text:p>
          </table:table-cell>
          <table:table-cell table:formula="of:=[.B181]/[.$B$3]" office:value-type="float" office:value="0.0000000581578657230782" calcext:value-type="float">
            <text:p>5.81578657230782E-008</text:p>
          </table:table-cell>
          <table:table-cell/>
        </table:table-row>
        <table:table-row table:style-name="ro1">
          <table:table-cell office:value-type="float" office:value="8.278987E+015" calcext:value-type="float">
            <text:p>8.278987E+015</text:p>
          </table:table-cell>
          <table:table-cell office:value-type="float" office:value="8.452143E+035" calcext:value-type="float">
            <text:p>8.452143E+035</text:p>
          </table:table-cell>
          <table:table-cell office:value-type="float" office:value="0.000004422009" calcext:value-type="float">
            <text:p>0.000004422</text:p>
          </table:table-cell>
          <table:table-cell table:formula="of:=[.A182]*[.$B$1]" office:value-type="float" office:value="7.4411568271948E+042" calcext:value-type="float">
            <text:p>7.4411568271948E+042</text:p>
          </table:table-cell>
          <table:table-cell/>
          <table:table-cell table:formula="of:=[.A182]*[.$B$1]/[.$B$3]" office:value-type="float" office:value="0.50882826727078" calcext:value-type="float">
            <text:p>0.5088282673</text:p>
          </table:table-cell>
          <table:table-cell table:formula="of:=[.B182]/[.$B$3]" office:value-type="float" office:value="0.0000000577959768526494" calcext:value-type="float">
            <text:p>5.77959768526494E-008</text:p>
          </table:table-cell>
          <table:table-cell/>
        </table:table-row>
        <table:table-row table:style-name="ro1">
          <table:table-cell office:value-type="float" office:value="8.238459E+015" calcext:value-type="float">
            <text:p>8.238459E+015</text:p>
          </table:table-cell>
          <table:table-cell office:value-type="float" office:value="8.399336E+035" calcext:value-type="float">
            <text:p>8.399336E+035</text:p>
          </table:table-cell>
          <table:table-cell office:value-type="float" office:value="0.000004405988" calcext:value-type="float">
            <text:p>0.000004406</text:p>
          </table:table-cell>
          <table:table-cell table:formula="of:=[.A183]*[.$B$1]" office:value-type="float" office:value="7.4047302445836E+042" calcext:value-type="float">
            <text:p>7.4047302445836E+042</text:p>
          </table:table-cell>
          <table:table-cell/>
          <table:table-cell table:formula="of:=[.A183]*[.$B$1]/[.$B$3]" office:value-type="float" office:value="0.50633740794029" calcext:value-type="float">
            <text:p>0.5063374079</text:p>
          </table:table-cell>
          <table:table-cell table:formula="of:=[.B183]/[.$B$3]" office:value-type="float" office:value="0.0000000574348811932814" calcext:value-type="float">
            <text:p>5.74348811932814E-008</text:p>
          </table:table-cell>
          <table:table-cell/>
        </table:table-row>
        <table:table-row table:style-name="ro1">
          <table:table-cell office:value-type="float" office:value="8.197998E+015" calcext:value-type="float">
            <text:p>8.197998E+015</text:p>
          </table:table-cell>
          <table:table-cell office:value-type="float" office:value="8.346645E+035" calcext:value-type="float">
            <text:p>8.346645E+035</text:p>
          </table:table-cell>
          <table:table-cell office:value-type="float" office:value="0.000004389966" calcext:value-type="float">
            <text:p>0.00000439</text:p>
          </table:table-cell>
          <table:table-cell table:formula="of:=[.A184]*[.$B$1]" office:value-type="float" office:value="7.3683638815992E+042" calcext:value-type="float">
            <text:p>7.3683638815992E+042</text:p>
          </table:table-cell>
          <table:table-cell/>
          <table:table-cell table:formula="of:=[.A184]*[.$B$1]/[.$B$3]" office:value-type="float" office:value="0.503850666443771" calcext:value-type="float">
            <text:p>0.5038506664</text:p>
          </table:table-cell>
          <table:table-cell table:formula="of:=[.B184]/[.$B$3]" office:value-type="float" office:value="0.0000000570745787449741" calcext:value-type="float">
            <text:p>5.70745787449741E-008</text:p>
          </table:table-cell>
          <table:table-cell/>
        </table:table-row>
        <table:table-row table:style-name="ro1">
          <table:table-cell office:value-type="float" office:value="8.157603E+015" calcext:value-type="float">
            <text:p>8.157603E+015</text:p>
          </table:table-cell>
          <table:table-cell office:value-type="float" office:value="8.294071E+035" calcext:value-type="float">
            <text:p>8.294071E+035</text:p>
          </table:table-cell>
          <table:table-cell office:value-type="float" office:value="0.000004373944" calcext:value-type="float">
            <text:p>4.373944E-006</text:p>
          </table:table-cell>
          <table:table-cell table:formula="of:=[.A185]*[.$B$1]" office:value-type="float" office:value="7.3320568394412E+042" calcext:value-type="float">
            <text:p>7.3320568394412E+042</text:p>
          </table:table-cell>
          <table:table-cell/>
          <table:table-cell table:formula="of:=[.A185]*[.$B$1]/[.$B$3]" office:value-type="float" office:value="0.501367981321013" calcext:value-type="float">
            <text:p>0.5013679813</text:p>
          </table:table-cell>
          <table:table-cell table:formula="of:=[.B185]/[.$B$3]" office:value-type="float" office:value="0.0000000567150763457541" calcext:value-type="float">
            <text:p>5.67150763457541E-008</text:p>
          </table:table-cell>
          <table:table-cell/>
        </table:table-row>
        <table:table-row table:style-name="ro1">
          <table:table-cell office:value-type="float" office:value="8.117274E+015" calcext:value-type="float">
            <text:p>8.117274E+015</text:p>
          </table:table-cell>
          <table:table-cell office:value-type="float" office:value="8.241614E+035" calcext:value-type="float">
            <text:p>8.241614E+035</text:p>
          </table:table-cell>
          <table:table-cell office:value-type="float" office:value="0.000004357922" calcext:value-type="float">
            <text:p>4.357922E-006</text:p>
          </table:table-cell>
          <table:table-cell table:formula="of:=[.A186]*[.$B$1]" office:value-type="float" office:value="7.2958091181096E+042" calcext:value-type="float">
            <text:p>7.2958091181096E+042</text:p>
          </table:table-cell>
          <table:table-cell/>
          <table:table-cell table:formula="of:=[.A186]*[.$B$1]/[.$B$3]" office:value-type="float" office:value="0.498889352572018" calcext:value-type="float">
            <text:p>0.4988893526</text:p>
          </table:table-cell>
          <table:table-cell table:formula="of:=[.B186]/[.$B$3]" office:value-type="float" office:value="0.0000000563563739956212" calcext:value-type="float">
            <text:p>5.63563739956212E-008</text:p>
          </table:table-cell>
          <table:table-cell/>
        </table:table-row>
        <table:table-row table:style-name="ro1">
          <table:table-cell office:value-type="float" office:value="8.077012E+015" calcext:value-type="float">
            <text:p>8.077012E+015</text:p>
          </table:table-cell>
          <table:table-cell office:value-type="float" office:value="8.189274E+035" calcext:value-type="float">
            <text:p>8.189274E+035</text:p>
          </table:table-cell>
          <table:table-cell office:value-type="float" office:value="0.0000043419" calcext:value-type="float">
            <text:p>4.3419E-006</text:p>
          </table:table-cell>
          <table:table-cell table:formula="of:=[.A187]*[.$B$1]" office:value-type="float" office:value="7.2596216164048E+042" calcext:value-type="float">
            <text:p>7.2596216164048E+042</text:p>
          </table:table-cell>
          <table:table-cell/>
          <table:table-cell table:formula="of:=[.A187]*[.$B$1]/[.$B$3]" office:value-type="float" office:value="0.496414841656992" calcext:value-type="float">
            <text:p>0.4964148417</text:p>
          </table:table-cell>
          <table:table-cell table:formula="of:=[.B187]/[.$B$3]" office:value-type="float" office:value="0.0000000559984716945754" calcext:value-type="float">
            <text:p>0.000000056</text:p>
          </table:table-cell>
          <table:table-cell/>
        </table:table-row>
        <table:table-row table:style-name="ro1">
          <table:table-cell office:value-type="float" office:value="8.036816E+015" calcext:value-type="float">
            <text:p>8.036816E+015</text:p>
          </table:table-cell>
          <table:table-cell office:value-type="float" office:value="8.137051E+035" calcext:value-type="float">
            <text:p>8.137051E+035</text:p>
          </table:table-cell>
          <table:table-cell office:value-type="float" office:value="0.000004325879" calcext:value-type="float">
            <text:p>4.325879E-006</text:p>
          </table:table-cell>
          <table:table-cell table:formula="of:=[.A188]*[.$B$1]" office:value-type="float" office:value="7.2234934355264E+042" calcext:value-type="float">
            <text:p>7.2234934355264E+042</text:p>
          </table:table-cell>
          <table:table-cell/>
          <table:table-cell table:formula="of:=[.A188]*[.$B$1]/[.$B$3]" office:value-type="float" office:value="0.493944387115728" calcext:value-type="float">
            <text:p>0.4939443871</text:p>
          </table:table-cell>
          <table:table-cell table:formula="of:=[.B188]/[.$B$3]" office:value-type="float" office:value="0.0000000556413694426168" calcext:value-type="float">
            <text:p>5.56413694426168E-008</text:p>
          </table:table-cell>
          <table:table-cell/>
        </table:table-row>
        <table:table-row table:style-name="ro1">
          <table:table-cell office:value-type="float" office:value="7.996687E+015" calcext:value-type="float">
            <text:p>7.996687E+015</text:p>
          </table:table-cell>
          <table:table-cell office:value-type="float" office:value="8.084945E+035" calcext:value-type="float">
            <text:p>8.084945E+035</text:p>
          </table:table-cell>
          <table:table-cell office:value-type="float" office:value="0.000004309857" calcext:value-type="float">
            <text:p>4.309857E-006</text:p>
          </table:table-cell>
          <table:table-cell table:formula="of:=[.A189]*[.$B$1]" office:value-type="float" office:value="7.1874254742748E+042" calcext:value-type="float">
            <text:p>7.1874254742748E+042</text:p>
          </table:table-cell>
          <table:table-cell/>
          <table:table-cell table:formula="of:=[.A189]*[.$B$1]/[.$B$3]" office:value-type="float" office:value="0.491478050408434" calcext:value-type="float">
            <text:p>0.4914780504</text:p>
          </table:table-cell>
          <table:table-cell table:formula="of:=[.B189]/[.$B$3]" office:value-type="float" office:value="0.0000000552850672397454" calcext:value-type="float">
            <text:p>5.52850672397454E-008</text:p>
          </table:table-cell>
          <table:table-cell/>
        </table:table-row>
        <table:table-row table:style-name="ro1">
          <table:table-cell office:value-type="float" office:value="7.956625E+015" calcext:value-type="float">
            <text:p>7.956625E+015</text:p>
          </table:table-cell>
          <table:table-cell office:value-type="float" office:value="8.032956E+035" calcext:value-type="float">
            <text:p>8.032956E+035</text:p>
          </table:table-cell>
          <table:table-cell office:value-type="float" office:value="0.000004293835" calcext:value-type="float">
            <text:p>4.293835E-006</text:p>
          </table:table-cell>
          <table:table-cell table:formula="of:=[.A190]*[.$B$1]" office:value-type="float" office:value="7.15141773265E+042" calcext:value-type="float">
            <text:p>7.15141773265E+042</text:p>
          </table:table-cell>
          <table:table-cell/>
          <table:table-cell table:formula="of:=[.A190]*[.$B$1]/[.$B$3]" office:value-type="float" office:value="0.48901583153511" calcext:value-type="float">
            <text:p>0.4890158315</text:p>
          </table:table-cell>
          <table:table-cell table:formula="of:=[.B190]/[.$B$3]" office:value-type="float" office:value="0.0000000549295650859612" calcext:value-type="float">
            <text:p>5.49295650859612E-008</text:p>
          </table:table-cell>
          <table:table-cell/>
        </table:table-row>
        <table:table-row table:style-name="ro1">
          <table:table-cell office:value-type="float" office:value="7.916629E+015" calcext:value-type="float">
            <text:p>7.916629E+015</text:p>
          </table:table-cell>
          <table:table-cell office:value-type="float" office:value="7.981084E+035" calcext:value-type="float">
            <text:p>7.981084E+035</text:p>
          </table:table-cell>
          <table:table-cell office:value-type="float" office:value="0.000004277813" calcext:value-type="float">
            <text:p>4.277813E-006</text:p>
          </table:table-cell>
          <table:table-cell table:formula="of:=[.A191]*[.$B$1]" office:value-type="float" office:value="7.1154693118516E+042" calcext:value-type="float">
            <text:p>7.1154693118516E+042</text:p>
          </table:table-cell>
          <table:table-cell/>
          <table:table-cell table:formula="of:=[.A191]*[.$B$1]/[.$B$3]" office:value-type="float" office:value="0.486557669035548" calcext:value-type="float">
            <text:p>0.486557669</text:p>
          </table:table-cell>
          <table:table-cell table:formula="of:=[.B191]/[.$B$3]" office:value-type="float" office:value="0.0000000545748629812641" calcext:value-type="float">
            <text:p>5.45748629812641E-008</text:p>
          </table:table-cell>
          <table:table-cell/>
        </table:table-row>
        <table:table-row table:style-name="ro1">
          <table:table-cell office:value-type="float" office:value="7.876701E+015" calcext:value-type="float">
            <text:p>7.876701E+015</text:p>
          </table:table-cell>
          <table:table-cell office:value-type="float" office:value="7.92933E+035" calcext:value-type="float">
            <text:p>7.92933E+035</text:p>
          </table:table-cell>
          <table:table-cell office:value-type="float" office:value="0.000004261792" calcext:value-type="float">
            <text:p>4.261792E-006</text:p>
          </table:table-cell>
          <table:table-cell table:formula="of:=[.A192]*[.$B$1]" office:value-type="float" office:value="7.0795820094804E+042" calcext:value-type="float">
            <text:p>7.0795820094804E+042</text:p>
          </table:table-cell>
          <table:table-cell/>
          <table:table-cell table:formula="of:=[.A192]*[.$B$1]/[.$B$3]" office:value-type="float" office:value="0.484103685830165" calcext:value-type="float">
            <text:p>0.4841036858</text:p>
          </table:table-cell>
          <table:table-cell table:formula="of:=[.B192]/[.$B$3]" office:value-type="float" office:value="0.0000000542209677636806" calcext:value-type="float">
            <text:p>5.42209677636806E-008</text:p>
          </table:table-cell>
          <table:table-cell/>
        </table:table-row>
        <table:table-row table:style-name="ro1">
          <table:table-cell office:value-type="float" office:value="7.836839E+015" calcext:value-type="float">
            <text:p>7.836839E+015</text:p>
          </table:table-cell>
          <table:table-cell office:value-type="float" office:value="7.877693E+035" calcext:value-type="float">
            <text:p>7.877693E+035</text:p>
          </table:table-cell>
          <table:table-cell office:value-type="float" office:value="0.00000424577" calcext:value-type="float">
            <text:p>4.24577E-006</text:p>
          </table:table-cell>
          <table:table-cell table:formula="of:=[.A193]*[.$B$1]" office:value-type="float" office:value="7.0437540279356E+042" calcext:value-type="float">
            <text:p>7.0437540279356E+042</text:p>
          </table:table-cell>
          <table:table-cell/>
          <table:table-cell table:formula="of:=[.A193]*[.$B$1]/[.$B$3]" office:value-type="float" office:value="0.481653758998543" calcext:value-type="float">
            <text:p>0.481653759</text:p>
          </table:table-cell>
          <table:table-cell table:formula="of:=[.B193]/[.$B$3]" office:value-type="float" office:value="0.0000000538678725951842" calcext:value-type="float">
            <text:p>5.38678725951842E-008</text:p>
          </table:table-cell>
          <table:table-cell/>
        </table:table-row>
        <table:table-row table:style-name="ro1">
          <table:table-cell office:value-type="float" office:value="7.797045E+015" calcext:value-type="float">
            <text:p>7.797045E+015</text:p>
          </table:table-cell>
          <table:table-cell office:value-type="float" office:value="7.826174E+035" calcext:value-type="float">
            <text:p>7.826174E+035</text:p>
          </table:table-cell>
          <table:table-cell office:value-type="float" office:value="0.000004229748" calcext:value-type="float">
            <text:p>4.229748E-006</text:p>
          </table:table-cell>
          <table:table-cell table:formula="of:=[.A194]*[.$B$1]" office:value-type="float" office:value="7.007987164818E+042" calcext:value-type="float">
            <text:p>7.007987164818E+042</text:p>
          </table:table-cell>
          <table:table-cell/>
          <table:table-cell table:formula="of:=[.A194]*[.$B$1]/[.$B$3]" office:value-type="float" office:value="0.4792080114611" calcext:value-type="float">
            <text:p>0.4792080115</text:p>
          </table:table-cell>
          <table:table-cell table:formula="of:=[.B194]/[.$B$3]" office:value-type="float" office:value="0.0000000535155843138014" calcext:value-type="float">
            <text:p>5.35155843138014E-008</text:p>
          </table:table-cell>
          <table:table-cell/>
        </table:table-row>
        <table:table-row table:style-name="ro1">
          <table:table-cell office:value-type="float" office:value="7.757318E+015" calcext:value-type="float">
            <text:p>7.757318E+015</text:p>
          </table:table-cell>
          <table:table-cell office:value-type="float" office:value="7.774773E+035" calcext:value-type="float">
            <text:p>7.774773E+035</text:p>
          </table:table-cell>
          <table:table-cell office:value-type="float" office:value="0.000004213726" calcext:value-type="float">
            <text:p>4.213726E-006</text:p>
          </table:table-cell>
          <table:table-cell table:formula="of:=[.A195]*[.$B$1]" office:value-type="float" office:value="6.9722805213272E+042" calcext:value-type="float">
            <text:p>6.9722805213272E+042</text:p>
          </table:table-cell>
          <table:table-cell/>
          <table:table-cell table:formula="of:=[.A195]*[.$B$1]/[.$B$3]" office:value-type="float" office:value="0.476766381757627" calcext:value-type="float">
            <text:p>0.4767663818</text:p>
          </table:table-cell>
          <table:table-cell table:formula="of:=[.B195]/[.$B$3]" office:value-type="float" office:value="0.0000000531641029195322" calcext:value-type="float">
            <text:p>5.31641029195322E-008</text:p>
          </table:table-cell>
          <table:table-cell/>
        </table:table-row>
        <table:table-row table:style-name="ro1">
          <table:table-cell office:value-type="float" office:value="7.717658E+015" calcext:value-type="float">
            <text:p>7.717658E+015</text:p>
          </table:table-cell>
          <table:table-cell office:value-type="float" office:value="7.723489E+035" calcext:value-type="float">
            <text:p>7.723489E+035</text:p>
          </table:table-cell>
          <table:table-cell office:value-type="float" office:value="0.000004197705" calcext:value-type="float">
            <text:p>4.197705E-006</text:p>
          </table:table-cell>
          <table:table-cell table:formula="of:=[.A196]*[.$B$1]" office:value-type="float" office:value="6.9366340974632E+042" calcext:value-type="float">
            <text:p>6.9366340974632E+042</text:p>
          </table:table-cell>
          <table:table-cell/>
          <table:table-cell table:formula="of:=[.A196]*[.$B$1]/[.$B$3]" office:value-type="float" office:value="0.474328869888124" calcext:value-type="float">
            <text:p>0.4743288699</text:p>
          </table:table-cell>
          <table:table-cell table:formula="of:=[.B196]/[.$B$3]" office:value-type="float" office:value="0.0000000528134215743501" calcext:value-type="float">
            <text:p>5.28134215743501E-008</text:p>
          </table:table-cell>
          <table:table-cell/>
        </table:table-row>
        <table:table-row table:style-name="ro1">
          <table:table-cell office:value-type="float" office:value="7.678065E+015" calcext:value-type="float">
            <text:p>7.678065E+015</text:p>
          </table:table-cell>
          <table:table-cell office:value-type="float" office:value="7.672323E+035" calcext:value-type="float">
            <text:p>7.672323E+035</text:p>
          </table:table-cell>
          <table:table-cell office:value-type="float" office:value="0.000004181683" calcext:value-type="float">
            <text:p>4.181683E-006</text:p>
          </table:table-cell>
          <table:table-cell table:formula="of:=[.A197]*[.$B$1]" office:value-type="float" office:value="6.901047893226E+042" calcext:value-type="float">
            <text:p>6.901047893226E+042</text:p>
          </table:table-cell>
          <table:table-cell/>
          <table:table-cell table:formula="of:=[.A197]*[.$B$1]/[.$B$3]" office:value-type="float" office:value="0.471895475852591" calcext:value-type="float">
            <text:p>0.4718954759</text:p>
          </table:table-cell>
          <table:table-cell table:formula="of:=[.B197]/[.$B$3]" office:value-type="float" office:value="0.0000000524635471162816" calcext:value-type="float">
            <text:p>5.24635471162816E-008</text:p>
          </table:table-cell>
          <table:table-cell/>
        </table:table-row>
        <table:table-row table:style-name="ro1">
          <table:table-cell office:value-type="float" office:value="7.638541E+015" calcext:value-type="float">
            <text:p>7.638541E+015</text:p>
          </table:table-cell>
          <table:table-cell office:value-type="float" office:value="7.621275E+035" calcext:value-type="float">
            <text:p>7.621275E+035</text:p>
          </table:table-cell>
          <table:table-cell office:value-type="float" office:value="0.000004165661" calcext:value-type="float">
            <text:p>4.165661E-006</text:p>
          </table:table-cell>
          <table:table-cell table:formula="of:=[.A198]*[.$B$1]" office:value-type="float" office:value="6.8655237062164E+042" calcext:value-type="float">
            <text:p>6.8655237062164E+042</text:p>
          </table:table-cell>
          <table:table-cell/>
          <table:table-cell table:formula="of:=[.A198]*[.$B$1]/[.$B$3]" office:value-type="float" office:value="0.469466322571446" calcext:value-type="float">
            <text:p>0.4694663226</text:p>
          </table:table-cell>
          <table:table-cell table:formula="of:=[.B198]/[.$B$3]" office:value-type="float" office:value="0.0000000521144795453266" calcext:value-type="float">
            <text:p>5.21144795453266E-008</text:p>
          </table:table-cell>
          <table:table-cell/>
        </table:table-row>
        <table:table-row table:style-name="ro1">
          <table:table-cell office:value-type="float" office:value="7.599083E+015" calcext:value-type="float">
            <text:p>7.599083E+015</text:p>
          </table:table-cell>
          <table:table-cell office:value-type="float" office:value="7.570345E+035" calcext:value-type="float">
            <text:p>7.570345E+035</text:p>
          </table:table-cell>
          <table:table-cell office:value-type="float" office:value="0.000004149639" calcext:value-type="float">
            <text:p>4.149639E-006</text:p>
          </table:table-cell>
          <table:table-cell table:formula="of:=[.A199]*[.$B$1]" office:value-type="float" office:value="6.8300588400332E+042" calcext:value-type="float">
            <text:p>6.8300588400332E+042</text:p>
          </table:table-cell>
          <table:table-cell/>
          <table:table-cell table:formula="of:=[.A199]*[.$B$1]/[.$B$3]" office:value-type="float" office:value="0.467041225664062" calcext:value-type="float">
            <text:p>0.4670412257</text:p>
          </table:table-cell>
          <table:table-cell table:formula="of:=[.B199]/[.$B$3]" office:value-type="float" office:value="0.0000000517662188614852" calcext:value-type="float">
            <text:p>5.17662188614852E-008</text:p>
          </table:table-cell>
          <table:table-cell/>
        </table:table-row>
        <table:table-row table:style-name="ro1">
          <table:table-cell office:value-type="float" office:value="7.559694E+015" calcext:value-type="float">
            <text:p>7.559694E+015</text:p>
          </table:table-cell>
          <table:table-cell office:value-type="float" office:value="7.519534E+035" calcext:value-type="float">
            <text:p>7.519534E+035</text:p>
          </table:table-cell>
          <table:table-cell office:value-type="float" office:value="0.000004133617" calcext:value-type="float">
            <text:p>4.133617E-006</text:p>
          </table:table-cell>
          <table:table-cell table:formula="of:=[.A200]*[.$B$1]" office:value-type="float" office:value="6.7946559910776E+042" calcext:value-type="float">
            <text:p>6.7946559910776E+042</text:p>
          </table:table-cell>
          <table:table-cell/>
          <table:table-cell table:formula="of:=[.A200]*[.$B$1]/[.$B$3]" office:value-type="float" office:value="0.464620369511066" calcext:value-type="float">
            <text:p>0.4646203695</text:p>
          </table:table-cell>
          <table:table-cell table:formula="of:=[.B200]/[.$B$3]" office:value-type="float" office:value="0.0000000514187719027837" calcext:value-type="float">
            <text:p>5.14187719027837E-008</text:p>
          </table:table-cell>
          <table:table-cell/>
        </table:table-row>
        <table:table-row table:style-name="ro1">
          <table:table-cell office:value-type="float" office:value="7.520373E+015" calcext:value-type="float">
            <text:p>7.520373E+015</text:p>
          </table:table-cell>
          <table:table-cell office:value-type="float" office:value="7.468841E+035" calcext:value-type="float">
            <text:p>7.468841E+035</text:p>
          </table:table-cell>
          <table:table-cell office:value-type="float" office:value="0.000004117596" calcext:value-type="float">
            <text:p>4.117596E-006</text:p>
          </table:table-cell>
          <table:table-cell table:formula="of:=[.A201]*[.$B$1]" office:value-type="float" office:value="6.7593142605492E+042" calcext:value-type="float">
            <text:p>6.7593142605492E+042</text:p>
          </table:table-cell>
          <table:table-cell/>
          <table:table-cell table:formula="of:=[.A201]*[.$B$1]/[.$B$3]" office:value-type="float" office:value="0.462203692652248" calcext:value-type="float">
            <text:p>0.4622036927</text:p>
          </table:table-cell>
          <table:table-cell table:formula="of:=[.B201]/[.$B$3]" office:value-type="float" office:value="0.0000000510721318311958" calcext:value-type="float">
            <text:p>5.10721318311958E-008</text:p>
          </table:table-cell>
          <table:table-cell/>
        </table:table-row>
        <table:table-row table:style-name="ro1">
          <table:table-cell office:value-type="float" office:value="7.481119E+015" calcext:value-type="float">
            <text:p>7.481119E+015</text:p>
          </table:table-cell>
          <table:table-cell office:value-type="float" office:value="7.418266E+035" calcext:value-type="float">
            <text:p>7.418266E+035</text:p>
          </table:table-cell>
          <table:table-cell office:value-type="float" office:value="0.000004101574" calcext:value-type="float">
            <text:p>4.101574E-006</text:p>
          </table:table-cell>
          <table:table-cell table:formula="of:=[.A202]*[.$B$1]" office:value-type="float" office:value="6.7240327496476E+042" calcext:value-type="float">
            <text:p>6.7240327496476E+042</text:p>
          </table:table-cell>
          <table:table-cell/>
          <table:table-cell table:formula="of:=[.A202]*[.$B$1]/[.$B$3]" office:value-type="float" office:value="0.4597911336274" calcext:value-type="float">
            <text:p>0.4597911336</text:p>
          </table:table-cell>
          <table:table-cell table:formula="of:=[.B202]/[.$B$3]" office:value-type="float" office:value="0.0000000507262986467214" calcext:value-type="float">
            <text:p>5.07262986467214E-008</text:p>
          </table:table-cell>
          <table:table-cell/>
        </table:table-row>
        <table:table-row table:style-name="ro1">
          <table:table-cell office:value-type="float" office:value="7.441934E+015" calcext:value-type="float">
            <text:p>7.441934E+015</text:p>
          </table:table-cell>
          <table:table-cell office:value-type="float" office:value="7.367809E+035" calcext:value-type="float">
            <text:p>7.367809E+035</text:p>
          </table:table-cell>
          <table:table-cell office:value-type="float" office:value="0.000004085552" calcext:value-type="float">
            <text:p>4.085552E-006</text:p>
          </table:table-cell>
          <table:table-cell table:formula="of:=[.A203]*[.$B$1]" office:value-type="float" office:value="6.6888132559736E+042" calcext:value-type="float">
            <text:p>6.6888132559736E+042</text:p>
          </table:table-cell>
          <table:table-cell/>
          <table:table-cell table:formula="of:=[.A203]*[.$B$1]/[.$B$3]" office:value-type="float" office:value="0.457382815356939" calcext:value-type="float">
            <text:p>0.4573828154</text:p>
          </table:table-cell>
          <table:table-cell table:formula="of:=[.B203]/[.$B$3]" office:value-type="float" office:value="0.0000000503812723493606" calcext:value-type="float">
            <text:p>5.03812723493606E-008</text:p>
          </table:table-cell>
          <table:table-cell/>
        </table:table-row>
        <table:table-row table:style-name="ro1">
          <table:table-cell office:value-type="float" office:value="7.402816E+015" calcext:value-type="float">
            <text:p>7.402816E+015</text:p>
          </table:table-cell>
          <table:table-cell office:value-type="float" office:value="7.317472E+035" calcext:value-type="float">
            <text:p>7.317472E+035</text:p>
          </table:table-cell>
          <table:table-cell office:value-type="float" office:value="0.00000406953" calcext:value-type="float">
            <text:p>4.06953E-006</text:p>
          </table:table-cell>
          <table:table-cell table:formula="of:=[.A204]*[.$B$1]" office:value-type="float" office:value="6.6536539819264E+042" calcext:value-type="float">
            <text:p>6.6536539819264E+042</text:p>
          </table:table-cell>
          <table:table-cell/>
          <table:table-cell table:formula="of:=[.A204]*[.$B$1]/[.$B$3]" office:value-type="float" office:value="0.454978614920449" calcext:value-type="float">
            <text:p>0.4549786149</text:p>
          </table:table-cell>
          <table:table-cell table:formula="of:=[.B204]/[.$B$3]" office:value-type="float" office:value="0.0000000500370666151662" calcext:value-type="float">
            <text:p>0.00000005</text:p>
          </table:table-cell>
          <table:table-cell/>
        </table:table-row>
        <table:table-row table:style-name="ro1">
          <table:table-cell office:value-type="float" office:value="7.363767E+015" calcext:value-type="float">
            <text:p>7.363767E+015</text:p>
          </table:table-cell>
          <table:table-cell office:value-type="float" office:value="7.267252E+035" calcext:value-type="float">
            <text:p>7.267252E+035</text:p>
          </table:table-cell>
          <table:table-cell office:value-type="float" office:value="0.000004053509" calcext:value-type="float">
            <text:p>4.053509E-006</text:p>
          </table:table-cell>
          <table:table-cell table:formula="of:=[.A205]*[.$B$1]" office:value-type="float" office:value="6.6185567251068E+042" calcext:value-type="float">
            <text:p>6.6185567251068E+042</text:p>
          </table:table-cell>
          <table:table-cell/>
          <table:table-cell table:formula="of:=[.A205]*[.$B$1]/[.$B$3]" office:value-type="float" office:value="0.452578655238346" calcext:value-type="float">
            <text:p>0.4525786552</text:p>
          </table:table-cell>
          <table:table-cell table:formula="of:=[.B205]/[.$B$3]" office:value-type="float" office:value="0.0000000496936609300588" calcext:value-type="float">
            <text:p>4.96936609300588E-008</text:p>
          </table:table-cell>
          <table:table-cell/>
        </table:table-row>
        <table:table-row table:style-name="ro1">
          <table:table-cell office:value-type="float" office:value="7.324787E+015" calcext:value-type="float">
            <text:p>7.324787E+015</text:p>
          </table:table-cell>
          <table:table-cell office:value-type="float" office:value="7.217152E+035" calcext:value-type="float">
            <text:p>7.217152E+035</text:p>
          </table:table-cell>
          <table:table-cell office:value-type="float" office:value="0.000004037487" calcext:value-type="float">
            <text:p>4.037487E-006</text:p>
          </table:table-cell>
          <table:table-cell table:formula="of:=[.A206]*[.$B$1]" office:value-type="float" office:value="6.5835214855148E+042" calcext:value-type="float">
            <text:p>6.5835214855148E+042</text:p>
          </table:table-cell>
          <table:table-cell/>
          <table:table-cell table:formula="of:=[.A206]*[.$B$1]/[.$B$3]" office:value-type="float" office:value="0.45018293631063" calcext:value-type="float">
            <text:p>0.4501829363</text:p>
          </table:table-cell>
          <table:table-cell table:formula="of:=[.B206]/[.$B$3]" office:value-type="float" office:value="0.0000000493510758081178" calcext:value-type="float">
            <text:p>4.93510758081178E-008</text:p>
          </table:table-cell>
          <table:table-cell/>
        </table:table-row>
        <table:table-row table:style-name="ro1">
          <table:table-cell office:value-type="float" office:value="7.285875E+015" calcext:value-type="float">
            <text:p>7.285875E+015</text:p>
          </table:table-cell>
          <table:table-cell office:value-type="float" office:value="7.167171E+035" calcext:value-type="float">
            <text:p>7.167171E+035</text:p>
          </table:table-cell>
          <table:table-cell office:value-type="float" office:value="0.000004021465" calcext:value-type="float">
            <text:p>4.021465E-006</text:p>
          </table:table-cell>
          <table:table-cell table:formula="of:=[.A207]*[.$B$1]" office:value-type="float" office:value="6.54854736435E+042" calcext:value-type="float">
            <text:p>6.54854736435E+042</text:p>
          </table:table-cell>
          <table:table-cell/>
          <table:table-cell table:formula="of:=[.A207]*[.$B$1]/[.$B$3]" office:value-type="float" office:value="0.447791396677092" calcext:value-type="float">
            <text:p>0.4477913967</text:p>
          </table:table-cell>
          <table:table-cell table:formula="of:=[.B207]/[.$B$3]" office:value-type="float" office:value="0.0000000490093044113168" calcext:value-type="float">
            <text:p>0.000000049</text:p>
          </table:table-cell>
          <table:table-cell/>
        </table:table-row>
        <table:table-row table:style-name="ro1">
          <table:table-cell office:value-type="float" office:value="7.247031E+015" calcext:value-type="float">
            <text:p>7.247031E+015</text:p>
          </table:table-cell>
          <table:table-cell office:value-type="float" office:value="7.117309E+035" calcext:value-type="float">
            <text:p>7.117309E+035</text:p>
          </table:table-cell>
          <table:table-cell office:value-type="float" office:value="0.000004005443" calcext:value-type="float">
            <text:p>4.005443E-006</text:p>
          </table:table-cell>
          <table:table-cell table:formula="of:=[.A208]*[.$B$1]" office:value-type="float" office:value="6.5136343616124E+042" calcext:value-type="float">
            <text:p>6.5136343616124E+042</text:p>
          </table:table-cell>
          <table:table-cell/>
          <table:table-cell table:formula="of:=[.A208]*[.$B$1]/[.$B$3]" office:value-type="float" office:value="0.445404036337734" calcext:value-type="float">
            <text:p>0.4454040363</text:p>
          </table:table-cell>
          <table:table-cell table:formula="of:=[.B208]/[.$B$3]" office:value-type="float" office:value="0.0000000486683467396556" calcext:value-type="float">
            <text:p>4.86683467396556E-008</text:p>
          </table:table-cell>
          <table:table-cell/>
        </table:table-row>
        <table:table-row table:style-name="ro1">
          <table:table-cell office:value-type="float" office:value="7.208256E+015" calcext:value-type="float">
            <text:p>7.208256E+015</text:p>
          </table:table-cell>
          <table:table-cell office:value-type="float" office:value="7.067566E+035" calcext:value-type="float">
            <text:p>7.067566E+035</text:p>
          </table:table-cell>
          <table:table-cell office:value-type="float" office:value="0.000003989421" calcext:value-type="float">
            <text:p>3.989421E-006</text:p>
          </table:table-cell>
          <table:table-cell table:formula="of:=[.A209]*[.$B$1]" office:value-type="float" office:value="6.4787833761024E+042" calcext:value-type="float">
            <text:p>6.4787833761024E+042</text:p>
          </table:table-cell>
          <table:table-cell/>
          <table:table-cell table:formula="of:=[.A209]*[.$B$1]/[.$B$3]" office:value-type="float" office:value="0.443020916752762" calcext:value-type="float">
            <text:p>0.4430209168</text:p>
          </table:table-cell>
          <table:table-cell table:formula="of:=[.B209]/[.$B$3]" office:value-type="float" office:value="0.0000000483282027931345" calcext:value-type="float">
            <text:p>4.83282027931345E-008</text:p>
          </table:table-cell>
          <table:table-cell/>
        </table:table-row>
        <table:table-row table:style-name="ro1">
          <table:table-cell office:value-type="float" office:value="7.16955E+015" calcext:value-type="float">
            <text:p>7.16955E+015</text:p>
          </table:table-cell>
          <table:table-cell office:value-type="float" office:value="7.017942E+035" calcext:value-type="float">
            <text:p>7.017942E+035</text:p>
          </table:table-cell>
          <table:table-cell office:value-type="float" office:value="0.0000039734" calcext:value-type="float">
            <text:p>3.9734E-006</text:p>
          </table:table-cell>
          <table:table-cell table:formula="of:=[.A210]*[.$B$1]" office:value-type="float" office:value="6.44399440782E+042" calcext:value-type="float">
            <text:p>6.44399440782E+042</text:p>
          </table:table-cell>
          <table:table-cell/>
          <table:table-cell table:formula="of:=[.A210]*[.$B$1]/[.$B$3]" office:value-type="float" office:value="0.440642037922178" calcext:value-type="float">
            <text:p>0.4406420379</text:p>
          </table:table-cell>
          <table:table-cell table:formula="of:=[.B210]/[.$B$3]" office:value-type="float" office:value="0.0000000479888725717532" calcext:value-type="float">
            <text:p>0.000000048</text:p>
          </table:table-cell>
          <table:table-cell/>
        </table:table-row>
        <table:table-row table:style-name="ro1">
          <table:table-cell office:value-type="float" office:value="7.130913E+015" calcext:value-type="float">
            <text:p>7.130913E+015</text:p>
          </table:table-cell>
          <table:table-cell office:value-type="float" office:value="6.968438E+035" calcext:value-type="float">
            <text:p>6.968438E+035</text:p>
          </table:table-cell>
          <table:table-cell office:value-type="float" office:value="0.000003957378" calcext:value-type="float">
            <text:p>3.957378E-006</text:p>
          </table:table-cell>
          <table:table-cell table:formula="of:=[.A211]*[.$B$1]" office:value-type="float" office:value="6.4092674567652E+042" calcext:value-type="float">
            <text:p>6.4092674567652E+042</text:p>
          </table:table-cell>
          <table:table-cell/>
          <table:table-cell table:formula="of:=[.A211]*[.$B$1]/[.$B$3]" office:value-type="float" office:value="0.438267399845981" calcext:value-type="float">
            <text:p>0.4382673998</text:p>
          </table:table-cell>
          <table:table-cell table:formula="of:=[.B211]/[.$B$3]" office:value-type="float" office:value="0.0000000476503629135383" calcext:value-type="float">
            <text:p>4.76503629135383E-008</text:p>
          </table:table-cell>
          <table:table-cell/>
        </table:table-row>
        <table:table-row table:style-name="ro1">
          <table:table-cell office:value-type="float" office:value="7.092345E+015" calcext:value-type="float">
            <text:p>7.092345E+015</text:p>
          </table:table-cell>
          <table:table-cell office:value-type="float" office:value="6.919053E+035" calcext:value-type="float">
            <text:p>6.919053E+035</text:p>
          </table:table-cell>
          <table:table-cell office:value-type="float" office:value="0.000003941356" calcext:value-type="float">
            <text:p>3.941356E-006</text:p>
          </table:table-cell>
          <table:table-cell table:formula="of:=[.A212]*[.$B$1]" office:value-type="float" office:value="6.374602522938E+042" calcext:value-type="float">
            <text:p>6.374602522938E+042</text:p>
          </table:table-cell>
          <table:table-cell/>
          <table:table-cell table:formula="of:=[.A212]*[.$B$1]/[.$B$3]" office:value-type="float" office:value="0.435897002524171" calcext:value-type="float">
            <text:p>0.4358970025</text:p>
          </table:table-cell>
          <table:table-cell table:formula="of:=[.B212]/[.$B$3]" office:value-type="float" office:value="0.0000000473126669804634" calcext:value-type="float">
            <text:p>4.73126669804634E-008</text:p>
          </table:table-cell>
          <table:table-cell/>
        </table:table-row>
        <table:table-row table:style-name="ro1">
          <table:table-cell office:value-type="float" office:value="7.053847E+015" calcext:value-type="float">
            <text:p>7.053847E+015</text:p>
          </table:table-cell>
          <table:table-cell office:value-type="float" office:value="6.869787E+035" calcext:value-type="float">
            <text:p>6.869787E+035</text:p>
          </table:table-cell>
          <table:table-cell office:value-type="float" office:value="0.000003925334" calcext:value-type="float">
            <text:p>3.925334E-006</text:p>
          </table:table-cell>
          <table:table-cell table:formula="of:=[.A213]*[.$B$1]" office:value-type="float" office:value="6.3400005051388E+042" calcext:value-type="float">
            <text:p>6.3400005051388E+042</text:p>
          </table:table-cell>
          <table:table-cell/>
          <table:table-cell table:formula="of:=[.A213]*[.$B$1]/[.$B$3]" office:value-type="float" office:value="0.433530907416956" calcext:value-type="float">
            <text:p>0.4335309074</text:p>
          </table:table-cell>
          <table:table-cell table:formula="of:=[.B213]/[.$B$3]" office:value-type="float" office:value="0.0000000469757847725283" calcext:value-type="float">
            <text:p>0.000000047</text:p>
          </table:table-cell>
          <table:table-cell/>
        </table:table-row>
        <table:table-row table:style-name="ro1">
          <table:table-cell office:value-type="float" office:value="7.015417E+015" calcext:value-type="float">
            <text:p>7.015417E+015</text:p>
          </table:table-cell>
          <table:table-cell office:value-type="float" office:value="6.820642E+035" calcext:value-type="float">
            <text:p>6.820642E+035</text:p>
          </table:table-cell>
          <table:table-cell office:value-type="float" office:value="0.000003909313" calcext:value-type="float">
            <text:p>3.909313E-006</text:p>
          </table:table-cell>
          <table:table-cell table:formula="of:=[.A214]*[.$B$1]" office:value-type="float" office:value="6.3054596057668E+042" calcext:value-type="float">
            <text:p>6.3054596057668E+042</text:p>
          </table:table-cell>
          <table:table-cell/>
          <table:table-cell table:formula="of:=[.A214]*[.$B$1]/[.$B$3]" office:value-type="float" office:value="0.431168991603921" calcext:value-type="float">
            <text:p>0.4311689916</text:p>
          </table:table-cell>
          <table:table-cell table:formula="of:=[.B214]/[.$B$3]" office:value-type="float" office:value="0.000000046639729965786" calcext:value-type="float">
            <text:p>4.6639729965786E-008</text:p>
          </table:table-cell>
          <table:table-cell/>
        </table:table-row>
        <table:table-row table:style-name="ro1">
          <table:table-cell office:value-type="float" office:value="6.977057E+015" calcext:value-type="float">
            <text:p>6.977057E+015</text:p>
          </table:table-cell>
          <table:table-cell office:value-type="float" office:value="6.771616E+035" calcext:value-type="float">
            <text:p>6.771616E+035</text:p>
          </table:table-cell>
          <table:table-cell office:value-type="float" office:value="0.000003893291" calcext:value-type="float">
            <text:p>3.893291E-006</text:p>
          </table:table-cell>
          <table:table-cell table:formula="of:=[.A215]*[.$B$1]" office:value-type="float" office:value="6.2709816224228E+042" calcext:value-type="float">
            <text:p>6.2709816224228E+042</text:p>
          </table:table-cell>
          <table:table-cell/>
          <table:table-cell table:formula="of:=[.A215]*[.$B$1]/[.$B$3]" office:value-type="float" office:value="0.428811378005481" calcext:value-type="float">
            <text:p>0.428811378</text:p>
          </table:table-cell>
          <table:table-cell table:formula="of:=[.B215]/[.$B$3]" office:value-type="float" office:value="0.0000000463044888841836" calcext:value-type="float">
            <text:p>4.63044888841836E-008</text:p>
          </table:table-cell>
          <table:table-cell/>
        </table:table-row>
        <table:table-row table:style-name="ro1">
          <table:table-cell office:value-type="float" office:value="6.938766E+015" calcext:value-type="float">
            <text:p>6.938766E+015</text:p>
          </table:table-cell>
          <table:table-cell office:value-type="float" office:value="6.72271E+035" calcext:value-type="float">
            <text:p>6.72271E+035</text:p>
          </table:table-cell>
          <table:table-cell office:value-type="float" office:value="0.000003877269" calcext:value-type="float">
            <text:p>3.877269E-006</text:p>
          </table:table-cell>
          <table:table-cell table:formula="of:=[.A216]*[.$B$1]" office:value-type="float" office:value="6.2365656563064E+042" calcext:value-type="float">
            <text:p>6.2365656563064E+042</text:p>
          </table:table-cell>
          <table:table-cell/>
          <table:table-cell table:formula="of:=[.A216]*[.$B$1]/[.$B$3]" office:value-type="float" office:value="0.426458005161428" calcext:value-type="float">
            <text:p>0.4264580052</text:p>
          </table:table-cell>
          <table:table-cell table:formula="of:=[.B216]/[.$B$3]" office:value-type="float" office:value="0.0000000459700683657476" calcext:value-type="float">
            <text:p>0.000000046</text:p>
          </table:table-cell>
          <table:table-cell/>
        </table:table-row>
        <table:table-row table:style-name="ro1">
          <table:table-cell office:value-type="float" office:value="6.900545E+015" calcext:value-type="float">
            <text:p>6.900545E+015</text:p>
          </table:table-cell>
          <table:table-cell office:value-type="float" office:value="6.673925E+035" calcext:value-type="float">
            <text:p>6.673925E+035</text:p>
          </table:table-cell>
          <table:table-cell office:value-type="float" office:value="0.000003861247" calcext:value-type="float">
            <text:p>3.861247E-006</text:p>
          </table:table-cell>
          <table:table-cell table:formula="of:=[.A217]*[.$B$1]" office:value-type="float" office:value="6.202212606218E+042" calcext:value-type="float">
            <text:p>6.202212606218E+042</text:p>
          </table:table-cell>
          <table:table-cell/>
          <table:table-cell table:formula="of:=[.A217]*[.$B$1]/[.$B$3]" office:value-type="float" office:value="0.424108934531971" calcext:value-type="float">
            <text:p>0.4241089345</text:p>
          </table:table-cell>
          <table:table-cell table:formula="of:=[.B217]/[.$B$3]" office:value-type="float" office:value="0.0000000456364752485042" calcext:value-type="float">
            <text:p>4.56364752485042E-008</text:p>
          </table:table-cell>
          <table:table-cell/>
        </table:table-row>
        <table:table-row table:style-name="ro1">
          <table:table-cell office:value-type="float" office:value="6.862394E+015" calcext:value-type="float">
            <text:p>6.862394E+015</text:p>
          </table:table-cell>
          <table:table-cell office:value-type="float" office:value="6.625259E+035" calcext:value-type="float">
            <text:p>6.625259E+035</text:p>
          </table:table-cell>
          <table:table-cell office:value-type="float" office:value="0.000003845226" calcext:value-type="float">
            <text:p>3.845226E-006</text:p>
          </table:table-cell>
          <table:table-cell table:formula="of:=[.A218]*[.$B$1]" office:value-type="float" office:value="6.1679224721576E+042" calcext:value-type="float">
            <text:p>6.1679224721576E+042</text:p>
          </table:table-cell>
          <table:table-cell/>
          <table:table-cell table:formula="of:=[.A218]*[.$B$1]/[.$B$3]" office:value-type="float" office:value="0.42176416611711" calcext:value-type="float">
            <text:p>0.4217641661</text:p>
          </table:table-cell>
          <table:table-cell table:formula="of:=[.B218]/[.$B$3]" office:value-type="float" office:value="0.0000000453036958564008" calcext:value-type="float">
            <text:p>4.53036958564008E-008</text:p>
          </table:table-cell>
          <table:table-cell/>
        </table:table-row>
        <table:table-row table:style-name="ro1">
          <table:table-cell office:value-type="float" office:value="6.824313E+015" calcext:value-type="float">
            <text:p>6.824313E+015</text:p>
          </table:table-cell>
          <table:table-cell office:value-type="float" office:value="6.576714E+035" calcext:value-type="float">
            <text:p>6.576714E+035</text:p>
          </table:table-cell>
          <table:table-cell office:value-type="float" office:value="0.000003829204" calcext:value-type="float">
            <text:p>3.829204E-006</text:p>
          </table:table-cell>
          <table:table-cell table:formula="of:=[.A219]*[.$B$1]" office:value-type="float" office:value="6.1336952541252E+042" calcext:value-type="float">
            <text:p>6.1336952541252E+042</text:p>
          </table:table-cell>
          <table:table-cell/>
          <table:table-cell table:formula="of:=[.A219]*[.$B$1]/[.$B$3]" office:value-type="float" office:value="0.419423699916844" calcext:value-type="float">
            <text:p>0.4194236999</text:p>
          </table:table-cell>
          <table:table-cell table:formula="of:=[.B219]/[.$B$3]" office:value-type="float" office:value="0.0000000449717438654901" calcext:value-type="float">
            <text:p>0.000000045</text:p>
          </table:table-cell>
          <table:table-cell/>
        </table:table-row>
        <table:table-row table:style-name="ro1">
          <table:table-cell office:value-type="float" office:value="6.786301E+015" calcext:value-type="float">
            <text:p>6.786301E+015</text:p>
          </table:table-cell>
          <table:table-cell office:value-type="float" office:value="6.528289E+035" calcext:value-type="float">
            <text:p>6.528289E+035</text:p>
          </table:table-cell>
          <table:table-cell office:value-type="float" office:value="0.000003813182" calcext:value-type="float">
            <text:p>3.813182E-006</text:p>
          </table:table-cell>
          <table:table-cell table:formula="of:=[.A220]*[.$B$1]" office:value-type="float" office:value="6.0995300533204E+042" calcext:value-type="float">
            <text:p>6.0995300533204E+042</text:p>
          </table:table-cell>
          <table:table-cell/>
          <table:table-cell table:formula="of:=[.A220]*[.$B$1]/[.$B$3]" office:value-type="float" office:value="0.417087474470966" calcext:value-type="float">
            <text:p>0.4170874745</text:p>
          </table:table-cell>
          <table:table-cell table:formula="of:=[.B220]/[.$B$3]" office:value-type="float" office:value="0.0000000446406124377458" calcext:value-type="float">
            <text:p>4.46406124377458E-008</text:p>
          </table:table-cell>
          <table:table-cell/>
        </table:table-row>
        <table:table-row table:style-name="ro1">
          <table:table-cell office:value-type="float" office:value="6.74836E+015" calcext:value-type="float">
            <text:p>6.74836E+015</text:p>
          </table:table-cell>
          <table:table-cell office:value-type="float" office:value="6.479985E+035" calcext:value-type="float">
            <text:p>6.479985E+035</text:p>
          </table:table-cell>
          <table:table-cell office:value-type="float" office:value="0.00000379716" calcext:value-type="float">
            <text:p>3.79716E-006</text:p>
          </table:table-cell>
          <table:table-cell table:formula="of:=[.A221]*[.$B$1]" office:value-type="float" office:value="6.065428667344E+042" calcext:value-type="float">
            <text:p>6.065428667344E+042</text:p>
          </table:table-cell>
          <table:table-cell/>
          <table:table-cell table:formula="of:=[.A221]*[.$B$1]/[.$B$3]" office:value-type="float" office:value="0.414755612699892" calcext:value-type="float">
            <text:p>0.4147556127</text:p>
          </table:table-cell>
          <table:table-cell table:formula="of:=[.B221]/[.$B$3]" office:value-type="float" office:value="0.0000000443103084111941" calcext:value-type="float">
            <text:p>4.43103084111941E-008</text:p>
          </table:table-cell>
          <table:table-cell/>
        </table:table-row>
        <table:table-row table:style-name="ro1">
          <table:table-cell office:value-type="float" office:value="6.710489E+015" calcext:value-type="float">
            <text:p>6.710489E+015</text:p>
          </table:table-cell>
          <table:table-cell office:value-type="float" office:value="6.431802E+035" calcext:value-type="float">
            <text:p>6.431802E+035</text:p>
          </table:table-cell>
          <table:table-cell office:value-type="float" office:value="0.000003781138" calcext:value-type="float">
            <text:p>3.781138E-006</text:p>
          </table:table-cell>
          <table:table-cell table:formula="of:=[.A222]*[.$B$1]" office:value-type="float" office:value="6.0313901973956E+042" calcext:value-type="float">
            <text:p>6.0313901973956E+042</text:p>
          </table:table-cell>
          <table:table-cell/>
          <table:table-cell table:formula="of:=[.A222]*[.$B$1]/[.$B$3]" office:value-type="float" office:value="0.412428053143413" calcext:value-type="float">
            <text:p>0.4124280531</text:p>
          </table:table-cell>
          <table:table-cell table:formula="of:=[.B222]/[.$B$3]" office:value-type="float" office:value="0.0000000439808317858352" calcext:value-type="float">
            <text:p>0.000000044</text:p>
          </table:table-cell>
          <table:table-cell/>
        </table:table-row>
        <table:table-row table:style-name="ro1">
          <table:table-cell office:value-type="float" office:value="6.672688E+015" calcext:value-type="float">
            <text:p>6.672688E+015</text:p>
          </table:table-cell>
          <table:table-cell office:value-type="float" office:value="6.383739E+035" calcext:value-type="float">
            <text:p>6.383739E+035</text:p>
          </table:table-cell>
          <table:table-cell office:value-type="float" office:value="0.000003765117" calcext:value-type="float">
            <text:p>3.765117E-006</text:p>
          </table:table-cell>
          <table:table-cell table:formula="of:=[.A223]*[.$B$1]" office:value-type="float" office:value="5.9974146434752E+042" calcext:value-type="float">
            <text:p>5.9974146434752E+042</text:p>
          </table:table-cell>
          <table:table-cell/>
          <table:table-cell table:formula="of:=[.A223]*[.$B$1]/[.$B$3]" office:value-type="float" office:value="0.41010479580153" calcext:value-type="float">
            <text:p>0.4101047958</text:p>
          </table:table-cell>
          <table:table-cell table:formula="of:=[.B223]/[.$B$3]" office:value-type="float" office:value="0.0000000436521757236426" calcext:value-type="float">
            <text:p>4.36521757236426E-008</text:p>
          </table:table-cell>
          <table:table-cell/>
        </table:table-row>
        <table:table-row table:style-name="ro1">
          <table:table-cell office:value-type="float" office:value="6.634958E+015" calcext:value-type="float">
            <text:p>6.634958E+015</text:p>
          </table:table-cell>
          <table:table-cell office:value-type="float" office:value="6.335797E+035" calcext:value-type="float">
            <text:p>6.335797E+035</text:p>
          </table:table-cell>
          <table:table-cell office:value-type="float" office:value="0.000003749095" calcext:value-type="float">
            <text:p>3.749095E-006</text:p>
          </table:table-cell>
          <table:table-cell table:formula="of:=[.A224]*[.$B$1]" office:value-type="float" office:value="5.9635029043832E+042" calcext:value-type="float">
            <text:p>5.9635029043832E+042</text:p>
          </table:table-cell>
          <table:table-cell/>
          <table:table-cell table:formula="of:=[.A224]*[.$B$1]/[.$B$3]" office:value-type="float" office:value="0.407785902134452" calcext:value-type="float">
            <text:p>0.4077859021</text:p>
          </table:table-cell>
          <table:table-cell table:formula="of:=[.B224]/[.$B$3]" office:value-type="float" office:value="0.0000000433243470626426" calcext:value-type="float">
            <text:p>4.33243470626426E-008</text:p>
          </table:table-cell>
          <table:table-cell/>
        </table:table-row>
        <table:table-row table:style-name="ro1">
          <table:table-cell office:value-type="float" office:value="6.597299E+015" calcext:value-type="float">
            <text:p>6.597299E+015</text:p>
          </table:table-cell>
          <table:table-cell office:value-type="float" office:value="6.287976E+035" calcext:value-type="float">
            <text:p>6.287976E+035</text:p>
          </table:table-cell>
          <table:table-cell office:value-type="float" office:value="0.000003733073" calcext:value-type="float">
            <text:p>3.733073E-006</text:p>
          </table:table-cell>
          <table:table-cell table:formula="of:=[.A225]*[.$B$1]" office:value-type="float" office:value="5.9296549801196E+042" calcext:value-type="float">
            <text:p>5.9296549801196E+042</text:p>
          </table:table-cell>
          <table:table-cell/>
          <table:table-cell table:formula="of:=[.A225]*[.$B$1]/[.$B$3]" office:value-type="float" office:value="0.405471372142177" calcext:value-type="float">
            <text:p>0.4054713721</text:p>
          </table:table-cell>
          <table:table-cell table:formula="of:=[.B225]/[.$B$3]" office:value-type="float" office:value="0.0000000429973458028355" calcext:value-type="float">
            <text:p>0.000000043</text:p>
          </table:table-cell>
          <table:table-cell/>
        </table:table-row>
        <table:table-row table:style-name="ro1">
          <table:table-cell office:value-type="float" office:value="6.55971E+015" calcext:value-type="float">
            <text:p>6.55971E+015</text:p>
          </table:table-cell>
          <table:table-cell office:value-type="float" office:value="6.240277E+035" calcext:value-type="float">
            <text:p>6.240277E+035</text:p>
          </table:table-cell>
          <table:table-cell office:value-type="float" office:value="0.000003717051" calcext:value-type="float">
            <text:p>3.717051E-006</text:p>
          </table:table-cell>
          <table:table-cell table:formula="of:=[.A226]*[.$B$1]" office:value-type="float" office:value="5.895869971884E+042" calcext:value-type="float">
            <text:p>5.895869971884E+042</text:p>
          </table:table-cell>
          <table:table-cell/>
          <table:table-cell table:formula="of:=[.A226]*[.$B$1]/[.$B$3]" office:value-type="float" office:value="0.403161144364498" calcext:value-type="float">
            <text:p>0.4031611444</text:p>
          </table:table-cell>
          <table:table-cell table:formula="of:=[.B226]/[.$B$3]" office:value-type="float" office:value="0.0000000426711787822474" calcext:value-type="float">
            <text:p>4.26711787822474E-008</text:p>
          </table:table-cell>
          <table:table-cell/>
        </table:table-row>
        <table:table-row table:style-name="ro1">
          <table:table-cell office:value-type="float" office:value="6.522192E+015" calcext:value-type="float">
            <text:p>6.522192E+015</text:p>
          </table:table-cell>
          <table:table-cell office:value-type="float" office:value="6.192699E+035" calcext:value-type="float">
            <text:p>6.192699E+035</text:p>
          </table:table-cell>
          <table:table-cell office:value-type="float" office:value="0.00000370103" calcext:value-type="float">
            <text:p>0.000003701</text:p>
          </table:table-cell>
          <table:table-cell table:formula="of:=[.A227]*[.$B$1]" office:value-type="float" office:value="5.8621487784768E+042" calcext:value-type="float">
            <text:p>5.8621487784768E+042</text:p>
          </table:table-cell>
          <table:table-cell/>
          <table:table-cell table:formula="of:=[.A227]*[.$B$1]/[.$B$3]" office:value-type="float" office:value="0.400855280261624" calcext:value-type="float">
            <text:p>0.4008552803</text:p>
          </table:table-cell>
          <table:table-cell table:formula="of:=[.B227]/[.$B$3]" office:value-type="float" office:value="0.000000042345839162852" calcext:value-type="float">
            <text:p>4.2345839162852E-008</text:p>
          </table:table-cell>
          <table:table-cell/>
        </table:table-row>
        <table:table-row table:style-name="ro1">
          <table:table-cell office:value-type="float" office:value="6.484744E+015" calcext:value-type="float">
            <text:p>6.484744E+015</text:p>
          </table:table-cell>
          <table:table-cell office:value-type="float" office:value="6.145242E+035" calcext:value-type="float">
            <text:p>6.145242E+035</text:p>
          </table:table-cell>
          <table:table-cell office:value-type="float" office:value="0.000003685008" calcext:value-type="float">
            <text:p>0.000003685</text:p>
          </table:table-cell>
          <table:table-cell table:formula="of:=[.A228]*[.$B$1]" office:value-type="float" office:value="5.8284905010976E+042" calcext:value-type="float">
            <text:p>5.8284905010976E+042</text:p>
          </table:table-cell>
          <table:table-cell/>
          <table:table-cell table:formula="of:=[.A228]*[.$B$1]/[.$B$3]" office:value-type="float" office:value="0.398553718373345" calcext:value-type="float">
            <text:p>0.3985537184</text:p>
          </table:table-cell>
          <table:table-cell table:formula="of:=[.B228]/[.$B$3]" office:value-type="float" office:value="0.0000000420213269446493" calcext:value-type="float">
            <text:p>0.000000042</text:p>
          </table:table-cell>
          <table:table-cell/>
        </table:table-row>
        <table:table-row table:style-name="ro1">
          <table:table-cell office:value-type="float" office:value="6.447368E+015" calcext:value-type="float">
            <text:p>6.447368E+015</text:p>
          </table:table-cell>
          <table:table-cell office:value-type="float" office:value="6.097906E+035" calcext:value-type="float">
            <text:p>6.097906E+035</text:p>
          </table:table-cell>
          <table:table-cell office:value-type="float" office:value="0.000003668986" calcext:value-type="float">
            <text:p>0.000003669</text:p>
          </table:table-cell>
          <table:table-cell table:formula="of:=[.A229]*[.$B$1]" office:value-type="float" office:value="5.7948969373472E+042" calcext:value-type="float">
            <text:p>5.7948969373472E+042</text:p>
          </table:table-cell>
          <table:table-cell/>
          <table:table-cell table:formula="of:=[.A229]*[.$B$1]/[.$B$3]" office:value-type="float" office:value="0.396256581620079" calcext:value-type="float">
            <text:p>0.3962565816</text:p>
          </table:table-cell>
          <table:table-cell table:formula="of:=[.B229]/[.$B$3]" office:value-type="float" office:value="0.0000000416976421276393" calcext:value-type="float">
            <text:p>4.16976421276393E-008</text:p>
          </table:table-cell>
          <table:table-cell/>
        </table:table-row>
        <table:table-row table:style-name="ro1">
          <table:table-cell office:value-type="float" office:value="6.410064E+015" calcext:value-type="float">
            <text:p>6.410064E+015</text:p>
          </table:table-cell>
          <table:table-cell office:value-type="float" office:value="6.050693E+035" calcext:value-type="float">
            <text:p>6.050693E+035</text:p>
          </table:table-cell>
          <table:table-cell office:value-type="float" office:value="0.000003652964" calcext:value-type="float">
            <text:p>0.000003653</text:p>
          </table:table-cell>
          <table:table-cell table:formula="of:=[.A230]*[.$B$1]" office:value-type="float" office:value="5.7613680872256E+042" calcext:value-type="float">
            <text:p>5.7613680872256E+042</text:p>
          </table:table-cell>
          <table:table-cell/>
          <table:table-cell table:formula="of:=[.A230]*[.$B$1]/[.$B$3]" office:value-type="float" office:value="0.393963870001825" calcext:value-type="float">
            <text:p>0.39396387</text:p>
          </table:table-cell>
          <table:table-cell table:formula="of:=[.B230]/[.$B$3]" office:value-type="float" office:value="0.0000000413747983878749" calcext:value-type="float">
            <text:p>4.13747983878749E-008</text:p>
          </table:table-cell>
          <table:table-cell/>
        </table:table-row>
        <table:table-row table:style-name="ro1">
          <table:table-cell office:value-type="float" office:value="6.37283E+015" calcext:value-type="float">
            <text:p>6.37283E+015</text:p>
          </table:table-cell>
          <table:table-cell office:value-type="float" office:value="6.003601E+035" calcext:value-type="float">
            <text:p>6.003601E+035</text:p>
          </table:table-cell>
          <table:table-cell office:value-type="float" office:value="0.000003636942" calcext:value-type="float">
            <text:p>3.636942E-006</text:p>
          </table:table-cell>
          <table:table-cell table:formula="of:=[.A231]*[.$B$1]" office:value-type="float" office:value="5.727902153132E+042" calcext:value-type="float">
            <text:p>5.727902153132E+042</text:p>
          </table:table-cell>
          <table:table-cell/>
          <table:table-cell table:formula="of:=[.A231]*[.$B$1]/[.$B$3]" office:value-type="float" office:value="0.391675460598168" calcext:value-type="float">
            <text:p>0.3916754606</text:p>
          </table:table-cell>
          <table:table-cell table:formula="of:=[.B231]/[.$B$3]" office:value-type="float" office:value="0.0000000410527820493031" calcext:value-type="float">
            <text:p>4.10527820493031E-008</text:p>
          </table:table-cell>
          <table:table-cell/>
        </table:table-row>
        <table:table-row table:style-name="ro1">
          <table:table-cell office:value-type="float" office:value="6.335668E+015" calcext:value-type="float">
            <text:p>6.335668E+015</text:p>
          </table:table-cell>
          <table:table-cell office:value-type="float" office:value="5.956631E+035" calcext:value-type="float">
            <text:p>5.956631E+035</text:p>
          </table:table-cell>
          <table:table-cell office:value-type="float" office:value="0.000003620921" calcext:value-type="float">
            <text:p>3.620921E-006</text:p>
          </table:table-cell>
          <table:table-cell table:formula="of:=[.A232]*[.$B$1]" office:value-type="float" office:value="5.6945009326672E+042" calcext:value-type="float">
            <text:p>5.6945009326672E+042</text:p>
          </table:table-cell>
          <table:table-cell/>
          <table:table-cell table:formula="of:=[.A232]*[.$B$1]/[.$B$3]" office:value-type="float" office:value="0.389391476329523" calcext:value-type="float">
            <text:p>0.3893914763</text:p>
          </table:table-cell>
          <table:table-cell table:formula="of:=[.B232]/[.$B$3]" office:value-type="float" office:value="0.0000000407315999499504" calcext:value-type="float">
            <text:p>4.07315999499504E-008</text:p>
          </table:table-cell>
          <table:table-cell/>
        </table:table-row>
        <table:table-row table:style-name="ro1">
          <table:table-cell office:value-type="float" office:value="6.298578E+015" calcext:value-type="float">
            <text:p>6.298578E+015</text:p>
          </table:table-cell>
          <table:table-cell office:value-type="float" office:value="5.909783E+035" calcext:value-type="float">
            <text:p>5.909783E+035</text:p>
          </table:table-cell>
          <table:table-cell office:value-type="float" office:value="0.000003604899" calcext:value-type="float">
            <text:p>3.604899E-006</text:p>
          </table:table-cell>
          <table:table-cell table:formula="of:=[.A233]*[.$B$1]" office:value-type="float" office:value="5.6611644258312E+042" calcext:value-type="float">
            <text:p>5.6611644258312E+042</text:p>
          </table:table-cell>
          <table:table-cell/>
          <table:table-cell table:formula="of:=[.A233]*[.$B$1]/[.$B$3]" office:value-type="float" office:value="0.38711191719589" calcext:value-type="float">
            <text:p>0.3871119172</text:p>
          </table:table-cell>
          <table:table-cell table:formula="of:=[.B233]/[.$B$3]" office:value-type="float" office:value="0.0000000404112520898169" calcext:value-type="float">
            <text:p>4.04112520898169E-008</text:p>
          </table:table-cell>
          <table:table-cell/>
        </table:table-row>
        <table:table-row table:style-name="ro1">
          <table:table-cell office:value-type="float" office:value="6.261559E+015" calcext:value-type="float">
            <text:p>6.261559E+015</text:p>
          </table:table-cell>
          <table:table-cell office:value-type="float" office:value="5.863057E+035" calcext:value-type="float">
            <text:p>5.863057E+035</text:p>
          </table:table-cell>
          <table:table-cell office:value-type="float" office:value="0.000003588877" calcext:value-type="float">
            <text:p>3.588877E-006</text:p>
          </table:table-cell>
          <table:table-cell table:formula="of:=[.A234]*[.$B$1]" office:value-type="float" office:value="5.6278917338236E+042" calcext:value-type="float">
            <text:p>5.6278917338236E+042</text:p>
          </table:table-cell>
          <table:table-cell/>
          <table:table-cell table:formula="of:=[.A234]*[.$B$1]/[.$B$3]" office:value-type="float" office:value="0.384836721737062" calcext:value-type="float">
            <text:p>0.3848367217</text:p>
          </table:table-cell>
          <table:table-cell table:formula="of:=[.B234]/[.$B$3]" office:value-type="float" office:value="0.0000000400917384689024" calcext:value-type="float">
            <text:p>4.00917384689024E-008</text:p>
          </table:table-cell>
          <table:table-cell/>
        </table:table-row>
        <table:table-row table:style-name="ro1">
          <table:table-cell office:value-type="float" office:value="6.224612E+015" calcext:value-type="float">
            <text:p>6.224612E+015</text:p>
          </table:table-cell>
          <table:table-cell office:value-type="float" office:value="5.816454E+035" calcext:value-type="float">
            <text:p>5.816454E+035</text:p>
          </table:table-cell>
          <table:table-cell office:value-type="float" office:value="0.000003572855" calcext:value-type="float">
            <text:p>3.572855E-006</text:p>
          </table:table-cell>
          <table:table-cell table:formula="of:=[.A235]*[.$B$1]" office:value-type="float" office:value="5.5946837554448E+042" calcext:value-type="float">
            <text:p>5.5946837554448E+042</text:p>
          </table:table-cell>
          <table:table-cell/>
          <table:table-cell table:formula="of:=[.A235]*[.$B$1]/[.$B$3]" office:value-type="float" office:value="0.382565951413247" calcext:value-type="float">
            <text:p>0.3825659514</text:p>
          </table:table-cell>
          <table:table-cell table:formula="of:=[.B235]/[.$B$3]" office:value-type="float" office:value="0.0000000397730659252334" calcext:value-type="float">
            <text:p>3.97730659252334E-008</text:p>
          </table:table-cell>
          <table:table-cell/>
        </table:table-row>
        <table:table-row table:style-name="ro1">
          <table:table-cell office:value-type="float" office:value="6.187737E+015" calcext:value-type="float">
            <text:p>6.187737E+015</text:p>
          </table:table-cell>
          <table:table-cell office:value-type="float" office:value="5.769973E+035" calcext:value-type="float">
            <text:p>5.769973E+035</text:p>
          </table:table-cell>
          <table:table-cell office:value-type="float" office:value="0.000003556834" calcext:value-type="float">
            <text:p>3.556834E-006</text:p>
          </table:table-cell>
          <table:table-cell table:formula="of:=[.A236]*[.$B$1]" office:value-type="float" office:value="5.5615404906948E+042" calcext:value-type="float">
            <text:p>5.5615404906948E+042</text:p>
          </table:table-cell>
          <table:table-cell/>
          <table:table-cell table:formula="of:=[.A236]*[.$B$1]/[.$B$3]" office:value-type="float" office:value="0.380299606224444" calcext:value-type="float">
            <text:p>0.3802996062</text:p>
          </table:table-cell>
          <table:table-cell table:formula="of:=[.B236]/[.$B$3]" office:value-type="float" office:value="0.0000000394552276207835" calcext:value-type="float">
            <text:p>3.94552276207835E-008</text:p>
          </table:table-cell>
          <table:table-cell/>
        </table:table-row>
        <table:table-row table:style-name="ro1">
          <table:table-cell office:value-type="float" office:value="6.150935E+015" calcext:value-type="float">
            <text:p>6.150935E+015</text:p>
          </table:table-cell>
          <table:table-cell office:value-type="float" office:value="5.723615E+035" calcext:value-type="float">
            <text:p>5.723615E+035</text:p>
          </table:table-cell>
          <table:table-cell office:value-type="float" office:value="0.000003540812" calcext:value-type="float">
            <text:p>3.540812E-006</text:p>
          </table:table-cell>
          <table:table-cell table:formula="of:=[.A237]*[.$B$1]" office:value-type="float" office:value="5.528462838374E+042" calcext:value-type="float">
            <text:p>5.528462838374E+042</text:p>
          </table:table-cell>
          <table:table-cell/>
          <table:table-cell table:formula="of:=[.A237]*[.$B$1]/[.$B$3]" office:value-type="float" office:value="0.378037747630863" calcext:value-type="float">
            <text:p>0.3780377476</text:p>
          </table:table-cell>
          <table:table-cell table:formula="of:=[.B237]/[.$B$3]" office:value-type="float" office:value="0.0000000391382303935791" calcext:value-type="float">
            <text:p>3.91382303935791E-008</text:p>
          </table:table-cell>
          <table:table-cell/>
        </table:table-row>
        <table:table-row table:style-name="ro1">
          <table:table-cell office:value-type="float" office:value="6.114204E+015" calcext:value-type="float">
            <text:p>6.114204E+015</text:p>
          </table:table-cell>
          <table:table-cell office:value-type="float" office:value="5.677379E+035" calcext:value-type="float">
            <text:p>5.677379E+035</text:p>
          </table:table-cell>
          <table:table-cell office:value-type="float" office:value="0.00000352479" calcext:value-type="float">
            <text:p>3.52479E-006</text:p>
          </table:table-cell>
          <table:table-cell table:formula="of:=[.A238]*[.$B$1]" office:value-type="float" office:value="5.4954490008816E+042" calcext:value-type="float">
            <text:p>5.4954490008816E+042</text:p>
          </table:table-cell>
          <table:table-cell/>
          <table:table-cell table:formula="of:=[.A238]*[.$B$1]/[.$B$3]" office:value-type="float" office:value="0.375780252712085" calcext:value-type="float">
            <text:p>0.3757802527</text:p>
          </table:table-cell>
          <table:table-cell table:formula="of:=[.B238]/[.$B$3]" office:value-type="float" office:value="0.0000000388220674055938" calcext:value-type="float">
            <text:p>3.88220674055938E-008</text:p>
          </table:table-cell>
          <table:table-cell/>
        </table:table-row>
        <table:table-row table:style-name="ro1">
          <table:table-cell office:value-type="float" office:value="6.077546E+015" calcext:value-type="float">
            <text:p>6.077546E+015</text:p>
          </table:table-cell>
          <table:table-cell office:value-type="float" office:value="5.631266E+035" calcext:value-type="float">
            <text:p>5.631266E+035</text:p>
          </table:table-cell>
          <table:table-cell office:value-type="float" office:value="0.000003508768" calcext:value-type="float">
            <text:p>3.508768E-006</text:p>
          </table:table-cell>
          <table:table-cell table:formula="of:=[.A239]*[.$B$1]" office:value-type="float" office:value="5.4625007758184E+042" calcext:value-type="float">
            <text:p>5.4625007758184E+042</text:p>
          </table:table-cell>
          <table:table-cell/>
          <table:table-cell table:formula="of:=[.A239]*[.$B$1]/[.$B$3]" office:value-type="float" office:value="0.373527244388529" calcext:value-type="float">
            <text:p>0.3735272444</text:p>
          </table:table-cell>
          <table:table-cell table:formula="of:=[.B239]/[.$B$3]" office:value-type="float" office:value="0.000000038506745494854" calcext:value-type="float">
            <text:p>3.8506745494854E-008</text:p>
          </table:table-cell>
          <table:table-cell/>
        </table:table-row>
        <table:table-row table:style-name="ro1">
          <table:table-cell office:value-type="float" office:value="6.040961E+015" calcext:value-type="float">
            <text:p>6.040961E+015</text:p>
          </table:table-cell>
          <table:table-cell office:value-type="float" office:value="5.585277E+035" calcext:value-type="float">
            <text:p>5.585277E+035</text:p>
          </table:table-cell>
          <table:table-cell office:value-type="float" office:value="0.000003492747" calcext:value-type="float">
            <text:p>3.492747E-006</text:p>
          </table:table-cell>
          <table:table-cell table:formula="of:=[.A240]*[.$B$1]" office:value-type="float" office:value="5.4296181631844E+042" calcext:value-type="float">
            <text:p>5.4296181631844E+042</text:p>
          </table:table-cell>
          <table:table-cell/>
          <table:table-cell table:formula="of:=[.A240]*[.$B$1]/[.$B$3]" office:value-type="float" office:value="0.371278722660194" calcext:value-type="float">
            <text:p>0.3712787227</text:p>
          </table:table-cell>
          <table:table-cell table:formula="of:=[.B240]/[.$B$3]" office:value-type="float" office:value="0.000000038192271499386" calcext:value-type="float">
            <text:p>3.8192271499386E-008</text:p>
          </table:table-cell>
          <table:table-cell/>
        </table:table-row>
        <table:table-row table:style-name="ro1">
          <table:table-cell office:value-type="float" office:value="6.004448E+015" calcext:value-type="float">
            <text:p>6.004448E+015</text:p>
          </table:table-cell>
          <table:table-cell office:value-type="float" office:value="5.53941E+035" calcext:value-type="float">
            <text:p>5.53941E+035</text:p>
          </table:table-cell>
          <table:table-cell office:value-type="float" office:value="0.000003476725" calcext:value-type="float">
            <text:p>3.476725E-006</text:p>
          </table:table-cell>
          <table:table-cell table:formula="of:=[.A241]*[.$B$1]" office:value-type="float" office:value="5.3968002641792E+042" calcext:value-type="float">
            <text:p>5.3968002641792E+042</text:p>
          </table:table-cell>
          <table:table-cell/>
          <table:table-cell table:formula="of:=[.A241]*[.$B$1]/[.$B$3]" office:value-type="float" office:value="0.369034626066872" calcext:value-type="float">
            <text:p>0.3690346261</text:p>
          </table:table-cell>
          <table:table-cell table:formula="of:=[.B241]/[.$B$3]" office:value-type="float" office:value="0.0000000378786317431372" calcext:value-type="float">
            <text:p>3.78786317431372E-008</text:p>
          </table:table-cell>
          <table:table-cell/>
        </table:table-row>
        <table:table-row table:style-name="ro1">
          <table:table-cell office:value-type="float" office:value="5.968008E+015" calcext:value-type="float">
            <text:p>5.968008E+015</text:p>
          </table:table-cell>
          <table:table-cell office:value-type="float" office:value="5.493667E+035" calcext:value-type="float">
            <text:p>5.493667E+035</text:p>
          </table:table-cell>
          <table:table-cell office:value-type="float" office:value="0.000003460703" calcext:value-type="float">
            <text:p>3.460703E-006</text:p>
          </table:table-cell>
          <table:table-cell table:formula="of:=[.A242]*[.$B$1]" office:value-type="float" office:value="5.3640479776032E+042" calcext:value-type="float">
            <text:p>5.3640479776032E+042</text:p>
          </table:table-cell>
          <table:table-cell/>
          <table:table-cell table:formula="of:=[.A242]*[.$B$1]/[.$B$3]" office:value-type="float" office:value="0.366795016068771" calcext:value-type="float">
            <text:p>0.3667950161</text:p>
          </table:table-cell>
          <table:table-cell table:formula="of:=[.B242]/[.$B$3]" office:value-type="float" office:value="0.0000000375658399021602" calcext:value-type="float">
            <text:p>3.75658399021602E-008</text:p>
          </table:table-cell>
          <table:table-cell/>
        </table:table-row>
        <table:table-row table:style-name="ro1">
          <table:table-cell office:value-type="float" office:value="5.931641E+015" calcext:value-type="float">
            <text:p>5.931641E+015</text:p>
          </table:table-cell>
          <table:table-cell office:value-type="float" office:value="5.448047E+035" calcext:value-type="float">
            <text:p>5.448047E+035</text:p>
          </table:table-cell>
          <table:table-cell office:value-type="float" office:value="0.000003444681" calcext:value-type="float">
            <text:p>3.444681E-006</text:p>
          </table:table-cell>
          <table:table-cell table:formula="of:=[.A243]*[.$B$1]" office:value-type="float" office:value="5.3313613034564E+042" calcext:value-type="float">
            <text:p>5.3313613034564E+042</text:p>
          </table:table-cell>
          <table:table-cell/>
          <table:table-cell table:formula="of:=[.A243]*[.$B$1]/[.$B$3]" office:value-type="float" office:value="0.364559892665892" calcext:value-type="float">
            <text:p>0.3645598927</text:p>
          </table:table-cell>
          <table:table-cell table:formula="of:=[.B243]/[.$B$3]" office:value-type="float" office:value="0.0000000372538891384287" calcext:value-type="float">
            <text:p>3.72538891384287E-008</text:p>
          </table:table-cell>
          <table:table-cell/>
        </table:table-row>
        <table:table-row table:style-name="ro1">
          <table:table-cell office:value-type="float" office:value="5.895347E+015" calcext:value-type="float">
            <text:p>5.895347E+015</text:p>
          </table:table-cell>
          <table:table-cell office:value-type="float" office:value="5.40255E+035" calcext:value-type="float">
            <text:p>5.40255E+035</text:p>
          </table:table-cell>
          <table:table-cell office:value-type="float" office:value="0.000003428659" calcext:value-type="float">
            <text:p>3.428659E-006</text:p>
          </table:table-cell>
          <table:table-cell table:formula="of:=[.A244]*[.$B$1]" office:value-type="float" office:value="5.2987402417388E+042" calcext:value-type="float">
            <text:p>5.2987402417388E+042</text:p>
          </table:table-cell>
          <table:table-cell/>
          <table:table-cell table:formula="of:=[.A244]*[.$B$1]/[.$B$3]" office:value-type="float" office:value="0.362329255858233" calcext:value-type="float">
            <text:p>0.3623292559</text:p>
          </table:table-cell>
          <table:table-cell table:formula="of:=[.B244]/[.$B$3]" office:value-type="float" office:value="0.0000000369427794519427" calcext:value-type="float">
            <text:p>3.69427794519427E-008</text:p>
          </table:table-cell>
          <table:table-cell/>
        </table:table-row>
        <table:table-row table:style-name="ro1">
          <table:table-cell office:value-type="float" office:value="5.859126E+015" calcext:value-type="float">
            <text:p>5.859126E+015</text:p>
          </table:table-cell>
          <table:table-cell office:value-type="float" office:value="5.357178E+035" calcext:value-type="float">
            <text:p>5.357178E+035</text:p>
          </table:table-cell>
          <table:table-cell office:value-type="float" office:value="0.000003412638" calcext:value-type="float">
            <text:p>3.412638E-006</text:p>
          </table:table-cell>
          <table:table-cell table:formula="of:=[.A245]*[.$B$1]" office:value-type="float" office:value="5.2661847924504E+042" calcext:value-type="float">
            <text:p>5.2661847924504E+042</text:p>
          </table:table-cell>
          <table:table-cell/>
          <table:table-cell table:formula="of:=[.A245]*[.$B$1]/[.$B$3]" office:value-type="float" office:value="0.360103105645796" calcext:value-type="float">
            <text:p>0.3601031056</text:p>
          </table:table-cell>
          <table:table-cell table:formula="of:=[.B245]/[.$B$3]" office:value-type="float" office:value="0.0000000366325245187549" calcext:value-type="float">
            <text:p>3.66325245187549E-008</text:p>
          </table:table-cell>
          <table:table-cell/>
        </table:table-row>
        <table:table-row table:style-name="ro1">
          <table:table-cell office:value-type="float" office:value="5.822979E+015" calcext:value-type="float">
            <text:p>5.822979E+015</text:p>
          </table:table-cell>
          <table:table-cell office:value-type="float" office:value="5.311929E+035" calcext:value-type="float">
            <text:p>5.311929E+035</text:p>
          </table:table-cell>
          <table:table-cell office:value-type="float" office:value="0.000003396616" calcext:value-type="float">
            <text:p>3.396616E-006</text:p>
          </table:table-cell>
          <table:table-cell table:formula="of:=[.A246]*[.$B$1]" office:value-type="float" office:value="5.2336958543916E+042" calcext:value-type="float">
            <text:p>5.2336958543916E+042</text:p>
          </table:table-cell>
          <table:table-cell/>
          <table:table-cell table:formula="of:=[.A246]*[.$B$1]/[.$B$3]" office:value-type="float" office:value="0.357881503488789" calcext:value-type="float">
            <text:p>0.3578815035</text:p>
          </table:table-cell>
          <table:table-cell table:formula="of:=[.B246]/[.$B$3]" office:value-type="float" office:value="0.0000000363231106628126" calcext:value-type="float">
            <text:p>3.63231106628126E-008</text:p>
          </table:table-cell>
          <table:table-cell/>
        </table:table-row>
        <table:table-row table:style-name="ro1">
          <table:table-cell office:value-type="float" office:value="5.786905E+015" calcext:value-type="float">
            <text:p>5.786905E+015</text:p>
          </table:table-cell>
          <table:table-cell office:value-type="float" office:value="5.266804E+035" calcext:value-type="float">
            <text:p>5.266804E+035</text:p>
          </table:table-cell>
          <table:table-cell office:value-type="float" office:value="0.000003380594" calcext:value-type="float">
            <text:p>3.380594E-006</text:p>
          </table:table-cell>
          <table:table-cell table:formula="of:=[.A247]*[.$B$1]" office:value-type="float" office:value="5.201272528762E+042" calcext:value-type="float">
            <text:p>5.201272528762E+042</text:p>
          </table:table-cell>
          <table:table-cell/>
          <table:table-cell table:formula="of:=[.A247]*[.$B$1]/[.$B$3]" office:value-type="float" office:value="0.355664387927002" calcext:value-type="float">
            <text:p>0.3556643879</text:p>
          </table:table-cell>
          <table:table-cell table:formula="of:=[.B247]/[.$B$3]" office:value-type="float" office:value="0.0000000360145447221422" calcext:value-type="float">
            <text:p>0.000000036</text:p>
          </table:table-cell>
          <table:table-cell/>
        </table:table-row>
        <table:table-row table:style-name="ro1">
          <table:table-cell office:value-type="float" office:value="5.750905E+015" calcext:value-type="float">
            <text:p>5.750905E+015</text:p>
          </table:table-cell>
          <table:table-cell office:value-type="float" office:value="5.221804E+035" calcext:value-type="float">
            <text:p>5.221804E+035</text:p>
          </table:table-cell>
          <table:table-cell office:value-type="float" office:value="0.000003364572" calcext:value-type="float">
            <text:p>3.364572E-006</text:p>
          </table:table-cell>
          <table:table-cell table:formula="of:=[.A248]*[.$B$1]" office:value-type="float" office:value="5.168915714362E+042" calcext:value-type="float">
            <text:p>5.168915714362E+042</text:p>
          </table:table-cell>
          <table:table-cell/>
          <table:table-cell table:formula="of:=[.A248]*[.$B$1]/[.$B$3]" office:value-type="float" office:value="0.353451820420646" calcext:value-type="float">
            <text:p>0.3534518204</text:p>
          </table:table-cell>
          <table:table-cell table:formula="of:=[.B248]/[.$B$3]" office:value-type="float" office:value="0.0000000357068335347701" calcext:value-type="float">
            <text:p>3.57068335347701E-008</text:p>
          </table:table-cell>
          <table:table-cell/>
        </table:table-row>
        <table:table-row table:style-name="ro1">
          <table:table-cell office:value-type="float" office:value="5.714979E+015" calcext:value-type="float">
            <text:p>5.714979E+015</text:p>
          </table:table-cell>
          <table:table-cell office:value-type="float" office:value="5.176928E+035" calcext:value-type="float">
            <text:p>5.176928E+035</text:p>
          </table:table-cell>
          <table:table-cell office:value-type="float" office:value="0.000003348551" calcext:value-type="float">
            <text:p>3.348551E-006</text:p>
          </table:table-cell>
          <table:table-cell table:formula="of:=[.A249]*[.$B$1]" office:value-type="float" office:value="5.1366254111916E+042" calcext:value-type="float">
            <text:p>5.1366254111916E+042</text:p>
          </table:table-cell>
          <table:table-cell/>
          <table:table-cell table:formula="of:=[.A249]*[.$B$1]/[.$B$3]" office:value-type="float" office:value="0.351243800969719" calcext:value-type="float">
            <text:p>0.351243801</text:p>
          </table:table-cell>
          <table:table-cell table:formula="of:=[.B249]/[.$B$3]" office:value-type="float" office:value="0.0000000353999702626698" calcext:value-type="float">
            <text:p>3.53999702626698E-008</text:p>
          </table:table-cell>
          <table:table-cell/>
        </table:table-row>
        <table:table-row table:style-name="ro1">
          <table:table-cell office:value-type="float" office:value="5.679127E+015" calcext:value-type="float">
            <text:p>5.679127E+015</text:p>
          </table:table-cell>
          <table:table-cell office:value-type="float" office:value="5.132176E+035" calcext:value-type="float">
            <text:p>5.132176E+035</text:p>
          </table:table-cell>
          <table:table-cell office:value-type="float" office:value="0.000003332529" calcext:value-type="float">
            <text:p>3.332529E-006</text:p>
          </table:table-cell>
          <table:table-cell table:formula="of:=[.A250]*[.$B$1]" office:value-type="float" office:value="5.1044016192508E+042" calcext:value-type="float">
            <text:p>5.1044016192508E+042</text:p>
          </table:table-cell>
          <table:table-cell/>
          <table:table-cell table:formula="of:=[.A250]*[.$B$1]/[.$B$3]" office:value-type="float" office:value="0.349040329574222" calcext:value-type="float">
            <text:p>0.3490403296</text:p>
          </table:table-cell>
          <table:table-cell table:formula="of:=[.B250]/[.$B$3]" office:value-type="float" office:value="0.0000000350939549058414" calcext:value-type="float">
            <text:p>3.50939549058414E-008</text:p>
          </table:table-cell>
          <table:table-cell/>
        </table:table-row>
        <table:table-row table:style-name="ro1">
          <table:table-cell office:value-type="float" office:value="5.643349E+015" calcext:value-type="float">
            <text:p>5.643349E+015</text:p>
          </table:table-cell>
          <table:table-cell office:value-type="float" office:value="5.087549E+035" calcext:value-type="float">
            <text:p>5.087549E+035</text:p>
          </table:table-cell>
          <table:table-cell office:value-type="float" office:value="0.000003316507" calcext:value-type="float">
            <text:p>3.316507E-006</text:p>
          </table:table-cell>
          <table:table-cell table:formula="of:=[.A251]*[.$B$1]" office:value-type="float" office:value="5.0722443385396E+042" calcext:value-type="float">
            <text:p>5.0722443385396E+042</text:p>
          </table:table-cell>
          <table:table-cell/>
          <table:table-cell table:formula="of:=[.A251]*[.$B$1]/[.$B$3]" office:value-type="float" office:value="0.346841406234155" calcext:value-type="float">
            <text:p>0.3468414062</text:p>
          </table:table-cell>
          <table:table-cell table:formula="of:=[.B251]/[.$B$3]" office:value-type="float" office:value="0.0000000347887943023112" calcext:value-type="float">
            <text:p>3.47887943023112E-008</text:p>
          </table:table-cell>
          <table:table-cell/>
        </table:table-row>
        <table:table-row table:style-name="ro1">
          <table:table-cell office:value-type="float" office:value="5.607645E+015" calcext:value-type="float">
            <text:p>5.607645E+015</text:p>
          </table:table-cell>
          <table:table-cell office:value-type="float" office:value="5.043046E+035" calcext:value-type="float">
            <text:p>5.043046E+035</text:p>
          </table:table-cell>
          <table:table-cell office:value-type="float" office:value="0.000003300485" calcext:value-type="float">
            <text:p>3.300485E-006</text:p>
          </table:table-cell>
          <table:table-cell table:formula="of:=[.A252]*[.$B$1]" office:value-type="float" office:value="5.040153569058E+042" calcext:value-type="float">
            <text:p>5.040153569058E+042</text:p>
          </table:table-cell>
          <table:table-cell/>
          <table:table-cell table:formula="of:=[.A252]*[.$B$1]/[.$B$3]" office:value-type="float" office:value="0.344647030949517" calcext:value-type="float">
            <text:p>0.3446470309</text:p>
          </table:table-cell>
          <table:table-cell table:formula="of:=[.B252]/[.$B$3]" office:value-type="float" office:value="0.0000000344844816140529" calcext:value-type="float">
            <text:p>3.44844816140529E-008</text:p>
          </table:table-cell>
          <table:table-cell/>
        </table:table-row>
        <table:table-row table:style-name="ro1">
          <table:table-cell office:value-type="float" office:value="5.572015E+015" calcext:value-type="float">
            <text:p>5.572015E+015</text:p>
          </table:table-cell>
          <table:table-cell office:value-type="float" office:value="4.998668E+035" calcext:value-type="float">
            <text:p>4.998668E+035</text:p>
          </table:table-cell>
          <table:table-cell office:value-type="float" office:value="0.000003284463" calcext:value-type="float">
            <text:p>3.284463E-006</text:p>
          </table:table-cell>
          <table:table-cell table:formula="of:=[.A253]*[.$B$1]" office:value-type="float" office:value="5.008129310806E+042" calcext:value-type="float">
            <text:p>5.008129310806E+042</text:p>
          </table:table-cell>
          <table:table-cell/>
          <table:table-cell table:formula="of:=[.A253]*[.$B$1]/[.$B$3]" office:value-type="float" office:value="0.342457203720309" calcext:value-type="float">
            <text:p>0.3424572037</text:p>
          </table:table-cell>
          <table:table-cell table:formula="of:=[.B253]/[.$B$3]" office:value-type="float" office:value="0.0000000341810236790929" calcext:value-type="float">
            <text:p>3.41810236790929E-008</text:p>
          </table:table-cell>
          <table:table-cell/>
        </table:table-row>
        <table:table-row table:style-name="ro1">
          <table:table-cell office:value-type="float" office:value="5.53646E+015" calcext:value-type="float">
            <text:p>5.53646E+015</text:p>
          </table:table-cell>
          <table:table-cell office:value-type="float" office:value="4.954416E+035" calcext:value-type="float">
            <text:p>4.954416E+035</text:p>
          </table:table-cell>
          <table:table-cell office:value-type="float" office:value="0.000003268442" calcext:value-type="float">
            <text:p>3.268442E-006</text:p>
          </table:table-cell>
          <table:table-cell table:formula="of:=[.A254]*[.$B$1]" office:value-type="float" office:value="4.976172462584E+042" calcext:value-type="float">
            <text:p>4.976172462584E+042</text:p>
          </table:table-cell>
          <table:table-cell/>
          <table:table-cell table:formula="of:=[.A254]*[.$B$1]/[.$B$3]" office:value-type="float" office:value="0.34027198600674" calcext:value-type="float">
            <text:p>0.340271986</text:p>
          </table:table-cell>
          <table:table-cell table:formula="of:=[.B254]/[.$B$3]" office:value-type="float" office:value="0.0000000338784273354575" calcext:value-type="float">
            <text:p>3.38784273354575E-008</text:p>
          </table:table-cell>
          <table:table-cell/>
        </table:table-row>
        <table:table-row table:style-name="ro1">
          <table:table-cell office:value-type="float" office:value="5.50098E+015" calcext:value-type="float">
            <text:p>5.50098E+015</text:p>
          </table:table-cell>
          <table:table-cell office:value-type="float" office:value="4.910289E+035" calcext:value-type="float">
            <text:p>4.910289E+035</text:p>
          </table:table-cell>
          <table:table-cell office:value-type="float" office:value="0.00000325242" calcext:value-type="float">
            <text:p>3.25242E-006</text:p>
          </table:table-cell>
          <table:table-cell table:formula="of:=[.A255]*[.$B$1]" office:value-type="float" office:value="4.944283024392E+042" calcext:value-type="float">
            <text:p>4.944283024392E+042</text:p>
          </table:table-cell>
          <table:table-cell/>
          <table:table-cell table:formula="of:=[.A255]*[.$B$1]/[.$B$3]" office:value-type="float" office:value="0.338091377808808" calcext:value-type="float">
            <text:p>0.3380913778</text:p>
          </table:table-cell>
          <table:table-cell table:formula="of:=[.B255]/[.$B$3]" office:value-type="float" office:value="0.0000000335766857451204" calcext:value-type="float">
            <text:p>3.35766857451204E-008</text:p>
          </table:table-cell>
          <table:table-cell/>
        </table:table-row>
        <table:table-row table:style-name="ro1">
          <table:table-cell office:value-type="float" office:value="5.465575E+015" calcext:value-type="float">
            <text:p>5.465575E+015</text:p>
          </table:table-cell>
          <table:table-cell office:value-type="float" office:value="4.866287E+035" calcext:value-type="float">
            <text:p>4.866287E+035</text:p>
          </table:table-cell>
          <table:table-cell office:value-type="float" office:value="0.000003236398" calcext:value-type="float">
            <text:p>3.236398E-006</text:p>
          </table:table-cell>
          <table:table-cell table:formula="of:=[.A256]*[.$B$1]" office:value-type="float" office:value="4.91246099623E+042" calcext:value-type="float">
            <text:p>4.91246099623E+042</text:p>
          </table:table-cell>
          <table:table-cell/>
          <table:table-cell table:formula="of:=[.A256]*[.$B$1]/[.$B$3]" office:value-type="float" office:value="0.335915379126515" calcext:value-type="float">
            <text:p>0.3359153791</text:p>
          </table:table-cell>
          <table:table-cell table:formula="of:=[.B256]/[.$B$3]" office:value-type="float" office:value="0.0000000332757989080815" calcext:value-type="float">
            <text:p>3.32757989080815E-008</text:p>
          </table:table-cell>
          <table:table-cell/>
        </table:table-row>
        <table:table-row table:style-name="ro1">
          <table:table-cell office:value-type="float" office:value="5.430244E+015" calcext:value-type="float">
            <text:p>5.430244E+015</text:p>
          </table:table-cell>
          <table:table-cell office:value-type="float" office:value="4.82241E+035" calcext:value-type="float">
            <text:p>4.82241E+035</text:p>
          </table:table-cell>
          <table:table-cell office:value-type="float" office:value="0.000003220376" calcext:value-type="float">
            <text:p>3.220376E-006</text:p>
          </table:table-cell>
          <table:table-cell table:formula="of:=[.A257]*[.$B$1]" office:value-type="float" office:value="4.8807054792976E+042" calcext:value-type="float">
            <text:p>4.8807054792976E+042</text:p>
          </table:table-cell>
          <table:table-cell/>
          <table:table-cell table:formula="of:=[.A257]*[.$B$1]/[.$B$3]" office:value-type="float" office:value="0.333743928499652" calcext:value-type="float">
            <text:p>0.3337439285</text:p>
          </table:table-cell>
          <table:table-cell table:formula="of:=[.B257]/[.$B$3]" office:value-type="float" office:value="0.0000000329757668243409" calcext:value-type="float">
            <text:p>0.000000033</text:p>
          </table:table-cell>
          <table:table-cell/>
        </table:table-row>
        <table:table-row table:style-name="ro1">
          <table:table-cell office:value-type="float" office:value="5.394989E+015" calcext:value-type="float">
            <text:p>5.394989E+015</text:p>
          </table:table-cell>
          <table:table-cell office:value-type="float" office:value="4.778659E+035" calcext:value-type="float">
            <text:p>4.778659E+035</text:p>
          </table:table-cell>
          <table:table-cell office:value-type="float" office:value="0.000003204355" calcext:value-type="float">
            <text:p>3.204355E-006</text:p>
          </table:table-cell>
          <table:table-cell table:formula="of:=[.A258]*[.$B$1]" office:value-type="float" office:value="4.8490182711956E+042" calcext:value-type="float">
            <text:p>4.8490182711956E+042</text:p>
          </table:table-cell>
          <table:table-cell/>
          <table:table-cell table:formula="of:=[.A258]*[.$B$1]/[.$B$3]" office:value-type="float" office:value="0.331577148848635" calcext:value-type="float">
            <text:p>0.3315771488</text:p>
          </table:table-cell>
          <table:table-cell table:formula="of:=[.B258]/[.$B$3]" office:value-type="float" office:value="0.0000000326765963319249" calcext:value-type="float">
            <text:p>3.26765963319249E-008</text:p>
          </table:table-cell>
          <table:table-cell/>
        </table:table-row>
        <table:table-row table:style-name="ro1">
          <table:table-cell office:value-type="float" office:value="5.35981E+015" calcext:value-type="float">
            <text:p>5.35981E+015</text:p>
          </table:table-cell>
          <table:table-cell office:value-type="float" office:value="4.735034E+035" calcext:value-type="float">
            <text:p>4.735034E+035</text:p>
          </table:table-cell>
          <table:table-cell office:value-type="float" office:value="0.000003188333" calcext:value-type="float">
            <text:p>3.188333E-006</text:p>
          </table:table-cell>
          <table:table-cell table:formula="of:=[.A259]*[.$B$1]" office:value-type="float" office:value="4.817399371924E+042" calcext:value-type="float">
            <text:p>4.817399371924E+042</text:p>
          </table:table-cell>
          <table:table-cell/>
          <table:table-cell table:formula="of:=[.A259]*[.$B$1]/[.$B$3]" office:value-type="float" office:value="0.329415040173465" calcext:value-type="float">
            <text:p>0.3294150402</text:p>
          </table:table-cell>
          <table:table-cell table:formula="of:=[.B259]/[.$B$3]" office:value-type="float" office:value="0.0000000323782874308336" calcext:value-type="float">
            <text:p>3.23782874308336E-008</text:p>
          </table:table-cell>
          <table:table-cell/>
        </table:table-row>
        <table:table-row table:style-name="ro1">
          <table:table-cell office:value-type="float" office:value="5.324705E+015" calcext:value-type="float">
            <text:p>5.324705E+015</text:p>
          </table:table-cell>
          <table:table-cell office:value-type="float" office:value="4.691536E+035" calcext:value-type="float">
            <text:p>4.691536E+035</text:p>
          </table:table-cell>
          <table:table-cell office:value-type="float" office:value="0.000003172311" calcext:value-type="float">
            <text:p>3.172311E-006</text:p>
          </table:table-cell>
          <table:table-cell table:formula="of:=[.A260]*[.$B$1]" office:value-type="float" office:value="4.785846983882E+042" calcext:value-type="float">
            <text:p>4.785846983882E+042</text:p>
          </table:table-cell>
          <table:table-cell/>
          <table:table-cell table:formula="of:=[.A260]*[.$B$1]/[.$B$3]" office:value-type="float" office:value="0.327257479553725" calcext:value-type="float">
            <text:p>0.3272574796</text:p>
          </table:table-cell>
          <table:table-cell table:formula="of:=[.B260]/[.$B$3]" office:value-type="float" office:value="0.0000000320808469590933" calcext:value-type="float">
            <text:p>3.20808469590933E-008</text:p>
          </table:table-cell>
          <table:table-cell/>
        </table:table-row>
        <table:table-row table:style-name="ro1">
          <table:table-cell office:value-type="float" office:value="5.289677E+015" calcext:value-type="float">
            <text:p>5.289677E+015</text:p>
          </table:table-cell>
          <table:table-cell office:value-type="float" office:value="4.648163E+035" calcext:value-type="float">
            <text:p>4.648163E+035</text:p>
          </table:table-cell>
          <table:table-cell office:value-type="float" office:value="0.000003156289" calcext:value-type="float">
            <text:p>3.156289E-006</text:p>
          </table:table-cell>
          <table:table-cell table:formula="of:=[.A261]*[.$B$1]" office:value-type="float" office:value="4.7543638034708E+042" calcext:value-type="float">
            <text:p>4.7543638034708E+042</text:p>
          </table:table-cell>
          <table:table-cell/>
          <table:table-cell table:formula="of:=[.A261]*[.$B$1]/[.$B$3]" office:value-type="float" office:value="0.32510465137004" calcext:value-type="float">
            <text:p>0.3251046514</text:p>
          </table:table-cell>
          <table:table-cell table:formula="of:=[.B261]/[.$B$3]" office:value-type="float" office:value="0.0000000317842612406512" calcext:value-type="float">
            <text:p>3.17842612406512E-008</text:p>
          </table:table-cell>
          <table:table-cell/>
        </table:table-row>
        <table:table-row table:style-name="ro1">
          <table:table-cell office:value-type="float" office:value="5.254724E+015" calcext:value-type="float">
            <text:p>5.254724E+015</text:p>
          </table:table-cell>
          <table:table-cell office:value-type="float" office:value="4.604916E+035" calcext:value-type="float">
            <text:p>4.604916E+035</text:p>
          </table:table-cell>
          <table:table-cell office:value-type="float" office:value="0.000003140268" calcext:value-type="float">
            <text:p>3.140268E-006</text:p>
          </table:table-cell>
          <table:table-cell table:formula="of:=[.A262]*[.$B$1]" office:value-type="float" office:value="4.7229480330896E+042" calcext:value-type="float">
            <text:p>4.7229480330896E+042</text:p>
          </table:table-cell>
          <table:table-cell/>
          <table:table-cell table:formula="of:=[.A262]*[.$B$1]/[.$B$3]" office:value-type="float" office:value="0.322956432701994" calcext:value-type="float">
            <text:p>0.3229564327</text:p>
          </table:table-cell>
          <table:table-cell table:formula="of:=[.B262]/[.$B$3]" office:value-type="float" office:value="0.0000000314885371135338" calcext:value-type="float">
            <text:p>3.14885371135338E-008</text:p>
          </table:table-cell>
          <table:table-cell/>
        </table:table-row>
        <table:table-row table:style-name="ro1">
          <table:table-cell office:value-type="float" office:value="5.219848E+015" calcext:value-type="float">
            <text:p>5.219848E+015</text:p>
          </table:table-cell>
          <table:table-cell office:value-type="float" office:value="4.561797E+035" calcext:value-type="float">
            <text:p>4.561797E+035</text:p>
          </table:table-cell>
          <table:table-cell office:value-type="float" office:value="0.000003124246" calcext:value-type="float">
            <text:p>3.124246E-006</text:p>
          </table:table-cell>
          <table:table-cell table:formula="of:=[.A263]*[.$B$1]" office:value-type="float" office:value="4.6916014703392E+042" calcext:value-type="float">
            <text:p>4.6916014703392E+042</text:p>
          </table:table-cell>
          <table:table-cell/>
          <table:table-cell table:formula="of:=[.A263]*[.$B$1]/[.$B$3]" office:value-type="float" office:value="0.320812946470002" calcext:value-type="float">
            <text:p>0.3208129465</text:p>
          </table:table-cell>
          <table:table-cell table:formula="of:=[.B263]/[.$B$3]" office:value-type="float" office:value="0.0000000311936882537938" calcext:value-type="float">
            <text:p>3.11936882537938E-008</text:p>
          </table:table-cell>
          <table:table-cell/>
        </table:table-row>
        <table:table-row table:style-name="ro1">
          <table:table-cell office:value-type="float" office:value="5.185047E+015" calcext:value-type="float">
            <text:p>5.185047E+015</text:p>
          </table:table-cell>
          <table:table-cell office:value-type="float" office:value="4.518803E+035" calcext:value-type="float">
            <text:p>4.518803E+035</text:p>
          </table:table-cell>
          <table:table-cell office:value-type="float" office:value="0.000003108224" calcext:value-type="float">
            <text:p>3.108224E-006</text:p>
          </table:table-cell>
          <table:table-cell table:formula="of:=[.A264]*[.$B$1]" office:value-type="float" office:value="4.6603223176188E+042" calcext:value-type="float">
            <text:p>4.6603223176188E+042</text:p>
          </table:table-cell>
          <table:table-cell/>
          <table:table-cell table:formula="of:=[.A264]*[.$B$1]/[.$B$3]" office:value-type="float" office:value="0.318674069753649" calcext:value-type="float">
            <text:p>0.3186740698</text:p>
          </table:table-cell>
          <table:table-cell table:formula="of:=[.B264]/[.$B$3]" office:value-type="float" office:value="0.0000000308996941473521" calcext:value-type="float">
            <text:p>3.08996941473521E-008</text:p>
          </table:table-cell>
          <table:table-cell/>
        </table:table-row>
        <table:table-row table:style-name="ro1">
          <table:table-cell office:value-type="float" office:value="5.150323E+015" calcext:value-type="float">
            <text:p>5.150323E+015</text:p>
          </table:table-cell>
          <table:table-cell office:value-type="float" office:value="4.475937E+035" calcext:value-type="float">
            <text:p>4.475937E+035</text:p>
          </table:table-cell>
          <table:table-cell office:value-type="float" office:value="0.000003092202" calcext:value-type="float">
            <text:p>3.092202E-006</text:p>
          </table:table-cell>
          <table:table-cell table:formula="of:=[.A265]*[.$B$1]" office:value-type="float" office:value="4.6291123725292E+042" calcext:value-type="float">
            <text:p>4.6291123725292E+042</text:p>
          </table:table-cell>
          <table:table-cell/>
          <table:table-cell table:formula="of:=[.A265]*[.$B$1]/[.$B$3]" office:value-type="float" office:value="0.316539925473351" calcext:value-type="float">
            <text:p>0.3165399255</text:p>
          </table:table-cell>
          <table:table-cell table:formula="of:=[.B265]/[.$B$3]" office:value-type="float" office:value="0.0000000306065753082877" calcext:value-type="float">
            <text:p>3.06065753082877E-008</text:p>
          </table:table-cell>
          <table:table-cell/>
        </table:table-row>
        <table:table-row table:style-name="ro1">
          <table:table-cell office:value-type="float" office:value="5.115675E+015" calcext:value-type="float">
            <text:p>5.115675E+015</text:p>
          </table:table-cell>
          <table:table-cell office:value-type="float" office:value="4.433198E+035" calcext:value-type="float">
            <text:p>4.433198E+035</text:p>
          </table:table-cell>
          <table:table-cell office:value-type="float" office:value="0.00000307618" calcext:value-type="float">
            <text:p>3.07618E-006</text:p>
          </table:table-cell>
          <table:table-cell table:formula="of:=[.A266]*[.$B$1]" office:value-type="float" office:value="4.59797073627E+042" calcext:value-type="float">
            <text:p>4.59797073627E+042</text:p>
          </table:table-cell>
          <table:table-cell/>
          <table:table-cell table:formula="of:=[.A266]*[.$B$1]/[.$B$3]" office:value-type="float" office:value="0.3144104521689" calcext:value-type="float">
            <text:p>0.3144104522</text:p>
          </table:table-cell>
          <table:table-cell table:formula="of:=[.B266]/[.$B$3]" office:value-type="float" office:value="0.0000000303143248985744" calcext:value-type="float">
            <text:p>3.03143248985744E-008</text:p>
          </table:table-cell>
          <table:table-cell/>
        </table:table-row>
        <table:table-row table:style-name="ro1">
          <table:table-cell office:value-type="float" office:value="5.081104E+015" calcext:value-type="float">
            <text:p>5.081104E+015</text:p>
          </table:table-cell>
          <table:table-cell office:value-type="float" office:value="4.390585E+035" calcext:value-type="float">
            <text:p>4.390585E+035</text:p>
          </table:table-cell>
          <table:table-cell office:value-type="float" office:value="0.000003060159" calcext:value-type="float">
            <text:p>3.060159E-006</text:p>
          </table:table-cell>
          <table:table-cell table:formula="of:=[.A267]*[.$B$1]" office:value-type="float" office:value="4.5668983076416E+042" calcext:value-type="float">
            <text:p>4.5668983076416E+042</text:p>
          </table:table-cell>
          <table:table-cell/>
          <table:table-cell table:formula="of:=[.A267]*[.$B$1]/[.$B$3]" office:value-type="float" office:value="0.312285711300504" calcext:value-type="float">
            <text:p>0.3122857113</text:p>
          </table:table-cell>
          <table:table-cell table:formula="of:=[.B267]/[.$B$3]" office:value-type="float" office:value="0.0000000300229360801858" calcext:value-type="float">
            <text:p>0.00000003</text:p>
          </table:table-cell>
          <table:table-cell/>
        </table:table-row>
        <table:table-row table:style-name="ro1">
          <table:table-cell office:value-type="float" office:value="5.04661E+015" calcext:value-type="float">
            <text:p>5.04661E+015</text:p>
          </table:table-cell>
          <table:table-cell office:value-type="float" office:value="4.348101E+035" calcext:value-type="float">
            <text:p>4.348101E+035</text:p>
          </table:table-cell>
          <table:table-cell office:value-type="float" office:value="0.000003044137" calcext:value-type="float">
            <text:p>3.044137E-006</text:p>
          </table:table-cell>
          <table:table-cell table:formula="of:=[.A268]*[.$B$1]" office:value-type="float" office:value="4.535895086644E+042" calcext:value-type="float">
            <text:p>4.535895086644E+042</text:p>
          </table:table-cell>
          <table:table-cell/>
          <table:table-cell table:formula="of:=[.A268]*[.$B$1]/[.$B$3]" office:value-type="float" office:value="0.310165702868164" calcext:value-type="float">
            <text:p>0.3101657029</text:p>
          </table:table-cell>
          <table:table-cell table:formula="of:=[.B268]/[.$B$3]" office:value-type="float" office:value="0.0000000297324293672009" calcext:value-type="float">
            <text:p>2.97324293672009E-008</text:p>
          </table:table-cell>
          <table:table-cell/>
        </table:table-row>
        <table:table-row table:style-name="ro1">
          <table:table-cell office:value-type="float" office:value="5.012193E+015" calcext:value-type="float">
            <text:p>5.012193E+015</text:p>
          </table:table-cell>
          <table:table-cell office:value-type="float" office:value="4.305743E+035" calcext:value-type="float">
            <text:p>4.305743E+035</text:p>
          </table:table-cell>
          <table:table-cell office:value-type="float" office:value="0.000003028115" calcext:value-type="float">
            <text:p>3.028115E-006</text:p>
          </table:table-cell>
          <table:table-cell table:formula="of:=[.A269]*[.$B$1]" office:value-type="float" office:value="4.5049610732772E+042" calcext:value-type="float">
            <text:p>4.5049610732772E+042</text:p>
          </table:table-cell>
          <table:table-cell/>
          <table:table-cell table:formula="of:=[.A269]*[.$B$1]/[.$B$3]" office:value-type="float" office:value="0.308050426871878" calcext:value-type="float">
            <text:p>0.3080504269</text:p>
          </table:table-cell>
          <table:table-cell table:formula="of:=[.B269]/[.$B$3]" office:value-type="float" office:value="0.0000000294427842455407" calcext:value-type="float">
            <text:p>2.94427842455407E-008</text:p>
          </table:table-cell>
          <table:table-cell/>
        </table:table-row>
        <table:table-row table:style-name="ro1">
          <table:table-cell office:value-type="float" office:value="4.977853E+015" calcext:value-type="float">
            <text:p>4.977853E+015</text:p>
          </table:table-cell>
          <table:table-cell office:value-type="float" office:value="4.263514E+035" calcext:value-type="float">
            <text:p>4.263514E+035</text:p>
          </table:table-cell>
          <table:table-cell office:value-type="float" office:value="0.000003012093" calcext:value-type="float">
            <text:p>3.012093E-006</text:p>
          </table:table-cell>
          <table:table-cell table:formula="of:=[.A270]*[.$B$1]" office:value-type="float" office:value="4.4740962675412E+042" calcext:value-type="float">
            <text:p>4.4740962675412E+042</text:p>
          </table:table-cell>
          <table:table-cell/>
          <table:table-cell table:formula="of:=[.A270]*[.$B$1]/[.$B$3]" office:value-type="float" office:value="0.305939883311648" calcext:value-type="float">
            <text:p>0.3059398833</text:p>
          </table:table-cell>
          <table:table-cell table:formula="of:=[.B270]/[.$B$3]" office:value-type="float" office:value="0.0000000291540212292843" calcext:value-type="float">
            <text:p>2.91540212292843E-008</text:p>
          </table:table-cell>
          <table:table-cell/>
        </table:table-row>
        <table:table-row table:style-name="ro1">
          <table:table-cell office:value-type="float" office:value="4.943591E+015" calcext:value-type="float">
            <text:p>4.943591E+015</text:p>
          </table:table-cell>
          <table:table-cell office:value-type="float" office:value="4.221412E+035" calcext:value-type="float">
            <text:p>4.221412E+035</text:p>
          </table:table-cell>
          <table:table-cell office:value-type="float" office:value="0.000002996072" calcext:value-type="float">
            <text:p>2.996072E-006</text:p>
          </table:table-cell>
          <table:table-cell table:formula="of:=[.A271]*[.$B$1]" office:value-type="float" office:value="4.4433015682364E+042" calcext:value-type="float">
            <text:p>4.4433015682364E+042</text:p>
          </table:table-cell>
          <table:table-cell/>
          <table:table-cell table:formula="of:=[.A271]*[.$B$1]/[.$B$3]" office:value-type="float" office:value="0.303834133647682" calcext:value-type="float">
            <text:p>0.3038341336</text:p>
          </table:table-cell>
          <table:table-cell table:formula="of:=[.B271]/[.$B$3]" office:value-type="float" office:value="0.0000000288661266423789" calcext:value-type="float">
            <text:p>2.88661266423789E-008</text:p>
          </table:table-cell>
          <table:table-cell/>
        </table:table-row>
        <table:table-row table:style-name="ro1">
          <table:table-cell office:value-type="float" office:value="4.909406E+015" calcext:value-type="float">
            <text:p>4.909406E+015</text:p>
          </table:table-cell>
          <table:table-cell office:value-type="float" office:value="4.179438E+035" calcext:value-type="float">
            <text:p>4.179438E+035</text:p>
          </table:table-cell>
          <table:table-cell office:value-type="float" office:value="0.00000298005" calcext:value-type="float">
            <text:p>2.98005E-006</text:p>
          </table:table-cell>
          <table:table-cell table:formula="of:=[.A272]*[.$B$1]" office:value-type="float" office:value="4.4125760765624E+042" calcext:value-type="float">
            <text:p>4.4125760765624E+042</text:p>
          </table:table-cell>
          <table:table-cell/>
          <table:table-cell table:formula="of:=[.A272]*[.$B$1]/[.$B$3]" office:value-type="float" office:value="0.301733116419771" calcext:value-type="float">
            <text:p>0.3017331164</text:p>
          </table:table-cell>
          <table:table-cell table:formula="of:=[.B272]/[.$B$3]" office:value-type="float" office:value="0.0000000285791073228509" calcext:value-type="float">
            <text:p>2.85791073228509E-008</text:p>
          </table:table-cell>
          <table:table-cell/>
        </table:table-row>
        <table:table-row table:style-name="ro1">
          <table:table-cell office:value-type="float" office:value="4.875298E+015" calcext:value-type="float">
            <text:p>4.875298E+015</text:p>
          </table:table-cell>
          <table:table-cell office:value-type="float" office:value="4.137593E+035" calcext:value-type="float">
            <text:p>4.137593E+035</text:p>
          </table:table-cell>
          <table:table-cell office:value-type="float" office:value="0.000002964028" calcext:value-type="float">
            <text:p>0.000002964</text:p>
          </table:table-cell>
          <table:table-cell table:formula="of:=[.A273]*[.$B$1]" office:value-type="float" office:value="4.3819197925192E+042" calcext:value-type="float">
            <text:p>4.3819197925192E+042</text:p>
          </table:table-cell>
          <table:table-cell/>
          <table:table-cell table:formula="of:=[.A273]*[.$B$1]/[.$B$3]" office:value-type="float" office:value="0.299636831627915" calcext:value-type="float">
            <text:p>0.2996368316</text:p>
          </table:table-cell>
          <table:table-cell table:formula="of:=[.B273]/[.$B$3]" office:value-type="float" office:value="0.0000000282929701087268" calcext:value-type="float">
            <text:p>2.82929701087268E-008</text:p>
          </table:table-cell>
          <table:table-cell/>
        </table:table-row>
        <table:table-row table:style-name="ro1">
          <table:table-cell office:value-type="float" office:value="4.841269E+015" calcext:value-type="float">
            <text:p>4.841269E+015</text:p>
          </table:table-cell>
          <table:table-cell office:value-type="float" office:value="4.095876E+035" calcext:value-type="float">
            <text:p>4.095876E+035</text:p>
          </table:table-cell>
          <table:table-cell office:value-type="float" office:value="0.000002948006" calcext:value-type="float">
            <text:p>0.000002948</text:p>
          </table:table-cell>
          <table:table-cell table:formula="of:=[.A274]*[.$B$1]" office:value-type="float" office:value="4.3513345137076E+042" calcext:value-type="float">
            <text:p>4.3513345137076E+042</text:p>
          </table:table-cell>
          <table:table-cell/>
          <table:table-cell table:formula="of:=[.A274]*[.$B$1]/[.$B$3]" office:value-type="float" office:value="0.297545402192531" calcext:value-type="float">
            <text:p>0.2975454022</text:p>
          </table:table-cell>
          <table:table-cell table:formula="of:=[.B274]/[.$B$3]" office:value-type="float" office:value="0.00000002800770816198" calcext:value-type="float">
            <text:p>0.000000028</text:p>
          </table:table-cell>
          <table:table-cell/>
        </table:table-row>
        <table:table-row table:style-name="ro1">
          <table:table-cell office:value-type="float" office:value="4.807318E+015" calcext:value-type="float">
            <text:p>4.807318E+015</text:p>
          </table:table-cell>
          <table:table-cell office:value-type="float" office:value="4.054287E+035" calcext:value-type="float">
            <text:p>4.054287E+035</text:p>
          </table:table-cell>
          <table:table-cell office:value-type="float" office:value="0.000002931984" calcext:value-type="float">
            <text:p>0.000002932</text:p>
          </table:table-cell>
          <table:table-cell table:formula="of:=[.A275]*[.$B$1]" office:value-type="float" office:value="4.3208193413272E+042" calcext:value-type="float">
            <text:p>4.3208193413272E+042</text:p>
          </table:table-cell>
          <table:table-cell/>
          <table:table-cell table:formula="of:=[.A275]*[.$B$1]/[.$B$3]" office:value-type="float" office:value="0.295458766653412" calcext:value-type="float">
            <text:p>0.2954587667</text:p>
          </table:table-cell>
          <table:table-cell table:formula="of:=[.B275]/[.$B$3]" office:value-type="float" office:value="0.0000000277233214826107" calcext:value-type="float">
            <text:p>2.77233214826107E-008</text:p>
          </table:table-cell>
          <table:table-cell/>
        </table:table-row>
        <table:table-row table:style-name="ro1">
          <table:table-cell office:value-type="float" office:value="4.773445E+015" calcext:value-type="float">
            <text:p>4.773445E+015</text:p>
          </table:table-cell>
          <table:table-cell office:value-type="float" office:value="4.012828E+035" calcext:value-type="float">
            <text:p>4.012828E+035</text:p>
          </table:table-cell>
          <table:table-cell office:value-type="float" office:value="0.000002915963" calcext:value-type="float">
            <text:p>0.000002916</text:p>
          </table:table-cell>
          <table:table-cell table:formula="of:=[.A276]*[.$B$1]" office:value-type="float" office:value="4.290374275378E+042" calcext:value-type="float">
            <text:p>4.290374275378E+042</text:p>
          </table:table-cell>
          <table:table-cell/>
          <table:table-cell table:formula="of:=[.A276]*[.$B$1]/[.$B$3]" office:value-type="float" office:value="0.293376925010556" calcext:value-type="float">
            <text:p>0.293376925</text:p>
          </table:table-cell>
          <table:table-cell table:formula="of:=[.B276]/[.$B$3]" office:value-type="float" office:value="0.0000000274398237466715" calcext:value-type="float">
            <text:p>2.74398237466715E-008</text:p>
          </table:table-cell>
          <table:table-cell/>
        </table:table-row>
        <table:table-row table:style-name="ro1">
          <table:table-cell office:value-type="float" office:value="4.73965E+015" calcext:value-type="float">
            <text:p>4.73965E+015</text:p>
          </table:table-cell>
          <table:table-cell office:value-type="float" office:value="3.971497E+035" calcext:value-type="float">
            <text:p>3.971497E+035</text:p>
          </table:table-cell>
          <table:table-cell office:value-type="float" office:value="0.000002899941" calcext:value-type="float">
            <text:p>2.899941E-006</text:p>
          </table:table-cell>
          <table:table-cell table:formula="of:=[.A277]*[.$B$1]" office:value-type="float" office:value="4.25999931586E+042" calcext:value-type="float">
            <text:p>4.25999931586E+042</text:p>
          </table:table-cell>
          <table:table-cell/>
          <table:table-cell table:formula="of:=[.A277]*[.$B$1]/[.$B$3]" office:value-type="float" office:value="0.291299877263964" calcext:value-type="float">
            <text:p>0.2912998773</text:p>
          </table:table-cell>
          <table:table-cell table:formula="of:=[.B277]/[.$B$3]" office:value-type="float" office:value="0.0000000271572012781098" calcext:value-type="float">
            <text:p>2.71572012781098E-008</text:p>
          </table:table-cell>
          <table:table-cell/>
        </table:table-row>
        <table:table-row table:style-name="ro1">
          <table:table-cell office:value-type="float" office:value="4.705934E+015" calcext:value-type="float">
            <text:p>4.705934E+015</text:p>
          </table:table-cell>
          <table:table-cell office:value-type="float" office:value="3.930296E+035" calcext:value-type="float">
            <text:p>3.930296E+035</text:p>
          </table:table-cell>
          <table:table-cell office:value-type="float" office:value="0.000002883919" calcext:value-type="float">
            <text:p>2.883919E-006</text:p>
          </table:table-cell>
          <table:table-cell table:formula="of:=[.A278]*[.$B$1]" office:value-type="float" office:value="4.2296953615736E+042" calcext:value-type="float">
            <text:p>4.2296953615736E+042</text:p>
          </table:table-cell>
          <table:table-cell/>
          <table:table-cell table:formula="of:=[.A278]*[.$B$1]/[.$B$3]" office:value-type="float" office:value="0.289227684873844" calcext:value-type="float">
            <text:p>0.2892276849</text:p>
          </table:table-cell>
          <table:table-cell table:formula="of:=[.B278]/[.$B$3]" office:value-type="float" office:value="0.0000000268754677529782" calcext:value-type="float">
            <text:p>2.68754677529782E-008</text:p>
          </table:table-cell>
          <table:table-cell/>
        </table:table-row>
        <table:table-row table:style-name="ro1">
          <table:table-cell office:value-type="float" office:value="4.672297E+015" calcext:value-type="float">
            <text:p>4.672297E+015</text:p>
          </table:table-cell>
          <table:table-cell office:value-type="float" office:value="3.889224E+035" calcext:value-type="float">
            <text:p>3.889224E+035</text:p>
          </table:table-cell>
          <table:table-cell office:value-type="float" office:value="0.000002867897" calcext:value-type="float">
            <text:p>2.867897E-006</text:p>
          </table:table-cell>
          <table:table-cell table:formula="of:=[.A279]*[.$B$1]" office:value-type="float" office:value="4.1994624125188E+042" calcext:value-type="float">
            <text:p>4.1994624125188E+042</text:p>
          </table:table-cell>
          <table:table-cell/>
          <table:table-cell table:formula="of:=[.A279]*[.$B$1]/[.$B$3]" office:value-type="float" office:value="0.287160347840196" calcext:value-type="float">
            <text:p>0.2871603478</text:p>
          </table:table-cell>
          <table:table-cell table:formula="of:=[.B279]/[.$B$3]" office:value-type="float" office:value="0.0000000265946163332505" calcext:value-type="float">
            <text:p>2.65946163332505E-008</text:p>
          </table:table-cell>
          <table:table-cell/>
        </table:table-row>
        <table:table-row table:style-name="ro1">
          <table:table-cell office:value-type="float" office:value="4.638739E+015" calcext:value-type="float">
            <text:p>4.638739E+015</text:p>
          </table:table-cell>
          <table:table-cell office:value-type="float" office:value="3.848281E+035" calcext:value-type="float">
            <text:p>3.848281E+035</text:p>
          </table:table-cell>
          <table:table-cell office:value-type="float" office:value="0.000002851876" calcext:value-type="float">
            <text:p>2.851876E-006</text:p>
          </table:table-cell>
          <table:table-cell table:formula="of:=[.A280]*[.$B$1]" office:value-type="float" office:value="4.1693004686956E+042" calcext:value-type="float">
            <text:p>4.1693004686956E+042</text:p>
          </table:table-cell>
          <table:table-cell/>
          <table:table-cell table:formula="of:=[.A280]*[.$B$1]/[.$B$3]" office:value-type="float" office:value="0.285097866163021" calcext:value-type="float">
            <text:p>0.2850978662</text:p>
          </table:table-cell>
          <table:table-cell table:formula="of:=[.B280]/[.$B$3]" office:value-type="float" office:value="0.0000000263146470189265" calcext:value-type="float">
            <text:p>2.63146470189265E-008</text:p>
          </table:table-cell>
          <table:table-cell/>
        </table:table-row>
        <table:table-row table:style-name="ro1">
          <table:table-cell office:value-type="float" office:value="4.60526E+015" calcext:value-type="float">
            <text:p>4.60526E+015</text:p>
          </table:table-cell>
          <table:table-cell office:value-type="float" office:value="3.807469E+035" calcext:value-type="float">
            <text:p>3.807469E+035</text:p>
          </table:table-cell>
          <table:table-cell office:value-type="float" office:value="0.000002835854" calcext:value-type="float">
            <text:p>2.835854E-006</text:p>
          </table:table-cell>
          <table:table-cell table:formula="of:=[.A281]*[.$B$1]" office:value-type="float" office:value="4.139209530104E+042" calcext:value-type="float">
            <text:p>4.139209530104E+042</text:p>
          </table:table-cell>
          <table:table-cell/>
          <table:table-cell table:formula="of:=[.A281]*[.$B$1]/[.$B$3]" office:value-type="float" office:value="0.283040239842318" calcext:value-type="float">
            <text:p>0.2830402398</text:p>
          </table:table-cell>
          <table:table-cell table:formula="of:=[.B281]/[.$B$3]" office:value-type="float" office:value="0.0000000260355734860591" calcext:value-type="float">
            <text:p>0.000000026</text:p>
          </table:table-cell>
          <table:table-cell/>
        </table:table-row>
        <table:table-row table:style-name="ro1">
          <table:table-cell office:value-type="float" office:value="4.571861E+015" calcext:value-type="float">
            <text:p>4.571861E+015</text:p>
          </table:table-cell>
          <table:table-cell office:value-type="float" office:value="3.766786E+035" calcext:value-type="float">
            <text:p>3.766786E+035</text:p>
          </table:table-cell>
          <table:table-cell office:value-type="float" office:value="0.000002819832" calcext:value-type="float">
            <text:p>2.819832E-006</text:p>
          </table:table-cell>
          <table:table-cell table:formula="of:=[.A282]*[.$B$1]" office:value-type="float" office:value="4.1091904955444E+042" calcext:value-type="float">
            <text:p>4.1091904955444E+042</text:p>
          </table:table-cell>
          <table:table-cell/>
          <table:table-cell table:formula="of:=[.A282]*[.$B$1]/[.$B$3]" office:value-type="float" office:value="0.280987530338295" calcext:value-type="float">
            <text:p>0.2809875303</text:p>
          </table:table-cell>
          <table:table-cell table:formula="of:=[.B282]/[.$B$3]" office:value-type="float" office:value="0.0000000257573820585955" calcext:value-type="float">
            <text:p>2.57573820585955E-008</text:p>
          </table:table-cell>
          <table:table-cell/>
        </table:table-row>
        <table:table-row table:style-name="ro1">
          <table:table-cell office:value-type="float" office:value="4.538541E+015" calcext:value-type="float">
            <text:p>4.538541E+015</text:p>
          </table:table-cell>
          <table:table-cell office:value-type="float" office:value="3.726233E+035" calcext:value-type="float">
            <text:p>3.726233E+035</text:p>
          </table:table-cell>
          <table:table-cell office:value-type="float" office:value="0.00000280381" calcext:value-type="float">
            <text:p>2.80381E-006</text:p>
          </table:table-cell>
          <table:table-cell table:formula="of:=[.A283]*[.$B$1]" office:value-type="float" office:value="4.0792424662164E+042" calcext:value-type="float">
            <text:p>4.0792424662164E+042</text:p>
          </table:table-cell>
          <table:table-cell/>
          <table:table-cell table:formula="of:=[.A283]*[.$B$1]/[.$B$3]" office:value-type="float" office:value="0.278939676190745" calcext:value-type="float">
            <text:p>0.2789396762</text:p>
          </table:table-cell>
          <table:table-cell table:formula="of:=[.B283]/[.$B$3]" office:value-type="float" office:value="0.0000000254800795745621" calcext:value-type="float">
            <text:p>2.54800795745621E-008</text:p>
          </table:table-cell>
          <table:table-cell/>
        </table:table-row>
        <table:table-row table:style-name="ro1">
          <table:table-cell office:value-type="float" office:value="4.505301E+015" calcext:value-type="float">
            <text:p>4.505301E+015</text:p>
          </table:table-cell>
          <table:table-cell office:value-type="float" office:value="3.685811E+035" calcext:value-type="float">
            <text:p>3.685811E+035</text:p>
          </table:table-cell>
          <table:table-cell office:value-type="float" office:value="0.000002787789" calcext:value-type="float">
            <text:p>2.787789E-006</text:p>
          </table:table-cell>
          <table:table-cell table:formula="of:=[.A284]*[.$B$1]" office:value-type="float" office:value="4.0493663409204E+042" calcext:value-type="float">
            <text:p>4.0493663409204E+042</text:p>
          </table:table-cell>
          <table:table-cell/>
          <table:table-cell table:formula="of:=[.A284]*[.$B$1]/[.$B$3]" office:value-type="float" office:value="0.276896738859876" calcext:value-type="float">
            <text:p>0.2768967389</text:p>
          </table:table-cell>
          <table:table-cell table:formula="of:=[.B284]/[.$B$3]" office:value-type="float" office:value="0.0000000252036728719853" calcext:value-type="float">
            <text:p>2.52036728719853E-008</text:p>
          </table:table-cell>
          <table:table-cell/>
        </table:table-row>
        <table:table-row table:style-name="ro1">
          <table:table-cell office:value-type="float" office:value="4.472141E+015" calcext:value-type="float">
            <text:p>4.472141E+015</text:p>
          </table:table-cell>
          <table:table-cell office:value-type="float" office:value="3.645519E+035" calcext:value-type="float">
            <text:p>3.645519E+035</text:p>
          </table:table-cell>
          <table:table-cell office:value-type="float" office:value="0.000002771767" calcext:value-type="float">
            <text:p>2.771767E-006</text:p>
          </table:table-cell>
          <table:table-cell table:formula="of:=[.A285]*[.$B$1]" office:value-type="float" office:value="4.0195621196564E+042" calcext:value-type="float">
            <text:p>4.0195621196564E+042</text:p>
          </table:table-cell>
          <table:table-cell/>
          <table:table-cell table:formula="of:=[.A285]*[.$B$1]/[.$B$3]" office:value-type="float" office:value="0.274858718345688" calcext:value-type="float">
            <text:p>0.2748587183</text:p>
          </table:table-cell>
          <table:table-cell table:formula="of:=[.B285]/[.$B$3]" office:value-type="float" office:value="0.0000000249281551128387" calcext:value-type="float">
            <text:p>2.49281551128387E-008</text:p>
          </table:table-cell>
          <table:table-cell/>
        </table:table-row>
        <table:table-row table:style-name="ro1">
          <table:table-cell office:value-type="float" office:value="4.439062E+015" calcext:value-type="float">
            <text:p>4.439062E+015</text:p>
          </table:table-cell>
          <table:table-cell office:value-type="float" office:value="3.605358E+035" calcext:value-type="float">
            <text:p>3.605358E+035</text:p>
          </table:table-cell>
          <table:table-cell office:value-type="float" office:value="0.000002755745" calcext:value-type="float">
            <text:p>2.755745E-006</text:p>
          </table:table-cell>
          <table:table-cell table:formula="of:=[.A286]*[.$B$1]" office:value-type="float" office:value="3.9898307012248E+042" calcext:value-type="float">
            <text:p>3.9898307012248E+042</text:p>
          </table:table-cell>
          <table:table-cell/>
          <table:table-cell table:formula="of:=[.A286]*[.$B$1]/[.$B$3]" office:value-type="float" office:value="0.272825676108389" calcext:value-type="float">
            <text:p>0.2728256761</text:p>
          </table:table-cell>
          <table:table-cell table:formula="of:=[.B286]/[.$B$3]" office:value-type="float" office:value="0.0000000246535331351486" calcext:value-type="float">
            <text:p>2.46535331351486E-008</text:p>
          </table:table-cell>
          <table:table-cell/>
        </table:table-row>
        <table:table-row table:style-name="ro1">
          <table:table-cell office:value-type="float" office:value="4.406062E+015" calcext:value-type="float">
            <text:p>4.406062E+015</text:p>
          </table:table-cell>
          <table:table-cell office:value-type="float" office:value="3.565328E+035" calcext:value-type="float">
            <text:p>3.565328E+035</text:p>
          </table:table-cell>
          <table:table-cell office:value-type="float" office:value="0.000002739723" calcext:value-type="float">
            <text:p>2.739723E-006</text:p>
          </table:table-cell>
          <table:table-cell table:formula="of:=[.A287]*[.$B$1]" office:value-type="float" office:value="3.9601702880248E+042" calcext:value-type="float">
            <text:p>3.9601702880248E+042</text:p>
          </table:table-cell>
          <table:table-cell/>
          <table:table-cell table:formula="of:=[.A287]*[.$B$1]/[.$B$3]" office:value-type="float" office:value="0.270797489227562" calcext:value-type="float">
            <text:p>0.2707974892</text:p>
          </table:table-cell>
          <table:table-cell table:formula="of:=[.B287]/[.$B$3]" office:value-type="float" office:value="0.0000000243798069389151" calcext:value-type="float">
            <text:p>2.43798069389151E-008</text:p>
          </table:table-cell>
          <table:table-cell/>
        </table:table-row>
        <table:table-row table:style-name="ro1">
          <table:table-cell office:value-type="float" office:value="4.373144E+015" calcext:value-type="float">
            <text:p>4.373144E+015</text:p>
          </table:table-cell>
          <table:table-cell office:value-type="float" office:value="3.525429E+035" calcext:value-type="float">
            <text:p>3.525429E+035</text:p>
          </table:table-cell>
          <table:table-cell office:value-type="float" office:value="0.000002723701" calcext:value-type="float">
            <text:p>2.723701E-006</text:p>
          </table:table-cell>
          <table:table-cell table:formula="of:=[.A288]*[.$B$1]" office:value-type="float" office:value="3.9305835764576E+042" calcext:value-type="float">
            <text:p>3.9305835764576E+042</text:p>
          </table:table-cell>
          <table:table-cell/>
          <table:table-cell table:formula="of:=[.A288]*[.$B$1]/[.$B$3]" office:value-type="float" office:value="0.268774342083833" calcext:value-type="float">
            <text:p>0.2687743421</text:p>
          </table:table-cell>
          <table:table-cell table:formula="of:=[.B288]/[.$B$3]" office:value-type="float" office:value="0.0000000241069765241382" calcext:value-type="float">
            <text:p>2.41069765241382E-008</text:p>
          </table:table-cell>
          <table:table-cell/>
        </table:table-row>
        <table:table-row table:style-name="ro1">
          <table:table-cell office:value-type="float" office:value="4.340306E+015" calcext:value-type="float">
            <text:p>4.340306E+015</text:p>
          </table:table-cell>
          <table:table-cell office:value-type="float" office:value="3.485662E+035" calcext:value-type="float">
            <text:p>3.485662E+035</text:p>
          </table:table-cell>
          <table:table-cell office:value-type="float" office:value="0.00000270768" calcext:value-type="float">
            <text:p>2.70768E-006</text:p>
          </table:table-cell>
          <table:table-cell table:formula="of:=[.A289]*[.$B$1]" office:value-type="float" office:value="3.9010687689224E+042" calcext:value-type="float">
            <text:p>3.9010687689224E+042</text:p>
          </table:table-cell>
          <table:table-cell/>
          <table:table-cell table:formula="of:=[.A289]*[.$B$1]/[.$B$3]" office:value-type="float" office:value="0.266756111756785" calcext:value-type="float">
            <text:p>0.2667561118</text:p>
          </table:table-cell>
          <table:table-cell table:formula="of:=[.B289]/[.$B$3]" office:value-type="float" office:value="0.0000000238350487288442" calcext:value-type="float">
            <text:p>2.38350487288442E-008</text:p>
          </table:table-cell>
          <table:table-cell/>
        </table:table-row>
        <table:table-row table:style-name="ro1">
          <table:table-cell office:value-type="float" office:value="4.307549E+015" calcext:value-type="float">
            <text:p>4.307549E+015</text:p>
          </table:table-cell>
          <table:table-cell office:value-type="float" office:value="3.446026E+035" calcext:value-type="float">
            <text:p>3.446026E+035</text:p>
          </table:table-cell>
          <table:table-cell office:value-type="float" office:value="0.000002691658" calcext:value-type="float">
            <text:p>2.691658E-006</text:p>
          </table:table-cell>
          <table:table-cell table:formula="of:=[.A290]*[.$B$1]" office:value-type="float" office:value="3.8716267642196E+042" calcext:value-type="float">
            <text:p>3.8716267642196E+042</text:p>
          </table:table-cell>
          <table:table-cell/>
          <table:table-cell table:formula="of:=[.A290]*[.$B$1]/[.$B$3]" office:value-type="float" office:value="0.264742859706626" calcext:value-type="float">
            <text:p>0.2647428597</text:p>
          </table:table-cell>
          <table:table-cell table:formula="of:=[.B290]/[.$B$3]" office:value-type="float" office:value="0.0000000235640167150068" calcext:value-type="float">
            <text:p>2.35640167150068E-008</text:p>
          </table:table-cell>
          <table:table-cell/>
        </table:table-row>
        <table:table-row table:style-name="ro1">
          <table:table-cell office:value-type="float" office:value="4.274873E+015" calcext:value-type="float">
            <text:p>4.274873E+015</text:p>
          </table:table-cell>
          <table:table-cell office:value-type="float" office:value="3.406522E+035" calcext:value-type="float">
            <text:p>3.406522E+035</text:p>
          </table:table-cell>
          <table:table-cell office:value-type="float" office:value="0.000002675636" calcext:value-type="float">
            <text:p>2.675636E-006</text:p>
          </table:table-cell>
          <table:table-cell table:formula="of:=[.A291]*[.$B$1]" office:value-type="float" office:value="3.8422575623492E+042" calcext:value-type="float">
            <text:p>3.8422575623492E+042</text:p>
          </table:table-cell>
          <table:table-cell/>
          <table:table-cell table:formula="of:=[.A291]*[.$B$1]/[.$B$3]" office:value-type="float" office:value="0.262734585933356" calcext:value-type="float">
            <text:p>0.2627345859</text:p>
          </table:table-cell>
          <table:table-cell table:formula="of:=[.B291]/[.$B$3]" office:value-type="float" office:value="0.0000000232938873206524" calcext:value-type="float">
            <text:p>2.32938873206524E-008</text:p>
          </table:table-cell>
          <table:table-cell/>
        </table:table-row>
        <table:table-row table:style-name="ro1">
          <table:table-cell office:value-type="float" office:value="4.242279E+015" calcext:value-type="float">
            <text:p>4.242279E+015</text:p>
          </table:table-cell>
          <table:table-cell office:value-type="float" office:value="3.36715E+035" calcext:value-type="float">
            <text:p>3.36715E+035</text:p>
          </table:table-cell>
          <table:table-cell office:value-type="float" office:value="0.000002659614" calcext:value-type="float">
            <text:p>2.659614E-006</text:p>
          </table:table-cell>
          <table:table-cell table:formula="of:=[.A292]*[.$B$1]" office:value-type="float" office:value="3.8129620621116E+042" calcext:value-type="float">
            <text:p>3.8129620621116E+042</text:p>
          </table:table-cell>
          <table:table-cell/>
          <table:table-cell table:formula="of:=[.A292]*[.$B$1]/[.$B$3]" office:value-type="float" office:value="0.260731351897184" calcext:value-type="float">
            <text:p>0.2607313519</text:p>
          </table:table-cell>
          <table:table-cell table:formula="of:=[.B292]/[.$B$3]" office:value-type="float" office:value="0.0000000230246605457809" calcext:value-type="float">
            <text:p>0.000000023</text:p>
          </table:table-cell>
          <table:table-cell/>
        </table:table-row>
        <table:table-row table:style-name="ro1">
          <table:table-cell office:value-type="float" office:value="4.209767E+015" calcext:value-type="float">
            <text:p>4.209767E+015</text:p>
          </table:table-cell>
          <table:table-cell office:value-type="float" office:value="3.32791E+035" calcext:value-type="float">
            <text:p>3.32791E+035</text:p>
          </table:table-cell>
          <table:table-cell office:value-type="float" office:value="0.000002643593" calcext:value-type="float">
            <text:p>2.643593E-006</text:p>
          </table:table-cell>
          <table:table-cell table:formula="of:=[.A293]*[.$B$1]" office:value-type="float" office:value="3.7837402635068E+042" calcext:value-type="float">
            <text:p>3.7837402635068E+042</text:p>
          </table:table-cell>
          <table:table-cell/>
          <table:table-cell table:formula="of:=[.A293]*[.$B$1]/[.$B$3]" office:value-type="float" office:value="0.25873315759811" calcext:value-type="float">
            <text:p>0.2587331576</text:p>
          </table:table-cell>
          <table:table-cell table:formula="of:=[.B293]/[.$B$3]" office:value-type="float" office:value="0.0000000227563363903924" calcext:value-type="float">
            <text:p>2.27563363903924E-008</text:p>
          </table:table-cell>
          <table:table-cell/>
        </table:table-row>
        <table:table-row table:style-name="ro1">
          <table:table-cell office:value-type="float" office:value="4.177336E+015" calcext:value-type="float">
            <text:p>4.177336E+015</text:p>
          </table:table-cell>
          <table:table-cell office:value-type="float" office:value="3.288803E+035" calcext:value-type="float">
            <text:p>3.288803E+035</text:p>
          </table:table-cell>
          <table:table-cell office:value-type="float" office:value="0.000002627571" calcext:value-type="float">
            <text:p>2.627571E-006</text:p>
          </table:table-cell>
          <table:table-cell table:formula="of:=[.A294]*[.$B$1]" office:value-type="float" office:value="3.7545912677344E+042" calcext:value-type="float">
            <text:p>3.7545912677344E+042</text:p>
          </table:table-cell>
          <table:table-cell/>
          <table:table-cell table:formula="of:=[.A294]*[.$B$1]/[.$B$3]" office:value-type="float" office:value="0.256739941575926" calcext:value-type="float">
            <text:p>0.2567399416</text:p>
          </table:table-cell>
          <table:table-cell table:formula="of:=[.B294]/[.$B$3]" office:value-type="float" office:value="0.0000000224889216925132" calcext:value-type="float">
            <text:p>2.24889216925132E-008</text:p>
          </table:table-cell>
          <table:table-cell/>
        </table:table-row>
        <table:table-row table:style-name="ro1">
          <table:table-cell office:value-type="float" office:value="4.144988E+015" calcext:value-type="float">
            <text:p>4.144988E+015</text:p>
          </table:table-cell>
          <table:table-cell office:value-type="float" office:value="3.249829E+035" calcext:value-type="float">
            <text:p>3.249829E+035</text:p>
          </table:table-cell>
          <table:table-cell office:value-type="float" office:value="0.000002611549" calcext:value-type="float">
            <text:p>2.611549E-006</text:p>
          </table:table-cell>
          <table:table-cell table:formula="of:=[.A295]*[.$B$1]" office:value-type="float" office:value="3.7255168723952E+042" calcext:value-type="float">
            <text:p>3.7255168723952E+042</text:p>
          </table:table-cell>
          <table:table-cell/>
          <table:table-cell table:formula="of:=[.A295]*[.$B$1]/[.$B$3]" office:value-type="float" office:value="0.254751826751047" calcext:value-type="float">
            <text:p>0.2547518268</text:p>
          </table:table-cell>
          <table:table-cell table:formula="of:=[.B295]/[.$B$3]" office:value-type="float" office:value="0.0000000222224164521434" calcext:value-type="float">
            <text:p>2.22224164521434E-008</text:p>
          </table:table-cell>
          <table:table-cell/>
        </table:table-row>
        <table:table-row table:style-name="ro1">
          <table:table-cell office:value-type="float" office:value="4.112722E+015" calcext:value-type="float">
            <text:p>4.112722E+015</text:p>
          </table:table-cell>
          <table:table-cell office:value-type="float" office:value="3.210987E+035" calcext:value-type="float">
            <text:p>3.210987E+035</text:p>
          </table:table-cell>
          <table:table-cell office:value-type="float" office:value="0.000002595527" calcext:value-type="float">
            <text:p>2.595527E-006</text:p>
          </table:table-cell>
          <table:table-cell table:formula="of:=[.A296]*[.$B$1]" office:value-type="float" office:value="3.6965161786888E+042" calcext:value-type="float">
            <text:p>3.6965161786888E+042</text:p>
          </table:table-cell>
          <table:table-cell/>
          <table:table-cell table:formula="of:=[.A296]*[.$B$1]/[.$B$3]" office:value-type="float" office:value="0.252768751663267" calcext:value-type="float">
            <text:p>0.2527687517</text:p>
          </table:table-cell>
          <table:table-cell table:formula="of:=[.B296]/[.$B$3]" office:value-type="float" office:value="0.0000000219568138312565" calcext:value-type="float">
            <text:p>0.000000022</text:p>
          </table:table-cell>
          <table:table-cell/>
        </table:table-row>
        <table:table-row table:style-name="ro1">
          <table:table-cell office:value-type="float" office:value="4.080538E+015" calcext:value-type="float">
            <text:p>4.080538E+015</text:p>
          </table:table-cell>
          <table:table-cell office:value-type="float" office:value="3.172278E+035" calcext:value-type="float">
            <text:p>3.172278E+035</text:p>
          </table:table-cell>
          <table:table-cell office:value-type="float" office:value="0.000002579505" calcext:value-type="float">
            <text:p>2.579505E-006</text:p>
          </table:table-cell>
          <table:table-cell table:formula="of:=[.A297]*[.$B$1]" office:value-type="float" office:value="3.6675891866152E+042" calcext:value-type="float">
            <text:p>3.6675891866152E+042</text:p>
          </table:table-cell>
          <table:table-cell/>
          <table:table-cell table:formula="of:=[.A297]*[.$B$1]/[.$B$3]" office:value-type="float" office:value="0.250790716312584" calcext:value-type="float">
            <text:p>0.2507907163</text:p>
          </table:table-cell>
          <table:table-cell table:formula="of:=[.B297]/[.$B$3]" office:value-type="float" office:value="0.000000021692120667879" calcext:value-type="float">
            <text:p>2.1692120667879E-008</text:p>
          </table:table-cell>
          <table:table-cell/>
        </table:table-row>
        <table:table-row table:style-name="ro1">
          <table:table-cell office:value-type="float" office:value="4.048438E+015" calcext:value-type="float">
            <text:p>4.048438E+015</text:p>
          </table:table-cell>
          <table:table-cell office:value-type="float" office:value="3.133703E+035" calcext:value-type="float">
            <text:p>3.133703E+035</text:p>
          </table:table-cell>
          <table:table-cell office:value-type="float" office:value="0.000002563484" calcext:value-type="float">
            <text:p>2.563484E-006</text:p>
          </table:table-cell>
          <table:table-cell table:formula="of:=[.A298]*[.$B$1]" office:value-type="float" office:value="3.6387376937752E+042" calcext:value-type="float">
            <text:p>3.6387376937752E+042</text:p>
          </table:table-cell>
          <table:table-cell/>
          <table:table-cell table:formula="of:=[.A298]*[.$B$1]/[.$B$3]" office:value-type="float" office:value="0.248817843619416" calcext:value-type="float">
            <text:p>0.2488178436</text:p>
          </table:table-cell>
          <table:table-cell table:formula="of:=[.B298]/[.$B$3]" office:value-type="float" office:value="0.0000000214283438000372" calcext:value-type="float">
            <text:p>2.14283438000372E-008</text:p>
          </table:table-cell>
          <table:table-cell/>
        </table:table-row>
        <table:table-row table:style-name="ro1">
          <table:table-cell office:value-type="float" office:value="4.01642E+015" calcext:value-type="float">
            <text:p>4.01642E+015</text:p>
          </table:table-cell>
          <table:table-cell office:value-type="float" office:value="3.095262E+035" calcext:value-type="float">
            <text:p>3.095262E+035</text:p>
          </table:table-cell>
          <table:table-cell office:value-type="float" office:value="0.000002547462" calcext:value-type="float">
            <text:p>2.547462E-006</text:p>
          </table:table-cell>
          <table:table-cell table:formula="of:=[.A299]*[.$B$1]" office:value-type="float" office:value="3.609959902568E+042" calcext:value-type="float">
            <text:p>3.609959902568E+042</text:p>
          </table:table-cell>
          <table:table-cell/>
          <table:table-cell table:formula="of:=[.A299]*[.$B$1]/[.$B$3]" office:value-type="float" office:value="0.246850010663346" calcext:value-type="float">
            <text:p>0.2468500107</text:p>
          </table:table-cell>
          <table:table-cell table:formula="of:=[.B299]/[.$B$3]" office:value-type="float" office:value="0.0000000211654832277312" calcext:value-type="float">
            <text:p>2.11654832277312E-008</text:p>
          </table:table-cell>
          <table:table-cell/>
        </table:table-row>
        <table:table-row table:style-name="ro1">
          <table:table-cell office:value-type="float" office:value="3.984486E+015" calcext:value-type="float">
            <text:p>3.984486E+015</text:p>
          </table:table-cell>
          <table:table-cell office:value-type="float" office:value="3.056954E+035" calcext:value-type="float">
            <text:p>3.056954E+035</text:p>
          </table:table-cell>
          <table:table-cell office:value-type="float" office:value="0.00000253144" calcext:value-type="float">
            <text:p>2.53144E-006</text:p>
          </table:table-cell>
          <table:table-cell table:formula="of:=[.A300]*[.$B$1]" office:value-type="float" office:value="3.5812576105944E+042" calcext:value-type="float">
            <text:p>3.5812576105944E+042</text:p>
          </table:table-cell>
          <table:table-cell/>
          <table:table-cell table:formula="of:=[.A300]*[.$B$1]/[.$B$3]" office:value-type="float" office:value="0.244887340364791" calcext:value-type="float">
            <text:p>0.2448873404</text:p>
          </table:table-cell>
          <table:table-cell table:formula="of:=[.B300]/[.$B$3]" office:value-type="float" office:value="0.0000000209035321129344" calcext:value-type="float">
            <text:p>2.09035321129344E-008</text:p>
          </table:table-cell>
          <table:table-cell/>
        </table:table-row>
        <table:table-row table:style-name="ro1">
          <table:table-cell office:value-type="float" office:value="3.952635E+015" calcext:value-type="float">
            <text:p>3.952635E+015</text:p>
          </table:table-cell>
          <table:table-cell office:value-type="float" office:value="3.018781E+035" calcext:value-type="float">
            <text:p>3.018781E+035</text:p>
          </table:table-cell>
          <table:table-cell office:value-type="float" office:value="0.000002515418" calcext:value-type="float">
            <text:p>2.515418E-006</text:p>
          </table:table-cell>
          <table:table-cell table:formula="of:=[.A301]*[.$B$1]" office:value-type="float" office:value="3.552629919054E+042" calcext:value-type="float">
            <text:p>3.552629919054E+042</text:p>
          </table:table-cell>
          <table:table-cell/>
          <table:table-cell table:formula="of:=[.A301]*[.$B$1]/[.$B$3]" office:value-type="float" office:value="0.242929771263542" calcext:value-type="float">
            <text:p>0.2429297713</text:p>
          </table:table-cell>
          <table:table-cell table:formula="of:=[.B301]/[.$B$3]" office:value-type="float" office:value="0.0000000206425041316998" calcext:value-type="float">
            <text:p>2.06425041316998E-008</text:p>
          </table:table-cell>
          <table:table-cell/>
        </table:table-row>
        <table:table-row table:style-name="ro1">
          <table:table-cell office:value-type="float" office:value="3.920868E+015" calcext:value-type="float">
            <text:p>3.920868E+015</text:p>
          </table:table-cell>
          <table:table-cell office:value-type="float" office:value="2.980741E+035" calcext:value-type="float">
            <text:p>2.980741E+035</text:p>
          </table:table-cell>
          <table:table-cell office:value-type="float" office:value="0.000002499397" calcext:value-type="float">
            <text:p>2.499397E-006</text:p>
          </table:table-cell>
          <table:table-cell table:formula="of:=[.A302]*[.$B$1]" office:value-type="float" office:value="3.5240777267472E+042" calcext:value-type="float">
            <text:p>3.5240777267472E+042</text:p>
          </table:table-cell>
          <table:table-cell/>
          <table:table-cell table:formula="of:=[.A302]*[.$B$1]/[.$B$3]" office:value-type="float" office:value="0.240977364819808" calcext:value-type="float">
            <text:p>0.2409773648</text:p>
          </table:table-cell>
          <table:table-cell table:formula="of:=[.B302]/[.$B$3]" office:value-type="float" office:value="0.0000000203823856079746" calcext:value-type="float">
            <text:p>2.03823856079746E-008</text:p>
          </table:table-cell>
          <table:table-cell/>
        </table:table-row>
        <table:table-row table:style-name="ro1">
          <table:table-cell office:value-type="float" office:value="3.889185E+015" calcext:value-type="float">
            <text:p>3.889185E+015</text:p>
          </table:table-cell>
          <table:table-cell office:value-type="float" office:value="2.942837E+035" calcext:value-type="float">
            <text:p>2.942837E+035</text:p>
          </table:table-cell>
          <table:table-cell office:value-type="float" office:value="0.000002483375" calcext:value-type="float">
            <text:p>2.483375E-006</text:p>
          </table:table-cell>
          <table:table-cell table:formula="of:=[.A303]*[.$B$1]" office:value-type="float" office:value="3.495601033674E+042" calcext:value-type="float">
            <text:p>3.495601033674E+042</text:p>
          </table:table-cell>
          <table:table-cell/>
          <table:table-cell table:formula="of:=[.A303]*[.$B$1]/[.$B$3]" office:value-type="float" office:value="0.239030121033589" calcext:value-type="float">
            <text:p>0.239030121</text:p>
          </table:table-cell>
          <table:table-cell table:formula="of:=[.B303]/[.$B$3]" office:value-type="float" office:value="0.0000000201231970558378" calcext:value-type="float">
            <text:p>2.01231970558378E-008</text:p>
          </table:table-cell>
          <table:table-cell/>
        </table:table-row>
        <table:table-row table:style-name="ro1">
          <table:table-cell office:value-type="float" office:value="3.857586E+015" calcext:value-type="float">
            <text:p>3.857586E+015</text:p>
          </table:table-cell>
          <table:table-cell office:value-type="float" office:value="2.905067E+035" calcext:value-type="float">
            <text:p>2.905067E+035</text:p>
          </table:table-cell>
          <table:table-cell office:value-type="float" office:value="0.000002467353" calcext:value-type="float">
            <text:p>2.467353E-006</text:p>
          </table:table-cell>
          <table:table-cell table:formula="of:=[.A304]*[.$B$1]" office:value-type="float" office:value="3.4671998398344E+042" calcext:value-type="float">
            <text:p>3.4671998398344E+042</text:p>
          </table:table-cell>
          <table:table-cell/>
          <table:table-cell table:formula="of:=[.A304]*[.$B$1]/[.$B$3]" office:value-type="float" office:value="0.237088039904884" calcext:value-type="float">
            <text:p>0.2370880399</text:p>
          </table:table-cell>
          <table:table-cell table:formula="of:=[.B304]/[.$B$3]" office:value-type="float" office:value="0.0000000198649247992368" calcext:value-type="float">
            <text:p>1.98649247992368E-008</text:p>
          </table:table-cell>
          <table:table-cell/>
        </table:table-row>
        <table:table-row table:style-name="ro1">
          <table:table-cell office:value-type="float" office:value="3.826071E+015" calcext:value-type="float">
            <text:p>3.826071E+015</text:p>
          </table:table-cell>
          <table:table-cell office:value-type="float" office:value="2.867432E+035" calcext:value-type="float">
            <text:p>2.867432E+035</text:p>
          </table:table-cell>
          <table:table-cell office:value-type="float" office:value="0.000002451331" calcext:value-type="float">
            <text:p>2.451331E-006</text:p>
          </table:table-cell>
          <table:table-cell table:formula="of:=[.A305]*[.$B$1]" office:value-type="float" office:value="3.4388741452284E+042" calcext:value-type="float">
            <text:p>3.4388741452284E+042</text:p>
          </table:table-cell>
          <table:table-cell/>
          <table:table-cell table:formula="of:=[.A305]*[.$B$1]/[.$B$3]" office:value-type="float" office:value="0.235151121433695" calcext:value-type="float">
            <text:p>0.2351511214</text:p>
          </table:table-cell>
          <table:table-cell table:formula="of:=[.B305]/[.$B$3]" office:value-type="float" office:value="0.0000000196075756761979" calcext:value-type="float">
            <text:p>1.96075756761979E-008</text:p>
          </table:table-cell>
          <table:table-cell/>
        </table:table-row>
        <table:table-row table:style-name="ro1">
          <table:table-cell office:value-type="float" office:value="3.794641E+015" calcext:value-type="float">
            <text:p>3.794641E+015</text:p>
          </table:table-cell>
          <table:table-cell office:value-type="float" office:value="2.829933E+035" calcext:value-type="float">
            <text:p>2.829933E+035</text:p>
          </table:table-cell>
          <table:table-cell office:value-type="float" office:value="0.000002435309" calcext:value-type="float">
            <text:p>2.435309E-006</text:p>
          </table:table-cell>
          <table:table-cell table:formula="of:=[.A306]*[.$B$1]" office:value-type="float" office:value="3.4106248486564E+042" calcext:value-type="float">
            <text:p>3.4106248486564E+042</text:p>
          </table:table-cell>
          <table:table-cell/>
          <table:table-cell table:formula="of:=[.A306]*[.$B$1]/[.$B$3]" office:value-type="float" office:value="0.233219427080228" calcext:value-type="float">
            <text:p>0.2332194271</text:p>
          </table:table-cell>
          <table:table-cell table:formula="of:=[.B306]/[.$B$3]" office:value-type="float" office:value="0.0000000193511565247475" calcext:value-type="float">
            <text:p>1.93511565247475E-008</text:p>
          </table:table-cell>
          <table:table-cell/>
        </table:table-row>
        <table:table-row table:style-name="ro1">
          <table:table-cell office:value-type="float" office:value="3.763296E+015" calcext:value-type="float">
            <text:p>3.763296E+015</text:p>
          </table:table-cell>
          <table:table-cell office:value-type="float" office:value="2.792569E+035" calcext:value-type="float">
            <text:p>2.792569E+035</text:p>
          </table:table-cell>
          <table:table-cell office:value-type="float" office:value="0.000002419288" calcext:value-type="float">
            <text:p>2.419288E-006</text:p>
          </table:table-cell>
          <table:table-cell table:formula="of:=[.A307]*[.$B$1]" office:value-type="float" office:value="3.3824519501184E+042" calcext:value-type="float">
            <text:p>3.3824519501184E+042</text:p>
          </table:table-cell>
          <table:table-cell/>
          <table:table-cell table:formula="of:=[.A307]*[.$B$1]/[.$B$3]" office:value-type="float" office:value="0.231292956844485" calcext:value-type="float">
            <text:p>0.2312929568</text:p>
          </table:table-cell>
          <table:table-cell table:formula="of:=[.B307]/[.$B$3]" office:value-type="float" office:value="0.0000000190956605068592" calcext:value-type="float">
            <text:p>1.90956605068592E-008</text:p>
          </table:table-cell>
          <table:table-cell/>
        </table:table-row>
        <table:table-row table:style-name="ro1">
          <table:table-cell office:value-type="float" office:value="3.732037E+015" calcext:value-type="float">
            <text:p>3.732037E+015</text:p>
          </table:table-cell>
          <table:table-cell office:value-type="float" office:value="2.755341E+035" calcext:value-type="float">
            <text:p>2.755341E+035</text:p>
          </table:table-cell>
          <table:table-cell office:value-type="float" office:value="0.000002403266" calcext:value-type="float">
            <text:p>2.403266E-006</text:p>
          </table:table-cell>
          <table:table-cell table:formula="of:=[.A308]*[.$B$1]" office:value-type="float" office:value="3.3543563484148E+042" calcext:value-type="float">
            <text:p>3.3543563484148E+042</text:p>
          </table:table-cell>
          <table:table-cell/>
          <table:table-cell table:formula="of:=[.A308]*[.$B$1]/[.$B$3]" office:value-type="float" office:value="0.229371772186674" calcext:value-type="float">
            <text:p>0.2293717722</text:p>
          </table:table-cell>
          <table:table-cell table:formula="of:=[.B308]/[.$B$3]" office:value-type="float" office:value="0.0000000188410944605594" calcext:value-type="float">
            <text:p>1.88410944605594E-008</text:p>
          </table:table-cell>
          <table:table-cell/>
        </table:table-row>
        <table:table-row table:style-name="ro1">
          <table:table-cell office:value-type="float" office:value="3.700862E+015" calcext:value-type="float">
            <text:p>3.700862E+015</text:p>
          </table:table-cell>
          <table:table-cell office:value-type="float" office:value="2.718249E+035" calcext:value-type="float">
            <text:p>2.718249E+035</text:p>
          </table:table-cell>
          <table:table-cell office:value-type="float" office:value="0.000002387244" calcext:value-type="float">
            <text:p>2.387244E-006</text:p>
          </table:table-cell>
          <table:table-cell table:formula="of:=[.A309]*[.$B$1]" office:value-type="float" office:value="3.3263362459448E+042" calcext:value-type="float">
            <text:p>3.3263362459448E+042</text:p>
          </table:table-cell>
          <table:table-cell/>
          <table:table-cell table:formula="of:=[.A309]*[.$B$1]/[.$B$3]" office:value-type="float" office:value="0.227455750186378" calcext:value-type="float">
            <text:p>0.2274557502</text:p>
          </table:table-cell>
          <table:table-cell table:formula="of:=[.B309]/[.$B$3]" office:value-type="float" office:value="0.0000000185874583858481" calcext:value-type="float">
            <text:p>1.85874583858481E-008</text:p>
          </table:table-cell>
          <table:table-cell/>
        </table:table-row>
        <table:table-row table:style-name="ro1">
          <table:table-cell office:value-type="float" office:value="3.669774E+015" calcext:value-type="float">
            <text:p>3.669774E+015</text:p>
          </table:table-cell>
          <table:table-cell office:value-type="float" office:value="2.681293E+035" calcext:value-type="float">
            <text:p>2.681293E+035</text:p>
          </table:table-cell>
          <table:table-cell office:value-type="float" office:value="0.000002371222" calcext:value-type="float">
            <text:p>2.371222E-006</text:p>
          </table:table-cell>
          <table:table-cell table:formula="of:=[.A310]*[.$B$1]" office:value-type="float" office:value="3.2983943391096E+042" calcext:value-type="float">
            <text:p>3.2983943391096E+042</text:p>
          </table:table-cell>
          <table:table-cell/>
          <table:table-cell table:formula="of:=[.A310]*[.$B$1]/[.$B$3]" office:value-type="float" office:value="0.225545075224222" calcext:value-type="float">
            <text:p>0.2255450752</text:p>
          </table:table-cell>
          <table:table-cell table:formula="of:=[.B310]/[.$B$3]" office:value-type="float" office:value="0.0000000183347522827253" calcext:value-type="float">
            <text:p>1.83347522827253E-008</text:p>
          </table:table-cell>
          <table:table-cell/>
        </table:table-row>
        <table:table-row table:style-name="ro1">
          <table:table-cell office:value-type="float" office:value="3.638771E+015" calcext:value-type="float">
            <text:p>3.638771E+015</text:p>
          </table:table-cell>
          <table:table-cell office:value-type="float" office:value="2.644474E+035" calcext:value-type="float">
            <text:p>2.644474E+035</text:p>
          </table:table-cell>
          <table:table-cell office:value-type="float" office:value="0.000002355201" calcext:value-type="float">
            <text:p>2.355201E-006</text:p>
          </table:table-cell>
          <table:table-cell table:formula="of:=[.A311]*[.$B$1]" office:value-type="float" office:value="3.2705288303084E+042" calcext:value-type="float">
            <text:p>3.2705288303084E+042</text:p>
          </table:table-cell>
          <table:table-cell/>
          <table:table-cell table:formula="of:=[.A311]*[.$B$1]/[.$B$3]" office:value-type="float" office:value="0.22363962437979" calcext:value-type="float">
            <text:p>0.2236396244</text:p>
          </table:table-cell>
          <table:table-cell table:formula="of:=[.B311]/[.$B$3]" office:value-type="float" office:value="0.0000000180829829892174" calcext:value-type="float">
            <text:p>1.80829829892174E-008</text:p>
          </table:table-cell>
          <table:table-cell/>
        </table:table-row>
        <table:table-row table:style-name="ro1">
          <table:table-cell office:value-type="float" office:value="3.607855E+015" calcext:value-type="float">
            <text:p>3.607855E+015</text:p>
          </table:table-cell>
          <table:table-cell office:value-type="float" office:value="2.607792E+035" calcext:value-type="float">
            <text:p>2.607792E+035</text:p>
          </table:table-cell>
          <table:table-cell office:value-type="float" office:value="0.000002339179" calcext:value-type="float">
            <text:p>2.339179E-006</text:p>
          </table:table-cell>
          <table:table-cell table:formula="of:=[.A312]*[.$B$1]" office:value-type="float" office:value="3.242741517142E+042" calcext:value-type="float">
            <text:p>3.242741517142E+042</text:p>
          </table:table-cell>
          <table:table-cell/>
          <table:table-cell table:formula="of:=[.A312]*[.$B$1]/[.$B$3]" office:value-type="float" office:value="0.221739520573497" calcext:value-type="float">
            <text:p>0.2217395206</text:p>
          </table:table-cell>
          <table:table-cell table:formula="of:=[.B312]/[.$B$3]" office:value-type="float" office:value="0.0000000178321505053244" calcext:value-type="float">
            <text:p>1.78321505053244E-008</text:p>
          </table:table-cell>
          <table:table-cell/>
        </table:table-row>
        <table:table-row table:style-name="ro1">
          <table:table-cell office:value-type="float" office:value="3.577025E+015" calcext:value-type="float">
            <text:p>3.577025E+015</text:p>
          </table:table-cell>
          <table:table-cell office:value-type="float" office:value="2.571247E+035" calcext:value-type="float">
            <text:p>2.571247E+035</text:p>
          </table:table-cell>
          <table:table-cell office:value-type="float" office:value="0.000002323157" calcext:value-type="float">
            <text:p>2.323157E-006</text:p>
          </table:table-cell>
          <table:table-cell table:formula="of:=[.A313]*[.$B$1]" office:value-type="float" office:value="3.21503150081E+042" calcext:value-type="float">
            <text:p>3.21503150081E+042</text:p>
          </table:table-cell>
          <table:table-cell/>
          <table:table-cell table:formula="of:=[.A313]*[.$B$1]/[.$B$3]" office:value-type="float" office:value="0.219844702345137" calcext:value-type="float">
            <text:p>0.2198447023</text:p>
          </table:table-cell>
          <table:table-cell table:formula="of:=[.B313]/[.$B$3]" office:value-type="float" office:value="0.0000000175822548310463" calcext:value-type="float">
            <text:p>1.75822548310463E-008</text:p>
          </table:table-cell>
          <table:table-cell/>
        </table:table-row>
        <table:table-row table:style-name="ro1">
          <table:table-cell office:value-type="float" office:value="3.546282E+015" calcext:value-type="float">
            <text:p>3.546282E+015</text:p>
          </table:table-cell>
          <table:table-cell office:value-type="float" office:value="2.53484E+035" calcext:value-type="float">
            <text:p>2.53484E+035</text:p>
          </table:table-cell>
          <table:table-cell office:value-type="float" office:value="0.000002307135" calcext:value-type="float">
            <text:p>2.307135E-006</text:p>
          </table:table-cell>
          <table:table-cell table:formula="of:=[.A314]*[.$B$1]" office:value-type="float" office:value="3.1873996801128E+042" calcext:value-type="float">
            <text:p>3.1873996801128E+042</text:p>
          </table:table-cell>
          <table:table-cell/>
          <table:table-cell table:formula="of:=[.A314]*[.$B$1]/[.$B$3]" office:value-type="float" office:value="0.217955231154917" calcext:value-type="float">
            <text:p>0.2179552312</text:p>
          </table:table-cell>
          <table:table-cell table:formula="of:=[.B314]/[.$B$3]" office:value-type="float" office:value="0.0000000173333028044095" calcext:value-type="float">
            <text:p>1.73333028044095E-008</text:p>
          </table:table-cell>
          <table:table-cell/>
        </table:table-row>
        <table:table-row table:style-name="ro1">
          <table:table-cell office:value-type="float" office:value="3.515627E+015" calcext:value-type="float">
            <text:p>3.515627E+015</text:p>
          </table:table-cell>
          <table:table-cell office:value-type="float" office:value="2.49857E+035" calcext:value-type="float">
            <text:p>2.49857E+035</text:p>
          </table:table-cell>
          <table:table-cell office:value-type="float" office:value="0.000002291114" calcext:value-type="float">
            <text:p>2.291114E-006</text:p>
          </table:table-cell>
          <table:table-cell table:formula="of:=[.A315]*[.$B$1]" office:value-type="float" office:value="3.1598469538508E+042" calcext:value-type="float">
            <text:p>3.1598469538508E+042</text:p>
          </table:table-cell>
          <table:table-cell/>
          <table:table-cell table:formula="of:=[.A315]*[.$B$1]/[.$B$3]" office:value-type="float" office:value="0.216071168463046" calcext:value-type="float">
            <text:p>0.2160711685</text:p>
          </table:table-cell>
          <table:table-cell table:formula="of:=[.B315]/[.$B$3]" office:value-type="float" office:value="0.0000000170852875873875" calcext:value-type="float">
            <text:p>1.70852875873875E-008</text:p>
          </table:table-cell>
          <table:table-cell/>
        </table:table-row>
        <table:table-row table:style-name="ro1">
          <table:table-cell office:value-type="float" office:value="3.485058E+015" calcext:value-type="float">
            <text:p>3.485058E+015</text:p>
          </table:table-cell>
          <table:table-cell office:value-type="float" office:value="2.462438E+035" calcext:value-type="float">
            <text:p>2.462438E+035</text:p>
          </table:table-cell>
          <table:table-cell office:value-type="float" office:value="0.000002275092" calcext:value-type="float">
            <text:p>2.275092E-006</text:p>
          </table:table-cell>
          <table:table-cell table:formula="of:=[.A316]*[.$B$1]" office:value-type="float" office:value="3.1323715244232E+042" calcext:value-type="float">
            <text:p>3.1323715244232E+042</text:p>
          </table:table-cell>
          <table:table-cell/>
          <table:table-cell table:formula="of:=[.A316]*[.$B$1]/[.$B$3]" office:value-type="float" office:value="0.214192391349107" calcext:value-type="float">
            <text:p>0.2141923913</text:p>
          </table:table-cell>
          <table:table-cell table:formula="of:=[.B316]/[.$B$3]" office:value-type="float" office:value="0.0000000168382160180068" calcext:value-type="float">
            <text:p>1.68382160180068E-008</text:p>
          </table:table-cell>
          <table:table-cell/>
        </table:table-row>
        <table:table-row table:style-name="ro1">
          <table:table-cell office:value-type="float" office:value="3.454577E+015" calcext:value-type="float">
            <text:p>3.454577E+015</text:p>
          </table:table-cell>
          <table:table-cell office:value-type="float" office:value="2.426445E+035" calcext:value-type="float">
            <text:p>2.426445E+035</text:p>
          </table:table-cell>
          <table:table-cell office:value-type="float" office:value="0.00000225907" calcext:value-type="float">
            <text:p>2.25907E-006</text:p>
          </table:table-cell>
          <table:table-cell table:formula="of:=[.A317]*[.$B$1]" office:value-type="float" office:value="3.1049751894308E+042" calcext:value-type="float">
            <text:p>3.1049751894308E+042</text:p>
          </table:table-cell>
          <table:table-cell/>
          <table:table-cell table:formula="of:=[.A317]*[.$B$1]/[.$B$3]" office:value-type="float" office:value="0.212319022733516" calcext:value-type="float">
            <text:p>0.2123190227</text:p>
          </table:table-cell>
          <table:table-cell table:formula="of:=[.B317]/[.$B$3]" office:value-type="float" office:value="0.0000000165920949342938" calcext:value-type="float">
            <text:p>1.65920949342938E-008</text:p>
          </table:table-cell>
          <table:table-cell/>
        </table:table-row>
        <table:table-row table:style-name="ro1">
          <table:table-cell office:value-type="float" office:value="3.424184E+015" calcext:value-type="float">
            <text:p>3.424184E+015</text:p>
          </table:table-cell>
          <table:table-cell office:value-type="float" office:value="2.39059E+035" calcext:value-type="float">
            <text:p>2.39059E+035</text:p>
          </table:table-cell>
          <table:table-cell office:value-type="float" office:value="0.000002243048" calcext:value-type="float">
            <text:p>0.000002243</text:p>
          </table:table-cell>
          <table:table-cell table:formula="of:=[.A318]*[.$B$1]" office:value-type="float" office:value="3.0776579488736E+042" calcext:value-type="float">
            <text:p>3.0776579488736E+042</text:p>
          </table:table-cell>
          <table:table-cell/>
          <table:table-cell table:formula="of:=[.A318]*[.$B$1]/[.$B$3]" office:value-type="float" office:value="0.210451062616275" calcext:value-type="float">
            <text:p>0.2104510626</text:p>
          </table:table-cell>
          <table:table-cell table:formula="of:=[.B318]/[.$B$3]" office:value-type="float" office:value="0.0000000163469174982221" calcext:value-type="float">
            <text:p>1.63469174982221E-008</text:p>
          </table:table-cell>
          <table:table-cell/>
        </table:table-row>
        <table:table-row table:style-name="ro1">
          <table:table-cell office:value-type="float" office:value="3.393879E+015" calcext:value-type="float">
            <text:p>3.393879E+015</text:p>
          </table:table-cell>
          <table:table-cell office:value-type="float" office:value="2.354873E+035" calcext:value-type="float">
            <text:p>2.354873E+035</text:p>
          </table:table-cell>
          <table:table-cell office:value-type="float" office:value="0.000002227026" calcext:value-type="float">
            <text:p>0.000002227</text:p>
          </table:table-cell>
          <table:table-cell table:formula="of:=[.A319]*[.$B$1]" office:value-type="float" office:value="3.0504198027516E+042" calcext:value-type="float">
            <text:p>3.0504198027516E+042</text:p>
          </table:table-cell>
          <table:table-cell/>
          <table:table-cell table:formula="of:=[.A319]*[.$B$1]/[.$B$3]" office:value-type="float" office:value="0.208588510997382" calcext:value-type="float">
            <text:p>0.208588511</text:p>
          </table:table-cell>
          <table:table-cell table:formula="of:=[.B319]/[.$B$3]" office:value-type="float" office:value="0.0000000161026837097916" calcext:value-type="float">
            <text:p>1.61026837097916E-008</text:p>
          </table:table-cell>
          <table:table-cell/>
        </table:table-row>
        <table:table-row table:style-name="ro1">
          <table:table-cell office:value-type="float" office:value="3.363663E+015" calcext:value-type="float">
            <text:p>3.363663E+015</text:p>
          </table:table-cell>
          <table:table-cell office:value-type="float" office:value="2.319297E+035" calcext:value-type="float">
            <text:p>2.319297E+035</text:p>
          </table:table-cell>
          <table:table-cell office:value-type="float" office:value="0.000002211005" calcext:value-type="float">
            <text:p>0.000002211</text:p>
          </table:table-cell>
          <table:table-cell table:formula="of:=[.A320]*[.$B$1]" office:value-type="float" office:value="3.0232616498652E+042" calcext:value-type="float">
            <text:p>3.0232616498652E+042</text:p>
          </table:table-cell>
          <table:table-cell/>
          <table:table-cell table:formula="of:=[.A320]*[.$B$1]/[.$B$3]" office:value-type="float" office:value="0.206731429337047" calcext:value-type="float">
            <text:p>0.2067314293</text:p>
          </table:table-cell>
          <table:table-cell table:formula="of:=[.B320]/[.$B$3]" office:value-type="float" office:value="0.0000000158594140830816" calcext:value-type="float">
            <text:p>1.58594140830816E-008</text:p>
          </table:table-cell>
          <table:table-cell/>
        </table:table-row>
        <table:table-row table:style-name="ro1">
          <table:table-cell office:value-type="float" office:value="3.333535E+015" calcext:value-type="float">
            <text:p>3.333535E+015</text:p>
          </table:table-cell>
          <table:table-cell office:value-type="float" office:value="2.283859E+035" calcext:value-type="float">
            <text:p>2.283859E+035</text:p>
          </table:table-cell>
          <table:table-cell office:value-type="float" office:value="0.000002194983" calcext:value-type="float">
            <text:p>0.000002195</text:p>
          </table:table-cell>
          <table:table-cell table:formula="of:=[.A321]*[.$B$1]" office:value-type="float" office:value="2.996182591414E+042" calcext:value-type="float">
            <text:p>2.996182591414E+042</text:p>
          </table:table-cell>
          <table:table-cell/>
          <table:table-cell table:formula="of:=[.A321]*[.$B$1]/[.$B$3]" office:value-type="float" office:value="0.204879756175061" calcext:value-type="float">
            <text:p>0.2048797562</text:p>
          </table:table-cell>
          <table:table-cell table:formula="of:=[.B321]/[.$B$3]" office:value-type="float" office:value="0.0000000156170881040128" calcext:value-type="float">
            <text:p>1.56170881040128E-008</text:p>
          </table:table-cell>
          <table:table-cell/>
        </table:table-row>
        <table:table-row table:style-name="ro1">
          <table:table-cell office:value-type="float" office:value="3.303496E+015" calcext:value-type="float">
            <text:p>3.303496E+015</text:p>
          </table:table-cell>
          <table:table-cell office:value-type="float" office:value="2.248561E+035" calcext:value-type="float">
            <text:p>2.248561E+035</text:p>
          </table:table-cell>
          <table:table-cell office:value-type="float" office:value="0.000002178961" calcext:value-type="float">
            <text:p>0.000002179</text:p>
          </table:table-cell>
          <table:table-cell table:formula="of:=[.A322]*[.$B$1]" office:value-type="float" office:value="2.9691835261984E+042" calcext:value-type="float">
            <text:p>2.9691835261984E+042</text:p>
          </table:table-cell>
          <table:table-cell/>
          <table:table-cell table:formula="of:=[.A322]*[.$B$1]/[.$B$3]" office:value-type="float" office:value="0.203033552971632" calcext:value-type="float">
            <text:p>0.203033553</text:p>
          </table:table-cell>
          <table:table-cell table:formula="of:=[.B322]/[.$B$3]" office:value-type="float" office:value="0.0000000153757194486381" calcext:value-type="float">
            <text:p>1.53757194486381E-008</text:p>
          </table:table-cell>
          <table:table-cell/>
        </table:table-row>
        <table:table-row table:style-name="ro1">
          <table:table-cell office:value-type="float" office:value="3.273547E+015" calcext:value-type="float">
            <text:p>3.273547E+015</text:p>
          </table:table-cell>
          <table:table-cell office:value-type="float" office:value="2.213404E+035" calcext:value-type="float">
            <text:p>2.213404E+035</text:p>
          </table:table-cell>
          <table:table-cell office:value-type="float" office:value="0.000002162939" calcext:value-type="float">
            <text:p>2.162939E-006</text:p>
          </table:table-cell>
          <table:table-cell table:formula="of:=[.A323]*[.$B$1]" office:value-type="float" office:value="2.9422653530188E+042" calcext:value-type="float">
            <text:p>2.9422653530188E+042</text:p>
          </table:table-cell>
          <table:table-cell/>
          <table:table-cell table:formula="of:=[.A323]*[.$B$1]/[.$B$3]" office:value-type="float" office:value="0.201192881186969" calcext:value-type="float">
            <text:p>0.2011928812</text:p>
          </table:table-cell>
          <table:table-cell table:formula="of:=[.B323]/[.$B$3]" office:value-type="float" office:value="0.0000000151353149549838" calcext:value-type="float">
            <text:p>1.51353149549838E-008</text:p>
          </table:table-cell>
          <table:table-cell/>
        </table:table-row>
        <table:table-row table:style-name="ro1">
          <table:table-cell office:value-type="float" office:value="3.243687E+015" calcext:value-type="float">
            <text:p>3.243687E+015</text:p>
          </table:table-cell>
          <table:table-cell office:value-type="float" office:value="2.178386E+035" calcext:value-type="float">
            <text:p>2.178386E+035</text:p>
          </table:table-cell>
          <table:table-cell office:value-type="float" office:value="0.000002146918" calcext:value-type="float">
            <text:p>2.146918E-006</text:p>
          </table:table-cell>
          <table:table-cell table:formula="of:=[.A324]*[.$B$1]" office:value-type="float" office:value="2.9154271730748E+042" calcext:value-type="float">
            <text:p>2.9154271730748E+042</text:p>
          </table:table-cell>
          <table:table-cell/>
          <table:table-cell table:formula="of:=[.A324]*[.$B$1]/[.$B$3]" office:value-type="float" office:value="0.199357679360863" calcext:value-type="float">
            <text:p>0.1993576794</text:p>
          </table:table-cell>
          <table:table-cell table:formula="of:=[.B324]/[.$B$3]" office:value-type="float" office:value="0.0000000148958609469972" calcext:value-type="float">
            <text:p>1.48958609469972E-008</text:p>
          </table:table-cell>
          <table:table-cell/>
        </table:table-row>
        <table:table-row table:style-name="ro1">
          <table:table-cell office:value-type="float" office:value="3.213918E+015" calcext:value-type="float">
            <text:p>3.213918E+015</text:p>
          </table:table-cell>
          <table:table-cell office:value-type="float" office:value="2.14351E+035" calcext:value-type="float">
            <text:p>2.14351E+035</text:p>
          </table:table-cell>
          <table:table-cell office:value-type="float" office:value="0.000002130896" calcext:value-type="float">
            <text:p>2.130896E-006</text:p>
          </table:table-cell>
          <table:table-cell table:formula="of:=[.A325]*[.$B$1]" office:value-type="float" office:value="2.8886707839672E+042" calcext:value-type="float">
            <text:p>2.8886707839672E+042</text:p>
          </table:table-cell>
          <table:table-cell/>
          <table:table-cell table:formula="of:=[.A325]*[.$B$1]/[.$B$3]" office:value-type="float" office:value="0.197528070413732" calcext:value-type="float">
            <text:p>0.1975280704</text:p>
          </table:table-cell>
          <table:table-cell table:formula="of:=[.B325]/[.$B$3]" office:value-type="float" office:value="0.0000000146573779387574" calcext:value-type="float">
            <text:p>1.46573779387574E-008</text:p>
          </table:table-cell>
          <table:table-cell/>
        </table:table-row>
        <table:table-row table:style-name="ro1">
          <table:table-cell office:value-type="float" office:value="3.184238E+015" calcext:value-type="float">
            <text:p>3.184238E+015</text:p>
          </table:table-cell>
          <table:table-cell office:value-type="float" office:value="2.108774E+035" calcext:value-type="float">
            <text:p>2.108774E+035</text:p>
          </table:table-cell>
          <table:table-cell office:value-type="float" office:value="0.000002114874" calcext:value-type="float">
            <text:p>2.114874E-006</text:p>
          </table:table-cell>
          <table:table-cell table:formula="of:=[.A326]*[.$B$1]" office:value-type="float" office:value="2.8619943880952E+042" calcext:value-type="float">
            <text:p>2.8619943880952E+042</text:p>
          </table:table-cell>
          <table:table-cell/>
          <table:table-cell table:formula="of:=[.A326]*[.$B$1]/[.$B$3]" office:value-type="float" office:value="0.195703931425158" calcext:value-type="float">
            <text:p>0.1957039314</text:p>
          </table:table-cell>
          <table:table-cell table:formula="of:=[.B326]/[.$B$3]" office:value-type="float" office:value="0.0000000144198522542116" calcext:value-type="float">
            <text:p>1.44198522542116E-008</text:p>
          </table:table-cell>
          <table:table-cell/>
        </table:table-row>
        <table:table-row table:style-name="ro1">
          <table:table-cell office:value-type="float" office:value="3.15465E+015" calcext:value-type="float">
            <text:p>3.15465E+015</text:p>
          </table:table-cell>
          <table:table-cell office:value-type="float" office:value="2.07418E+035" calcext:value-type="float">
            <text:p>2.07418E+035</text:p>
          </table:table-cell>
          <table:table-cell office:value-type="float" office:value="0.000002098852" calcext:value-type="float">
            <text:p>2.098852E-006</text:p>
          </table:table-cell>
          <table:table-cell table:formula="of:=[.A327]*[.$B$1]" office:value-type="float" office:value="2.83540068186E+042" calcext:value-type="float">
            <text:p>2.83540068186E+042</text:p>
          </table:table-cell>
          <table:table-cell/>
          <table:table-cell table:formula="of:=[.A327]*[.$B$1]/[.$B$3]" office:value-type="float" office:value="0.193885446775767" calcext:value-type="float">
            <text:p>0.1938854468</text:p>
          </table:table-cell>
          <table:table-cell table:formula="of:=[.B327]/[.$B$3]" office:value-type="float" office:value="0.0000000141832975694127" calcext:value-type="float">
            <text:p>1.41832975694127E-008</text:p>
          </table:table-cell>
          <table:table-cell/>
        </table:table-row>
        <table:table-row table:style-name="ro1">
          <table:table-cell office:value-type="float" office:value="3.125152E+015" calcext:value-type="float">
            <text:p>3.125152E+015</text:p>
          </table:table-cell>
          <table:table-cell office:value-type="float" office:value="2.039727E+035" calcext:value-type="float">
            <text:p>2.039727E+035</text:p>
          </table:table-cell>
          <table:table-cell office:value-type="float" office:value="0.00000208283" calcext:value-type="float">
            <text:p>2.08283E-006</text:p>
          </table:table-cell>
          <table:table-cell table:formula="of:=[.A328]*[.$B$1]" office:value-type="float" office:value="2.8088878676608E+042" calcext:value-type="float">
            <text:p>2.8088878676608E+042</text:p>
          </table:table-cell>
          <table:table-cell/>
          <table:table-cell table:formula="of:=[.A328]*[.$B$1]/[.$B$3]" office:value-type="float" office:value="0.192072493545142" calcext:value-type="float">
            <text:p>0.1920724935</text:p>
          </table:table-cell>
          <table:table-cell table:formula="of:=[.B328]/[.$B$3]" office:value-type="float" office:value="0.0000000139477070463342" calcext:value-type="float">
            <text:p>1.39477070463342E-008</text:p>
          </table:table-cell>
          <table:table-cell/>
        </table:table-row>
        <table:table-row table:style-name="ro1">
          <table:table-cell office:value-type="float" office:value="3.095745E+015" calcext:value-type="float">
            <text:p>3.095745E+015</text:p>
          </table:table-cell>
          <table:table-cell office:value-type="float" office:value="2.005416E+035" calcext:value-type="float">
            <text:p>2.005416E+035</text:p>
          </table:table-cell>
          <table:table-cell office:value-type="float" office:value="0.000002066809" calcext:value-type="float">
            <text:p>2.066809E-006</text:p>
          </table:table-cell>
          <table:table-cell table:formula="of:=[.A329]*[.$B$1]" office:value-type="float" office:value="2.782456844298E+042" calcext:value-type="float">
            <text:p>2.782456844298E+042</text:p>
          </table:table-cell>
          <table:table-cell/>
          <table:table-cell table:formula="of:=[.A329]*[.$B$1]/[.$B$3]" office:value-type="float" office:value="0.190265133193491" calcext:value-type="float">
            <text:p>0.1902651332</text:p>
          </table:table-cell>
          <table:table-cell table:formula="of:=[.B329]/[.$B$3]" office:value-type="float" office:value="0.0000000137130875230025" calcext:value-type="float">
            <text:p>1.37130875230025E-008</text:p>
          </table:table-cell>
          <table:table-cell/>
        </table:table-row>
        <table:table-row table:style-name="ro1">
          <table:table-cell office:value-type="float" office:value="3.06643E+015" calcext:value-type="float">
            <text:p>3.06643E+015</text:p>
          </table:table-cell>
          <table:table-cell office:value-type="float" office:value="1.971248E+035" calcext:value-type="float">
            <text:p>1.971248E+035</text:p>
          </table:table-cell>
          <table:table-cell office:value-type="float" office:value="0.000002050787" calcext:value-type="float">
            <text:p>2.050787E-006</text:p>
          </table:table-cell>
          <table:table-cell table:formula="of:=[.A330]*[.$B$1]" office:value-type="float" office:value="2.756108510572E+042" calcext:value-type="float">
            <text:p>2.756108510572E+042</text:p>
          </table:table-cell>
          <table:table-cell/>
          <table:table-cell table:formula="of:=[.A330]*[.$B$1]/[.$B$3]" office:value-type="float" office:value="0.188463427181023" calcext:value-type="float">
            <text:p>0.1884634272</text:p>
          </table:table-cell>
          <table:table-cell table:formula="of:=[.B330]/[.$B$3]" office:value-type="float" office:value="0.000000013479445837444" calcext:value-type="float">
            <text:p>1.3479445837444E-008</text:p>
          </table:table-cell>
          <table:table-cell/>
        </table:table-row>
        <table:table-row table:style-name="ro1">
          <table:table-cell office:value-type="float" office:value="3.037207E+015" calcext:value-type="float">
            <text:p>3.037207E+015</text:p>
          </table:table-cell>
          <table:table-cell office:value-type="float" office:value="1.937222E+035" calcext:value-type="float">
            <text:p>1.937222E+035</text:p>
          </table:table-cell>
          <table:table-cell office:value-type="float" office:value="0.000002034765" calcext:value-type="float">
            <text:p>2.034765E-006</text:p>
          </table:table-cell>
          <table:table-cell table:formula="of:=[.A331]*[.$B$1]" office:value-type="float" office:value="2.7298428664828E+042" calcext:value-type="float">
            <text:p>2.7298428664828E+042</text:p>
          </table:table-cell>
          <table:table-cell/>
          <table:table-cell table:formula="of:=[.A331]*[.$B$1]/[.$B$3]" office:value-type="float" office:value="0.186667375507738" calcext:value-type="float">
            <text:p>0.1866673755</text:p>
          </table:table-cell>
          <table:table-cell table:formula="of:=[.B331]/[.$B$3]" office:value-type="float" office:value="0.0000000132467751516323" calcext:value-type="float">
            <text:p>1.32467751516323E-008</text:p>
          </table:table-cell>
          <table:table-cell/>
        </table:table-row>
        <table:table-row table:style-name="ro1">
          <table:table-cell office:value-type="float" office:value="3.008076E+015" calcext:value-type="float">
            <text:p>3.008076E+015</text:p>
          </table:table-cell>
          <table:table-cell office:value-type="float" office:value="1.903339E+035" calcext:value-type="float">
            <text:p>1.903339E+035</text:p>
          </table:table-cell>
          <table:table-cell office:value-type="float" office:value="0.000002018743" calcext:value-type="float">
            <text:p>2.018743E-006</text:p>
          </table:table-cell>
          <table:table-cell table:formula="of:=[.A332]*[.$B$1]" office:value-type="float" office:value="2.7036599120304E+042" calcext:value-type="float">
            <text:p>2.7036599120304E+042</text:p>
          </table:table-cell>
          <table:table-cell/>
          <table:table-cell table:formula="of:=[.A332]*[.$B$1]/[.$B$3]" office:value-type="float" office:value="0.184876978173636" calcext:value-type="float">
            <text:p>0.1848769782</text:p>
          </table:table-cell>
          <table:table-cell table:formula="of:=[.B332]/[.$B$3]" office:value-type="float" office:value="0.0000000130150823035939" calcext:value-type="float">
            <text:p>0.000000013</text:p>
          </table:table-cell>
          <table:table-cell/>
        </table:table-row>
        <table:table-row table:style-name="ro1">
          <table:table-cell office:value-type="float" office:value="2.979038E+015" calcext:value-type="float">
            <text:p>2.979038E+015</text:p>
          </table:table-cell>
          <table:table-cell office:value-type="float" office:value="1.8696E+035" calcext:value-type="float">
            <text:p>1.8696E+035</text:p>
          </table:table-cell>
          <table:table-cell office:value-type="float" office:value="0.000002002722" calcext:value-type="float">
            <text:p>2.002722E-006</text:p>
          </table:table-cell>
          <table:table-cell table:formula="of:=[.A333]*[.$B$1]" office:value-type="float" office:value="2.6775605460152E+042" calcext:value-type="float">
            <text:p>2.6775605460152E+042</text:p>
          </table:table-cell>
          <table:table-cell/>
          <table:table-cell table:formula="of:=[.A333]*[.$B$1]/[.$B$3]" office:value-type="float" office:value="0.183092296638926" calcext:value-type="float">
            <text:p>0.1830922966</text:p>
          </table:table-cell>
          <table:table-cell table:formula="of:=[.B333]/[.$B$3]" office:value-type="float" office:value="0.000000012784374131355" calcext:value-type="float">
            <text:p>1.2784374131355E-008</text:p>
          </table:table-cell>
          <table:table-cell/>
        </table:table-row>
        <table:table-row table:style-name="ro1">
          <table:table-cell office:value-type="float" office:value="2.950092E+015" calcext:value-type="float">
            <text:p>2.950092E+015</text:p>
          </table:table-cell>
          <table:table-cell office:value-type="float" office:value="1.836004E+035" calcext:value-type="float">
            <text:p>1.836004E+035</text:p>
          </table:table-cell>
          <table:table-cell office:value-type="float" office:value="0.0000019867" calcext:value-type="float">
            <text:p>1.9867E-006</text:p>
          </table:table-cell>
          <table:table-cell table:formula="of:=[.A334]*[.$B$1]" office:value-type="float" office:value="2.6515438696368E+042" calcext:value-type="float">
            <text:p>2.6515438696368E+042</text:p>
          </table:table-cell>
          <table:table-cell/>
          <table:table-cell table:formula="of:=[.A334]*[.$B$1]/[.$B$3]" office:value-type="float" office:value="0.181313269443398" calcext:value-type="float">
            <text:p>0.1813132694</text:p>
          </table:table-cell>
          <table:table-cell table:formula="of:=[.B334]/[.$B$3]" office:value-type="float" office:value="0.0000000125546437968893" calcext:value-type="float">
            <text:p>1.25546437968893E-008</text:p>
          </table:table-cell>
          <table:table-cell/>
        </table:table-row>
        <table:table-row table:style-name="ro1">
          <table:table-cell office:value-type="float" office:value="2.92124E+015" calcext:value-type="float">
            <text:p>2.92124E+015</text:p>
          </table:table-cell>
          <table:table-cell office:value-type="float" office:value="1.802553E+035" calcext:value-type="float">
            <text:p>1.802553E+035</text:p>
          </table:table-cell>
          <table:table-cell office:value-type="float" office:value="0.000001970678" calcext:value-type="float">
            <text:p>1.970678E-006</text:p>
          </table:table-cell>
          <table:table-cell table:formula="of:=[.A335]*[.$B$1]" office:value-type="float" office:value="2.625611680496E+042" calcext:value-type="float">
            <text:p>2.625611680496E+042</text:p>
          </table:table-cell>
          <table:table-cell/>
          <table:table-cell table:formula="of:=[.A335]*[.$B$1]/[.$B$3]" office:value-type="float" office:value="0.17954001950747" calcext:value-type="float">
            <text:p>0.1795400195</text:p>
          </table:table-cell>
          <table:table-cell table:formula="of:=[.B335]/[.$B$3]" office:value-type="float" office:value="0.0000000123259049762497" calcext:value-type="float">
            <text:p>1.23259049762497E-008</text:p>
          </table:table-cell>
          <table:table-cell/>
        </table:table-row>
        <table:table-row table:style-name="ro1">
          <table:table-cell office:value-type="float" office:value="2.892482E+015" calcext:value-type="float">
            <text:p>2.892482E+015</text:p>
          </table:table-cell>
          <table:table-cell office:value-type="float" office:value="1.769245E+035" calcext:value-type="float">
            <text:p>1.769245E+035</text:p>
          </table:table-cell>
          <table:table-cell office:value-type="float" office:value="0.000001954656" calcext:value-type="float">
            <text:p>1.954656E-006</text:p>
          </table:table-cell>
          <table:table-cell table:formula="of:=[.A336]*[.$B$1]" office:value-type="float" office:value="2.5997639785928E+042" calcext:value-type="float">
            <text:p>2.5997639785928E+042</text:p>
          </table:table-cell>
          <table:table-cell/>
          <table:table-cell table:formula="of:=[.A336]*[.$B$1]/[.$B$3]" office:value-type="float" office:value="0.177772546831142" calcext:value-type="float">
            <text:p>0.1777725468</text:p>
          </table:table-cell>
          <table:table-cell table:formula="of:=[.B336]/[.$B$3]" office:value-type="float" office:value="0.0000000120981439933832" calcext:value-type="float">
            <text:p>1.20981439933832E-008</text:p>
          </table:table-cell>
          <table:table-cell/>
        </table:table-row>
        <table:table-row table:style-name="ro1">
          <table:table-cell office:value-type="float" office:value="2.863817E+015" calcext:value-type="float">
            <text:p>2.863817E+015</text:p>
          </table:table-cell>
          <table:table-cell office:value-type="float" office:value="1.736083E+035" calcext:value-type="float">
            <text:p>1.736083E+035</text:p>
          </table:table-cell>
          <table:table-cell office:value-type="float" office:value="0.000001938635" calcext:value-type="float">
            <text:p>1.938635E-006</text:p>
          </table:table-cell>
          <table:table-cell table:formula="of:=[.A337]*[.$B$1]" office:value-type="float" office:value="2.5739998651268E+042" calcext:value-type="float">
            <text:p>2.5739998651268E+042</text:p>
          </table:table-cell>
          <table:table-cell/>
          <table:table-cell table:formula="of:=[.A337]*[.$B$1]/[.$B$3]" office:value-type="float" office:value="0.176010789954206" calcext:value-type="float">
            <text:p>0.17601079</text:p>
          </table:table-cell>
          <table:table-cell table:formula="of:=[.B337]/[.$B$3]" office:value-type="float" office:value="0.0000000118713813623691" calcext:value-type="float">
            <text:p>1.18713813623691E-008</text:p>
          </table:table-cell>
          <table:table-cell/>
        </table:table-row>
        <table:table-row table:style-name="ro1">
          <table:table-cell office:value-type="float" office:value="2.835247E+015" calcext:value-type="float">
            <text:p>2.835247E+015</text:p>
          </table:table-cell>
          <table:table-cell office:value-type="float" office:value="1.703066E+035" calcext:value-type="float">
            <text:p>1.703066E+035</text:p>
          </table:table-cell>
          <table:table-cell office:value-type="float" office:value="0.000001922613" calcext:value-type="float">
            <text:p>1.922613E-006</text:p>
          </table:table-cell>
          <table:table-cell table:formula="of:=[.A338]*[.$B$1]" office:value-type="float" office:value="2.5483211376988E+042" calcext:value-type="float">
            <text:p>2.5483211376988E+042</text:p>
          </table:table-cell>
          <table:table-cell/>
          <table:table-cell table:formula="of:=[.A338]*[.$B$1]/[.$B$3]" office:value-type="float" office:value="0.174254871797078" calcext:value-type="float">
            <text:p>0.1742548718</text:p>
          </table:table-cell>
          <table:table-cell table:formula="of:=[.B338]/[.$B$3]" office:value-type="float" office:value="0.0000000116456102451809" calcext:value-type="float">
            <text:p>1.16456102451809E-008</text:p>
          </table:table-cell>
          <table:table-cell/>
        </table:table-row>
        <table:table-row table:style-name="ro1">
          <table:table-cell office:value-type="float" office:value="2.806771E+015" calcext:value-type="float">
            <text:p>2.806771E+015</text:p>
          </table:table-cell>
          <table:table-cell office:value-type="float" office:value="1.670194E+035" calcext:value-type="float">
            <text:p>1.670194E+035</text:p>
          </table:table-cell>
          <table:table-cell office:value-type="float" office:value="0.000001906591" calcext:value-type="float">
            <text:p>1.906591E-006</text:p>
          </table:table-cell>
          <table:table-cell table:formula="of:=[.A339]*[.$B$1]" office:value-type="float" office:value="2.5227268975084E+042" calcext:value-type="float">
            <text:p>2.5227268975084E+042</text:p>
          </table:table-cell>
          <table:table-cell/>
          <table:table-cell table:formula="of:=[.A339]*[.$B$1]/[.$B$3]" office:value-type="float" office:value="0.17250473089955" calcext:value-type="float">
            <text:p>0.1725047309</text:p>
          </table:table-cell>
          <table:table-cell table:formula="of:=[.B339]/[.$B$3]" office:value-type="float" office:value="0.0000000114208306418188" calcext:value-type="float">
            <text:p>1.14208306418188E-008</text:p>
          </table:table-cell>
          <table:table-cell/>
        </table:table-row>
        <table:table-row table:style-name="ro1">
          <table:table-cell office:value-type="float" office:value="2.778391E+015" calcext:value-type="float">
            <text:p>2.778391E+015</text:p>
          </table:table-cell>
          <table:table-cell office:value-type="float" office:value="1.637468E+035" calcext:value-type="float">
            <text:p>1.637468E+035</text:p>
          </table:table-cell>
          <table:table-cell office:value-type="float" office:value="0.000001890569" calcext:value-type="float">
            <text:p>1.890569E-006</text:p>
          </table:table-cell>
          <table:table-cell table:formula="of:=[.A340]*[.$B$1]" office:value-type="float" office:value="2.4972189421564E+042" calcext:value-type="float">
            <text:p>2.4972189421564E+042</text:p>
          </table:table-cell>
          <table:table-cell/>
          <table:table-cell table:formula="of:=[.A340]*[.$B$1]/[.$B$3]" office:value-type="float" office:value="0.170760490182039" calcext:value-type="float">
            <text:p>0.1707604902</text:p>
          </table:table-cell>
          <table:table-cell table:formula="of:=[.B340]/[.$B$3]" office:value-type="float" office:value="0.000000011197049390309" calcext:value-type="float">
            <text:p>1.1197049390309E-008</text:p>
          </table:table-cell>
          <table:table-cell/>
        </table:table-row>
        <table:table-row table:style-name="ro1">
          <table:table-cell office:value-type="float" office:value="2.750106E+015" calcext:value-type="float">
            <text:p>2.750106E+015</text:p>
          </table:table-cell>
          <table:table-cell office:value-type="float" office:value="1.604888E+035" calcext:value-type="float">
            <text:p>1.604888E+035</text:p>
          </table:table-cell>
          <table:table-cell office:value-type="float" office:value="0.000001874547" calcext:value-type="float">
            <text:p>1.874547E-006</text:p>
          </table:table-cell>
          <table:table-cell table:formula="of:=[.A341]*[.$B$1]" office:value-type="float" office:value="2.4717963728424E+042" calcext:value-type="float">
            <text:p>2.4717963728424E+042</text:p>
          </table:table-cell>
          <table:table-cell/>
          <table:table-cell table:formula="of:=[.A341]*[.$B$1]/[.$B$3]" office:value-type="float" office:value="0.169022088184336" calcext:value-type="float">
            <text:p>0.1690220882</text:p>
          </table:table-cell>
          <table:table-cell table:formula="of:=[.B341]/[.$B$3]" office:value-type="float" office:value="0.0000000109742664906515" calcext:value-type="float">
            <text:p>0.000000011</text:p>
          </table:table-cell>
          <table:table-cell/>
        </table:table-row>
        <table:table-row table:style-name="ro1">
          <table:table-cell office:value-type="float" office:value="2.721917E+015" calcext:value-type="float">
            <text:p>2.721917E+015</text:p>
          </table:table-cell>
          <table:table-cell office:value-type="float" office:value="1.572455E+035" calcext:value-type="float">
            <text:p>1.572455E+035</text:p>
          </table:table-cell>
          <table:table-cell office:value-type="float" office:value="0.000001858526" calcext:value-type="float">
            <text:p>1.858526E-006</text:p>
          </table:table-cell>
          <table:table-cell table:formula="of:=[.A342]*[.$B$1]" office:value-type="float" office:value="2.4464600883668E+042" calcext:value-type="float">
            <text:p>2.4464600883668E+042</text:p>
          </table:table-cell>
          <table:table-cell/>
          <table:table-cell table:formula="of:=[.A342]*[.$B$1]/[.$B$3]" office:value-type="float" office:value="0.167289586366651" calcext:value-type="float">
            <text:p>0.1672895864</text:p>
          </table:table-cell>
          <table:table-cell table:formula="of:=[.B342]/[.$B$3]" office:value-type="float" office:value="0.0000000107524887808728" calcext:value-type="float">
            <text:p>1.07524887808728E-008</text:p>
          </table:table-cell>
          <table:table-cell/>
        </table:table-row>
        <table:table-row table:style-name="ro1">
          <table:table-cell office:value-type="float" office:value="2.693824E+015" calcext:value-type="float">
            <text:p>2.693824E+015</text:p>
          </table:table-cell>
          <table:table-cell office:value-type="float" office:value="1.54017E+035" calcext:value-type="float">
            <text:p>1.54017E+035</text:p>
          </table:table-cell>
          <table:table-cell office:value-type="float" office:value="0.000001842504" calcext:value-type="float">
            <text:p>1.842504E-006</text:p>
          </table:table-cell>
          <table:table-cell table:formula="of:=[.A343]*[.$B$1]" office:value-type="float" office:value="2.4212100887296E+042" calcext:value-type="float">
            <text:p>2.4212100887296E+042</text:p>
          </table:table-cell>
          <table:table-cell/>
          <table:table-cell table:formula="of:=[.A343]*[.$B$1]/[.$B$3]" office:value-type="float" office:value="0.165562984728982" calcext:value-type="float">
            <text:p>0.1655629847</text:p>
          </table:table-cell>
          <table:table-cell table:formula="of:=[.B343]/[.$B$3]" office:value-type="float" office:value="0.0000000105317230989993" calcext:value-type="float">
            <text:p>1.05317230989993E-008</text:p>
          </table:table-cell>
          <table:table-cell/>
        </table:table-row>
        <table:table-row table:style-name="ro1">
          <table:table-cell office:value-type="float" office:value="2.665828E+015" calcext:value-type="float">
            <text:p>2.665828E+015</text:p>
          </table:table-cell>
          <table:table-cell office:value-type="float" office:value="1.508031E+035" calcext:value-type="float">
            <text:p>1.508031E+035</text:p>
          </table:table-cell>
          <table:table-cell office:value-type="float" office:value="0.000001826482" calcext:value-type="float">
            <text:p>1.826482E-006</text:p>
          </table:table-cell>
          <table:table-cell table:formula="of:=[.A344]*[.$B$1]" office:value-type="float" office:value="2.3960472727312E+042" calcext:value-type="float">
            <text:p>2.3960472727312E+042</text:p>
          </table:table-cell>
          <table:table-cell/>
          <table:table-cell table:formula="of:=[.A344]*[.$B$1]/[.$B$3]" office:value-type="float" office:value="0.163842344731539" calcext:value-type="float">
            <text:p>0.1638423447</text:p>
          </table:table-cell>
          <table:table-cell table:formula="of:=[.B344]/[.$B$3]" office:value-type="float" office:value="0.0000000103119557689781" calcext:value-type="float">
            <text:p>1.03119557689781E-008</text:p>
          </table:table-cell>
          <table:table-cell/>
        </table:table-row>
        <table:table-row table:style-name="ro1">
          <table:table-cell office:value-type="float" office:value="2.637928E+015" calcext:value-type="float">
            <text:p>2.637928E+015</text:p>
          </table:table-cell>
          <table:table-cell office:value-type="float" office:value="1.476041E+035" calcext:value-type="float">
            <text:p>1.476041E+035</text:p>
          </table:table-cell>
          <table:table-cell office:value-type="float" office:value="0.00000181046" calcext:value-type="float">
            <text:p>1.81046E-006</text:p>
          </table:table-cell>
          <table:table-cell table:formula="of:=[.A345]*[.$B$1]" office:value-type="float" office:value="2.3709707415712E+042" calcext:value-type="float">
            <text:p>2.3709707415712E+042</text:p>
          </table:table-cell>
          <table:table-cell/>
          <table:table-cell table:formula="of:=[.A345]*[.$B$1]/[.$B$3]" office:value-type="float" office:value="0.162127604914112" calcext:value-type="float">
            <text:p>0.1621276049</text:p>
          </table:table-cell>
          <table:table-cell table:formula="of:=[.B345]/[.$B$3]" office:value-type="float" office:value="0.0000000100932073048884" calcext:value-type="float">
            <text:p>1.00932073048884E-008</text:p>
          </table:table-cell>
          <table:table-cell/>
        </table:table-row>
        <table:table-row table:style-name="ro1">
          <table:table-cell office:value-type="float" office:value="2.610126E+015" calcext:value-type="float">
            <text:p>2.610126E+015</text:p>
          </table:table-cell>
          <table:table-cell office:value-type="float" office:value="1.444199E+035" calcext:value-type="float">
            <text:p>1.444199E+035</text:p>
          </table:table-cell>
          <table:table-cell office:value-type="float" office:value="0.000001794439" calcext:value-type="float">
            <text:p>1.794439E-006</text:p>
          </table:table-cell>
          <table:table-cell table:formula="of:=[.A346]*[.$B$1]" office:value-type="float" office:value="2.3459822928504E+042" calcext:value-type="float">
            <text:p>2.3459822928504E+042</text:p>
          </table:table-cell>
          <table:table-cell/>
          <table:table-cell table:formula="of:=[.A346]*[.$B$1]/[.$B$3]" office:value-type="float" office:value="0.16041888819712" calcext:value-type="float">
            <text:p>0.1604188882</text:p>
          </table:table-cell>
          <table:table-cell table:formula="of:=[.B346]/[.$B$3]" office:value-type="float" office:value="0.00000000987547086870388" calcext:value-type="float">
            <text:p>9.87547086870388E-009</text:p>
          </table:table-cell>
          <table:table-cell/>
        </table:table-row>
        <table:table-row table:style-name="ro1">
          <table:table-cell office:value-type="float" office:value="2.582423E+015" calcext:value-type="float">
            <text:p>2.582423E+015</text:p>
          </table:table-cell>
          <table:table-cell office:value-type="float" office:value="1.412505E+035" calcext:value-type="float">
            <text:p>1.412505E+035</text:p>
          </table:table-cell>
          <table:table-cell office:value-type="float" office:value="0.000001778417" calcext:value-type="float">
            <text:p>1.778417E-006</text:p>
          </table:table-cell>
          <table:table-cell table:formula="of:=[.A347]*[.$B$1]" office:value-type="float" office:value="2.3210828253692E+042" calcext:value-type="float">
            <text:p>2.3210828253692E+042</text:p>
          </table:table-cell>
          <table:table-cell/>
          <table:table-cell table:formula="of:=[.A347]*[.$B$1]/[.$B$3]" office:value-type="float" office:value="0.15871625604077" calcext:value-type="float">
            <text:p>0.158716256</text:p>
          </table:table-cell>
          <table:table-cell table:formula="of:=[.B347]/[.$B$3]" office:value-type="float" office:value="0.00000000965874646042448" calcext:value-type="float">
            <text:p>9.65874646042448E-009</text:p>
          </table:table-cell>
          <table:table-cell/>
        </table:table-row>
        <table:table-row table:style-name="ro1">
          <table:table-cell office:value-type="float" office:value="2.554817E+015" calcext:value-type="float">
            <text:p>2.554817E+015</text:p>
          </table:table-cell>
          <table:table-cell office:value-type="float" office:value="1.380961E+035" calcext:value-type="float">
            <text:p>1.380961E+035</text:p>
          </table:table-cell>
          <table:table-cell office:value-type="float" office:value="0.000001762395" calcext:value-type="float">
            <text:p>1.762395E-006</text:p>
          </table:table-cell>
          <table:table-cell table:formula="of:=[.A348]*[.$B$1]" office:value-type="float" office:value="2.2962705415268E+042" calcext:value-type="float">
            <text:p>2.2962705415268E+042</text:p>
          </table:table-cell>
          <table:table-cell/>
          <table:table-cell table:formula="of:=[.A348]*[.$B$1]/[.$B$3]" office:value-type="float" office:value="0.157019585524646" calcext:value-type="float">
            <text:p>0.1570195855</text:p>
          </table:table-cell>
          <table:table-cell table:formula="of:=[.B348]/[.$B$3]" office:value-type="float" office:value="0.00000000944304775610299" calcext:value-type="float">
            <text:p>9.44304775610299E-009</text:p>
          </table:table-cell>
          <table:table-cell/>
        </table:table-row>
        <table:table-row table:style-name="ro1">
          <table:table-cell office:value-type="float" office:value="2.52731E+015" calcext:value-type="float">
            <text:p>2.52731E+015</text:p>
          </table:table-cell>
          <table:table-cell office:value-type="float" office:value="1.349567E+035" calcext:value-type="float">
            <text:p>1.349567E+035</text:p>
          </table:table-cell>
          <table:table-cell office:value-type="float" office:value="0.000001746373" calcext:value-type="float">
            <text:p>1.746373E-006</text:p>
          </table:table-cell>
          <table:table-cell table:formula="of:=[.A349]*[.$B$1]" office:value-type="float" office:value="2.271547238924E+042" calcext:value-type="float">
            <text:p>2.271547238924E+042</text:p>
          </table:table-cell>
          <table:table-cell/>
          <table:table-cell table:formula="of:=[.A349]*[.$B$1]/[.$B$3]" office:value-type="float" office:value="0.155328999569164" calcext:value-type="float">
            <text:p>0.1553289996</text:p>
          </table:table-cell>
          <table:table-cell table:formula="of:=[.B349]/[.$B$3]" office:value-type="float" office:value="0.0000000092283747557394" calcext:value-type="float">
            <text:p>9.2283747557394E-009</text:p>
          </table:table-cell>
          <table:table-cell/>
        </table:table-row>
        <table:table-row table:style-name="ro1">
          <table:table-cell office:value-type="float" office:value="2.499902E+015" calcext:value-type="float">
            <text:p>2.499902E+015</text:p>
          </table:table-cell>
          <table:table-cell office:value-type="float" office:value="1.318322E+035" calcext:value-type="float">
            <text:p>1.318322E+035</text:p>
          </table:table-cell>
          <table:table-cell office:value-type="float" office:value="0.000001730351" calcext:value-type="float">
            <text:p>1.730351E-006</text:p>
          </table:table-cell>
          <table:table-cell table:formula="of:=[.A350]*[.$B$1]" office:value-type="float" office:value="2.2469129175608E+042" calcext:value-type="float">
            <text:p>2.2469129175608E+042</text:p>
          </table:table-cell>
          <table:table-cell/>
          <table:table-cell table:formula="of:=[.A350]*[.$B$1]/[.$B$3]" office:value-type="float" office:value="0.153644498174324" calcext:value-type="float">
            <text:p>0.1536444982</text:p>
          </table:table-cell>
          <table:table-cell table:formula="of:=[.B350]/[.$B$3]" office:value-type="float" office:value="0.00000000901472062130734" calcext:value-type="float">
            <text:p>0.000000009</text:p>
          </table:table-cell>
          <table:table-cell/>
        </table:table-row>
        <table:table-row table:style-name="ro1">
          <table:table-cell office:value-type="float" office:value="2.472594E+015" calcext:value-type="float">
            <text:p>2.472594E+015</text:p>
          </table:table-cell>
          <table:table-cell office:value-type="float" office:value="1.287228E+035" calcext:value-type="float">
            <text:p>1.287228E+035</text:p>
          </table:table-cell>
          <table:table-cell office:value-type="float" office:value="0.00000171433" calcext:value-type="float">
            <text:p>1.71433E-006</text:p>
          </table:table-cell>
          <table:table-cell table:formula="of:=[.A351]*[.$B$1]" office:value-type="float" office:value="2.2223684762376E+042" calcext:value-type="float">
            <text:p>2.2223684762376E+042</text:p>
          </table:table-cell>
          <table:table-cell/>
          <table:table-cell table:formula="of:=[.A351]*[.$B$1]/[.$B$3]" office:value-type="float" office:value="0.151966142800336" calcext:value-type="float">
            <text:p>0.1519661428</text:p>
          </table:table-cell>
          <table:table-cell table:formula="of:=[.B351]/[.$B$3]" office:value-type="float" office:value="0.00000000880209902885957" calcext:value-type="float">
            <text:p>8.80209902885957E-009</text:p>
          </table:table-cell>
          <table:table-cell/>
        </table:table-row>
        <table:table-row table:style-name="ro1">
          <table:table-cell office:value-type="float" office:value="2.445385E+015" calcext:value-type="float">
            <text:p>2.445385E+015</text:p>
          </table:table-cell>
          <table:table-cell office:value-type="float" office:value="1.256285E+035" calcext:value-type="float">
            <text:p>1.256285E+035</text:p>
          </table:table-cell>
          <table:table-cell office:value-type="float" office:value="0.000001698308" calcext:value-type="float">
            <text:p>1.698308E-006</text:p>
          </table:table-cell>
          <table:table-cell table:formula="of:=[.A352]*[.$B$1]" office:value-type="float" office:value="2.197913016154E+042" calcext:value-type="float">
            <text:p>2.197913016154E+042</text:p>
          </table:table-cell>
          <table:table-cell/>
          <table:table-cell table:formula="of:=[.A352]*[.$B$1]/[.$B$3]" office:value-type="float" office:value="0.15029387198699" calcext:value-type="float">
            <text:p>0.150293872</text:p>
          </table:table-cell>
          <table:table-cell table:formula="of:=[.B352]/[.$B$3]" office:value-type="float" office:value="0.00000000859050997839609" calcext:value-type="float">
            <text:p>8.59050997839609E-009</text:p>
          </table:table-cell>
          <table:table-cell/>
        </table:table-row>
        <table:table-row table:style-name="ro1">
          <table:table-cell office:value-type="float" office:value="2.418277E+015" calcext:value-type="float">
            <text:p>2.418277E+015</text:p>
          </table:table-cell>
          <table:table-cell office:value-type="float" office:value="1.225493E+035" calcext:value-type="float">
            <text:p>1.225493E+035</text:p>
          </table:table-cell>
          <table:table-cell office:value-type="float" office:value="0.000001682286" calcext:value-type="float">
            <text:p>1.682286E-006</text:p>
          </table:table-cell>
          <table:table-cell table:formula="of:=[.A353]*[.$B$1]" office:value-type="float" office:value="2.1735483349108E+042" calcext:value-type="float">
            <text:p>2.1735483349108E+042</text:p>
          </table:table-cell>
          <table:table-cell/>
          <table:table-cell table:formula="of:=[.A353]*[.$B$1]/[.$B$3]" office:value-type="float" office:value="0.148627808654704" calcext:value-type="float">
            <text:p>0.1486278087</text:p>
          </table:table-cell>
          <table:table-cell table:formula="of:=[.B353]/[.$B$3]" office:value-type="float" office:value="0.0000000083799534699169" calcext:value-type="float">
            <text:p>8.3799534699169E-009</text:p>
          </table:table-cell>
          <table:table-cell/>
        </table:table-row>
        <table:table-row table:style-name="ro1">
          <table:table-cell office:value-type="float" office:value="2.391271E+015" calcext:value-type="float">
            <text:p>2.391271E+015</text:p>
          </table:table-cell>
          <table:table-cell office:value-type="float" office:value="1.194854E+035" calcext:value-type="float">
            <text:p>1.194854E+035</text:p>
          </table:table-cell>
          <table:table-cell office:value-type="float" office:value="0.000001666264" calcext:value-type="float">
            <text:p>1.666264E-006</text:p>
          </table:table-cell>
          <table:table-cell table:formula="of:=[.A354]*[.$B$1]" office:value-type="float" office:value="2.1492753313084E+042" calcext:value-type="float">
            <text:p>2.1492753313084E+042</text:p>
          </table:table-cell>
          <table:table-cell/>
          <table:table-cell table:formula="of:=[.A354]*[.$B$1]/[.$B$3]" office:value-type="float" office:value="0.146968014263685" calcext:value-type="float">
            <text:p>0.1469680143</text:p>
          </table:table-cell>
          <table:table-cell table:formula="of:=[.B354]/[.$B$3]" office:value-type="float" office:value="0.00000000817044317947479" calcext:value-type="float">
            <text:p>8.17044317947479E-009</text:p>
          </table:table-cell>
          <table:table-cell/>
        </table:table-row>
        <table:table-row table:style-name="ro1">
          <table:table-cell office:value-type="float" office:value="2.364365E+015" calcext:value-type="float">
            <text:p>2.364365E+015</text:p>
          </table:table-cell>
          <table:table-cell office:value-type="float" office:value="1.164366E+035" calcext:value-type="float">
            <text:p>1.164366E+035</text:p>
          </table:table-cell>
          <table:table-cell office:value-type="float" office:value="0.000001650243" calcext:value-type="float">
            <text:p>1.650243E-006</text:p>
          </table:table-cell>
          <table:table-cell table:formula="of:=[.A355]*[.$B$1]" office:value-type="float" office:value="2.125092207746E+042" calcext:value-type="float">
            <text:p>2.125092207746E+042</text:p>
          </table:table-cell>
          <table:table-cell/>
          <table:table-cell table:formula="of:=[.A355]*[.$B$1]/[.$B$3]" office:value-type="float" office:value="0.145314365893518" calcext:value-type="float">
            <text:p>0.1453143659</text:p>
          </table:table-cell>
          <table:table-cell table:formula="of:=[.B355]/[.$B$3]" office:value-type="float" office:value="0.00000000796196543101696" calcext:value-type="float">
            <text:p>0.000000008</text:p>
          </table:table-cell>
          <table:table-cell/>
        </table:table-row>
        <table:table-row table:style-name="ro1">
          <table:table-cell office:value-type="float" office:value="2.337561E+015" calcext:value-type="float">
            <text:p>2.337561E+015</text:p>
          </table:table-cell>
          <table:table-cell office:value-type="float" office:value="1.134032E+035" calcext:value-type="float">
            <text:p>1.134032E+035</text:p>
          </table:table-cell>
          <table:table-cell office:value-type="float" office:value="0.000001634221" calcext:value-type="float">
            <text:p>1.634221E-006</text:p>
          </table:table-cell>
          <table:table-cell table:formula="of:=[.A356]*[.$B$1]" office:value-type="float" office:value="2.1010007618244E+042" calcext:value-type="float">
            <text:p>2.1010007618244E+042</text:p>
          </table:table-cell>
          <table:table-cell/>
          <table:table-cell table:formula="of:=[.A356]*[.$B$1]/[.$B$3]" office:value-type="float" office:value="0.143666986464618" calcext:value-type="float">
            <text:p>0.1436669865</text:p>
          </table:table-cell>
          <table:table-cell table:formula="of:=[.B356]/[.$B$3]" office:value-type="float" office:value="0.00000000775454073862258" calcext:value-type="float">
            <text:p>7.75454073862258E-009</text:p>
          </table:table-cell>
          <table:table-cell/>
        </table:table-row>
        <table:table-row table:style-name="ro1">
          <table:table-cell office:value-type="float" office:value="2.31086E+015" calcext:value-type="float">
            <text:p>2.31086E+015</text:p>
          </table:table-cell>
          <table:table-cell office:value-type="float" office:value="1.103851E+035" calcext:value-type="float">
            <text:p>1.103851E+035</text:p>
          </table:table-cell>
          <table:table-cell office:value-type="float" office:value="0.000001618199" calcext:value-type="float">
            <text:p>1.618199E-006</text:p>
          </table:table-cell>
          <table:table-cell table:formula="of:=[.A357]*[.$B$1]" office:value-type="float" office:value="2.077001892344E+042" calcext:value-type="float">
            <text:p>2.077001892344E+042</text:p>
          </table:table-cell>
          <table:table-cell/>
          <table:table-cell table:formula="of:=[.A357]*[.$B$1]/[.$B$3]" office:value-type="float" office:value="0.142025937437195" calcext:value-type="float">
            <text:p>0.1420259374</text:p>
          </table:table-cell>
          <table:table-cell table:formula="of:=[.B357]/[.$B$3]" office:value-type="float" office:value="0.00000000754816226426528" calcext:value-type="float">
            <text:p>7.54816226426528E-009</text:p>
          </table:table-cell>
          <table:table-cell/>
        </table:table-row>
        <table:table-row table:style-name="ro1">
          <table:table-cell office:value-type="float" office:value="2.284261E+015" calcext:value-type="float">
            <text:p>2.284261E+015</text:p>
          </table:table-cell>
          <table:table-cell office:value-type="float" office:value="1.073823E+035" calcext:value-type="float">
            <text:p>1.073823E+035</text:p>
          </table:table-cell>
          <table:table-cell office:value-type="float" office:value="0.000001602177" calcext:value-type="float">
            <text:p>1.602177E-006</text:p>
          </table:table-cell>
          <table:table-cell table:formula="of:=[.A358]*[.$B$1]" office:value-type="float" office:value="2.0530947005044E+042" calcext:value-type="float">
            <text:p>2.0530947005044E+042</text:p>
          </table:table-cell>
          <table:table-cell/>
          <table:table-cell table:formula="of:=[.A358]*[.$B$1]/[.$B$3]" office:value-type="float" office:value="0.14039115735104" calcext:value-type="float">
            <text:p>0.1403911574</text:p>
          </table:table-cell>
          <table:table-cell table:formula="of:=[.B358]/[.$B$3]" office:value-type="float" office:value="0.00000000734283000794503" calcext:value-type="float">
            <text:p>7.34283000794503E-009</text:p>
          </table:table-cell>
          <table:table-cell/>
        </table:table-row>
        <table:table-row table:style-name="ro1">
          <table:table-cell office:value-type="float" office:value="2.257766E+015" calcext:value-type="float">
            <text:p>2.257766E+015</text:p>
          </table:table-cell>
          <table:table-cell office:value-type="float" office:value="1.04395E+035" calcext:value-type="float">
            <text:p>1.04395E+035</text:p>
          </table:table-cell>
          <table:table-cell office:value-type="float" office:value="0.000001586156" calcext:value-type="float">
            <text:p>1.586156E-006</text:p>
          </table:table-cell>
          <table:table-cell table:formula="of:=[.A359]*[.$B$1]" office:value-type="float" office:value="2.0292809839064E+042" calcext:value-type="float">
            <text:p>2.0292809839064E+042</text:p>
          </table:table-cell>
          <table:table-cell/>
          <table:table-cell table:formula="of:=[.A359]*[.$B$1]/[.$B$3]" office:value-type="float" office:value="0.138762769126571" calcext:value-type="float">
            <text:p>0.1387627691</text:p>
          </table:table-cell>
          <table:table-cell table:formula="of:=[.B359]/[.$B$3]" office:value-type="float" office:value="0.00000000713855764571462" calcext:value-type="float">
            <text:p>7.13855764571462E-009</text:p>
          </table:table-cell>
          <table:table-cell/>
        </table:table-row>
        <table:table-row table:style-name="ro1">
          <table:table-cell office:value-type="float" office:value="2.231375E+015" calcext:value-type="float">
            <text:p>2.231375E+015</text:p>
          </table:table-cell>
          <table:table-cell office:value-type="float" office:value="1.014232E+035" calcext:value-type="float">
            <text:p>1.014232E+035</text:p>
          </table:table-cell>
          <table:table-cell office:value-type="float" office:value="0.000001570134" calcext:value-type="float">
            <text:p>1.570134E-006</text:p>
          </table:table-cell>
          <table:table-cell table:formula="of:=[.A360]*[.$B$1]" office:value-type="float" office:value="2.00556074255E+042" calcext:value-type="float">
            <text:p>2.00556074255E+042</text:p>
          </table:table-cell>
          <table:table-cell/>
          <table:table-cell table:formula="of:=[.A360]*[.$B$1]/[.$B$3]" office:value-type="float" office:value="0.137140772763786" calcext:value-type="float">
            <text:p>0.1371407728</text:p>
          </table:table-cell>
          <table:table-cell table:formula="of:=[.B360]/[.$B$3]" office:value-type="float" office:value="0.00000000693534517757406" calcext:value-type="float">
            <text:p>6.93534517757406E-009</text:p>
          </table:table-cell>
          <table:table-cell/>
        </table:table-row>
        <table:table-row table:style-name="ro1">
          <table:table-cell office:value-type="float" office:value="2.205088E+015" calcext:value-type="float">
            <text:p>2.205088E+015</text:p>
          </table:table-cell>
          <table:table-cell office:value-type="float" office:value="9.846696E+034" calcext:value-type="float">
            <text:p>9.846696E+034</text:p>
          </table:table-cell>
          <table:table-cell office:value-type="float" office:value="0.000001554112" calcext:value-type="float">
            <text:p>1.554112E-006</text:p>
          </table:table-cell>
          <table:table-cell table:formula="of:=[.A361]*[.$B$1]" office:value-type="float" office:value="1.9819339764352E+042" calcext:value-type="float">
            <text:p>1.9819339764352E+042</text:p>
          </table:table-cell>
          <table:table-cell/>
          <table:table-cell table:formula="of:=[.A361]*[.$B$1]/[.$B$3]" office:value-type="float" office:value="0.135525168262686" calcext:value-type="float">
            <text:p>0.1355251683</text:p>
          </table:table-cell>
          <table:table-cell table:formula="of:=[.B361]/[.$B$3]" office:value-type="float" office:value="0.00000000673319670633916" calcext:value-type="float">
            <text:p>6.73319670633916E-009</text:p>
          </table:table-cell>
          <table:table-cell/>
        </table:table-row>
        <table:table-row table:style-name="ro1">
          <table:table-cell office:value-type="float" office:value="2.178905E+015" calcext:value-type="float">
            <text:p>2.178905E+015</text:p>
          </table:table-cell>
          <table:table-cell office:value-type="float" office:value="9.552629E+034" calcext:value-type="float">
            <text:p>9.552629E+034</text:p>
          </table:table-cell>
          <table:table-cell office:value-type="float" office:value="0.00000153809" calcext:value-type="float">
            <text:p>1.53809E-006</text:p>
          </table:table-cell>
          <table:table-cell table:formula="of:=[.A362]*[.$B$1]" office:value-type="float" office:value="1.958400685562E+042" calcext:value-type="float">
            <text:p>1.958400685562E+042</text:p>
          </table:table-cell>
          <table:table-cell/>
          <table:table-cell table:formula="of:=[.A362]*[.$B$1]/[.$B$3]" office:value-type="float" office:value="0.133915955623271" calcext:value-type="float">
            <text:p>0.1339159556</text:p>
          </table:table-cell>
          <table:table-cell table:formula="of:=[.B362]/[.$B$3]" office:value-type="float" office:value="0.00000000653211291581256" calcext:value-type="float">
            <text:p>6.53211291581256E-009</text:p>
          </table:table-cell>
          <table:table-cell/>
        </table:table-row>
        <table:table-row table:style-name="ro1">
          <table:table-cell office:value-type="float" office:value="2.152829E+015" calcext:value-type="float">
            <text:p>2.152829E+015</text:p>
          </table:table-cell>
          <table:table-cell office:value-type="float" office:value="9.260127E+034" calcext:value-type="float">
            <text:p>9.260127E+034</text:p>
          </table:table-cell>
          <table:table-cell office:value-type="float" office:value="0.000001522068" calcext:value-type="float">
            <text:p>1.522068E-006</text:p>
          </table:table-cell>
          <table:table-cell table:formula="of:=[.A363]*[.$B$1]" office:value-type="float" office:value="1.9349635663316E+042" calcext:value-type="float">
            <text:p>1.9349635663316E+042</text:p>
          </table:table-cell>
          <table:table-cell/>
          <table:table-cell table:formula="of:=[.A363]*[.$B$1]/[.$B$3]" office:value-type="float" office:value="0.132313319226167" calcext:value-type="float">
            <text:p>0.1323133192</text:p>
          </table:table-cell>
          <table:table-cell table:formula="of:=[.B363]/[.$B$3]" office:value-type="float" office:value="0.00000000633209927641539" calcext:value-type="float">
            <text:p>6.33209927641539E-009</text:p>
          </table:table-cell>
          <table:table-cell/>
        </table:table-row>
        <table:table-row table:style-name="ro1">
          <table:table-cell office:value-type="float" office:value="2.126858E+015" calcext:value-type="float">
            <text:p>2.126858E+015</text:p>
          </table:table-cell>
          <table:table-cell office:value-type="float" office:value="8.969195E+034" calcext:value-type="float">
            <text:p>8.969195E+034</text:p>
          </table:table-cell>
          <table:table-cell office:value-type="float" office:value="0.000001506047" calcext:value-type="float">
            <text:p>0.000001506</text:p>
          </table:table-cell>
          <table:table-cell table:formula="of:=[.A364]*[.$B$1]" office:value-type="float" office:value="1.9116208211432E+042" calcext:value-type="float">
            <text:p>1.9116208211432E+042</text:p>
          </table:table-cell>
          <table:table-cell/>
          <table:table-cell table:formula="of:=[.A364]*[.$B$1]/[.$B$3]" office:value-type="float" office:value="0.130717136150956" calcext:value-type="float">
            <text:p>0.1307171362</text:p>
          </table:table-cell>
          <table:table-cell table:formula="of:=[.B364]/[.$B$3]" office:value-type="float" office:value="0.00000000613315920716082" calcext:value-type="float">
            <text:p>6.13315920716082E-009</text:p>
          </table:table-cell>
          <table:table-cell/>
        </table:table-row>
        <table:table-row table:style-name="ro1">
          <table:table-cell office:value-type="float" office:value="2.100993E+015" calcext:value-type="float">
            <text:p>2.100993E+015</text:p>
          </table:table-cell>
          <table:table-cell office:value-type="float" office:value="8.67984E+034" calcext:value-type="float">
            <text:p>8.67984E+034</text:p>
          </table:table-cell>
          <table:table-cell office:value-type="float" office:value="0.000001490025" calcext:value-type="float">
            <text:p>0.00000149</text:p>
          </table:table-cell>
          <table:table-cell table:formula="of:=[.A365]*[.$B$1]" office:value-type="float" office:value="1.8883733487972E+042" calcext:value-type="float">
            <text:p>1.8883733487972E+042</text:p>
          </table:table-cell>
          <table:table-cell/>
          <table:table-cell table:formula="of:=[.A365]*[.$B$1]/[.$B$3]" office:value-type="float" office:value="0.129127467857847" calcext:value-type="float">
            <text:p>0.1291274679</text:p>
          </table:table-cell>
          <table:table-cell table:formula="of:=[.B365]/[.$B$3]" office:value-type="float" office:value="0.00000000593529749466733" calcext:value-type="float">
            <text:p>5.93529749466733E-009</text:p>
          </table:table-cell>
          <table:table-cell/>
        </table:table-row>
        <table:table-row table:style-name="ro1">
          <table:table-cell office:value-type="float" office:value="2.075236E+015" calcext:value-type="float">
            <text:p>2.075236E+015</text:p>
          </table:table-cell>
          <table:table-cell office:value-type="float" office:value="8.392066E+034" calcext:value-type="float">
            <text:p>8.392066E+034</text:p>
          </table:table-cell>
          <table:table-cell office:value-type="float" office:value="0.000001474003" calcext:value-type="float">
            <text:p>0.000001474</text:p>
          </table:table-cell>
          <table:table-cell table:formula="of:=[.A366]*[.$B$1]" office:value-type="float" office:value="1.8652229468944E+042" calcext:value-type="float">
            <text:p>1.8652229468944E+042</text:p>
          </table:table-cell>
          <table:table-cell/>
          <table:table-cell table:formula="of:=[.A366]*[.$B$1]/[.$B$3]" office:value-type="float" office:value="0.127544437267258" calcext:value-type="float">
            <text:p>0.1275444373</text:p>
          </table:table-cell>
          <table:table-cell table:formula="of:=[.B366]/[.$B$3]" office:value-type="float" office:value="0.00000000573851687414548" calcext:value-type="float">
            <text:p>5.73851687414548E-009</text:p>
          </table:table-cell>
          <table:table-cell/>
        </table:table-row>
        <table:table-row table:style-name="ro1">
          <table:table-cell office:value-type="float" office:value="2.049586E+015" calcext:value-type="float">
            <text:p>2.049586E+015</text:p>
          </table:table-cell>
          <table:table-cell office:value-type="float" office:value="8.105881E+034" calcext:value-type="float">
            <text:p>8.105881E+034</text:p>
          </table:table-cell>
          <table:table-cell office:value-type="float" office:value="0.000001457981" calcext:value-type="float">
            <text:p>0.000001458</text:p>
          </table:table-cell>
          <table:table-cell table:formula="of:=[.A367]*[.$B$1]" office:value-type="float" office:value="1.8421687166344E+042" calcext:value-type="float">
            <text:p>1.8421687166344E+042</text:p>
          </table:table-cell>
          <table:table-cell/>
          <table:table-cell table:formula="of:=[.A367]*[.$B$1]/[.$B$3]" office:value-type="float" office:value="0.125967982918979" calcext:value-type="float">
            <text:p>0.1259679829</text:p>
          </table:table-cell>
          <table:table-cell table:formula="of:=[.B367]/[.$B$3]" office:value-type="float" office:value="0.00000000554282281601637" calcext:value-type="float">
            <text:p>5.54282281601637E-009</text:p>
          </table:table-cell>
          <table:table-cell/>
        </table:table-row>
        <table:table-row table:style-name="ro1">
          <table:table-cell office:value-type="float" office:value="2.024045E+015" calcext:value-type="float">
            <text:p>2.024045E+015</text:p>
          </table:table-cell>
          <table:table-cell office:value-type="float" office:value="7.821289E+034" calcext:value-type="float">
            <text:p>7.821289E+034</text:p>
          </table:table-cell>
          <table:table-cell office:value-type="float" office:value="0.00000144196" calcext:value-type="float">
            <text:p>0.000001442</text:p>
          </table:table-cell>
          <table:table-cell table:formula="of:=[.A368]*[.$B$1]" office:value-type="float" office:value="1.819212455618E+042" calcext:value-type="float">
            <text:p>1.819212455618E+042</text:p>
          </table:table-cell>
          <table:table-cell/>
          <table:table-cell table:formula="of:=[.A368]*[.$B$1]/[.$B$3]" office:value-type="float" office:value="0.124398227733427" calcext:value-type="float">
            <text:p>0.1243982277</text:p>
          </table:table-cell>
          <table:table-cell table:formula="of:=[.B368]/[.$B$3]" office:value-type="float" office:value="0.00000000534821805549056" calcext:value-type="float">
            <text:p>5.34821805549056E-009</text:p>
          </table:table-cell>
          <table:table-cell/>
        </table:table-row>
        <table:table-row table:style-name="ro1">
          <table:table-cell office:value-type="float" office:value="1.998612E+015" calcext:value-type="float">
            <text:p>1.998612E+015</text:p>
          </table:table-cell>
          <table:table-cell office:value-type="float" office:value="7.538298E+034" calcext:value-type="float">
            <text:p>7.538298E+034</text:p>
          </table:table-cell>
          <table:table-cell office:value-type="float" office:value="0.000001425938" calcext:value-type="float">
            <text:p>1.425938E-006</text:p>
          </table:table-cell>
          <table:table-cell table:formula="of:=[.A369]*[.$B$1]" office:value-type="float" office:value="1.7963532650448E+042" calcext:value-type="float">
            <text:p>1.7963532650448E+042</text:p>
          </table:table-cell>
          <table:table-cell/>
          <table:table-cell table:formula="of:=[.A369]*[.$B$1]/[.$B$3]" office:value-type="float" office:value="0.122835110250395" calcext:value-type="float">
            <text:p>0.1228351103</text:p>
          </table:table-cell>
          <table:table-cell table:formula="of:=[.B369]/[.$B$3]" office:value-type="float" office:value="0.00000000515470806298915" calcext:value-type="float">
            <text:p>5.15470806298915E-009</text:p>
          </table:table-cell>
          <table:table-cell/>
        </table:table-row>
        <table:table-row table:style-name="ro1">
          <table:table-cell office:value-type="float" office:value="1.973288E+015" calcext:value-type="float">
            <text:p>1.973288E+015</text:p>
          </table:table-cell>
          <table:table-cell office:value-type="float" office:value="7.256912E+034" calcext:value-type="float">
            <text:p>7.256912E+034</text:p>
          </table:table-cell>
          <table:table-cell office:value-type="float" office:value="0.000001409916" calcext:value-type="float">
            <text:p>1.409916E-006</text:p>
          </table:table-cell>
          <table:table-cell table:formula="of:=[.A370]*[.$B$1]" office:value-type="float" office:value="1.7735920437152E+042" calcext:value-type="float">
            <text:p>1.7735920437152E+042</text:p>
          </table:table-cell>
          <table:table-cell/>
          <table:table-cell table:formula="of:=[.A370]*[.$B$1]/[.$B$3]" office:value-type="float" office:value="0.12127869193009" calcext:value-type="float">
            <text:p>0.1212786919</text:p>
          </table:table-cell>
          <table:table-cell table:formula="of:=[.B370]/[.$B$3]" office:value-type="float" office:value="0.00000000496229557372271" calcext:value-type="float">
            <text:p>0.000000005</text:p>
          </table:table-cell>
          <table:table-cell/>
        </table:table-row>
        <table:table-row table:style-name="ro1">
          <table:table-cell office:value-type="float" office:value="1.948075E+015" calcext:value-type="float">
            <text:p>1.948075E+015</text:p>
          </table:table-cell>
          <table:table-cell office:value-type="float" office:value="6.977139E+034" calcext:value-type="float">
            <text:p>6.977139E+034</text:p>
          </table:table-cell>
          <table:table-cell office:value-type="float" office:value="0.000001393894" calcext:value-type="float">
            <text:p>1.393894E-006</text:p>
          </table:table-cell>
          <table:table-cell table:formula="of:=[.A371]*[.$B$1]" office:value-type="float" office:value="1.75093058923E+042" calcext:value-type="float">
            <text:p>1.75093058923E+042</text:p>
          </table:table-cell>
          <table:table-cell/>
          <table:table-cell table:formula="of:=[.A371]*[.$B$1]/[.$B$3]" office:value-type="float" office:value="0.11972909569293" calcext:value-type="float">
            <text:p>0.1197290957</text:p>
          </table:table-cell>
          <table:table-cell table:formula="of:=[.B371]/[.$B$3]" office:value-type="float" office:value="0.00000000477098605811233" calcext:value-type="float">
            <text:p>4.77098605811233E-009</text:p>
          </table:table-cell>
          <table:table-cell/>
        </table:table-row>
        <table:table-row table:style-name="ro1">
          <table:table-cell office:value-type="float" office:value="1.922972E+015" calcext:value-type="float">
            <text:p>1.922972E+015</text:p>
          </table:table-cell>
          <table:table-cell office:value-type="float" office:value="6.698985E+034" calcext:value-type="float">
            <text:p>6.698985E+034</text:p>
          </table:table-cell>
          <table:table-cell office:value-type="float" office:value="0.000001377872" calcext:value-type="float">
            <text:p>1.377872E-006</text:p>
          </table:table-cell>
          <table:table-cell table:formula="of:=[.A372]*[.$B$1]" office:value-type="float" office:value="1.7283680027888E+042" calcext:value-type="float">
            <text:p>1.7283680027888E+042</text:p>
          </table:table-cell>
          <table:table-cell/>
          <table:table-cell table:formula="of:=[.A372]*[.$B$1]/[.$B$3]" office:value-type="float" office:value="0.118186260078706" calcext:value-type="float">
            <text:p>0.1181862601</text:p>
          </table:table-cell>
          <table:table-cell table:formula="of:=[.B372]/[.$B$3]" office:value-type="float" office:value="0.00000000458078361897386" calcext:value-type="float">
            <text:p>4.58078361897386E-009</text:p>
          </table:table-cell>
          <table:table-cell/>
        </table:table-row>
        <table:table-row table:style-name="ro1">
          <table:table-cell office:value-type="float" office:value="1.897981E+015" calcext:value-type="float">
            <text:p>1.897981E+015</text:p>
          </table:table-cell>
          <table:table-cell office:value-type="float" office:value="6.422456E+034" calcext:value-type="float">
            <text:p>6.422456E+034</text:p>
          </table:table-cell>
          <table:table-cell office:value-type="float" office:value="0.000001361851" calcext:value-type="float">
            <text:p>1.361851E-006</text:p>
          </table:table-cell>
          <table:table-cell table:formula="of:=[.A373]*[.$B$1]" office:value-type="float" office:value="1.7059060819924E+042" calcext:value-type="float">
            <text:p>1.7059060819924E+042</text:p>
          </table:table-cell>
          <table:table-cell/>
          <table:table-cell table:formula="of:=[.A373]*[.$B$1]/[.$B$3]" office:value-type="float" office:value="0.116650308007835" calcext:value-type="float">
            <text:p>0.116650308</text:p>
          </table:table-cell>
          <table:table-cell table:formula="of:=[.B373]/[.$B$3]" office:value-type="float" office:value="0.00000000439169235912312" calcext:value-type="float">
            <text:p>4.39169235912312E-009</text:p>
          </table:table-cell>
          <table:table-cell/>
        </table:table-row>
        <table:table-row table:style-name="ro1">
          <table:table-cell office:value-type="float" office:value="1.873101E+015" calcext:value-type="float">
            <text:p>1.873101E+015</text:p>
          </table:table-cell>
          <table:table-cell office:value-type="float" office:value="6.147559E+034" calcext:value-type="float">
            <text:p>6.147559E+034</text:p>
          </table:table-cell>
          <table:table-cell office:value-type="float" office:value="0.000001345829" calcext:value-type="float">
            <text:p>1.345829E-006</text:p>
          </table:table-cell>
          <table:table-cell table:formula="of:=[.A374]*[.$B$1]" office:value-type="float" office:value="1.6835439280404E+042" calcext:value-type="float">
            <text:p>1.6835439280404E+042</text:p>
          </table:table-cell>
          <table:table-cell/>
          <table:table-cell table:formula="of:=[.A374]*[.$B$1]/[.$B$3]" office:value-type="float" office:value="0.115121178020109" calcext:value-type="float">
            <text:p>0.115121178</text:p>
          </table:table-cell>
          <table:table-cell table:formula="of:=[.B374]/[.$B$3]" office:value-type="float" office:value="0.00000000420371706517858" calcext:value-type="float">
            <text:p>4.20371706517858E-009</text:p>
          </table:table-cell>
          <table:table-cell/>
        </table:table-row>
        <table:table-row table:style-name="ro1">
          <table:table-cell office:value-type="float" office:value="1.848334E+015" calcext:value-type="float">
            <text:p>1.848334E+015</text:p>
          </table:table-cell>
          <table:table-cell office:value-type="float" office:value="5.874301E+034" calcext:value-type="float">
            <text:p>5.874301E+034</text:p>
          </table:table-cell>
          <table:table-cell office:value-type="float" office:value="0.000001329807" calcext:value-type="float">
            <text:p>1.329807E-006</text:p>
          </table:table-cell>
          <table:table-cell table:formula="of:=[.A375]*[.$B$1]" office:value-type="float" office:value="1.6612833385336E+042" calcext:value-type="float">
            <text:p>1.6612833385336E+042</text:p>
          </table:table-cell>
          <table:table-cell/>
          <table:table-cell table:formula="of:=[.A375]*[.$B$1]/[.$B$3]" office:value-type="float" office:value="0.113598993035944" calcext:value-type="float">
            <text:p>0.113598993</text:p>
          </table:table-cell>
          <table:table-cell table:formula="of:=[.B375]/[.$B$3]" office:value-type="float" office:value="0.00000000401686252375871" calcext:value-type="float">
            <text:p>0.000000004</text:p>
          </table:table-cell>
          <table:table-cell/>
        </table:table-row>
        <table:table-row table:style-name="ro1">
          <table:table-cell office:value-type="float" office:value="1.82368E+015" calcext:value-type="float">
            <text:p>1.82368E+015</text:p>
          </table:table-cell>
          <table:table-cell office:value-type="float" office:value="5.602689E+034" calcext:value-type="float">
            <text:p>5.602689E+034</text:p>
          </table:table-cell>
          <table:table-cell office:value-type="float" office:value="0.000001313785" calcext:value-type="float">
            <text:p>1.313785E-006</text:p>
          </table:table-cell>
          <table:table-cell table:formula="of:=[.A376]*[.$B$1]" office:value-type="float" office:value="1.639124313472E+042" calcext:value-type="float">
            <text:p>1.639124313472E+042</text:p>
          </table:table-cell>
          <table:table-cell/>
          <table:table-cell table:formula="of:=[.A376]*[.$B$1]/[.$B$3]" office:value-type="float" office:value="0.112083753055341" calcext:value-type="float">
            <text:p>0.1120837531</text:p>
          </table:table-cell>
          <table:table-cell table:formula="of:=[.B376]/[.$B$3]" office:value-type="float" office:value="0.00000000383113352148199" calcext:value-type="float">
            <text:p>3.83113352148199E-009</text:p>
          </table:table-cell>
          <table:table-cell/>
        </table:table-row>
        <table:table-row table:style-name="ro1">
          <table:table-cell office:value-type="float" office:value="1.79914E+015" calcext:value-type="float">
            <text:p>1.79914E+015</text:p>
          </table:table-cell>
          <table:table-cell office:value-type="float" office:value="5.332731E+034" calcext:value-type="float">
            <text:p>5.332731E+034</text:p>
          </table:table-cell>
          <table:table-cell office:value-type="float" office:value="0.000001297764" calcext:value-type="float">
            <text:p>1.297764E-006</text:p>
          </table:table-cell>
          <table:table-cell table:formula="of:=[.A377]*[.$B$1]" office:value-type="float" office:value="1.617067751656E+042" calcext:value-type="float">
            <text:p>1.617067751656E+042</text:p>
          </table:table-cell>
          <table:table-cell/>
          <table:table-cell table:formula="of:=[.A377]*[.$B$1]/[.$B$3]" office:value-type="float" office:value="0.110575519538508" calcext:value-type="float">
            <text:p>0.1105755195</text:p>
          </table:table-cell>
          <table:table-cell table:formula="of:=[.B377]/[.$B$3]" office:value-type="float" office:value="0.00000000364653552876952" calcext:value-type="float">
            <text:p>3.64653552876952E-009</text:p>
          </table:table-cell>
          <table:table-cell/>
        </table:table-row>
        <table:table-row table:style-name="ro1">
          <table:table-cell office:value-type="float" office:value="1.774715E+015" calcext:value-type="float">
            <text:p>1.774715E+015</text:p>
          </table:table-cell>
          <table:table-cell office:value-type="float" office:value="5.064432E+034" calcext:value-type="float">
            <text:p>5.064432E+034</text:p>
          </table:table-cell>
          <table:table-cell office:value-type="float" office:value="0.000001281742" calcext:value-type="float">
            <text:p>1.281742E-006</text:p>
          </table:table-cell>
          <table:table-cell table:formula="of:=[.A378]*[.$B$1]" office:value-type="float" office:value="1.595114551886E+042" calcext:value-type="float">
            <text:p>1.595114551886E+042</text:p>
          </table:table-cell>
          <table:table-cell/>
          <table:table-cell table:formula="of:=[.A378]*[.$B$1]/[.$B$3]" office:value-type="float" office:value="0.109074353945653" calcext:value-type="float">
            <text:p>0.1090743539</text:p>
          </table:table-cell>
          <table:table-cell table:formula="of:=[.B378]/[.$B$3]" office:value-type="float" office:value="0.0000000034630719646345" calcext:value-type="float">
            <text:p>3.4630719646345E-009</text:p>
          </table:table-cell>
          <table:table-cell/>
        </table:table-row>
        <table:table-row table:style-name="ro1">
          <table:table-cell office:value-type="float" office:value="1.750405E+015" calcext:value-type="float">
            <text:p>1.750405E+015</text:p>
          </table:table-cell>
          <table:table-cell office:value-type="float" office:value="4.797802E+034" calcext:value-type="float">
            <text:p>4.797802E+034</text:p>
          </table:table-cell>
          <table:table-cell office:value-type="float" office:value="0.00000126572" calcext:value-type="float">
            <text:p>1.26572E-006</text:p>
          </table:table-cell>
          <table:table-cell table:formula="of:=[.A379]*[.$B$1]" office:value-type="float" office:value="1.573264714162E+042" calcext:value-type="float">
            <text:p>1.573264714162E+042</text:p>
          </table:table-cell>
          <table:table-cell/>
          <table:table-cell table:formula="of:=[.A379]*[.$B$1]/[.$B$3]" office:value-type="float" office:value="0.107580256276777" calcext:value-type="float">
            <text:p>0.1075802563</text:p>
          </table:table-cell>
          <table:table-cell table:formula="of:=[.B379]/[.$B$3]" office:value-type="float" office:value="0.0000000032807496671033" calcext:value-type="float">
            <text:p>3.2807496671033E-009</text:p>
          </table:table-cell>
          <table:table-cell/>
        </table:table-row>
        <table:table-row table:style-name="ro1">
          <table:table-cell office:value-type="float" office:value="1.726211E+015" calcext:value-type="float">
            <text:p>1.726211E+015</text:p>
          </table:table-cell>
          <table:table-cell office:value-type="float" office:value="4.532846E+034" calcext:value-type="float">
            <text:p>4.532846E+034</text:p>
          </table:table-cell>
          <table:table-cell office:value-type="float" office:value="0.000001249698" calcext:value-type="float">
            <text:p>1.249698E-006</text:p>
          </table:table-cell>
          <table:table-cell table:formula="of:=[.A380]*[.$B$1]" office:value-type="float" office:value="1.5515191372844E+042" calcext:value-type="float">
            <text:p>1.5515191372844E+042</text:p>
          </table:table-cell>
          <table:table-cell/>
          <table:table-cell table:formula="of:=[.A380]*[.$B$1]/[.$B$3]" office:value-type="float" office:value="0.106093287992089" calcext:value-type="float">
            <text:p>0.106093288</text:p>
          </table:table-cell>
          <table:table-cell table:formula="of:=[.B380]/[.$B$3]" office:value-type="float" office:value="0.00000000309957205518913" calcext:value-type="float">
            <text:p>3.09957205518913E-009</text:p>
          </table:table-cell>
          <table:table-cell/>
        </table:table-row>
        <table:table-row table:style-name="ro1">
          <table:table-cell office:value-type="float" office:value="1.702134E+015" calcext:value-type="float">
            <text:p>1.702134E+015</text:p>
          </table:table-cell>
          <table:table-cell office:value-type="float" office:value="4.269574E+034" calcext:value-type="float">
            <text:p>4.269574E+034</text:p>
          </table:table-cell>
          <table:table-cell office:value-type="float" office:value="0.000001233677" calcext:value-type="float">
            <text:p>1.233677E-006</text:p>
          </table:table-cell>
          <table:table-cell table:formula="of:=[.A381]*[.$B$1]" office:value-type="float" office:value="1.5298787200536E+042" calcext:value-type="float">
            <text:p>1.5298787200536E+042</text:p>
          </table:table-cell>
          <table:table-cell/>
          <table:table-cell table:formula="of:=[.A381]*[.$B$1]/[.$B$3]" office:value-type="float" office:value="0.104613510551796" calcext:value-type="float">
            <text:p>0.1046135106</text:p>
          </table:table-cell>
          <table:table-cell table:formula="of:=[.B381]/[.$B$3]" office:value-type="float" office:value="0.00000000291954596691838" calcext:value-type="float">
            <text:p>2.91954596691838E-009</text:p>
          </table:table-cell>
          <table:table-cell/>
        </table:table-row>
        <table:table-row table:style-name="ro1">
          <table:table-cell office:value-type="float" office:value="1.678174E+015" calcext:value-type="float">
            <text:p>1.678174E+015</text:p>
          </table:table-cell>
          <table:table-cell office:value-type="float" office:value="4.007992E+034" calcext:value-type="float">
            <text:p>4.007992E+034</text:p>
          </table:table-cell>
          <table:table-cell office:value-type="float" office:value="0.000001217655" calcext:value-type="float">
            <text:p>1.217655E-006</text:p>
          </table:table-cell>
          <table:table-cell table:formula="of:=[.A382]*[.$B$1]" office:value-type="float" office:value="1.5083434624696E+042" calcext:value-type="float">
            <text:p>1.5083434624696E+042</text:p>
          </table:table-cell>
          <table:table-cell/>
          <table:table-cell table:formula="of:=[.A382]*[.$B$1]/[.$B$3]" office:value-type="float" office:value="0.103140923955899" calcext:value-type="float">
            <text:p>0.103140924</text:p>
          </table:table-cell>
          <table:table-cell table:formula="of:=[.B382]/[.$B$3]" office:value-type="float" office:value="0.00000000274067550510686" calcext:value-type="float">
            <text:p>2.74067550510686E-009</text:p>
          </table:table-cell>
          <table:table-cell/>
        </table:table-row>
        <table:table-row table:style-name="ro1">
          <table:table-cell office:value-type="float" office:value="1.654333E+015" calcext:value-type="float">
            <text:p>1.654333E+015</text:p>
          </table:table-cell>
          <table:table-cell office:value-type="float" office:value="3.74811E+034" calcext:value-type="float">
            <text:p>3.74811E+034</text:p>
          </table:table-cell>
          <table:table-cell office:value-type="float" office:value="0.000001201633" calcext:value-type="float">
            <text:p>1.201633E-006</text:p>
          </table:table-cell>
          <table:table-cell table:formula="of:=[.A383]*[.$B$1]" office:value-type="float" office:value="1.4869151621332E+042" calcext:value-type="float">
            <text:p>1.4869151621332E+042</text:p>
          </table:table-cell>
          <table:table-cell/>
          <table:table-cell table:formula="of:=[.A383]*[.$B$1]/[.$B$3]" office:value-type="float" office:value="0.101675651124814" calcext:value-type="float">
            <text:p>0.1016756511</text:p>
          </table:table-cell>
          <table:table-cell table:formula="of:=[.B383]/[.$B$3]" office:value-type="float" office:value="0.00000000256296750778097" calcext:value-type="float">
            <text:p>2.56296750778097E-009</text:p>
          </table:table-cell>
          <table:table-cell/>
        </table:table-row>
        <table:table-row table:style-name="ro1">
          <table:table-cell office:value-type="float" office:value="1.630611E+015" calcext:value-type="float">
            <text:p>1.630611E+015</text:p>
          </table:table-cell>
          <table:table-cell office:value-type="float" office:value="3.489934E+034" calcext:value-type="float">
            <text:p>3.489934E+034</text:p>
          </table:table-cell>
          <table:table-cell office:value-type="float" office:value="0.000001185611" calcext:value-type="float">
            <text:p>1.185611E-006</text:p>
          </table:table-cell>
          <table:table-cell table:formula="of:=[.A384]*[.$B$1]" office:value-type="float" office:value="1.4655938190444E+042" calcext:value-type="float">
            <text:p>1.4655938190444E+042</text:p>
          </table:table-cell>
          <table:table-cell/>
          <table:table-cell table:formula="of:=[.A384]*[.$B$1]/[.$B$3]" office:value-type="float" office:value="0.100217692058542" calcext:value-type="float">
            <text:p>0.1002176921</text:p>
          </table:table-cell>
          <table:table-cell table:formula="of:=[.B384]/[.$B$3]" office:value-type="float" office:value="0.00000000238642607775654" calcext:value-type="float">
            <text:p>2.38642607775654E-009</text:p>
          </table:table-cell>
          <table:table-cell/>
        </table:table-row>
        <table:table-row table:style-name="ro1">
          <table:table-cell office:value-type="float" office:value="1.607009E+015" calcext:value-type="float">
            <text:p>1.607009E+015</text:p>
          </table:table-cell>
          <table:table-cell office:value-type="float" office:value="3.233474E+034" calcext:value-type="float">
            <text:p>3.233474E+034</text:p>
          </table:table-cell>
          <table:table-cell office:value-type="float" office:value="0.000001169589" calcext:value-type="float">
            <text:p>1.169589E-006</text:p>
          </table:table-cell>
          <table:table-cell table:formula="of:=[.A385]*[.$B$1]" office:value-type="float" office:value="1.4443803320036E+042" calcext:value-type="float">
            <text:p>1.4443803320036E+042</text:p>
          </table:table-cell>
          <table:table-cell/>
          <table:table-cell table:formula="of:=[.A385]*[.$B$1]/[.$B$3]" office:value-type="float" office:value="0.0987671082172913" calcext:value-type="float">
            <text:p>0.0987671082</text:p>
          </table:table-cell>
          <table:table-cell table:formula="of:=[.B385]/[.$B$3]" office:value-type="float" office:value="0.00000000221105805305996" calcext:value-type="float">
            <text:p>2.21105805305996E-009</text:p>
          </table:table-cell>
          <table:table-cell/>
        </table:table-row>
        <table:table-row table:style-name="ro1">
          <table:table-cell office:value-type="float" office:value="1.583528E+015" calcext:value-type="float">
            <text:p>1.583528E+015</text:p>
          </table:table-cell>
          <table:table-cell office:value-type="float" office:value="2.978739E+034" calcext:value-type="float">
            <text:p>2.978739E+034</text:p>
          </table:table-cell>
          <table:table-cell office:value-type="float" office:value="0.000001153568" calcext:value-type="float">
            <text:p>1.153568E-006</text:p>
          </table:table-cell>
          <table:table-cell table:formula="of:=[.A386]*[.$B$1]" office:value-type="float" office:value="1.4232755998112E+042" calcext:value-type="float">
            <text:p>1.4232755998112E+042</text:p>
          </table:table-cell>
          <table:table-cell/>
          <table:table-cell table:formula="of:=[.A386]*[.$B$1]/[.$B$3]" office:value-type="float" office:value="0.0973239610612703" calcext:value-type="float">
            <text:p>0.0973239611</text:p>
          </table:table-cell>
          <table:table-cell table:formula="of:=[.B386]/[.$B$3]" office:value-type="float" office:value="0.00000000203686958791497" calcext:value-type="float">
            <text:p>0.000000002</text:p>
          </table:table-cell>
          <table:table-cell/>
        </table:table-row>
        <table:table-row table:style-name="ro1">
          <table:table-cell office:value-type="float" office:value="1.560168E+015" calcext:value-type="float">
            <text:p>1.560168E+015</text:p>
          </table:table-cell>
          <table:table-cell office:value-type="float" office:value="2.725737E+034" calcext:value-type="float">
            <text:p>2.725737E+034</text:p>
          </table:table-cell>
          <table:table-cell office:value-type="float" office:value="0.000001137546" calcext:value-type="float">
            <text:p>1.137546E-006</text:p>
          </table:table-cell>
          <table:table-cell table:formula="of:=[.A387]*[.$B$1]" office:value-type="float" office:value="1.4022796224672E+042" calcext:value-type="float">
            <text:p>1.4022796224672E+042</text:p>
          </table:table-cell>
          <table:table-cell/>
          <table:table-cell table:formula="of:=[.A387]*[.$B$1]/[.$B$3]" office:value-type="float" office:value="0.095888250590479" calcext:value-type="float">
            <text:p>0.0958882506</text:p>
          </table:table-cell>
          <table:table-cell table:formula="of:=[.B387]/[.$B$3]" office:value-type="float" office:value="0.00000000186386615274268" calcext:value-type="float">
            <text:p>1.86386615274268E-009</text:p>
          </table:table-cell>
          <table:table-cell/>
        </table:table-row>
        <table:table-row table:style-name="ro1">
          <table:table-cell office:value-type="float" office:value="1.536931E+015" calcext:value-type="float">
            <text:p>1.536931E+015</text:p>
          </table:table-cell>
          <table:table-cell office:value-type="float" office:value="2.474476E+034" calcext:value-type="float">
            <text:p>2.474476E+034</text:p>
          </table:table-cell>
          <table:table-cell office:value-type="float" office:value="0.000001121524" calcext:value-type="float">
            <text:p>1.121524E-006</text:p>
          </table:table-cell>
          <table:table-cell table:formula="of:=[.A388]*[.$B$1]" office:value-type="float" office:value="1.3813941975724E+042" calcext:value-type="float">
            <text:p>1.3813941975724E+042</text:p>
          </table:table-cell>
          <table:table-cell/>
          <table:table-cell table:formula="of:=[.A388]*[.$B$1]/[.$B$3]" office:value-type="float" office:value="0.0944600997253343" calcext:value-type="float">
            <text:p>0.0944600997</text:p>
          </table:table-cell>
          <table:table-cell table:formula="of:=[.B388]/[.$B$3]" office:value-type="float" office:value="0.00000000169205321796421" calcext:value-type="float">
            <text:p>1.69205321796421E-009</text:p>
          </table:table-cell>
          <table:table-cell/>
        </table:table-row>
        <table:table-row table:style-name="ro1">
          <table:table-cell office:value-type="float" office:value="1.513817E+015" calcext:value-type="float">
            <text:p>1.513817E+015</text:p>
          </table:table-cell>
          <table:table-cell office:value-type="float" office:value="2.224967E+034" calcext:value-type="float">
            <text:p>2.224967E+034</text:p>
          </table:table-cell>
          <table:table-cell office:value-type="float" office:value="0.000001105502" calcext:value-type="float">
            <text:p>1.105502E-006</text:p>
          </table:table-cell>
          <table:table-cell table:formula="of:=[.A389]*[.$B$1]" office:value-type="float" office:value="1.3606193251268E+042" calcext:value-type="float">
            <text:p>1.3606193251268E+042</text:p>
          </table:table-cell>
          <table:table-cell/>
          <table:table-cell table:formula="of:=[.A389]*[.$B$1]/[.$B$3]" office:value-type="float" office:value="0.0930395084658364" calcext:value-type="float">
            <text:p>0.0930395085</text:p>
          </table:table-cell>
          <table:table-cell table:formula="of:=[.B389]/[.$B$3]" office:value-type="float" office:value="0.00000000152143830540857" calcext:value-type="float">
            <text:p>1.52143830540857E-009</text:p>
          </table:table-cell>
          <table:table-cell/>
        </table:table-row>
        <table:table-row table:style-name="ro1">
          <table:table-cell office:value-type="float" office:value="1.490828E+015" calcext:value-type="float">
            <text:p>1.490828E+015</text:p>
          </table:table-cell>
          <table:table-cell office:value-type="float" office:value="1.977219E+034" calcext:value-type="float">
            <text:p>1.977219E+034</text:p>
          </table:table-cell>
          <table:table-cell office:value-type="float" office:value="0.000001089481" calcext:value-type="float">
            <text:p>1.089481E-006</text:p>
          </table:table-cell>
          <table:table-cell table:formula="of:=[.A390]*[.$B$1]" office:value-type="float" office:value="1.3399568027312E+042" calcext:value-type="float">
            <text:p>1.3399568027312E+042</text:p>
          </table:table-cell>
          <table:table-cell/>
          <table:table-cell table:formula="of:=[.A390]*[.$B$1]/[.$B$3]" office:value-type="float" office:value="0.0916265997324023" calcext:value-type="float">
            <text:p>0.0916265997</text:p>
          </table:table-cell>
          <table:table-cell table:formula="of:=[.B390]/[.$B$3]" office:value-type="float" office:value="0.00000000135202756929951" calcext:value-type="float">
            <text:p>1.35202756929951E-009</text:p>
          </table:table-cell>
          <table:table-cell/>
        </table:table-row>
        <table:table-row table:style-name="ro1">
          <table:table-cell office:value-type="float" office:value="1.467964E+015" calcext:value-type="float">
            <text:p>1.467964E+015</text:p>
          </table:table-cell>
          <table:table-cell office:value-type="float" office:value="1.731242E+034" calcext:value-type="float">
            <text:p>1.731242E+034</text:p>
          </table:table-cell>
          <table:table-cell office:value-type="float" office:value="0.000001073459" calcext:value-type="float">
            <text:p>1.073459E-006</text:p>
          </table:table-cell>
          <table:table-cell table:formula="of:=[.A391]*[.$B$1]" office:value-type="float" office:value="1.3194066303856E+042" calcext:value-type="float">
            <text:p>1.3194066303856E+042</text:p>
          </table:table-cell>
          <table:table-cell/>
          <table:table-cell table:formula="of:=[.A391]*[.$B$1]/[.$B$3]" office:value-type="float" office:value="0.0902213735250318" calcext:value-type="float">
            <text:p>0.0902213735</text:p>
          </table:table-cell>
          <table:table-cell table:formula="of:=[.B391]/[.$B$3]" office:value-type="float" office:value="0.00000000118382784766342" calcext:value-type="float">
            <text:p>1.18382784766342E-009</text:p>
          </table:table-cell>
          <table:table-cell/>
        </table:table-row>
        <table:table-row table:style-name="ro1">
          <table:table-cell office:value-type="float" office:value="1.445226E+015" calcext:value-type="float">
            <text:p>1.445226E+015</text:p>
          </table:table-cell>
          <table:table-cell office:value-type="float" office:value="1.487045E+034" calcext:value-type="float">
            <text:p>1.487045E+034</text:p>
          </table:table-cell>
          <table:table-cell office:value-type="float" office:value="0.000001057437" calcext:value-type="float">
            <text:p>1.057437E-006</text:p>
          </table:table-cell>
          <table:table-cell table:formula="of:=[.A392]*[.$B$1]" office:value-type="float" office:value="1.2989697068904E+042" calcext:value-type="float">
            <text:p>1.2989697068904E+042</text:p>
          </table:table-cell>
          <table:table-cell/>
          <table:table-cell table:formula="of:=[.A392]*[.$B$1]/[.$B$3]" office:value-type="float" office:value="0.0888238913039336" calcext:value-type="float">
            <text:p>0.0888238913</text:p>
          </table:table-cell>
          <table:table-cell table:formula="of:=[.B392]/[.$B$3]" office:value-type="float" office:value="0.00000000101684529472405" calcext:value-type="float">
            <text:p>0.000000001</text:p>
          </table:table-cell>
          <table:table-cell/>
        </table:table-row>
        <table:table-row table:style-name="ro1">
          <table:table-cell office:value-type="float" office:value="1.422615E+015" calcext:value-type="float">
            <text:p>1.422615E+015</text:p>
          </table:table-cell>
          <table:table-cell office:value-type="float" office:value="1.244638E+034" calcext:value-type="float">
            <text:p>1.244638E+034</text:p>
          </table:table-cell>
          <table:table-cell office:value-type="float" office:value="0.000001041415" calcext:value-type="float">
            <text:p>1.041415E-006</text:p>
          </table:table-cell>
          <table:table-cell table:formula="of:=[.A393]*[.$B$1]" office:value-type="float" office:value="1.278646931046E+042" calcext:value-type="float">
            <text:p>1.278646931046E+042</text:p>
          </table:table-cell>
          <table:table-cell/>
          <table:table-cell table:formula="of:=[.A393]*[.$B$1]/[.$B$3]" office:value-type="float" office:value="0.0874342145293162" calcext:value-type="float">
            <text:p>0.0874342145</text:p>
          </table:table-cell>
          <table:table-cell table:formula="of:=[.B393]/[.$B$3]" office:value-type="float" office:value="0.000000000851086748507779" calcext:value-type="float">
            <text:p>8.51086748507779E-010</text:p>
          </table:table-cell>
          <table:table-cell/>
        </table:table-row>
        <table:table-row table:style-name="ro1">
          <table:table-cell office:value-type="float" office:value="1.400132E+015" calcext:value-type="float">
            <text:p>1.400132E+015</text:p>
          </table:table-cell>
          <table:table-cell office:value-type="float" office:value="1.004033E+034" calcext:value-type="float">
            <text:p>1.004033E+034</text:p>
          </table:table-cell>
          <table:table-cell office:value-type="float" office:value="0.000001025393" calcext:value-type="float">
            <text:p>1.025393E-006</text:p>
          </table:table-cell>
          <table:table-cell table:formula="of:=[.A394]*[.$B$1]" office:value-type="float" office:value="1.2584392016528E+042" calcext:value-type="float">
            <text:p>1.2584392016528E+042</text:p>
          </table:table-cell>
          <table:table-cell/>
          <table:table-cell table:formula="of:=[.A394]*[.$B$1]/[.$B$3]" office:value-type="float" office:value="0.0860524046613881" calcext:value-type="float">
            <text:p>0.0860524047</text:p>
          </table:table-cell>
          <table:table-cell table:formula="of:=[.B394]/[.$B$3]" office:value-type="float" office:value="0.000000000686560414646275" calcext:value-type="float">
            <text:p>6.86560414646275E-010</text:p>
          </table:table-cell>
          <table:table-cell/>
        </table:table-row>
        <table:table-row table:style-name="ro1">
          <table:table-cell office:value-type="float" office:value="1.377779E+015" calcext:value-type="float">
            <text:p>1.377779E+015</text:p>
          </table:table-cell>
          <table:table-cell office:value-type="float" office:value="7.652398E+033" calcext:value-type="float">
            <text:p>7.652398E+033</text:p>
          </table:table-cell>
          <table:table-cell office:value-type="float" office:value="0.000001009372" calcext:value-type="float">
            <text:p>1.009372E-006</text:p>
          </table:table-cell>
          <table:table-cell table:formula="of:=[.A395]*[.$B$1]" office:value-type="float" office:value="1.2383483163116E+042" calcext:value-type="float">
            <text:p>1.2383483163116E+042</text:p>
          </table:table-cell>
          <table:table-cell/>
          <table:table-cell table:formula="of:=[.A395]*[.$B$1]/[.$B$3]" office:value-type="float" office:value="0.0846785846205662" calcext:value-type="float">
            <text:p>0.0846785846</text:p>
          </table:table-cell>
          <table:table-cell table:formula="of:=[.B395]/[.$B$3]" office:value-type="float" office:value="0.000000000523272994405396" calcext:value-type="float">
            <text:p>5.23272994405396E-010</text:p>
          </table:table-cell>
          <table:table-cell/>
        </table:table-row>
        <table:table-row table:style-name="ro1">
          <table:table-cell office:value-type="float" office:value="1.355556E+015" calcext:value-type="float">
            <text:p>1.355556E+015</text:p>
          </table:table-cell>
          <table:table-cell office:value-type="float" office:value="5.282693E+033" calcext:value-type="float">
            <text:p>5.282693E+033</text:p>
          </table:table-cell>
          <table:table-cell office:value-type="float" office:value="0.0000009933499" calcext:value-type="float">
            <text:p>9.933499E-007</text:p>
          </table:table-cell>
          <table:table-cell table:formula="of:=[.A396]*[.$B$1]" office:value-type="float" office:value="1.2183742750224E+042" calcext:value-type="float">
            <text:p>1.2183742750224E+042</text:p>
          </table:table-cell>
          <table:table-cell/>
          <table:table-cell table:formula="of:=[.A396]*[.$B$1]/[.$B$3]" office:value-type="float" office:value="0.0833127544068506" calcext:value-type="float">
            <text:p>0.0833127544</text:p>
          </table:table-cell>
          <table:table-cell table:formula="of:=[.B396]/[.$B$3]" office:value-type="float" office:value="0.000000000361231941233901" calcext:value-type="float">
            <text:p>3.61231941233901E-010</text:p>
          </table:table-cell>
          <table:table-cell/>
        </table:table-row>
        <table:table-row table:style-name="ro1">
          <table:table-cell office:value-type="float" office:value="1.333464E+015" calcext:value-type="float">
            <text:p>1.333464E+015</text:p>
          </table:table-cell>
          <table:table-cell office:value-type="float" office:value="2.93133E+033" calcext:value-type="float">
            <text:p>2.93133E+033</text:p>
          </table:table-cell>
          <table:table-cell office:value-type="float" office:value="0.0000009773282" calcext:value-type="float">
            <text:p>9.773282E-007</text:p>
          </table:table-cell>
          <table:table-cell table:formula="of:=[.A397]*[.$B$1]" office:value-type="float" office:value="1.1985179765856E+042" calcext:value-type="float">
            <text:p>1.1985179765856E+042</text:p>
          </table:table-cell>
          <table:table-cell/>
          <table:table-cell table:formula="of:=[.A397]*[.$B$1]/[.$B$3]" office:value-type="float" office:value="0.0819549754804498" calcext:value-type="float">
            <text:p>0.0819549755</text:p>
          </table:table-cell>
          <table:table-cell table:formula="of:=[.B397]/[.$B$3]" office:value-type="float" office:value="0.000000000200445118862136" calcext:value-type="float">
            <text:p>2.00445118862136E-010</text:p>
          </table:table-cell>
          <table:table-cell/>
        </table:table-row>
        <table:table-row table:style-name="ro1">
          <table:table-cell office:value-type="float" office:value="1.311504E+015" calcext:value-type="float">
            <text:p>1.311504E+015</text:p>
          </table:table-cell>
          <table:table-cell office:value-type="float" office:value="5.984243E+032" calcext:value-type="float">
            <text:p>5.984243E+032</text:p>
          </table:table-cell>
          <table:table-cell office:value-type="float" office:value="0.0000009613064" calcext:value-type="float">
            <text:p>9.613064E-007</text:p>
          </table:table-cell>
          <table:table-cell table:formula="of:=[.A398]*[.$B$1]" office:value-type="float" office:value="1.1787803198016E+042" calcext:value-type="float">
            <text:p>1.1787803198016E+042</text:p>
          </table:table-cell>
          <table:table-cell/>
          <table:table-cell table:formula="of:=[.A398]*[.$B$1]/[.$B$3]" office:value-type="float" office:value="0.0806053093015723" calcext:value-type="float">
            <text:p>0.0806053093</text:p>
          </table:table-cell>
          <table:table-cell table:formula="of:=[.B398]/[.$B$3]" office:value-type="float" office:value="0.000000000040920411534522" calcext:value-type="float">
            <text:p>4.0920411534522E-011</text:p>
          </table:table-cell>
          <table:table-cell/>
        </table:table-row>
        <table:table-row table:style-name="ro1">
          <table:table-cell office:value-type="float" office:value="1.289679E+015" calcext:value-type="float">
            <text:p>1.289679E+015</text:p>
          </table:table-cell>
          <table:table-cell office:value-type="float" office:value="-1.715904E+033" calcext:value-type="float">
            <text:p>-1.715904E+033</text:p>
          </table:table-cell>
          <table:table-cell office:value-type="float" office:value="0.0000009452846" calcext:value-type="float">
            <text:p>9.452846E-007</text:p>
          </table:table-cell>
          <table:table-cell table:formula="of:=[.A399]*[.$B$1]" office:value-type="float" office:value="1.1591640010716E+042" calcext:value-type="float">
            <text:p>1.1591640010716E+042</text:p>
          </table:table-cell>
          <table:table-cell/>
          <table:table-cell table:formula="of:=[.A399]*[.$B$1]/[.$B$3]" office:value-type="float" office:value="0.0792639402508437" calcext:value-type="float">
            <text:p>0.0792639403</text:p>
          </table:table-cell>
          <table:table-cell table:formula="of:=[.B399]/[.$B$3]" office:value-type="float" office:value="-0.00000000011733396827925" calcext:value-type="float">
            <text:p>-1.1733396827925E-0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5" number:min-integer-digits="1" number:min-exponent-digits="3"/>
    </number:number-style>
    <number:number-style style:name="N121">
      <number:scientific-number number:decimal-places="6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1T21:41:00.507386575</dc:date>
    <meta:editing-duration>PT5M36S</meta:editing-duration>
    <meta:editing-cycles>1</meta:editing-cycles>
    <meta:document-statistic meta:table-count="1" meta:cell-count="2365" meta:object-count="0"/>
    <meta:generator>LibreOffice/4.4.7.2$Linux_X86_64 LibreOffice_project/40m0$Build-2</meta:generator>
  </office:meta>
</office:document-meta>
</file>